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10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Tac data (1)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ressure (kPa) Loading</text:p>
          </table:table-cell>
          <table:table-cell office:value-type="string" calcext:value-type="string">
            <text:p>Resistance (Ω) Loading</text:p>
          </table:table-cell>
          <table:table-cell office:value-type="string" calcext:value-type="string">
            <text:p>Conductance (μ℧) Loading</text:p>
          </table:table-cell>
          <table:table-cell office:value-type="string" calcext:value-type="string">
            <text:p>Pressure (kPa) Unload</text:p>
          </table:table-cell>
          <table:table-cell office:value-type="string" calcext:value-type="string">
            <text:p>Resistance (Ω) Unload</text:p>
          </table:table-cell>
          <table:table-cell office:value-type="string" calcext:value-type="string">
            <text:p>Conductance (μ℧) Unlo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5629.8" calcext:value-type="float">
            <text:p>755629.8</text:p>
          </table:table-cell>
          <table:table-cell table:style-name="ce2" table:formula="of:=1000000/[.B2]" office:value-type="float" office:value="1.32339936831501" calcext:value-type="float">
            <text:p>1.3234</text:p>
          </table:table-cell>
          <table:table-cell office:value-type="float" office:value="140" calcext:value-type="float">
            <text:p>140</text:p>
          </table:table-cell>
          <table:table-cell office:value-type="float" office:value="25.77708" calcext:value-type="float">
            <text:p>25.77708</text:p>
          </table:table-cell>
          <table:table-cell table:style-name="ce2" table:formula="of:=1000000/[.E2]" office:value-type="float" office:value="38794.153565881" calcext:value-type="float">
            <text:p>38794.1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2460.9" calcext:value-type="float">
            <text:p>762460.9</text:p>
          </table:table-cell>
          <table:table-cell table:style-name="ce2" table:formula="of:=1000000/[.B3]" office:value-type="float" office:value="1.31154266402382" calcext:value-type="float">
            <text:p>1.3115</text:p>
          </table:table-cell>
          <table:table-cell office:value-type="float" office:value="140" calcext:value-type="float">
            <text:p>140</text:p>
          </table:table-cell>
          <table:table-cell office:value-type="float" office:value="25.71999" calcext:value-type="float">
            <text:p>25.71999</text:p>
          </table:table-cell>
          <table:table-cell table:style-name="ce2" table:formula="of:=1000000/[.E3]" office:value-type="float" office:value="38880.2639503359" calcext:value-type="float">
            <text:p>38880.2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564.6" calcext:value-type="float">
            <text:p>743564.6</text:p>
          </table:table-cell>
          <table:table-cell table:style-name="ce2" table:formula="of:=1000000/[.B4]" office:value-type="float" office:value="1.34487306146635" calcext:value-type="float">
            <text:p>1.3449</text:p>
          </table:table-cell>
          <table:table-cell office:value-type="float" office:value="140" calcext:value-type="float">
            <text:p>140</text:p>
          </table:table-cell>
          <table:table-cell office:value-type="float" office:value="25.73131" calcext:value-type="float">
            <text:p>25.73131</text:p>
          </table:table-cell>
          <table:table-cell table:style-name="ce2" table:formula="of:=1000000/[.E4]" office:value-type="float" office:value="38863.1593183557" calcext:value-type="float">
            <text:p>38863.1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584.1" calcext:value-type="float">
            <text:p>731584.1</text:p>
          </table:table-cell>
          <table:table-cell table:style-name="ce2" table:formula="of:=1000000/[.B5]" office:value-type="float" office:value="1.36689684753947" calcext:value-type="float">
            <text:p>1.3669</text:p>
          </table:table-cell>
          <table:table-cell office:value-type="float" office:value="140" calcext:value-type="float">
            <text:p>140</text:p>
          </table:table-cell>
          <table:table-cell office:value-type="float" office:value="25.70632" calcext:value-type="float">
            <text:p>25.70632</text:p>
          </table:table-cell>
          <table:table-cell table:style-name="ce2" table:formula="of:=1000000/[.E5]" office:value-type="float" office:value="38900.9395354917" calcext:value-type="float">
            <text:p>38900.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666.9" calcext:value-type="float">
            <text:p>734666.9</text:p>
          </table:table-cell>
          <table:table-cell table:style-name="ce2" table:formula="of:=1000000/[.B6]" office:value-type="float" office:value="1.36116109219022" calcext:value-type="float">
            <text:p>1.3612</text:p>
          </table:table-cell>
          <table:table-cell office:value-type="float" office:value="140" calcext:value-type="float">
            <text:p>140</text:p>
          </table:table-cell>
          <table:table-cell office:value-type="float" office:value="25.70173" calcext:value-type="float">
            <text:p>25.70173</text:p>
          </table:table-cell>
          <table:table-cell table:style-name="ce2" table:formula="of:=1000000/[.E6]" office:value-type="float" office:value="38907.8867453669" calcext:value-type="float">
            <text:p>38907.8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7596" calcext:value-type="float">
            <text:p>737596</text:p>
          </table:table-cell>
          <table:table-cell table:style-name="ce2" table:formula="of:=1000000/[.B7]" office:value-type="float" office:value="1.35575572535643" calcext:value-type="float">
            <text:p>1.3558</text:p>
          </table:table-cell>
          <table:table-cell office:value-type="float" office:value="140" calcext:value-type="float">
            <text:p>140</text:p>
          </table:table-cell>
          <table:table-cell office:value-type="float" office:value="25.73143" calcext:value-type="float">
            <text:p>25.73143</text:p>
          </table:table-cell>
          <table:table-cell table:style-name="ce2" table:formula="of:=1000000/[.E7]" office:value-type="float" office:value="38862.9780777827" calcext:value-type="float">
            <text:p>38862.9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3872.6" calcext:value-type="float">
            <text:p>723872.6</text:p>
          </table:table-cell>
          <table:table-cell table:style-name="ce2" table:formula="of:=1000000/[.B8]" office:value-type="float" office:value="1.38145856052571" calcext:value-type="float">
            <text:p>1.3815</text:p>
          </table:table-cell>
          <table:table-cell office:value-type="float" office:value="139.72222" calcext:value-type="float">
            <text:p>139.72222</text:p>
          </table:table-cell>
          <table:table-cell office:value-type="float" office:value="25.69031" calcext:value-type="float">
            <text:p>25.69031</text:p>
          </table:table-cell>
          <table:table-cell table:style-name="ce2" table:formula="of:=1000000/[.E8]" office:value-type="float" office:value="38925.18229636" calcext:value-type="float">
            <text:p>38925.1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6373.3" calcext:value-type="float">
            <text:p>666373.3</text:p>
          </table:table-cell>
          <table:table-cell table:style-name="ce2" table:formula="of:=1000000/[.B9]" office:value-type="float" office:value="1.50066036559388" calcext:value-type="float">
            <text:p>1.5007</text:p>
          </table:table-cell>
          <table:table-cell office:value-type="float" office:value="139.72222" calcext:value-type="float">
            <text:p>139.72222</text:p>
          </table:table-cell>
          <table:table-cell office:value-type="float" office:value="25.68809" calcext:value-type="float">
            <text:p>25.68809</text:p>
          </table:table-cell>
          <table:table-cell table:style-name="ce2" table:formula="of:=1000000/[.E9]" office:value-type="float" office:value="38928.5462640469" calcext:value-type="float">
            <text:p>38928.54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408.7" calcext:value-type="float">
            <text:p>704408.7</text:p>
          </table:table-cell>
          <table:table-cell table:style-name="ce2" table:formula="of:=1000000/[.B10]" office:value-type="float" office:value="1.41963039354852" calcext:value-type="float">
            <text:p>1.4196</text:p>
          </table:table-cell>
          <table:table-cell office:value-type="float" office:value="139.44444" calcext:value-type="float">
            <text:p>139.44444</text:p>
          </table:table-cell>
          <table:table-cell office:value-type="float" office:value="25.65607" calcext:value-type="float">
            <text:p>25.65607</text:p>
          </table:table-cell>
          <table:table-cell table:style-name="ce2" table:formula="of:=1000000/[.E10]" office:value-type="float" office:value="38977.1309479589" calcext:value-type="float">
            <text:p>38977.1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1424.9" calcext:value-type="float">
            <text:p>711424.9</text:p>
          </table:table-cell>
          <table:table-cell table:style-name="ce2" table:formula="of:=1000000/[.B11]" office:value-type="float" office:value="1.40562974391253" calcext:value-type="float">
            <text:p>1.4056</text:p>
          </table:table-cell>
          <table:table-cell office:value-type="float" office:value="139.44444" calcext:value-type="float">
            <text:p>139.44444</text:p>
          </table:table-cell>
          <table:table-cell office:value-type="float" office:value="25.69034" calcext:value-type="float">
            <text:p>25.69034</text:p>
          </table:table-cell>
          <table:table-cell table:style-name="ce2" table:formula="of:=1000000/[.E11]" office:value-type="float" office:value="38925.1368413186" calcext:value-type="float">
            <text:p>38925.1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7647.6" calcext:value-type="float">
            <text:p>677647.6</text:p>
          </table:table-cell>
          <table:table-cell table:style-name="ce2" table:formula="of:=1000000/[.B12]" office:value-type="float" office:value="1.47569326593941" calcext:value-type="float">
            <text:p>1.4757</text:p>
          </table:table-cell>
          <table:table-cell office:value-type="float" office:value="138.88889" calcext:value-type="float">
            <text:p>138.88889</text:p>
          </table:table-cell>
          <table:table-cell office:value-type="float" office:value="25.688" calcext:value-type="float">
            <text:p>25.688</text:p>
          </table:table-cell>
          <table:table-cell table:style-name="ce2" table:formula="of:=1000000/[.E12]" office:value-type="float" office:value="38928.682653379" calcext:value-type="float">
            <text:p>38928.6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971.2" calcext:value-type="float">
            <text:p>548971.2</text:p>
          </table:table-cell>
          <table:table-cell table:style-name="ce2" table:formula="of:=1000000/[.B13]" office:value-type="float" office:value="1.82158918354916" calcext:value-type="float">
            <text:p>1.8216</text:p>
          </table:table-cell>
          <table:table-cell office:value-type="float" office:value="138.33333" calcext:value-type="float">
            <text:p>138.33333</text:p>
          </table:table-cell>
          <table:table-cell office:value-type="float" office:value="25.64006" calcext:value-type="float">
            <text:p>25.64006</text:p>
          </table:table-cell>
          <table:table-cell table:style-name="ce2" table:formula="of:=1000000/[.E13]" office:value-type="float" office:value="39001.4687953148" calcext:value-type="float">
            <text:p>39001.4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369.5" calcext:value-type="float">
            <text:p>540369.5</text:p>
          </table:table-cell>
          <table:table-cell table:style-name="ce2" table:formula="of:=1000000/[.B14]" office:value-type="float" office:value="1.85058557153947" calcext:value-type="float">
            <text:p>1.8506</text:p>
          </table:table-cell>
          <table:table-cell office:value-type="float" office:value="137.77778" calcext:value-type="float">
            <text:p>137.77778</text:p>
          </table:table-cell>
          <table:table-cell office:value-type="float" office:value="25.67665" calcext:value-type="float">
            <text:p>25.67665</text:p>
          </table:table-cell>
          <table:table-cell table:style-name="ce2" table:formula="of:=1000000/[.E14]" office:value-type="float" office:value="38945.8905269963" calcext:value-type="float">
            <text:p>38945.8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362.9" calcext:value-type="float">
            <text:p>602362.9</text:p>
          </table:table-cell>
          <table:table-cell table:style-name="ce2" table:formula="of:=1000000/[.B15]" office:value-type="float" office:value="1.66012880275329" calcext:value-type="float">
            <text:p>1.6601</text:p>
          </table:table-cell>
          <table:table-cell office:value-type="float" office:value="137.22222" calcext:value-type="float">
            <text:p>137.22222</text:p>
          </table:table-cell>
          <table:table-cell office:value-type="float" office:value="25.69488" calcext:value-type="float">
            <text:p>25.69488</text:p>
          </table:table-cell>
          <table:table-cell table:style-name="ce2" table:formula="of:=1000000/[.E15]" office:value-type="float" office:value="38918.2592018332" calcext:value-type="float">
            <text:p>38918.2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543.4" calcext:value-type="float">
            <text:p>602543.4</text:p>
          </table:table-cell>
          <table:table-cell table:style-name="ce2" table:formula="of:=1000000/[.B16]" office:value-type="float" office:value="1.6596314887857" calcext:value-type="float">
            <text:p>1.6596</text:p>
          </table:table-cell>
          <table:table-cell office:value-type="float" office:value="136.38889" calcext:value-type="float">
            <text:p>136.38889</text:p>
          </table:table-cell>
          <table:table-cell office:value-type="float" office:value="25.67208" calcext:value-type="float">
            <text:p>25.67208</text:p>
          </table:table-cell>
          <table:table-cell table:style-name="ce2" table:formula="of:=1000000/[.E16]" office:value-type="float" office:value="38952.8234564554" calcext:value-type="float">
            <text:p>38952.8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970.8" calcext:value-type="float">
            <text:p>520970.8</text:p>
          </table:table-cell>
          <table:table-cell table:style-name="ce2" table:formula="of:=1000000/[.B17]" office:value-type="float" office:value="1.91949337659615" calcext:value-type="float">
            <text:p>1.9195</text:p>
          </table:table-cell>
          <table:table-cell office:value-type="float" office:value="135.55556" calcext:value-type="float">
            <text:p>135.55556</text:p>
          </table:table-cell>
          <table:table-cell office:value-type="float" office:value="25.65613" calcext:value-type="float">
            <text:p>25.65613</text:p>
          </table:table-cell>
          <table:table-cell table:style-name="ce2" table:formula="of:=1000000/[.E17]" office:value-type="float" office:value="38977.0397951679" calcext:value-type="float">
            <text:p>38977.0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9582.9" calcext:value-type="float">
            <text:p>629582.9</text:p>
          </table:table-cell>
          <table:table-cell table:style-name="ce2" table:formula="of:=1000000/[.B18]" office:value-type="float" office:value="1.58835317795321" calcext:value-type="float">
            <text:p>1.5884</text:p>
          </table:table-cell>
          <table:table-cell office:value-type="float" office:value="135" calcext:value-type="float">
            <text:p>135</text:p>
          </table:table-cell>
          <table:table-cell office:value-type="float" office:value="25.6652" calcext:value-type="float">
            <text:p>25.6652</text:p>
          </table:table-cell>
          <table:table-cell table:style-name="ce2" table:formula="of:=1000000/[.E18]" office:value-type="float" office:value="38963.2654333494" calcext:value-type="float">
            <text:p>38963.2654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80737.6" calcext:value-type="float">
            <text:p>280737.6</text:p>
          </table:table-cell>
          <table:table-cell table:style-name="ce2" table:formula="of:=1000000/[.B19]" office:value-type="float" office:value="3.5620451268373" calcext:value-type="float">
            <text:p>3.5620</text:p>
          </table:table-cell>
          <table:table-cell office:value-type="float" office:value="134.16667" calcext:value-type="float">
            <text:p>134.16667</text:p>
          </table:table-cell>
          <table:table-cell office:value-type="float" office:value="25.67665" calcext:value-type="float">
            <text:p>25.67665</text:p>
          </table:table-cell>
          <table:table-cell table:style-name="ce2" table:formula="of:=1000000/[.E19]" office:value-type="float" office:value="38945.8905269963" calcext:value-type="float">
            <text:p>38945.8905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73080.2" calcext:value-type="float">
            <text:p>273080.2</text:p>
          </table:table-cell>
          <table:table-cell table:style-name="ce2" table:formula="of:=1000000/[.B20]" office:value-type="float" office:value="3.66192788785126" calcext:value-type="float">
            <text:p>3.6619</text:p>
          </table:table-cell>
          <table:table-cell office:value-type="float" office:value="133.61111" calcext:value-type="float">
            <text:p>133.61111</text:p>
          </table:table-cell>
          <table:table-cell office:value-type="float" office:value="25.69019" calcext:value-type="float">
            <text:p>25.69019</text:p>
          </table:table-cell>
          <table:table-cell table:style-name="ce2" table:formula="of:=1000000/[.E20]" office:value-type="float" office:value="38925.3641175873" calcext:value-type="float">
            <text:p>38925.3641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10673.7" calcext:value-type="float">
            <text:p>310673.7</text:p>
          </table:table-cell>
          <table:table-cell table:style-name="ce2" table:formula="of:=1000000/[.B21]" office:value-type="float" office:value="3.21881124794278" calcext:value-type="float">
            <text:p>3.2188</text:p>
          </table:table-cell>
          <table:table-cell office:value-type="float" office:value="132.77778" calcext:value-type="float">
            <text:p>132.77778</text:p>
          </table:table-cell>
          <table:table-cell office:value-type="float" office:value="25.67896" calcext:value-type="float">
            <text:p>25.67896</text:p>
          </table:table-cell>
          <table:table-cell table:style-name="ce2" table:formula="of:=1000000/[.E21]" office:value-type="float" office:value="38942.387074866" calcext:value-type="float">
            <text:p>38942.3871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04526.4" calcext:value-type="float">
            <text:p>304526.4</text:p>
          </table:table-cell>
          <table:table-cell table:style-name="ce2" table:formula="of:=1000000/[.B22]" office:value-type="float" office:value="3.28378754682681" calcext:value-type="float">
            <text:p>3.2838</text:p>
          </table:table-cell>
          <table:table-cell office:value-type="float" office:value="131.94444" calcext:value-type="float">
            <text:p>131.94444</text:p>
          </table:table-cell>
          <table:table-cell office:value-type="float" office:value="25.75879" calcext:value-type="float">
            <text:p>25.75879</text:p>
          </table:table-cell>
          <table:table-cell table:style-name="ce2" table:formula="of:=1000000/[.E22]" office:value-type="float" office:value="38821.6993111866" calcext:value-type="float">
            <text:p>38821.6993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68554.1" calcext:value-type="float">
            <text:p>268554.1</text:p>
          </table:table-cell>
          <table:table-cell table:style-name="ce2" table:formula="of:=1000000/[.B23]" office:value-type="float" office:value="3.7236445096165" calcext:value-type="float">
            <text:p>3.7236</text:p>
          </table:table-cell>
          <table:table-cell office:value-type="float" office:value="131.11111" calcext:value-type="float">
            <text:p>131.11111</text:p>
          </table:table-cell>
          <table:table-cell office:value-type="float" office:value="25.78396" calcext:value-type="float">
            <text:p>25.78396</text:p>
          </table:table-cell>
          <table:table-cell table:style-name="ce2" table:formula="of:=1000000/[.E23]" office:value-type="float" office:value="38783.8020226528" calcext:value-type="float">
            <text:p>38783.8020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57343.5" calcext:value-type="float">
            <text:p>257343.5</text:p>
          </table:table-cell>
          <table:table-cell table:style-name="ce2" table:formula="of:=1000000/[.B24]" office:value-type="float" office:value="3.88585684114812" calcext:value-type="float">
            <text:p>3.8859</text:p>
          </table:table-cell>
          <table:table-cell office:value-type="float" office:value="130.27778" calcext:value-type="float">
            <text:p>130.27778</text:p>
          </table:table-cell>
          <table:table-cell office:value-type="float" office:value="25.74734" calcext:value-type="float">
            <text:p>25.74734</text:p>
          </table:table-cell>
          <table:table-cell table:style-name="ce2" table:formula="of:=1000000/[.E24]" office:value-type="float" office:value="38838.963558954" calcext:value-type="float">
            <text:p>38838.9636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44941.9" calcext:value-type="float">
            <text:p>244941.9</text:p>
          </table:table-cell>
          <table:table-cell table:style-name="ce2" table:formula="of:=1000000/[.B25]" office:value-type="float" office:value="4.08260081268252" calcext:value-type="float">
            <text:p>4.0826</text:p>
          </table:table-cell>
          <table:table-cell office:value-type="float" office:value="129.44444" calcext:value-type="float">
            <text:p>129.44444</text:p>
          </table:table-cell>
          <table:table-cell office:value-type="float" office:value="25.74969" calcext:value-type="float">
            <text:p>25.74969</text:p>
          </table:table-cell>
          <table:table-cell table:style-name="ce2" table:formula="of:=1000000/[.E25]" office:value-type="float" office:value="38835.4189895102" calcext:value-type="float">
            <text:p>38835.4190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52558.7" calcext:value-type="float">
            <text:p>252558.7</text:p>
          </table:table-cell>
          <table:table-cell table:style-name="ce2" table:formula="of:=1000000/[.B26]" office:value-type="float" office:value="3.95947555954319" calcext:value-type="float">
            <text:p>3.9595</text:p>
          </table:table-cell>
          <table:table-cell office:value-type="float" office:value="128.33333" calcext:value-type="float">
            <text:p>128.33333</text:p>
          </table:table-cell>
          <table:table-cell office:value-type="float" office:value="25.80904" calcext:value-type="float">
            <text:p>25.80904</text:p>
          </table:table-cell>
          <table:table-cell table:style-name="ce2" table:formula="of:=1000000/[.E26]" office:value-type="float" office:value="38746.1137647894" calcext:value-type="float">
            <text:p>38746.1138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41119.7" calcext:value-type="float">
            <text:p>241119.7</text:p>
          </table:table-cell>
          <table:table-cell table:style-name="ce2" table:formula="of:=1000000/[.B27]" office:value-type="float" office:value="4.14731770153994" calcext:value-type="float">
            <text:p>4.1473</text:p>
          </table:table-cell>
          <table:table-cell office:value-type="float" office:value="127.5" calcext:value-type="float">
            <text:p>127.5</text:p>
          </table:table-cell>
          <table:table-cell office:value-type="float" office:value="25.8638" calcext:value-type="float">
            <text:p>25.8638</text:p>
          </table:table-cell>
          <table:table-cell table:style-name="ce2" table:formula="of:=1000000/[.E27]" office:value-type="float" office:value="38664.0787509956" calcext:value-type="float">
            <text:p>38664.0788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50702.8" calcext:value-type="float">
            <text:p>250702.8</text:p>
          </table:table-cell>
          <table:table-cell table:style-name="ce2" table:formula="of:=1000000/[.B28]" office:value-type="float" office:value="3.98878672276496" calcext:value-type="float">
            <text:p>3.9888</text:p>
          </table:table-cell>
          <table:table-cell office:value-type="float" office:value="126.38889" calcext:value-type="float">
            <text:p>126.38889</text:p>
          </table:table-cell>
          <table:table-cell office:value-type="float" office:value="25.82961" calcext:value-type="float">
            <text:p>25.82961</text:p>
          </table:table-cell>
          <table:table-cell table:style-name="ce2" table:formula="of:=1000000/[.E28]" office:value-type="float" office:value="38715.2574119392" calcext:value-type="float">
            <text:p>38715.2574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84765.3" calcext:value-type="float">
            <text:p>284765.3</text:p>
          </table:table-cell>
          <table:table-cell table:style-name="ce2" table:formula="of:=1000000/[.B29]" office:value-type="float" office:value="3.51166381578093" calcext:value-type="float">
            <text:p>3.5117</text:p>
          </table:table-cell>
          <table:table-cell office:value-type="float" office:value="125.55556" calcext:value-type="float">
            <text:p>125.55556</text:p>
          </table:table-cell>
          <table:table-cell office:value-type="float" office:value="25.91858" calcext:value-type="float">
            <text:p>25.91858</text:p>
          </table:table-cell>
          <table:table-cell table:style-name="ce2" table:formula="of:=1000000/[.E29]" office:value-type="float" office:value="38582.3606077185" calcext:value-type="float">
            <text:p>38582.3606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67132.8" calcext:value-type="float">
            <text:p>267132.8</text:p>
          </table:table-cell>
          <table:table-cell table:style-name="ce2" table:formula="of:=1000000/[.B30]" office:value-type="float" office:value="3.74345643814612" calcext:value-type="float">
            <text:p>3.7435</text:p>
          </table:table-cell>
          <table:table-cell office:value-type="float" office:value="124.72222" calcext:value-type="float">
            <text:p>124.72222</text:p>
          </table:table-cell>
          <table:table-cell office:value-type="float" office:value="25.93228" calcext:value-type="float">
            <text:p>25.93228</text:p>
          </table:table-cell>
          <table:table-cell table:style-name="ce2" table:formula="of:=1000000/[.E30]" office:value-type="float" office:value="38561.9775816087" calcext:value-type="float">
            <text:p>38561.9776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11017" calcext:value-type="float">
            <text:p>311017</text:p>
          </table:table-cell>
          <table:table-cell table:style-name="ce2" table:formula="of:=1000000/[.B31]" office:value-type="float" office:value="3.21525832993052" calcext:value-type="float">
            <text:p>3.2153</text:p>
          </table:table-cell>
          <table:table-cell office:value-type="float" office:value="123.88889" calcext:value-type="float">
            <text:p>123.88889</text:p>
          </table:table-cell>
          <table:table-cell office:value-type="float" office:value="25.9642" calcext:value-type="float">
            <text:p>25.9642</text:p>
          </table:table-cell>
          <table:table-cell table:style-name="ce2" table:formula="of:=1000000/[.E31]" office:value-type="float" office:value="38514.5700618544" calcext:value-type="float">
            <text:p>38514.5701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21863.4" calcext:value-type="float">
            <text:p>321863.4</text:p>
          </table:table-cell>
          <table:table-cell table:style-name="ce2" table:formula="of:=1000000/[.B32]" office:value-type="float" office:value="3.10690808585257" calcext:value-type="float">
            <text:p>3.1069</text:p>
          </table:table-cell>
          <table:table-cell office:value-type="float" office:value="122.77778" calcext:value-type="float">
            <text:p>122.77778</text:p>
          </table:table-cell>
          <table:table-cell office:value-type="float" office:value="25.98937" calcext:value-type="float">
            <text:p>25.98937</text:p>
          </table:table-cell>
          <table:table-cell table:style-name="ce2" table:formula="of:=1000000/[.E32]" office:value-type="float" office:value="38477.2697452843" calcext:value-type="float">
            <text:p>38477.2697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77075.2" calcext:value-type="float">
            <text:p>277075.2</text:p>
          </table:table-cell>
          <table:table-cell table:style-name="ce2" table:formula="of:=1000000/[.B33]" office:value-type="float" office:value="3.60912849652369" calcext:value-type="float">
            <text:p>3.6091</text:p>
          </table:table-cell>
          <table:table-cell office:value-type="float" office:value="121.66667" calcext:value-type="float">
            <text:p>121.66667</text:p>
          </table:table-cell>
          <table:table-cell office:value-type="float" office:value="25.99394" calcext:value-type="float">
            <text:p>25.99394</text:p>
          </table:table-cell>
          <table:table-cell table:style-name="ce2" table:formula="of:=1000000/[.E33]" office:value-type="float" office:value="38470.5050484844" calcext:value-type="float">
            <text:p>38470.5050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81503.5" calcext:value-type="float">
            <text:p>281503.5</text:p>
          </table:table-cell>
          <table:table-cell table:style-name="ce2" table:formula="of:=1000000/[.B34]" office:value-type="float" office:value="3.55235370075328" calcext:value-type="float">
            <text:p>3.5524</text:p>
          </table:table-cell>
          <table:table-cell office:value-type="float" office:value="120.83333" calcext:value-type="float">
            <text:p>120.83333</text:p>
          </table:table-cell>
          <table:table-cell office:value-type="float" office:value="26.05551" calcext:value-type="float">
            <text:p>26.05551</text:p>
          </table:table-cell>
          <table:table-cell table:style-name="ce2" table:formula="of:=1000000/[.E34]" office:value-type="float" office:value="38379.5980197663" calcext:value-type="float">
            <text:p>38379.5980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15674.1" calcext:value-type="float">
            <text:p>315674.1</text:p>
          </table:table-cell>
          <table:table-cell table:style-name="ce2" table:formula="of:=1000000/[.B35]" office:value-type="float" office:value="3.16782403117646" calcext:value-type="float">
            <text:p>3.1678</text:p>
          </table:table-cell>
          <table:table-cell office:value-type="float" office:value="119.72222" calcext:value-type="float">
            <text:p>119.72222</text:p>
          </table:table-cell>
          <table:table-cell office:value-type="float" office:value="26.09666" calcext:value-type="float">
            <text:p>26.09666</text:p>
          </table:table-cell>
          <table:table-cell table:style-name="ce2" table:formula="of:=1000000/[.E35]" office:value-type="float" office:value="38319.0799129084" calcext:value-type="float">
            <text:p>38319.0799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06334.3" calcext:value-type="float">
            <text:p>306334.3</text:p>
          </table:table-cell>
          <table:table-cell table:style-name="ce2" table:formula="of:=1000000/[.B36]" office:value-type="float" office:value="3.26440754430699" calcext:value-type="float">
            <text:p>3.2644</text:p>
          </table:table-cell>
          <table:table-cell office:value-type="float" office:value="118.88889" calcext:value-type="float">
            <text:p>118.88889</text:p>
          </table:table-cell>
          <table:table-cell office:value-type="float" office:value="26.16058" calcext:value-type="float">
            <text:p>26.16058</text:p>
          </table:table-cell>
          <table:table-cell table:style-name="ce2" table:formula="of:=1000000/[.E36]" office:value-type="float" office:value="38225.4521879867" calcext:value-type="float">
            <text:p>38225.4522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307019.5" calcext:value-type="float">
            <text:p>307019.5</text:p>
          </table:table-cell>
          <table:table-cell table:style-name="ce2" table:formula="of:=1000000/[.B37]" office:value-type="float" office:value="3.25712210462202" calcext:value-type="float">
            <text:p>3.2571</text:p>
          </table:table-cell>
          <table:table-cell office:value-type="float" office:value="118.05556" calcext:value-type="float">
            <text:p>118.05556</text:p>
          </table:table-cell>
          <table:table-cell office:value-type="float" office:value="26.21314" calcext:value-type="float">
            <text:p>26.21314</text:p>
          </table:table-cell>
          <table:table-cell table:style-name="ce2" table:formula="of:=1000000/[.E37]" office:value-type="float" office:value="38148.8062857025" calcext:value-type="float">
            <text:p>38148.8063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60500" calcext:value-type="float">
            <text:p>260500</text:p>
          </table:table-cell>
          <table:table-cell table:style-name="ce2" table:formula="of:=1000000/[.B38]" office:value-type="float" office:value="3.83877159309021" calcext:value-type="float">
            <text:p>3.8388</text:p>
          </table:table-cell>
          <table:table-cell office:value-type="float" office:value="116.94444" calcext:value-type="float">
            <text:p>116.94444</text:p>
          </table:table-cell>
          <table:table-cell office:value-type="float" office:value="26.27015" calcext:value-type="float">
            <text:p>26.27015</text:p>
          </table:table-cell>
          <table:table-cell table:style-name="ce2" table:formula="of:=1000000/[.E38]" office:value-type="float" office:value="38066.017894835" calcext:value-type="float">
            <text:p>38066.0179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37021" calcext:value-type="float">
            <text:p>237021</text:p>
          </table:table-cell>
          <table:table-cell table:style-name="ce2" table:formula="of:=1000000/[.B39]" office:value-type="float" office:value="4.21903544411677" calcext:value-type="float">
            <text:p>4.2190</text:p>
          </table:table-cell>
          <table:table-cell office:value-type="float" office:value="115.83333" calcext:value-type="float">
            <text:p>115.83333</text:p>
          </table:table-cell>
          <table:table-cell office:value-type="float" office:value="26.35686" calcext:value-type="float">
            <text:p>26.35686</text:p>
          </table:table-cell>
          <table:table-cell table:style-name="ce2" table:formula="of:=1000000/[.E39]" office:value-type="float" office:value="37940.7865732109" calcext:value-type="float">
            <text:p>37940.7866</text:p>
          </table:table-cell>
        </table:table-row>
        <table:table-row table:style-name="ro1">
          <table:table-cell office:value-type="float" office:value="0.27778" calcext:value-type="float">
            <text:p>0.27778</text:p>
          </table:table-cell>
          <table:table-cell office:value-type="float" office:value="232603.1" calcext:value-type="float">
            <text:p>232603.1</text:p>
          </table:table-cell>
          <table:table-cell table:style-name="ce2" table:formula="of:=1000000/[.B40]" office:value-type="float" office:value="4.29916884168784" calcext:value-type="float">
            <text:p>4.2992</text:p>
          </table:table-cell>
          <table:table-cell office:value-type="float" office:value="115" calcext:value-type="float">
            <text:p>115</text:p>
          </table:table-cell>
          <table:table-cell office:value-type="float" office:value="26.41624" calcext:value-type="float">
            <text:p>26.41624</text:p>
          </table:table-cell>
          <table:table-cell table:style-name="ce2" table:formula="of:=1000000/[.E40]" office:value-type="float" office:value="37855.5010099848" calcext:value-type="float">
            <text:p>37855.5010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234377.9" calcext:value-type="float">
            <text:p>234377.9</text:p>
          </table:table-cell>
          <table:table-cell table:style-name="ce2" table:formula="of:=1000000/[.B41]" office:value-type="float" office:value="4.26661387443099" calcext:value-type="float">
            <text:p>4.2666</text:p>
          </table:table-cell>
          <table:table-cell office:value-type="float" office:value="113.88889" calcext:value-type="float">
            <text:p>113.88889</text:p>
          </table:table-cell>
          <table:table-cell office:value-type="float" office:value="26.4253" calcext:value-type="float">
            <text:p>26.4253</text:p>
          </table:table-cell>
          <table:table-cell table:style-name="ce2" table:formula="of:=1000000/[.E41]" office:value-type="float" office:value="37842.5221284148" calcext:value-type="float">
            <text:p>37842.5221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205809.1" calcext:value-type="float">
            <text:p>205809.1</text:p>
          </table:table-cell>
          <table:table-cell table:style-name="ce2" table:formula="of:=1000000/[.B42]" office:value-type="float" office:value="4.85887164367368" calcext:value-type="float">
            <text:p>4.8589</text:p>
          </table:table-cell>
          <table:table-cell office:value-type="float" office:value="113.33333" calcext:value-type="float">
            <text:p>113.33333</text:p>
          </table:table-cell>
          <table:table-cell office:value-type="float" office:value="26.48244" calcext:value-type="float">
            <text:p>26.48244</text:p>
          </table:table-cell>
          <table:table-cell table:style-name="ce2" table:formula="of:=1000000/[.E42]" office:value-type="float" office:value="37760.8709771456" calcext:value-type="float">
            <text:p>37760.8710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178819.5" calcext:value-type="float">
            <text:p>178819.5</text:p>
          </table:table-cell>
          <table:table-cell table:style-name="ce2" table:formula="of:=1000000/[.B43]" office:value-type="float" office:value="5.5922312723165" calcext:value-type="float">
            <text:p>5.5922</text:p>
          </table:table-cell>
          <table:table-cell office:value-type="float" office:value="112.5" calcext:value-type="float">
            <text:p>112.5</text:p>
          </table:table-cell>
          <table:table-cell office:value-type="float" office:value="26.53953" calcext:value-type="float">
            <text:p>26.53953</text:p>
          </table:table-cell>
          <table:table-cell table:style-name="ce2" table:formula="of:=1000000/[.E43]" office:value-type="float" office:value="37679.6424051217" calcext:value-type="float">
            <text:p>37679.6424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129509.5" calcext:value-type="float">
            <text:p>129509.5</text:p>
          </table:table-cell>
          <table:table-cell table:style-name="ce2" table:formula="of:=1000000/[.B44]" office:value-type="float" office:value="7.72144128423011" calcext:value-type="float">
            <text:p>7.7214</text:p>
          </table:table-cell>
          <table:table-cell office:value-type="float" office:value="111.66667" calcext:value-type="float">
            <text:p>111.66667</text:p>
          </table:table-cell>
          <table:table-cell office:value-type="float" office:value="26.592" calcext:value-type="float">
            <text:p>26.592</text:p>
          </table:table-cell>
          <table:table-cell table:style-name="ce2" table:formula="of:=1000000/[.E44]" office:value-type="float" office:value="37605.2948255114" calcext:value-type="float">
            <text:p>37605.2948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120607.8" calcext:value-type="float">
            <text:p>120607.8</text:p>
          </table:table-cell>
          <table:table-cell table:style-name="ce2" table:formula="of:=1000000/[.B45]" office:value-type="float" office:value="8.29133770784311" calcext:value-type="float">
            <text:p>8.2913</text:p>
          </table:table-cell>
          <table:table-cell office:value-type="float" office:value="111.11111" calcext:value-type="float">
            <text:p>111.11111</text:p>
          </table:table-cell>
          <table:table-cell office:value-type="float" office:value="26.6376" calcext:value-type="float">
            <text:p>26.6376</text:p>
          </table:table-cell>
          <table:table-cell table:style-name="ce2" table:formula="of:=1000000/[.E45]" office:value-type="float" office:value="37540.9196023666" calcext:value-type="float">
            <text:p>37540.9196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103850.4" calcext:value-type="float">
            <text:p>103850.4</text:p>
          </table:table-cell>
          <table:table-cell table:style-name="ce2" table:formula="of:=1000000/[.B46]" office:value-type="float" office:value="9.62923590087279" calcext:value-type="float">
            <text:p>9.6292</text:p>
          </table:table-cell>
          <table:table-cell office:value-type="float" office:value="110.55556" calcext:value-type="float">
            <text:p>110.55556</text:p>
          </table:table-cell>
          <table:table-cell office:value-type="float" office:value="26.68331" calcext:value-type="float">
            <text:p>26.68331</text:p>
          </table:table-cell>
          <table:table-cell table:style-name="ce2" table:formula="of:=1000000/[.E46]" office:value-type="float" office:value="37476.6099108394" calcext:value-type="float">
            <text:p>37476.6099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94425.37" calcext:value-type="float">
            <text:p>94425.37</text:p>
          </table:table-cell>
          <table:table-cell table:style-name="ce2" table:formula="of:=1000000/[.B47]" office:value-type="float" office:value="10.5903741759233" calcext:value-type="float">
            <text:p>10.5904</text:p>
          </table:table-cell>
          <table:table-cell office:value-type="float" office:value="110.27778" calcext:value-type="float">
            <text:p>110.27778</text:p>
          </table:table-cell>
          <table:table-cell office:value-type="float" office:value="26.71755" calcext:value-type="float">
            <text:p>26.71755</text:p>
          </table:table-cell>
          <table:table-cell table:style-name="ce2" table:formula="of:=1000000/[.E47]" office:value-type="float" office:value="37428.5815877579" calcext:value-type="float">
            <text:p>37428.5816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83944.42" calcext:value-type="float">
            <text:p>83944.42</text:p>
          </table:table-cell>
          <table:table-cell table:style-name="ce2" table:formula="of:=1000000/[.B48]" office:value-type="float" office:value="11.9126441042776" calcext:value-type="float">
            <text:p>11.9126</text:p>
          </table:table-cell>
          <table:table-cell office:value-type="float" office:value="109.72222" calcext:value-type="float">
            <text:p>109.72222</text:p>
          </table:table-cell>
          <table:table-cell office:value-type="float" office:value="26.72665" calcext:value-type="float">
            <text:p>26.72665</text:p>
          </table:table-cell>
          <table:table-cell table:style-name="ce2" table:formula="of:=1000000/[.E48]" office:value-type="float" office:value="37415.8377499612" calcext:value-type="float">
            <text:p>37415.8377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79801.13" calcext:value-type="float">
            <text:p>79801.13</text:p>
          </table:table-cell>
          <table:table-cell table:style-name="ce2" table:formula="of:=1000000/[.B49]" office:value-type="float" office:value="12.5311508746806" calcext:value-type="float">
            <text:p>12.5312</text:p>
          </table:table-cell>
          <table:table-cell office:value-type="float" office:value="109.44444" calcext:value-type="float">
            <text:p>109.44444</text:p>
          </table:table-cell>
          <table:table-cell office:value-type="float" office:value="26.7723" calcext:value-type="float">
            <text:p>26.7723</text:p>
          </table:table-cell>
          <table:table-cell table:style-name="ce2" table:formula="of:=1000000/[.E49]" office:value-type="float" office:value="37352.039234582" calcext:value-type="float">
            <text:p>37352.0392</text:p>
          </table:table-cell>
        </table:table-row>
        <table:table-row table:style-name="ro1">
          <table:table-cell office:value-type="float" office:value="0.55556" calcext:value-type="float">
            <text:p>0.55556</text:p>
          </table:table-cell>
          <table:table-cell office:value-type="float" office:value="70012.52" calcext:value-type="float">
            <text:p>70012.52</text:p>
          </table:table-cell>
          <table:table-cell table:style-name="ce2" table:formula="of:=1000000/[.B50]" office:value-type="float" office:value="14.28315964059" calcext:value-type="float">
            <text:p>14.2832</text:p>
          </table:table-cell>
          <table:table-cell office:value-type="float" office:value="109.16667" calcext:value-type="float">
            <text:p>109.16667</text:p>
          </table:table-cell>
          <table:table-cell office:value-type="float" office:value="26.80426" calcext:value-type="float">
            <text:p>26.80426</text:p>
          </table:table-cell>
          <table:table-cell table:style-name="ce2" table:formula="of:=1000000/[.E50]" office:value-type="float" office:value="37307.5026133906" calcext:value-type="float">
            <text:p>37307.5026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73911.59" calcext:value-type="float">
            <text:p>73911.59</text:p>
          </table:table-cell>
          <table:table-cell table:style-name="ce2" table:formula="of:=1000000/[.B51]" office:value-type="float" office:value="13.5296778218409" calcext:value-type="float">
            <text:p>13.5297</text:p>
          </table:table-cell>
          <table:table-cell office:value-type="float" office:value="108.61111" calcext:value-type="float">
            <text:p>108.61111</text:p>
          </table:table-cell>
          <table:table-cell office:value-type="float" office:value="26.80883" calcext:value-type="float">
            <text:p>26.80883</text:p>
          </table:table-cell>
          <table:table-cell table:style-name="ce2" table:formula="of:=1000000/[.E51]" office:value-type="float" office:value="37301.142944321" calcext:value-type="float">
            <text:p>37301.1429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70408.85" calcext:value-type="float">
            <text:p>70408.85</text:p>
          </table:table-cell>
          <table:table-cell table:style-name="ce2" table:formula="of:=1000000/[.B52]" office:value-type="float" office:value="14.2027600223551" calcext:value-type="float">
            <text:p>14.2028</text:p>
          </table:table-cell>
          <table:table-cell office:value-type="float" office:value="108.33333" calcext:value-type="float">
            <text:p>108.33333</text:p>
          </table:table-cell>
          <table:table-cell office:value-type="float" office:value="26.86358" calcext:value-type="float">
            <text:p>26.86358</text:p>
          </table:table-cell>
          <table:table-cell table:style-name="ce2" table:formula="of:=1000000/[.E52]" office:value-type="float" office:value="37225.1204046519" calcext:value-type="float">
            <text:p>37225.1204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65288.51" calcext:value-type="float">
            <text:p>65288.51</text:p>
          </table:table-cell>
          <table:table-cell table:style-name="ce2" table:formula="of:=1000000/[.B53]" office:value-type="float" office:value="15.3166307517203" calcext:value-type="float">
            <text:p>15.3166</text:p>
          </table:table-cell>
          <table:table-cell office:value-type="float" office:value="108.05556" calcext:value-type="float">
            <text:p>108.05556</text:p>
          </table:table-cell>
          <table:table-cell office:value-type="float" office:value="26.88875" calcext:value-type="float">
            <text:p>26.88875</text:p>
          </table:table-cell>
          <table:table-cell table:style-name="ce2" table:formula="of:=1000000/[.E53]" office:value-type="float" office:value="37190.2747431547" calcext:value-type="float">
            <text:p>37190.2747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57388.69" calcext:value-type="float">
            <text:p>57388.69</text:p>
          </table:table-cell>
          <table:table-cell table:style-name="ce2" table:formula="of:=1000000/[.B54]" office:value-type="float" office:value="17.4250361874439" calcext:value-type="float">
            <text:p>17.4250</text:p>
          </table:table-cell>
          <table:table-cell office:value-type="float" office:value="107.5" calcext:value-type="float">
            <text:p>107.5</text:p>
          </table:table-cell>
          <table:table-cell office:value-type="float" office:value="26.90017" calcext:value-type="float">
            <text:p>26.90017</text:p>
          </table:table-cell>
          <table:table-cell table:style-name="ce2" table:formula="of:=1000000/[.E54]" office:value-type="float" office:value="37174.4862578935" calcext:value-type="float">
            <text:p>37174.4863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50905.16" calcext:value-type="float">
            <text:p>50905.16</text:p>
          </table:table-cell>
          <table:table-cell table:style-name="ce2" table:formula="of:=1000000/[.B55]" office:value-type="float" office:value="19.6443739691615" calcext:value-type="float">
            <text:p>19.6444</text:p>
          </table:table-cell>
          <table:table-cell office:value-type="float" office:value="106.66667" calcext:value-type="float">
            <text:p>106.66667</text:p>
          </table:table-cell>
          <table:table-cell office:value-type="float" office:value="26.97546" calcext:value-type="float">
            <text:p>26.97546</text:p>
          </table:table-cell>
          <table:table-cell table:style-name="ce2" table:formula="of:=1000000/[.E55]" office:value-type="float" office:value="37070.7302118296" calcext:value-type="float">
            <text:p>37070.7302</text:p>
          </table:table-cell>
        </table:table-row>
        <table:table-row table:style-name="ro1">
          <table:table-cell office:value-type="float" office:value="0.83333" calcext:value-type="float">
            <text:p>0.83333</text:p>
          </table:table-cell>
          <table:table-cell office:value-type="float" office:value="43605.19" calcext:value-type="float">
            <text:p>43605.19</text:p>
          </table:table-cell>
          <table:table-cell table:style-name="ce2" table:formula="of:=1000000/[.B56]" office:value-type="float" office:value="22.9330499419908" calcext:value-type="float">
            <text:p>22.9330</text:p>
          </table:table-cell>
          <table:table-cell office:value-type="float" office:value="106.11111" calcext:value-type="float">
            <text:p>106.11111</text:p>
          </table:table-cell>
          <table:table-cell office:value-type="float" office:value="27.02343" calcext:value-type="float">
            <text:p>27.02343</text:p>
          </table:table-cell>
          <table:table-cell table:style-name="ce2" table:formula="of:=1000000/[.E56]" office:value-type="float" office:value="37004.9249854663" calcext:value-type="float">
            <text:p>37004.9250</text:p>
          </table:table-cell>
        </table:table-row>
        <table:table-row table:style-name="ro1">
          <table:table-cell office:value-type="float" office:value="1.11111" calcext:value-type="float">
            <text:p>1.11111</text:p>
          </table:table-cell>
          <table:table-cell office:value-type="float" office:value="41246.12" calcext:value-type="float">
            <text:p>41246.12</text:p>
          </table:table-cell>
          <table:table-cell table:style-name="ce2" table:formula="of:=1000000/[.B57]" office:value-type="float" office:value="24.2447047140434" calcext:value-type="float">
            <text:p>24.2447</text:p>
          </table:table-cell>
          <table:table-cell office:value-type="float" office:value="105.55556" calcext:value-type="float">
            <text:p>105.55556</text:p>
          </table:table-cell>
          <table:table-cell office:value-type="float" office:value="27.10101" calcext:value-type="float">
            <text:p>27.10101</text:p>
          </table:table-cell>
          <table:table-cell table:style-name="ce2" table:formula="of:=1000000/[.E57]" office:value-type="float" office:value="36898.993801338" calcext:value-type="float">
            <text:p>36898.9938</text:p>
          </table:table-cell>
        </table:table-row>
        <table:table-row table:style-name="ro1">
          <table:table-cell office:value-type="float" office:value="1.11111" calcext:value-type="float">
            <text:p>1.11111</text:p>
          </table:table-cell>
          <table:table-cell office:value-type="float" office:value="33957.19" calcext:value-type="float">
            <text:p>33957.19</text:p>
          </table:table-cell>
          <table:table-cell table:style-name="ce2" table:formula="of:=1000000/[.B58]" office:value-type="float" office:value="29.4488442653824" calcext:value-type="float">
            <text:p>29.4488</text:p>
          </table:table-cell>
          <table:table-cell office:value-type="float" office:value="104.44444" calcext:value-type="float">
            <text:p>104.44444</text:p>
          </table:table-cell>
          <table:table-cell office:value-type="float" office:value="27.19464" calcext:value-type="float">
            <text:p>27.19464</text:p>
          </table:table-cell>
          <table:table-cell table:style-name="ce2" table:formula="of:=1000000/[.E58]" office:value-type="float" office:value="36771.9521199766" calcext:value-type="float">
            <text:p>36771.9521</text:p>
          </table:table-cell>
        </table:table-row>
        <table:table-row table:style-name="ro1">
          <table:table-cell office:value-type="float" office:value="1.11111" calcext:value-type="float">
            <text:p>1.11111</text:p>
          </table:table-cell>
          <table:table-cell office:value-type="float" office:value="30476.84" calcext:value-type="float">
            <text:p>30476.84</text:p>
          </table:table-cell>
          <table:table-cell table:style-name="ce2" table:formula="of:=1000000/[.B59]" office:value-type="float" office:value="32.8118006984976" calcext:value-type="float">
            <text:p>32.8118</text:p>
          </table:table-cell>
          <table:table-cell office:value-type="float" office:value="103.61111" calcext:value-type="float">
            <text:p>103.61111</text:p>
          </table:table-cell>
          <table:table-cell office:value-type="float" office:value="27.26993" calcext:value-type="float">
            <text:p>27.26993</text:p>
          </table:table-cell>
          <table:table-cell table:style-name="ce2" table:formula="of:=1000000/[.E59]" office:value-type="float" office:value="36670.4278302145" calcext:value-type="float">
            <text:p>36670.4278</text:p>
          </table:table-cell>
        </table:table-row>
        <table:table-row table:style-name="ro1">
          <table:table-cell office:value-type="float" office:value="1.11111" calcext:value-type="float">
            <text:p>1.11111</text:p>
          </table:table-cell>
          <table:table-cell office:value-type="float" office:value="29889.75" calcext:value-type="float">
            <text:p>29889.75</text:p>
          </table:table-cell>
          <table:table-cell table:style-name="ce2" table:formula="of:=1000000/[.B60]" office:value-type="float" office:value="33.4562851813749" calcext:value-type="float">
            <text:p>33.4563</text:p>
          </table:table-cell>
          <table:table-cell office:value-type="float" office:value="102.77778" calcext:value-type="float">
            <text:p>102.77778</text:p>
          </table:table-cell>
          <table:table-cell office:value-type="float" office:value="27.36358" calcext:value-type="float">
            <text:p>27.36358</text:p>
          </table:table-cell>
          <table:table-cell table:style-name="ce2" table:formula="of:=1000000/[.E60]" office:value-type="float" office:value="36544.9257736013" calcext:value-type="float">
            <text:p>36544.9258</text:p>
          </table:table-cell>
        </table:table-row>
        <table:table-row table:style-name="ro1">
          <table:table-cell office:value-type="float" office:value="1.11111" calcext:value-type="float">
            <text:p>1.11111</text:p>
          </table:table-cell>
          <table:table-cell office:value-type="float" office:value="25882.29" calcext:value-type="float">
            <text:p>25882.29</text:p>
          </table:table-cell>
          <table:table-cell table:style-name="ce2" table:formula="of:=1000000/[.B61]" office:value-type="float" office:value="38.6364575932037" calcext:value-type="float">
            <text:p>38.6365</text:p>
          </table:table-cell>
          <table:table-cell office:value-type="float" office:value="101.94444" calcext:value-type="float">
            <text:p>101.94444</text:p>
          </table:table-cell>
          <table:table-cell office:value-type="float" office:value="27.41374" calcext:value-type="float">
            <text:p>27.41374</text:p>
          </table:table-cell>
          <table:table-cell table:style-name="ce2" table:formula="of:=1000000/[.E61]" office:value-type="float" office:value="36478.0580832823" calcext:value-type="float">
            <text:p>36478.0581</text:p>
          </table:table-cell>
        </table:table-row>
        <table:table-row table:style-name="ro1">
          <table:table-cell office:value-type="float" office:value="1.38889" calcext:value-type="float">
            <text:p>1.38889</text:p>
          </table:table-cell>
          <table:table-cell office:value-type="float" office:value="23492.96" calcext:value-type="float">
            <text:p>23492.96</text:p>
          </table:table-cell>
          <table:table-cell table:style-name="ce2" table:formula="of:=1000000/[.B62]" office:value-type="float" office:value="42.5659431591421" calcext:value-type="float">
            <text:p>42.5659</text:p>
          </table:table-cell>
          <table:table-cell office:value-type="float" office:value="100.83333" calcext:value-type="float">
            <text:p>100.83333</text:p>
          </table:table-cell>
          <table:table-cell office:value-type="float" office:value="27.58048" calcext:value-type="float">
            <text:p>27.58048</text:p>
          </table:table-cell>
          <table:table-cell table:style-name="ce2" table:formula="of:=1000000/[.E62]" office:value-type="float" office:value="36257.5270626182" calcext:value-type="float">
            <text:p>36257.5271</text:p>
          </table:table-cell>
        </table:table-row>
        <table:table-row table:style-name="ro1">
          <table:table-cell office:value-type="float" office:value="1.38889" calcext:value-type="float">
            <text:p>1.38889</text:p>
          </table:table-cell>
          <table:table-cell office:value-type="float" office:value="19662.79" calcext:value-type="float">
            <text:p>19662.79</text:p>
          </table:table-cell>
          <table:table-cell table:style-name="ce2" table:formula="of:=1000000/[.B63]" office:value-type="float" office:value="50.8574825851265" calcext:value-type="float">
            <text:p>50.8575</text:p>
          </table:table-cell>
          <table:table-cell office:value-type="float" office:value="100" calcext:value-type="float">
            <text:p>100</text:p>
          </table:table-cell>
          <table:table-cell office:value-type="float" office:value="27.62609" calcext:value-type="float">
            <text:p>27.62609</text:p>
          </table:table-cell>
          <table:table-cell table:style-name="ce2" table:formula="of:=1000000/[.E63]" office:value-type="float" office:value="36197.6667707953" calcext:value-type="float">
            <text:p>36197.6668</text:p>
          </table:table-cell>
        </table:table-row>
        <table:table-row table:style-name="ro1">
          <table:table-cell office:value-type="float" office:value="1.38889" calcext:value-type="float">
            <text:p>1.38889</text:p>
          </table:table-cell>
          <table:table-cell office:value-type="float" office:value="19812.83" calcext:value-type="float">
            <text:p>19812.83</text:p>
          </table:table-cell>
          <table:table-cell table:style-name="ce2" table:formula="of:=1000000/[.B64]" office:value-type="float" office:value="50.4723454448456" calcext:value-type="float">
            <text:p>50.4723</text:p>
          </table:table-cell>
          <table:table-cell office:value-type="float" office:value="99.16667" calcext:value-type="float">
            <text:p>99.16667</text:p>
          </table:table-cell>
          <table:table-cell office:value-type="float" office:value="27.77216" calcext:value-type="float">
            <text:p>27.77216</text:p>
          </table:table-cell>
          <table:table-cell table:style-name="ce2" table:formula="of:=1000000/[.E64]" office:value-type="float" office:value="36007.2821127345" calcext:value-type="float">
            <text:p>36007.2821</text:p>
          </table:table-cell>
        </table:table-row>
        <table:table-row table:style-name="ro1">
          <table:table-cell office:value-type="float" office:value="1.66667" calcext:value-type="float">
            <text:p>1.66667</text:p>
          </table:table-cell>
          <table:table-cell office:value-type="float" office:value="15600.37" calcext:value-type="float">
            <text:p>15600.37</text:p>
          </table:table-cell>
          <table:table-cell table:style-name="ce2" table:formula="of:=1000000/[.B65]" office:value-type="float" office:value="64.1010437572955" calcext:value-type="float">
            <text:p>64.1010</text:p>
          </table:table-cell>
          <table:table-cell office:value-type="float" office:value="98.33333" calcext:value-type="float">
            <text:p>98.33333</text:p>
          </table:table-cell>
          <table:table-cell office:value-type="float" office:value="27.85659" calcext:value-type="float">
            <text:p>27.85659</text:p>
          </table:table-cell>
          <table:table-cell table:style-name="ce2" table:formula="of:=1000000/[.E65]" office:value-type="float" office:value="35898.1483376106" calcext:value-type="float">
            <text:p>35898.1483</text:p>
          </table:table-cell>
        </table:table-row>
        <table:table-row table:style-name="ro1">
          <table:table-cell office:value-type="float" office:value="1.66667" calcext:value-type="float">
            <text:p>1.66667</text:p>
          </table:table-cell>
          <table:table-cell office:value-type="float" office:value="14783.8" calcext:value-type="float">
            <text:p>14783.8</text:p>
          </table:table-cell>
          <table:table-cell table:style-name="ce2" table:formula="of:=1000000/[.B66]" office:value-type="float" office:value="67.641607705732" calcext:value-type="float">
            <text:p>67.6416</text:p>
          </table:table-cell>
          <table:table-cell office:value-type="float" office:value="97.22222" calcext:value-type="float">
            <text:p>97.22222</text:p>
          </table:table-cell>
          <table:table-cell office:value-type="float" office:value="27.98901" calcext:value-type="float">
            <text:p>27.98901</text:p>
          </table:table-cell>
          <table:table-cell table:style-name="ce2" table:formula="of:=1000000/[.E66]" office:value-type="float" office:value="35728.3090755979" calcext:value-type="float">
            <text:p>35728.3091</text:p>
          </table:table-cell>
        </table:table-row>
        <table:table-row table:style-name="ro1">
          <table:table-cell office:value-type="float" office:value="1.94444" calcext:value-type="float">
            <text:p>1.94444</text:p>
          </table:table-cell>
          <table:table-cell office:value-type="float" office:value="12260.01" calcext:value-type="float">
            <text:p>12260.01</text:p>
          </table:table-cell>
          <table:table-cell table:style-name="ce2" table:formula="of:=1000000/[.B67]" office:value-type="float" office:value="81.5660019853165" calcext:value-type="float">
            <text:p>81.5660</text:p>
          </table:table-cell>
          <table:table-cell office:value-type="float" office:value="96.38889" calcext:value-type="float">
            <text:p>96.38889</text:p>
          </table:table-cell>
          <table:table-cell office:value-type="float" office:value="28.05521" calcext:value-type="float">
            <text:p>28.05521</text:p>
          </table:table-cell>
          <table:table-cell table:style-name="ce2" table:formula="of:=1000000/[.E67]" office:value-type="float" office:value="35644.0033776258" calcext:value-type="float">
            <text:p>35644.0034</text:p>
          </table:table-cell>
        </table:table-row>
        <table:table-row table:style-name="ro1">
          <table:table-cell office:value-type="float" office:value="1.94444" calcext:value-type="float">
            <text:p>1.94444</text:p>
          </table:table-cell>
          <table:table-cell office:value-type="float" office:value="12346.05" calcext:value-type="float">
            <text:p>12346.05</text:p>
          </table:table-cell>
          <table:table-cell table:style-name="ce2" table:formula="of:=1000000/[.B68]" office:value-type="float" office:value="80.997566023141" calcext:value-type="float">
            <text:p>80.9976</text:p>
          </table:table-cell>
          <table:table-cell office:value-type="float" office:value="95.55556" calcext:value-type="float">
            <text:p>95.55556</text:p>
          </table:table-cell>
          <table:table-cell office:value-type="float" office:value="28.2241" calcext:value-type="float">
            <text:p>28.2241</text:p>
          </table:table-cell>
          <table:table-cell table:style-name="ce2" table:formula="of:=1000000/[.E68]" office:value-type="float" office:value="35430.7134682771" calcext:value-type="float">
            <text:p>35430.7135</text:p>
          </table:table-cell>
        </table:table-row>
        <table:table-row table:style-name="ro1">
          <table:table-cell office:value-type="float" office:value="2.22222" calcext:value-type="float">
            <text:p>2.22222</text:p>
          </table:table-cell>
          <table:table-cell office:value-type="float" office:value="10834.29" calcext:value-type="float">
            <text:p>10834.29</text:p>
          </table:table-cell>
          <table:table-cell table:style-name="ce2" table:formula="of:=1000000/[.B69]" office:value-type="float" office:value="92.2995415481771" calcext:value-type="float">
            <text:p>92.2995</text:p>
          </table:table-cell>
          <table:table-cell office:value-type="float" office:value="94.72222" calcext:value-type="float">
            <text:p>94.72222</text:p>
          </table:table-cell>
          <table:table-cell office:value-type="float" office:value="28.31084" calcext:value-type="float">
            <text:p>28.31084</text:p>
          </table:table-cell>
          <table:table-cell table:style-name="ce2" table:formula="of:=1000000/[.E69]" office:value-type="float" office:value="35322.1592859837" calcext:value-type="float">
            <text:p>35322.1593</text:p>
          </table:table-cell>
        </table:table-row>
        <table:table-row table:style-name="ro1">
          <table:table-cell office:value-type="float" office:value="2.22222" calcext:value-type="float">
            <text:p>2.22222</text:p>
          </table:table-cell>
          <table:table-cell office:value-type="float" office:value="10099.77" calcext:value-type="float">
            <text:p>10099.77</text:p>
          </table:table-cell>
          <table:table-cell table:style-name="ce2" table:formula="of:=1000000/[.B70]" office:value-type="float" office:value="99.012155722358" calcext:value-type="float">
            <text:p>99.0122</text:p>
          </table:table-cell>
          <table:table-cell office:value-type="float" office:value="93.88889" calcext:value-type="float">
            <text:p>93.88889</text:p>
          </table:table-cell>
          <table:table-cell office:value-type="float" office:value="28.46381" calcext:value-type="float">
            <text:p>28.46381</text:p>
          </table:table-cell>
          <table:table-cell table:style-name="ce2" table:formula="of:=1000000/[.E70]" office:value-type="float" office:value="35132.3311952968" calcext:value-type="float">
            <text:p>35132.331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378.45" calcext:value-type="float">
            <text:p>8378.45</text:p>
          </table:table-cell>
          <table:table-cell table:style-name="ce2" table:formula="of:=1000000/[.B71]" office:value-type="float" office:value="119.353818427036" calcext:value-type="float">
            <text:p>119.3538</text:p>
          </table:table-cell>
          <table:table-cell office:value-type="float" office:value="93.05556" calcext:value-type="float">
            <text:p>93.05556</text:p>
          </table:table-cell>
          <table:table-cell office:value-type="float" office:value="28.62128" calcext:value-type="float">
            <text:p>28.62128</text:p>
          </table:table-cell>
          <table:table-cell table:style-name="ce2" table:formula="of:=1000000/[.E71]" office:value-type="float" office:value="34939.0383658592" calcext:value-type="float">
            <text:p>34939.0384</text:p>
          </table:table-cell>
        </table:table-row>
        <table:table-row table:style-name="ro1">
          <table:table-cell office:value-type="float" office:value="2.77778" calcext:value-type="float">
            <text:p>2.77778</text:p>
          </table:table-cell>
          <table:table-cell office:value-type="float" office:value="6479.413" calcext:value-type="float">
            <text:p>6479.413</text:p>
          </table:table-cell>
          <table:table-cell table:style-name="ce2" table:formula="of:=1000000/[.B72]" office:value-type="float" office:value="154.334968306543" calcext:value-type="float">
            <text:p>154.3350</text:p>
          </table:table-cell>
          <table:table-cell office:value-type="float" office:value="91.94444" calcext:value-type="float">
            <text:p>91.94444</text:p>
          </table:table-cell>
          <table:table-cell office:value-type="float" office:value="28.71263" calcext:value-type="float">
            <text:p>28.71263</text:p>
          </table:table-cell>
          <table:table-cell table:style-name="ce2" table:formula="of:=1000000/[.E72]" office:value-type="float" office:value="34827.8788811753" calcext:value-type="float">
            <text:p>34827.8789</text:p>
          </table:table-cell>
        </table:table-row>
        <table:table-row table:style-name="ro1">
          <table:table-cell office:value-type="float" office:value="2.77778" calcext:value-type="float">
            <text:p>2.77778</text:p>
          </table:table-cell>
          <table:table-cell office:value-type="float" office:value="5895.653" calcext:value-type="float">
            <text:p>5895.653</text:p>
          </table:table-cell>
          <table:table-cell table:style-name="ce2" table:formula="of:=1000000/[.B73]" office:value-type="float" office:value="169.616495407718" calcext:value-type="float">
            <text:p>169.6165</text:p>
          </table:table-cell>
          <table:table-cell office:value-type="float" office:value="91.11111" calcext:value-type="float">
            <text:p>91.11111</text:p>
          </table:table-cell>
          <table:table-cell office:value-type="float" office:value="28.86778" calcext:value-type="float">
            <text:p>28.86778</text:p>
          </table:table-cell>
          <table:table-cell table:style-name="ce2" table:formula="of:=1000000/[.E73]" office:value-type="float" office:value="34640.6963057083" calcext:value-type="float">
            <text:p>34640.6963</text:p>
          </table:table-cell>
        </table:table-row>
        <table:table-row table:style-name="ro1">
          <table:table-cell office:value-type="float" office:value="3.05556" calcext:value-type="float">
            <text:p>3.05556</text:p>
          </table:table-cell>
          <table:table-cell office:value-type="float" office:value="5011.534" calcext:value-type="float">
            <text:p>5011.534</text:p>
          </table:table-cell>
          <table:table-cell table:style-name="ce2" table:formula="of:=1000000/[.B74]" office:value-type="float" office:value="199.539701815851" calcext:value-type="float">
            <text:p>199.5397</text:p>
          </table:table-cell>
          <table:table-cell office:value-type="float" office:value="90" calcext:value-type="float">
            <text:p>90</text:p>
          </table:table-cell>
          <table:table-cell office:value-type="float" office:value="29.03905" calcext:value-type="float">
            <text:p>29.03905</text:p>
          </table:table-cell>
          <table:table-cell table:style-name="ce2" table:formula="of:=1000000/[.E74]" office:value-type="float" office:value="34436.3882427283" calcext:value-type="float">
            <text:p>34436.3882</text:p>
          </table:table-cell>
        </table:table-row>
        <table:table-row table:style-name="ro1">
          <table:table-cell office:value-type="float" office:value="3.33333" calcext:value-type="float">
            <text:p>3.33333</text:p>
          </table:table-cell>
          <table:table-cell office:value-type="float" office:value="4220.702" calcext:value-type="float">
            <text:p>4220.702</text:p>
          </table:table-cell>
          <table:table-cell table:style-name="ce2" table:formula="of:=1000000/[.B75]" office:value-type="float" office:value="236.927411601198" calcext:value-type="float">
            <text:p>236.9274</text:p>
          </table:table-cell>
          <table:table-cell office:value-type="float" office:value="89.16667" calcext:value-type="float">
            <text:p>89.16667</text:p>
          </table:table-cell>
          <table:table-cell office:value-type="float" office:value="29.18749" calcext:value-type="float">
            <text:p>29.18749</text:p>
          </table:table-cell>
          <table:table-cell table:style-name="ce2" table:formula="of:=1000000/[.E75]" office:value-type="float" office:value="34261.2537083524" calcext:value-type="float">
            <text:p>34261.2537</text:p>
          </table:table-cell>
        </table:table-row>
        <table:table-row table:style-name="ro1">
          <table:table-cell office:value-type="float" office:value="3.61111" calcext:value-type="float">
            <text:p>3.61111</text:p>
          </table:table-cell>
          <table:table-cell office:value-type="float" office:value="3646.229" calcext:value-type="float">
            <text:p>3646.229</text:p>
          </table:table-cell>
          <table:table-cell table:style-name="ce2" table:formula="of:=1000000/[.B76]" office:value-type="float" office:value="274.255950462793" calcext:value-type="float">
            <text:p>274.2560</text:p>
          </table:table-cell>
          <table:table-cell office:value-type="float" office:value="88.33333" calcext:value-type="float">
            <text:p>88.33333</text:p>
          </table:table-cell>
          <table:table-cell office:value-type="float" office:value="29.32435" calcext:value-type="float">
            <text:p>29.32435</text:p>
          </table:table-cell>
          <table:table-cell table:style-name="ce2" table:formula="of:=1000000/[.E76]" office:value-type="float" office:value="34101.3526301521" calcext:value-type="float">
            <text:p>34101.3526</text:p>
          </table:table-cell>
        </table:table-row>
        <table:table-row table:style-name="ro1">
          <table:table-cell office:value-type="float" office:value="3.88889" calcext:value-type="float">
            <text:p>3.88889</text:p>
          </table:table-cell>
          <table:table-cell office:value-type="float" office:value="3161.012" calcext:value-type="float">
            <text:p>3161.012</text:p>
          </table:table-cell>
          <table:table-cell table:style-name="ce2" table:formula="of:=1000000/[.B77]" office:value-type="float" office:value="316.354382710347" calcext:value-type="float">
            <text:p>316.3544</text:p>
          </table:table-cell>
          <table:table-cell office:value-type="float" office:value="87.22222" calcext:value-type="float">
            <text:p>87.22222</text:p>
          </table:table-cell>
          <table:table-cell office:value-type="float" office:value="29.49555" calcext:value-type="float">
            <text:p>29.49555</text:p>
          </table:table-cell>
          <table:table-cell table:style-name="ce2" table:formula="of:=1000000/[.E77]" office:value-type="float" office:value="33903.4193293565" calcext:value-type="float">
            <text:p>33903.4193</text:p>
          </table:table-cell>
        </table:table-row>
        <table:table-row table:style-name="ro1">
          <table:table-cell office:value-type="float" office:value="4.16667" calcext:value-type="float">
            <text:p>4.16667</text:p>
          </table:table-cell>
          <table:table-cell office:value-type="float" office:value="2671.078" calcext:value-type="float">
            <text:p>2671.078</text:p>
          </table:table-cell>
          <table:table-cell table:style-name="ce2" table:formula="of:=1000000/[.B78]" office:value-type="float" office:value="374.380680758855" calcext:value-type="float">
            <text:p>374.3807</text:p>
          </table:table-cell>
          <table:table-cell office:value-type="float" office:value="86.38889" calcext:value-type="float">
            <text:p>86.38889</text:p>
          </table:table-cell>
          <table:table-cell office:value-type="float" office:value="29.6736" calcext:value-type="float">
            <text:p>29.6736</text:p>
          </table:table-cell>
          <table:table-cell table:style-name="ce2" table:formula="of:=1000000/[.E78]" office:value-type="float" office:value="33699.9892160035" calcext:value-type="float">
            <text:p>33699.9892</text:p>
          </table:table-cell>
        </table:table-row>
        <table:table-row table:style-name="ro1">
          <table:table-cell office:value-type="float" office:value="4.44444" calcext:value-type="float">
            <text:p>4.44444</text:p>
          </table:table-cell>
          <table:table-cell office:value-type="float" office:value="2393.916" calcext:value-type="float">
            <text:p>2393.916</text:p>
          </table:table-cell>
          <table:table-cell table:style-name="ce2" table:formula="of:=1000000/[.B79]" office:value-type="float" office:value="417.725601065367" calcext:value-type="float">
            <text:p>417.7256</text:p>
          </table:table-cell>
          <table:table-cell office:value-type="float" office:value="85.27778" calcext:value-type="float">
            <text:p>85.27778</text:p>
          </table:table-cell>
          <table:table-cell office:value-type="float" office:value="29.84719" calcext:value-type="float">
            <text:p>29.84719</text:p>
          </table:table-cell>
          <table:table-cell table:style-name="ce2" table:formula="of:=1000000/[.E79]" office:value-type="float" office:value="33503.9914980271" calcext:value-type="float">
            <text:p>33503.9915</text:p>
          </table:table-cell>
        </table:table-row>
        <table:table-row table:style-name="ro1">
          <table:table-cell office:value-type="float" office:value="4.72222" calcext:value-type="float">
            <text:p>4.72222</text:p>
          </table:table-cell>
          <table:table-cell office:value-type="float" office:value="2222.942" calcext:value-type="float">
            <text:p>2222.942</text:p>
          </table:table-cell>
          <table:table-cell table:style-name="ce2" table:formula="of:=1000000/[.B80]" office:value-type="float" office:value="449.854292194758" calcext:value-type="float">
            <text:p>449.8543</text:p>
          </table:table-cell>
          <table:table-cell office:value-type="float" office:value="84.44444" calcext:value-type="float">
            <text:p>84.44444</text:p>
          </table:table-cell>
          <table:table-cell office:value-type="float" office:value="29.99778" calcext:value-type="float">
            <text:p>29.99778</text:p>
          </table:table-cell>
          <table:table-cell table:style-name="ce2" table:formula="of:=1000000/[.E80]" office:value-type="float" office:value="33335.8001825468" calcext:value-type="float">
            <text:p>33335.8002</text:p>
          </table:table-cell>
        </table:table-row>
        <table:table-row table:style-name="ro1">
          <table:table-cell office:value-type="float" office:value="5.27778" calcext:value-type="float">
            <text:p>5.27778</text:p>
          </table:table-cell>
          <table:table-cell office:value-type="float" office:value="1975.743" calcext:value-type="float">
            <text:p>1975.743</text:p>
          </table:table-cell>
          <table:table-cell table:style-name="ce2" table:formula="of:=1000000/[.B81]" office:value-type="float" office:value="506.13870326252" calcext:value-type="float">
            <text:p>506.1387</text:p>
          </table:table-cell>
          <table:table-cell office:value-type="float" office:value="83.61111" calcext:value-type="float">
            <text:p>83.61111</text:p>
          </table:table-cell>
          <table:table-cell office:value-type="float" office:value="30.20775" calcext:value-type="float">
            <text:p>30.20775</text:p>
          </table:table-cell>
          <table:table-cell table:style-name="ce2" table:formula="of:=1000000/[.E81]" office:value-type="float" office:value="33104.0875272074" calcext:value-type="float">
            <text:p>33104.0875</text:p>
          </table:table-cell>
        </table:table-row>
        <table:table-row table:style-name="ro1">
          <table:table-cell office:value-type="float" office:value="5.55556" calcext:value-type="float">
            <text:p>5.55556</text:p>
          </table:table-cell>
          <table:table-cell office:value-type="float" office:value="1719.397" calcext:value-type="float">
            <text:p>1719.397</text:p>
          </table:table-cell>
          <table:table-cell table:style-name="ce2" table:formula="of:=1000000/[.B82]" office:value-type="float" office:value="581.599246712656" calcext:value-type="float">
            <text:p>581.5992</text:p>
          </table:table-cell>
          <table:table-cell office:value-type="float" office:value="82.5" calcext:value-type="float">
            <text:p>82.5</text:p>
          </table:table-cell>
          <table:table-cell office:value-type="float" office:value="30.37667" calcext:value-type="float">
            <text:p>30.37667</text:p>
          </table:table-cell>
          <table:table-cell table:style-name="ce2" table:formula="of:=1000000/[.E82]" office:value-type="float" office:value="32920.000776912" calcext:value-type="float">
            <text:p>32920.0008</text:p>
          </table:table-cell>
        </table:table-row>
        <table:table-row table:style-name="ro1">
          <table:table-cell office:value-type="float" office:value="5.83333" calcext:value-type="float">
            <text:p>5.83333</text:p>
          </table:table-cell>
          <table:table-cell office:value-type="float" office:value="1517.583" calcext:value-type="float">
            <text:p>1517.583</text:p>
          </table:table-cell>
          <table:table-cell table:style-name="ce2" table:formula="of:=1000000/[.B83]" office:value-type="float" office:value="658.942542187149" calcext:value-type="float">
            <text:p>658.9425</text:p>
          </table:table-cell>
          <table:table-cell office:value-type="float" office:value="81.38889" calcext:value-type="float">
            <text:p>81.38889</text:p>
          </table:table-cell>
          <table:table-cell office:value-type="float" office:value="30.60726" calcext:value-type="float">
            <text:p>30.60726</text:p>
          </table:table-cell>
          <table:table-cell table:style-name="ce2" table:formula="of:=1000000/[.E83]" office:value-type="float" office:value="32671.9869730254" calcext:value-type="float">
            <text:p>32671.9870</text:p>
          </table:table-cell>
        </table:table-row>
        <table:table-row table:style-name="ro1">
          <table:table-cell office:value-type="float" office:value="6.38889" calcext:value-type="float">
            <text:p>6.38889</text:p>
          </table:table-cell>
          <table:table-cell office:value-type="float" office:value="1390.913" calcext:value-type="float">
            <text:p>1390.913</text:p>
          </table:table-cell>
          <table:table-cell table:style-name="ce2" table:formula="of:=1000000/[.B84]" office:value-type="float" office:value="718.952227781321" calcext:value-type="float">
            <text:p>718.9522</text:p>
          </table:table-cell>
          <table:table-cell office:value-type="float" office:value="80.55556" calcext:value-type="float">
            <text:p>80.55556</text:p>
          </table:table-cell>
          <table:table-cell office:value-type="float" office:value="30.84469" calcext:value-type="float">
            <text:p>30.84469</text:p>
          </table:table-cell>
          <table:table-cell table:style-name="ce2" table:formula="of:=1000000/[.E84]" office:value-type="float" office:value="32420.4911769254" calcext:value-type="float">
            <text:p>32420.4912</text:p>
          </table:table-cell>
        </table:table-row>
        <table:table-row table:style-name="ro1">
          <table:table-cell office:value-type="float" office:value="6.66667" calcext:value-type="float">
            <text:p>6.66667</text:p>
          </table:table-cell>
          <table:table-cell office:value-type="float" office:value="1258.787" calcext:value-type="float">
            <text:p>1258.787</text:p>
          </table:table-cell>
          <table:table-cell table:style-name="ce2" table:formula="of:=1000000/[.B85]" office:value-type="float" office:value="794.415576265087" calcext:value-type="float">
            <text:p>794.4156</text:p>
          </table:table-cell>
          <table:table-cell office:value-type="float" office:value="79.44444" calcext:value-type="float">
            <text:p>79.44444</text:p>
          </table:table-cell>
          <table:table-cell office:value-type="float" office:value="31.10945" calcext:value-type="float">
            <text:p>31.10945</text:p>
          </table:table-cell>
          <table:table-cell table:style-name="ce2" table:formula="of:=1000000/[.E85]" office:value-type="float" office:value="32144.5734334744" calcext:value-type="float">
            <text:p>32144.5734</text:p>
          </table:table-cell>
        </table:table-row>
        <table:table-row table:style-name="ro1">
          <table:table-cell office:value-type="float" office:value="7.22222" calcext:value-type="float">
            <text:p>7.22222</text:p>
          </table:table-cell>
          <table:table-cell office:value-type="float" office:value="1116.092" calcext:value-type="float">
            <text:p>1116.092</text:p>
          </table:table-cell>
          <table:table-cell table:style-name="ce2" table:formula="of:=1000000/[.B86]" office:value-type="float" office:value="895.9834852324" calcext:value-type="float">
            <text:p>895.9835</text:p>
          </table:table-cell>
          <table:table-cell office:value-type="float" office:value="78.33333" calcext:value-type="float">
            <text:p>78.33333</text:p>
          </table:table-cell>
          <table:table-cell office:value-type="float" office:value="31.31253" calcext:value-type="float">
            <text:p>31.31253</text:p>
          </table:table-cell>
          <table:table-cell table:style-name="ce2" table:formula="of:=1000000/[.E86]" office:value-type="float" office:value="31936.0971470526" calcext:value-type="float">
            <text:p>31936.097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17.934" calcext:value-type="float">
            <text:p>1017.934</text:p>
          </table:table-cell>
          <table:table-cell table:style-name="ce2" table:formula="of:=1000000/[.B87]" office:value-type="float" office:value="982.381961895369" calcext:value-type="float">
            <text:p>982.3820</text:p>
          </table:table-cell>
          <table:table-cell office:value-type="float" office:value="77.5" calcext:value-type="float">
            <text:p>77.5</text:p>
          </table:table-cell>
          <table:table-cell office:value-type="float" office:value="31.58649" calcext:value-type="float">
            <text:p>31.58649</text:p>
          </table:table-cell>
          <table:table-cell table:style-name="ce2" table:formula="of:=1000000/[.E87]" office:value-type="float" office:value="31659.1048894638" calcext:value-type="float">
            <text:p>31659.1049</text:p>
          </table:table-cell>
        </table:table-row>
        <table:table-row table:style-name="ro1">
          <table:table-cell office:value-type="float" office:value="7.77778" calcext:value-type="float">
            <text:p>7.77778</text:p>
          </table:table-cell>
          <table:table-cell office:value-type="float" office:value="915.9225" calcext:value-type="float">
            <text:p>915.9225</text:p>
          </table:table-cell>
          <table:table-cell table:style-name="ce2" table:formula="of:=1000000/[.B88]" office:value-type="float" office:value="1091.79543029023" calcext:value-type="float">
            <text:p>1091.7954</text:p>
          </table:table-cell>
          <table:table-cell office:value-type="float" office:value="76.38889" calcext:value-type="float">
            <text:p>76.38889</text:p>
          </table:table-cell>
          <table:table-cell office:value-type="float" office:value="31.81708" calcext:value-type="float">
            <text:p>31.81708</text:p>
          </table:table-cell>
          <table:table-cell table:style-name="ce2" table:formula="of:=1000000/[.E88]" office:value-type="float" office:value="31429.6597927905" calcext:value-type="float">
            <text:p>31429.6598</text:p>
          </table:table-cell>
        </table:table-row>
        <table:table-row table:style-name="ro1">
          <table:table-cell office:value-type="float" office:value="8.33333" calcext:value-type="float">
            <text:p>8.33333</text:p>
          </table:table-cell>
          <table:table-cell office:value-type="float" office:value="798.3026" calcext:value-type="float">
            <text:p>798.3026</text:p>
          </table:table-cell>
          <table:table-cell table:style-name="ce2" table:formula="of:=1000000/[.B89]" office:value-type="float" office:value="1252.65782674389" calcext:value-type="float">
            <text:p>1252.6578</text:p>
          </table:table-cell>
          <table:table-cell office:value-type="float" office:value="75.27778" calcext:value-type="float">
            <text:p>75.27778</text:p>
          </table:table-cell>
          <table:table-cell office:value-type="float" office:value="32.11151" calcext:value-type="float">
            <text:p>32.11151</text:p>
          </table:table-cell>
          <table:table-cell table:style-name="ce2" table:formula="of:=1000000/[.E89]" office:value-type="float" office:value="31141.4816680997" calcext:value-type="float">
            <text:p>31141.4817</text:p>
          </table:table-cell>
        </table:table-row>
        <table:table-row table:style-name="ro1">
          <table:table-cell office:value-type="float" office:value="8.61111" calcext:value-type="float">
            <text:p>8.61111</text:p>
          </table:table-cell>
          <table:table-cell office:value-type="float" office:value="762.3927" calcext:value-type="float">
            <text:p>762.3927</text:p>
          </table:table-cell>
          <table:table-cell table:style-name="ce2" table:formula="of:=1000000/[.B90]" office:value-type="float" office:value="1311.65998834984" calcext:value-type="float">
            <text:p>1311.6600</text:p>
          </table:table-cell>
          <table:table-cell office:value-type="float" office:value="74.16667" calcext:value-type="float">
            <text:p>74.16667</text:p>
          </table:table-cell>
          <table:table-cell office:value-type="float" office:value="32.48138" calcext:value-type="float">
            <text:p>32.48138</text:p>
          </table:table-cell>
          <table:table-cell table:style-name="ce2" table:formula="of:=1000000/[.E90]" office:value-type="float" office:value="30786.8692771058" calcext:value-type="float">
            <text:p>30786.8693</text:p>
          </table:table-cell>
        </table:table-row>
        <table:table-row table:style-name="ro1">
          <table:table-cell office:value-type="float" office:value="9.16667" calcext:value-type="float">
            <text:p>9.16667</text:p>
          </table:table-cell>
          <table:table-cell office:value-type="float" office:value="697.2253" calcext:value-type="float">
            <text:p>697.2253</text:p>
          </table:table-cell>
          <table:table-cell table:style-name="ce2" table:formula="of:=1000000/[.B91]" office:value-type="float" office:value="1434.25661690705" calcext:value-type="float">
            <text:p>1434.2566</text:p>
          </table:table-cell>
          <table:table-cell office:value-type="float" office:value="72.77778" calcext:value-type="float">
            <text:p>72.77778</text:p>
          </table:table-cell>
          <table:table-cell office:value-type="float" office:value="32.76668" calcext:value-type="float">
            <text:p>32.76668</text:p>
          </table:table-cell>
          <table:table-cell table:style-name="ce2" table:formula="of:=1000000/[.E91]" office:value-type="float" office:value="30518.8075203225" calcext:value-type="float">
            <text:p>30518.8075</text:p>
          </table:table-cell>
        </table:table-row>
        <table:table-row table:style-name="ro1">
          <table:table-cell office:value-type="float" office:value="9.72222" calcext:value-type="float">
            <text:p>9.72222</text:p>
          </table:table-cell>
          <table:table-cell office:value-type="float" office:value="639.089" calcext:value-type="float">
            <text:p>639.089</text:p>
          </table:table-cell>
          <table:table-cell table:style-name="ce2" table:formula="of:=1000000/[.B92]" office:value-type="float" office:value="1564.727291504" calcext:value-type="float">
            <text:p>1564.7273</text:p>
          </table:table-cell>
          <table:table-cell office:value-type="float" office:value="71.66667" calcext:value-type="float">
            <text:p>71.66667</text:p>
          </table:table-cell>
          <table:table-cell office:value-type="float" office:value="33.09999" calcext:value-type="float">
            <text:p>33.09999</text:p>
          </table:table-cell>
          <table:table-cell table:style-name="ce2" table:formula="of:=1000000/[.E92]" office:value-type="float" office:value="30211.489489876" calcext:value-type="float">
            <text:p>30211.4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9.0057" calcext:value-type="float">
            <text:p>589.0057</text:p>
          </table:table-cell>
          <table:table-cell table:style-name="ce2" table:formula="of:=1000000/[.B93]" office:value-type="float" office:value="1697.77643917538" calcext:value-type="float">
            <text:p>1697.7764</text:p>
          </table:table-cell>
          <table:table-cell office:value-type="float" office:value="70.55556" calcext:value-type="float">
            <text:p>70.55556</text:p>
          </table:table-cell>
          <table:table-cell office:value-type="float" office:value="33.48116" calcext:value-type="float">
            <text:p>33.48116</text:p>
          </table:table-cell>
          <table:table-cell table:style-name="ce2" table:formula="of:=1000000/[.E93]" office:value-type="float" office:value="29867.5434184479" calcext:value-type="float">
            <text:p>29867.5434</text:p>
          </table:table-cell>
        </table:table-row>
        <table:table-row table:style-name="ro1">
          <table:table-cell office:value-type="float" office:value="10.55556" calcext:value-type="float">
            <text:p>10.55556</text:p>
          </table:table-cell>
          <table:table-cell office:value-type="float" office:value="549.2569" calcext:value-type="float">
            <text:p>549.2569</text:p>
          </table:table-cell>
          <table:table-cell table:style-name="ce2" table:formula="of:=1000000/[.B94]" office:value-type="float" office:value="1820.64167059167" calcext:value-type="float">
            <text:p>1820.6417</text:p>
          </table:table-cell>
          <table:table-cell office:value-type="float" office:value="69.72222" calcext:value-type="float">
            <text:p>69.72222</text:p>
          </table:table-cell>
          <table:table-cell office:value-type="float" office:value="33.73911" calcext:value-type="float">
            <text:p>33.73911</text:p>
          </table:table-cell>
          <table:table-cell table:style-name="ce2" table:formula="of:=1000000/[.E94]" office:value-type="float" office:value="29639.1932093052" calcext:value-type="float">
            <text:p>29639.1932</text:p>
          </table:table-cell>
        </table:table-row>
        <table:table-row table:style-name="ro1">
          <table:table-cell office:value-type="float" office:value="11.11111" calcext:value-type="float">
            <text:p>11.11111</text:p>
          </table:table-cell>
          <table:table-cell office:value-type="float" office:value="506.7823" calcext:value-type="float">
            <text:p>506.7823</text:p>
          </table:table-cell>
          <table:table-cell table:style-name="ce2" table:formula="of:=1000000/[.B95]" office:value-type="float" office:value="1973.23387182228" calcext:value-type="float">
            <text:p>1973.2339</text:p>
          </table:table-cell>
          <table:table-cell office:value-type="float" office:value="68.61111" calcext:value-type="float">
            <text:p>68.61111</text:p>
          </table:table-cell>
          <table:table-cell office:value-type="float" office:value="34.14074" calcext:value-type="float">
            <text:p>34.14074</text:p>
          </table:table-cell>
          <table:table-cell table:style-name="ce2" table:formula="of:=1000000/[.E95]" office:value-type="float" office:value="29290.5191861688" calcext:value-type="float">
            <text:p>29290.5192</text:p>
          </table:table-cell>
        </table:table-row>
        <table:table-row table:style-name="ro1">
          <table:table-cell office:value-type="float" office:value="11.38889" calcext:value-type="float">
            <text:p>11.38889</text:p>
          </table:table-cell>
          <table:table-cell office:value-type="float" office:value="468.1826" calcext:value-type="float">
            <text:p>468.1826</text:p>
          </table:table-cell>
          <table:table-cell table:style-name="ce2" table:formula="of:=1000000/[.B96]" office:value-type="float" office:value="2135.91876332012" calcext:value-type="float">
            <text:p>2135.9188</text:p>
          </table:table-cell>
          <table:table-cell office:value-type="float" office:value="67.5" calcext:value-type="float">
            <text:p>67.5</text:p>
          </table:table-cell>
          <table:table-cell office:value-type="float" office:value="34.54947" calcext:value-type="float">
            <text:p>34.54947</text:p>
          </table:table-cell>
          <table:table-cell table:style-name="ce2" table:formula="of:=1000000/[.E96]" office:value-type="float" office:value="28944.0040614226" calcext:value-type="float">
            <text:p>28944.0041</text:p>
          </table:table-cell>
        </table:table-row>
        <table:table-row table:style-name="ro1">
          <table:table-cell office:value-type="float" office:value="11.94444" calcext:value-type="float">
            <text:p>11.94444</text:p>
          </table:table-cell>
          <table:table-cell office:value-type="float" office:value="431.0433" calcext:value-type="float">
            <text:p>431.0433</text:p>
          </table:table-cell>
          <table:table-cell table:style-name="ce2" table:formula="of:=1000000/[.B97]" office:value-type="float" office:value="2319.95254305078" calcext:value-type="float">
            <text:p>2319.9525</text:p>
          </table:table-cell>
          <table:table-cell office:value-type="float" office:value="66.11111" calcext:value-type="float">
            <text:p>66.11111</text:p>
          </table:table-cell>
          <table:table-cell office:value-type="float" office:value="34.974" calcext:value-type="float">
            <text:p>34.974</text:p>
          </table:table-cell>
          <table:table-cell table:style-name="ce2" table:formula="of:=1000000/[.E97]" office:value-type="float" office:value="28592.6688397095" calcext:value-type="float">
            <text:p>28592.668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07.9433" calcext:value-type="float">
            <text:p>407.9433</text:p>
          </table:table-cell>
          <table:table-cell table:style-name="ce2" table:formula="of:=1000000/[.B98]" office:value-type="float" office:value="2451.32105368565" calcext:value-type="float">
            <text:p>2451.3211</text:p>
          </table:table-cell>
          <table:table-cell office:value-type="float" office:value="65" calcext:value-type="float">
            <text:p>65</text:p>
          </table:table-cell>
          <table:table-cell office:value-type="float" office:value="35.43515" calcext:value-type="float">
            <text:p>35.43515</text:p>
          </table:table-cell>
          <table:table-cell table:style-name="ce2" table:formula="of:=1000000/[.E98]" office:value-type="float" office:value="28220.566302104" calcext:value-type="float">
            <text:p>28220.5663</text:p>
          </table:table-cell>
        </table:table-row>
        <table:table-row table:style-name="ro1">
          <table:table-cell office:value-type="float" office:value="12.77778" calcext:value-type="float">
            <text:p>12.77778</text:p>
          </table:table-cell>
          <table:table-cell office:value-type="float" office:value="375.2319" calcext:value-type="float">
            <text:p>375.2319</text:p>
          </table:table-cell>
          <table:table-cell table:style-name="ce2" table:formula="of:=1000000/[.B99]" office:value-type="float" office:value="2665.01861915258" calcext:value-type="float">
            <text:p>2665.0186</text:p>
          </table:table-cell>
          <table:table-cell office:value-type="float" office:value="63.88889" calcext:value-type="float">
            <text:p>63.88889</text:p>
          </table:table-cell>
          <table:table-cell office:value-type="float" office:value="35.97382" calcext:value-type="float">
            <text:p>35.97382</text:p>
          </table:table-cell>
          <table:table-cell table:style-name="ce2" table:formula="of:=1000000/[.E99]" office:value-type="float" office:value="27797.9930960904" calcext:value-type="float">
            <text:p>27797.9931</text:p>
          </table:table-cell>
        </table:table-row>
        <table:table-row table:style-name="ro1">
          <table:table-cell office:value-type="float" office:value="13.33333" calcext:value-type="float">
            <text:p>13.33333</text:p>
          </table:table-cell>
          <table:table-cell office:value-type="float" office:value="355.6252" calcext:value-type="float">
            <text:p>355.6252</text:p>
          </table:table-cell>
          <table:table-cell table:style-name="ce2" table:formula="of:=1000000/[.B100]" office:value-type="float" office:value="2811.9492094486" calcext:value-type="float">
            <text:p>2811.9492</text:p>
          </table:table-cell>
          <table:table-cell office:value-type="float" office:value="62.77778" calcext:value-type="float">
            <text:p>62.77778</text:p>
          </table:table-cell>
          <table:table-cell office:value-type="float" office:value="36.55138" calcext:value-type="float">
            <text:p>36.55138</text:p>
          </table:table-cell>
          <table:table-cell table:style-name="ce2" table:formula="of:=1000000/[.E100]" office:value-type="float" office:value="27358.7481512326" calcext:value-type="float">
            <text:p>27358.7482</text:p>
          </table:table-cell>
        </table:table-row>
        <table:table-row table:style-name="ro1">
          <table:table-cell office:value-type="float" office:value="13.61111" calcext:value-type="float">
            <text:p>13.61111</text:p>
          </table:table-cell>
          <table:table-cell office:value-type="float" office:value="338.7122" calcext:value-type="float">
            <text:p>338.7122</text:p>
          </table:table-cell>
          <table:table-cell table:style-name="ce2" table:formula="of:=1000000/[.B101]" office:value-type="float" office:value="2952.35896433609" calcext:value-type="float">
            <text:p>2952.3590</text:p>
          </table:table-cell>
          <table:table-cell office:value-type="float" office:value="61.66667" calcext:value-type="float">
            <text:p>61.66667</text:p>
          </table:table-cell>
          <table:table-cell office:value-type="float" office:value="36.87781" calcext:value-type="float">
            <text:p>36.87781</text:p>
          </table:table-cell>
          <table:table-cell table:style-name="ce2" table:formula="of:=1000000/[.E101]" office:value-type="float" office:value="27116.5776926558" calcext:value-type="float">
            <text:p>27116.5777</text:p>
          </table:table-cell>
        </table:table-row>
        <table:table-row table:style-name="ro1">
          <table:table-cell office:value-type="float" office:value="13.88889" calcext:value-type="float">
            <text:p>13.88889</text:p>
          </table:table-cell>
          <table:table-cell office:value-type="float" office:value="324.1917" calcext:value-type="float">
            <text:p>324.1917</text:p>
          </table:table-cell>
          <table:table-cell table:style-name="ce2" table:formula="of:=1000000/[.B102]" office:value-type="float" office:value="3084.59470122153" calcext:value-type="float">
            <text:p>3084.5947</text:p>
          </table:table-cell>
          <table:table-cell office:value-type="float" office:value="60.55556" calcext:value-type="float">
            <text:p>60.55556</text:p>
          </table:table-cell>
          <table:table-cell office:value-type="float" office:value="37.40968" calcext:value-type="float">
            <text:p>37.40968</text:p>
          </table:table-cell>
          <table:table-cell table:style-name="ce2" table:formula="of:=1000000/[.E102]" office:value-type="float" office:value="26731.0492899164" calcext:value-type="float">
            <text:p>26731.0493</text:p>
          </table:table-cell>
        </table:table-row>
        <table:table-row table:style-name="ro1">
          <table:table-cell office:value-type="float" office:value="14.44444" calcext:value-type="float">
            <text:p>14.44444</text:p>
          </table:table-cell>
          <table:table-cell office:value-type="float" office:value="312.8934" calcext:value-type="float">
            <text:p>312.8934</text:p>
          </table:table-cell>
          <table:table-cell table:style-name="ce2" table:formula="of:=1000000/[.B103]" office:value-type="float" office:value="3195.97664891621" calcext:value-type="float">
            <text:p>3195.9766</text:p>
          </table:table-cell>
          <table:table-cell office:value-type="float" office:value="59.16667" calcext:value-type="float">
            <text:p>59.16667</text:p>
          </table:table-cell>
          <table:table-cell office:value-type="float" office:value="38.08764" calcext:value-type="float">
            <text:p>38.08764</text:p>
          </table:table-cell>
          <table:table-cell table:style-name="ce2" table:formula="of:=1000000/[.E103]" office:value-type="float" office:value="26255.2366069413" calcext:value-type="float">
            <text:p>26255.2366</text:p>
          </table:table-cell>
        </table:table-row>
        <table:table-row table:style-name="ro1">
          <table:table-cell office:value-type="float" office:value="14.44444" calcext:value-type="float">
            <text:p>14.44444</text:p>
          </table:table-cell>
          <table:table-cell office:value-type="float" office:value="299.563" calcext:value-type="float">
            <text:p>299.563</text:p>
          </table:table-cell>
          <table:table-cell table:style-name="ce2" table:formula="of:=1000000/[.B104]" office:value-type="float" office:value="3338.19597213274" calcext:value-type="float">
            <text:p>3338.1960</text:p>
          </table:table-cell>
          <table:table-cell office:value-type="float" office:value="58.05556" calcext:value-type="float">
            <text:p>58.05556</text:p>
          </table:table-cell>
          <table:table-cell office:value-type="float" office:value="38.74049" calcext:value-type="float">
            <text:p>38.74049</text:p>
          </table:table-cell>
          <table:table-cell table:style-name="ce2" table:formula="of:=1000000/[.E104]" office:value-type="float" office:value="25812.7865703299" calcext:value-type="float">
            <text:p>25812.7866</text:p>
          </table:table-cell>
        </table:table-row>
        <table:table-row table:style-name="ro1">
          <table:table-cell office:value-type="float" office:value="14.72222" calcext:value-type="float">
            <text:p>14.72222</text:p>
          </table:table-cell>
          <table:table-cell office:value-type="float" office:value="291.3001" calcext:value-type="float">
            <text:p>291.3001</text:p>
          </table:table-cell>
          <table:table-cell table:style-name="ce2" table:formula="of:=1000000/[.B105]" office:value-type="float" office:value="3432.88587954484" calcext:value-type="float">
            <text:p>3432.8859</text:p>
          </table:table-cell>
          <table:table-cell office:value-type="float" office:value="56.94444" calcext:value-type="float">
            <text:p>56.94444</text:p>
          </table:table-cell>
          <table:table-cell office:value-type="float" office:value="39.2724" calcext:value-type="float">
            <text:p>39.2724</text:p>
          </table:table-cell>
          <table:table-cell table:style-name="ce2" table:formula="of:=1000000/[.E105]" office:value-type="float" office:value="25463.1751560893" calcext:value-type="float">
            <text:p>25463.1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2.8992" calcext:value-type="float">
            <text:p>282.8992</text:p>
          </table:table-cell>
          <table:table-cell table:style-name="ce2" table:formula="of:=1000000/[.B106]" office:value-type="float" office:value="3534.82795285388" calcext:value-type="float">
            <text:p>3534.8280</text:p>
          </table:table-cell>
          <table:table-cell office:value-type="float" office:value="55.83333" calcext:value-type="float">
            <text:p>55.83333</text:p>
          </table:table-cell>
          <table:table-cell office:value-type="float" office:value="39.89092" calcext:value-type="float">
            <text:p>39.89092</text:p>
          </table:table-cell>
          <table:table-cell table:style-name="ce2" table:formula="of:=1000000/[.E106]" office:value-type="float" office:value="25068.3614215967" calcext:value-type="float">
            <text:p>25068.36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.2749" calcext:value-type="float">
            <text:p>275.2749</text:p>
          </table:table-cell>
          <table:table-cell table:style-name="ce2" table:formula="of:=1000000/[.B107]" office:value-type="float" office:value="3632.73222513204" calcext:value-type="float">
            <text:p>3632.7322</text:p>
          </table:table-cell>
          <table:table-cell office:value-type="float" office:value="54.72222" calcext:value-type="float">
            <text:p>54.72222</text:p>
          </table:table-cell>
          <table:table-cell office:value-type="float" office:value="40.54157" calcext:value-type="float">
            <text:p>40.54157</text:p>
          </table:table-cell>
          <table:table-cell table:style-name="ce2" table:formula="of:=1000000/[.E107]" office:value-type="float" office:value="24666.040313683" calcext:value-type="float">
            <text:p>24666.0403</text:p>
          </table:table-cell>
        </table:table-row>
        <table:table-row table:style-name="ro1">
          <table:table-cell office:value-type="float" office:value="15.27778" calcext:value-type="float">
            <text:p>15.27778</text:p>
          </table:table-cell>
          <table:table-cell office:value-type="float" office:value="269.1126" calcext:value-type="float">
            <text:p>269.1126</text:p>
          </table:table-cell>
          <table:table-cell table:style-name="ce2" table:formula="of:=1000000/[.B108]" office:value-type="float" office:value="3715.9166832025" calcext:value-type="float">
            <text:p>3715.9167</text:p>
          </table:table-cell>
          <table:table-cell office:value-type="float" office:value="53.61111" calcext:value-type="float">
            <text:p>53.61111</text:p>
          </table:table-cell>
          <table:table-cell office:value-type="float" office:value="41.28612" calcext:value-type="float">
            <text:p>41.28612</text:p>
          </table:table-cell>
          <table:table-cell table:style-name="ce2" table:formula="of:=1000000/[.E108]" office:value-type="float" office:value="24221.2152655663" calcext:value-type="float">
            <text:p>24221.2153</text:p>
          </table:table-cell>
        </table:table-row>
        <table:table-row table:style-name="ro1">
          <table:table-cell office:value-type="float" office:value="15.55556" calcext:value-type="float">
            <text:p>15.55556</text:p>
          </table:table-cell>
          <table:table-cell office:value-type="float" office:value="265.0726" calcext:value-type="float">
            <text:p>265.0726</text:p>
          </table:table-cell>
          <table:table-cell table:style-name="ce2" table:formula="of:=1000000/[.B109]" office:value-type="float" office:value="3772.55136894571" calcext:value-type="float">
            <text:p>3772.5514</text:p>
          </table:table-cell>
          <table:table-cell office:value-type="float" office:value="52.5" calcext:value-type="float">
            <text:p>52.5</text:p>
          </table:table-cell>
          <table:table-cell office:value-type="float" office:value="41.92256" calcext:value-type="float">
            <text:p>41.92256</text:p>
          </table:table-cell>
          <table:table-cell table:style-name="ce2" table:formula="of:=1000000/[.E109]" office:value-type="float" office:value="23853.5051294577" calcext:value-type="float">
            <text:p>23853.5051</text:p>
          </table:table-cell>
        </table:table-row>
        <table:table-row table:style-name="ro1">
          <table:table-cell office:value-type="float" office:value="15.55556" calcext:value-type="float">
            <text:p>15.55556</text:p>
          </table:table-cell>
          <table:table-cell office:value-type="float" office:value="258.5193" calcext:value-type="float">
            <text:p>258.5193</text:p>
          </table:table-cell>
          <table:table-cell table:style-name="ce2" table:formula="of:=1000000/[.B110]" office:value-type="float" office:value="3868.18314918847" calcext:value-type="float">
            <text:p>3868.1831</text:p>
          </table:table-cell>
          <table:table-cell office:value-type="float" office:value="51.38889" calcext:value-type="float">
            <text:p>51.38889</text:p>
          </table:table-cell>
          <table:table-cell office:value-type="float" office:value="42.72145" calcext:value-type="float">
            <text:p>42.72145</text:p>
          </table:table-cell>
          <table:table-cell table:style-name="ce2" table:formula="of:=1000000/[.E110]" office:value-type="float" office:value="23407.4452060967" calcext:value-type="float">
            <text:p>23407.4452</text:p>
          </table:table-cell>
        </table:table-row>
        <table:table-row table:style-name="ro1">
          <table:table-cell office:value-type="float" office:value="15.83333" calcext:value-type="float">
            <text:p>15.83333</text:p>
          </table:table-cell>
          <table:table-cell office:value-type="float" office:value="251.582" calcext:value-type="float">
            <text:p>251.582</text:p>
          </table:table-cell>
          <table:table-cell table:style-name="ce2" table:formula="of:=1000000/[.B111]" office:value-type="float" office:value="3974.84716712642" calcext:value-type="float">
            <text:p>3974.8472</text:p>
          </table:table-cell>
          <table:table-cell office:value-type="float" office:value="50.55556" calcext:value-type="float">
            <text:p>50.55556</text:p>
          </table:table-cell>
          <table:table-cell office:value-type="float" office:value="43.36293" calcext:value-type="float">
            <text:p>43.36293</text:p>
          </table:table-cell>
          <table:table-cell table:style-name="ce2" table:formula="of:=1000000/[.E111]" office:value-type="float" office:value="23061.1722962447" calcext:value-type="float">
            <text:p>23061.1723</text:p>
          </table:table-cell>
        </table:table-row>
        <table:table-row table:style-name="ro1">
          <table:table-cell office:value-type="float" office:value="16.11111" calcext:value-type="float">
            <text:p>16.11111</text:p>
          </table:table-cell>
          <table:table-cell office:value-type="float" office:value="245.5795" calcext:value-type="float">
            <text:p>245.5795</text:p>
          </table:table-cell>
          <table:table-cell table:style-name="ce2" table:formula="of:=1000000/[.B112]" office:value-type="float" office:value="4072.00112387231" calcext:value-type="float">
            <text:p>4072.0011</text:p>
          </table:table-cell>
          <table:table-cell office:value-type="float" office:value="49.44444" calcext:value-type="float">
            <text:p>49.44444</text:p>
          </table:table-cell>
          <table:table-cell office:value-type="float" office:value="44.16177" calcext:value-type="float">
            <text:p>44.16177</text:p>
          </table:table-cell>
          <table:table-cell table:style-name="ce2" table:formula="of:=1000000/[.E112]" office:value-type="float" office:value="22644.0199294548" calcext:value-type="float">
            <text:p>22644.0199</text:p>
          </table:table-cell>
        </table:table-row>
        <table:table-row table:style-name="ro1">
          <table:table-cell office:value-type="float" office:value="16.38889" calcext:value-type="float">
            <text:p>16.38889</text:p>
          </table:table-cell>
          <table:table-cell office:value-type="float" office:value="239.1187" calcext:value-type="float">
            <text:p>239.1187</text:p>
          </table:table-cell>
          <table:table-cell table:style-name="ce2" table:formula="of:=1000000/[.B113]" office:value-type="float" office:value="4182.02340511219" calcext:value-type="float">
            <text:p>4182.0234</text:p>
          </table:table-cell>
          <table:table-cell office:value-type="float" office:value="48.33333" calcext:value-type="float">
            <text:p>48.33333</text:p>
          </table:table-cell>
          <table:table-cell office:value-type="float" office:value="45.17539" calcext:value-type="float">
            <text:p>45.17539</text:p>
          </table:table-cell>
          <table:table-cell table:style-name="ce2" table:formula="of:=1000000/[.E113]" office:value-type="float" office:value="22135.9461423576" calcext:value-type="float">
            <text:p>22135.9461</text:p>
          </table:table-cell>
        </table:table-row>
        <table:table-row table:style-name="ro1">
          <table:table-cell office:value-type="float" office:value="16.94444" calcext:value-type="float">
            <text:p>16.94444</text:p>
          </table:table-cell>
          <table:table-cell office:value-type="float" office:value="231.403" calcext:value-type="float">
            <text:p>231.403</text:p>
          </table:table-cell>
          <table:table-cell table:style-name="ce2" table:formula="of:=1000000/[.B114]" office:value-type="float" office:value="4321.4651495443" calcext:value-type="float">
            <text:p>4321.4651</text:p>
          </table:table-cell>
          <table:table-cell office:value-type="float" office:value="47.22222" calcext:value-type="float">
            <text:p>47.22222</text:p>
          </table:table-cell>
          <table:table-cell office:value-type="float" office:value="46.36929" calcext:value-type="float">
            <text:p>46.36929</text:p>
          </table:table-cell>
          <table:table-cell table:style-name="ce2" table:formula="of:=1000000/[.E114]" office:value-type="float" office:value="21565.997667853" calcext:value-type="float">
            <text:p>21565.997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21.5416" calcext:value-type="float">
            <text:p>221.5416</text:p>
          </table:table-cell>
          <table:table-cell table:style-name="ce2" table:formula="of:=1000000/[.B115]" office:value-type="float" office:value="4513.82494303553" calcext:value-type="float">
            <text:p>4513.8249</text:p>
          </table:table-cell>
          <table:table-cell office:value-type="float" office:value="46.11111" calcext:value-type="float">
            <text:p>46.11111</text:p>
          </table:table-cell>
          <table:table-cell office:value-type="float" office:value="47.35987" calcext:value-type="float">
            <text:p>47.35987</text:p>
          </table:table-cell>
          <table:table-cell table:style-name="ce2" table:formula="of:=1000000/[.E115]" office:value-type="float" office:value="21114.9228239013" calcext:value-type="float">
            <text:p>21114.9228</text:p>
          </table:table-cell>
        </table:table-row>
        <table:table-row table:style-name="ro1">
          <table:table-cell office:value-type="float" office:value="18.05556" calcext:value-type="float">
            <text:p>18.05556</text:p>
          </table:table-cell>
          <table:table-cell office:value-type="float" office:value="212.7305" calcext:value-type="float">
            <text:p>212.7305</text:p>
          </table:table-cell>
          <table:table-cell table:style-name="ce2" table:formula="of:=1000000/[.B116]" office:value-type="float" office:value="4700.7833855512" calcext:value-type="float">
            <text:p>4700.7834</text:p>
          </table:table-cell>
          <table:table-cell office:value-type="float" office:value="45" calcext:value-type="float">
            <text:p>45</text:p>
          </table:table-cell>
          <table:table-cell office:value-type="float" office:value="48.09267" calcext:value-type="float">
            <text:p>48.09267</text:p>
          </table:table-cell>
          <table:table-cell table:style-name="ce2" table:formula="of:=1000000/[.E116]" office:value-type="float" office:value="20793.1894818899" calcext:value-type="float">
            <text:p>20793.1895</text:p>
          </table:table-cell>
        </table:table-row>
        <table:table-row table:style-name="ro1">
          <table:table-cell office:value-type="float" office:value="18.61111" calcext:value-type="float">
            <text:p>18.61111</text:p>
          </table:table-cell>
          <table:table-cell office:value-type="float" office:value="204.3527" calcext:value-type="float">
            <text:p>204.3527</text:p>
          </table:table-cell>
          <table:table-cell table:style-name="ce2" table:formula="of:=1000000/[.B117]" office:value-type="float" office:value="4893.50030608845" calcext:value-type="float">
            <text:p>4893.5003</text:p>
          </table:table-cell>
          <table:table-cell office:value-type="float" office:value="44.16667" calcext:value-type="float">
            <text:p>44.16667</text:p>
          </table:table-cell>
          <table:table-cell office:value-type="float" office:value="49.30935" calcext:value-type="float">
            <text:p>49.30935</text:p>
          </table:table-cell>
          <table:table-cell table:style-name="ce2" table:formula="of:=1000000/[.E117]" office:value-type="float" office:value="20280.129427786" calcext:value-type="float">
            <text:p>20280.1294</text:p>
          </table:table-cell>
        </table:table-row>
        <table:table-row table:style-name="ro1">
          <table:table-cell office:value-type="float" office:value="19.16667" calcext:value-type="float">
            <text:p>19.16667</text:p>
          </table:table-cell>
          <table:table-cell office:value-type="float" office:value="194.7204" calcext:value-type="float">
            <text:p>194.7204</text:p>
          </table:table-cell>
          <table:table-cell table:style-name="ce2" table:formula="of:=1000000/[.B118]" office:value-type="float" office:value="5135.56874369609" calcext:value-type="float">
            <text:p>5135.5687</text:p>
          </table:table-cell>
          <table:table-cell office:value-type="float" office:value="43.05556" calcext:value-type="float">
            <text:p>43.05556</text:p>
          </table:table-cell>
          <table:table-cell office:value-type="float" office:value="50.35938" calcext:value-type="float">
            <text:p>50.35938</text:p>
          </table:table-cell>
          <table:table-cell table:style-name="ce2" table:formula="of:=1000000/[.E118]" office:value-type="float" office:value="19857.2738584153" calcext:value-type="float">
            <text:p>19857.2739</text:p>
          </table:table-cell>
        </table:table-row>
        <table:table-row table:style-name="ro1">
          <table:table-cell office:value-type="float" office:value="19.72222" calcext:value-type="float">
            <text:p>19.72222</text:p>
          </table:table-cell>
          <table:table-cell office:value-type="float" office:value="185.0182" calcext:value-type="float">
            <text:p>185.0182</text:p>
          </table:table-cell>
          <table:table-cell table:style-name="ce2" table:formula="of:=1000000/[.B119]" office:value-type="float" office:value="5404.87368269716" calcext:value-type="float">
            <text:p>5404.8737</text:p>
          </table:table-cell>
          <table:table-cell office:value-type="float" office:value="41.94444" calcext:value-type="float">
            <text:p>41.94444</text:p>
          </table:table-cell>
          <table:table-cell office:value-type="float" office:value="51.55773" calcext:value-type="float">
            <text:p>51.55773</text:p>
          </table:table-cell>
          <table:table-cell table:style-name="ce2" table:formula="of:=1000000/[.E119]" office:value-type="float" office:value="19395.7336756292" calcext:value-type="float">
            <text:p>19395.7337</text:p>
          </table:table-cell>
        </table:table-row>
        <table:table-row table:style-name="ro1">
          <table:table-cell office:value-type="float" office:value="20.27778" calcext:value-type="float">
            <text:p>20.27778</text:p>
          </table:table-cell>
          <table:table-cell office:value-type="float" office:value="176.6869" calcext:value-type="float">
            <text:p>176.6869</text:p>
          </table:table-cell>
          <table:table-cell table:style-name="ce2" table:formula="of:=1000000/[.B120]" office:value-type="float" office:value="5659.72915932081" calcext:value-type="float">
            <text:p>5659.7292</text:p>
          </table:table-cell>
          <table:table-cell office:value-type="float" office:value="41.11111" calcext:value-type="float">
            <text:p>41.11111</text:p>
          </table:table-cell>
          <table:table-cell office:value-type="float" office:value="52.60314" calcext:value-type="float">
            <text:p>52.60314</text:p>
          </table:table-cell>
          <table:table-cell table:style-name="ce2" table:formula="of:=1000000/[.E120]" office:value-type="float" office:value="19010.2720103781" calcext:value-type="float">
            <text:p>19010.2720</text:p>
          </table:table-cell>
        </table:table-row>
        <table:table-row table:style-name="ro1">
          <table:table-cell office:value-type="float" office:value="21.11111" calcext:value-type="float">
            <text:p>21.11111</text:p>
          </table:table-cell>
          <table:table-cell office:value-type="float" office:value="168.6294" calcext:value-type="float">
            <text:p>168.6294</text:p>
          </table:table-cell>
          <table:table-cell table:style-name="ce2" table:formula="of:=1000000/[.B121]" office:value-type="float" office:value="5930.16401647637" calcext:value-type="float">
            <text:p>5930.1640</text:p>
          </table:table-cell>
          <table:table-cell office:value-type="float" office:value="40" calcext:value-type="float">
            <text:p>40</text:p>
          </table:table-cell>
          <table:table-cell office:value-type="float" office:value="53.74689" calcext:value-type="float">
            <text:p>53.74689</text:p>
          </table:table-cell>
          <table:table-cell table:style-name="ce2" table:formula="of:=1000000/[.E121]" office:value-type="float" office:value="18605.7276988492" calcext:value-type="float">
            <text:p>18605.7277</text:p>
          </table:table-cell>
        </table:table-row>
        <table:table-row table:style-name="ro1">
          <table:table-cell office:value-type="float" office:value="21.66667" calcext:value-type="float">
            <text:p>21.66667</text:p>
          </table:table-cell>
          <table:table-cell office:value-type="float" office:value="160.7312" calcext:value-type="float">
            <text:p>160.7312</text:p>
          </table:table-cell>
          <table:table-cell table:style-name="ce2" table:formula="of:=1000000/[.B122]" office:value-type="float" office:value="6221.56743681376" calcext:value-type="float">
            <text:p>6221.5674</text:p>
          </table:table-cell>
          <table:table-cell office:value-type="float" office:value="39.44444" calcext:value-type="float">
            <text:p>39.44444</text:p>
          </table:table-cell>
          <table:table-cell office:value-type="float" office:value="55.0046" calcext:value-type="float">
            <text:p>55.0046</text:p>
          </table:table-cell>
          <table:table-cell table:style-name="ce2" table:formula="of:=1000000/[.E122]" office:value-type="float" office:value="18180.2976478331" calcext:value-type="float">
            <text:p>18180.2976</text:p>
          </table:table-cell>
        </table:table-row>
        <table:table-row table:style-name="ro1">
          <table:table-cell office:value-type="float" office:value="22.22222" calcext:value-type="float">
            <text:p>22.22222</text:p>
          </table:table-cell>
          <table:table-cell office:value-type="float" office:value="153.518" calcext:value-type="float">
            <text:p>153.518</text:p>
          </table:table-cell>
          <table:table-cell table:style-name="ce2" table:formula="of:=1000000/[.B123]" office:value-type="float" office:value="6513.8941361925" calcext:value-type="float">
            <text:p>6513.8941</text:p>
          </table:table-cell>
          <table:table-cell office:value-type="float" office:value="38.61111" calcext:value-type="float">
            <text:p>38.61111</text:p>
          </table:table-cell>
          <table:table-cell office:value-type="float" office:value="55.90417" calcext:value-type="float">
            <text:p>55.90417</text:p>
          </table:table-cell>
          <table:table-cell table:style-name="ce2" table:formula="of:=1000000/[.E123]" office:value-type="float" office:value="17887.7532749346" calcext:value-type="float">
            <text:p>17887.7533</text:p>
          </table:table-cell>
        </table:table-row>
        <table:table-row table:style-name="ro1">
          <table:table-cell office:value-type="float" office:value="23.05556" calcext:value-type="float">
            <text:p>23.05556</text:p>
          </table:table-cell>
          <table:table-cell office:value-type="float" office:value="147.355" calcext:value-type="float">
            <text:p>147.355</text:p>
          </table:table-cell>
          <table:table-cell table:style-name="ce2" table:formula="of:=1000000/[.B124]" office:value-type="float" office:value="6786.33232669404" calcext:value-type="float">
            <text:p>6786.3323</text:p>
          </table:table-cell>
          <table:table-cell office:value-type="float" office:value="38.05556" calcext:value-type="float">
            <text:p>38.05556</text:p>
          </table:table-cell>
          <table:table-cell office:value-type="float" office:value="56.99113" calcext:value-type="float">
            <text:p>56.99113</text:p>
          </table:table-cell>
          <table:table-cell table:style-name="ce2" table:formula="of:=1000000/[.E124]" office:value-type="float" office:value="17546.5901448173" calcext:value-type="float">
            <text:p>17546.5901</text:p>
          </table:table-cell>
        </table:table-row>
        <table:table-row table:style-name="ro1">
          <table:table-cell office:value-type="float" office:value="23.88889" calcext:value-type="float">
            <text:p>23.88889</text:p>
          </table:table-cell>
          <table:table-cell office:value-type="float" office:value="140.7131" calcext:value-type="float">
            <text:p>140.7131</text:p>
          </table:table-cell>
          <table:table-cell table:style-name="ce2" table:formula="of:=1000000/[.B125]" office:value-type="float" office:value="7106.658868293" calcext:value-type="float">
            <text:p>7106.6589</text:p>
          </table:table-cell>
          <table:table-cell office:value-type="float" office:value="37.5" calcext:value-type="float">
            <text:p>37.5</text:p>
          </table:table-cell>
          <table:table-cell office:value-type="float" office:value="57.69823" calcext:value-type="float">
            <text:p>57.69823</text:p>
          </table:table-cell>
          <table:table-cell table:style-name="ce2" table:formula="of:=1000000/[.E125]" office:value-type="float" office:value="17331.5541915237" calcext:value-type="float">
            <text:p>17331.5542</text:p>
          </table:table-cell>
        </table:table-row>
        <table:table-row table:style-name="ro1">
          <table:table-cell office:value-type="float" office:value="24.44444" calcext:value-type="float">
            <text:p>24.44444</text:p>
          </table:table-cell>
          <table:table-cell office:value-type="float" office:value="134.8916" calcext:value-type="float">
            <text:p>134.8916</text:p>
          </table:table-cell>
          <table:table-cell table:style-name="ce2" table:formula="of:=1000000/[.B126]" office:value-type="float" office:value="7413.36006096747" calcext:value-type="float">
            <text:p>7413.3601</text:p>
          </table:table-cell>
          <table:table-cell office:value-type="float" office:value="36.94444" calcext:value-type="float">
            <text:p>36.94444</text:p>
          </table:table-cell>
          <table:table-cell office:value-type="float" office:value="58.51986" calcext:value-type="float">
            <text:p>58.51986</text:p>
          </table:table-cell>
          <table:table-cell table:style-name="ce2" table:formula="of:=1000000/[.E126]" office:value-type="float" office:value="17088.215863811" calcext:value-type="float">
            <text:p>17088.2159</text:p>
          </table:table-cell>
        </table:table-row>
        <table:table-row table:style-name="ro1">
          <table:table-cell office:value-type="float" office:value="25.27778" calcext:value-type="float">
            <text:p>25.27778</text:p>
          </table:table-cell>
          <table:table-cell office:value-type="float" office:value="129.5959" calcext:value-type="float">
            <text:p>129.5959</text:p>
          </table:table-cell>
          <table:table-cell table:style-name="ce2" table:formula="of:=1000000/[.B127]" office:value-type="float" office:value="7716.29349385282" calcext:value-type="float">
            <text:p>7716.2935</text:p>
          </table:table-cell>
          <table:table-cell office:value-type="float" office:value="36.66667" calcext:value-type="float">
            <text:p>36.66667</text:p>
          </table:table-cell>
          <table:table-cell office:value-type="float" office:value="59.20709" calcext:value-type="float">
            <text:p>59.20709</text:p>
          </table:table-cell>
          <table:table-cell table:style-name="ce2" table:formula="of:=1000000/[.E127]" office:value-type="float" office:value="16889.8691018255" calcext:value-type="float">
            <text:p>16889.8691</text:p>
          </table:table-cell>
        </table:table-row>
        <table:table-row table:style-name="ro1">
          <table:table-cell office:value-type="float" office:value="25.83333" calcext:value-type="float">
            <text:p>25.83333</text:p>
          </table:table-cell>
          <table:table-cell office:value-type="float" office:value="125.3957" calcext:value-type="float">
            <text:p>125.3957</text:p>
          </table:table-cell>
          <table:table-cell table:style-name="ce2" table:formula="of:=1000000/[.B128]" office:value-type="float" office:value="7974.7551152073" calcext:value-type="float">
            <text:p>7974.7551</text:p>
          </table:table-cell>
          <table:table-cell office:value-type="float" office:value="36.38889" calcext:value-type="float">
            <text:p>36.38889</text:p>
          </table:table-cell>
          <table:table-cell office:value-type="float" office:value="59.54029" calcext:value-type="float">
            <text:p>59.54029</text:p>
          </table:table-cell>
          <table:table-cell table:style-name="ce2" table:formula="of:=1000000/[.E128]" office:value-type="float" office:value="16795.3498378997" calcext:value-type="float">
            <text:p>16795.3498</text:p>
          </table:table-cell>
        </table:table-row>
        <table:table-row table:style-name="ro1">
          <table:table-cell office:value-type="float" office:value="26.38889" calcext:value-type="float">
            <text:p>26.38889</text:p>
          </table:table-cell>
          <table:table-cell office:value-type="float" office:value="120.5566" calcext:value-type="float">
            <text:p>120.5566</text:p>
          </table:table-cell>
          <table:table-cell table:style-name="ce2" table:formula="of:=1000000/[.B129]" office:value-type="float" office:value="8294.85901228137" calcext:value-type="float">
            <text:p>8294.8590</text:p>
          </table:table-cell>
          <table:table-cell office:value-type="float" office:value="36.11111" calcext:value-type="float">
            <text:p>36.11111</text:p>
          </table:table-cell>
          <table:table-cell office:value-type="float" office:value="60.12702" calcext:value-type="float">
            <text:p>60.12702</text:p>
          </table:table-cell>
          <table:table-cell table:style-name="ce2" table:formula="of:=1000000/[.E129]" office:value-type="float" office:value="16631.4578703551" calcext:value-type="float">
            <text:p>16631.4579</text:p>
          </table:table-cell>
        </table:table-row>
        <table:table-row table:style-name="ro1">
          <table:table-cell office:value-type="float" office:value="27.22222" calcext:value-type="float">
            <text:p>27.22222</text:p>
          </table:table-cell>
          <table:table-cell office:value-type="float" office:value="115.1694" calcext:value-type="float">
            <text:p>115.1694</text:p>
          </table:table-cell>
          <table:table-cell table:style-name="ce2" table:formula="of:=1000000/[.B130]" office:value-type="float" office:value="8682.86194075857" calcext:value-type="float">
            <text:p>8682.8619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60.64753" calcext:value-type="float">
            <text:p>60.64753</text:p>
          </table:table-cell>
          <table:table-cell table:style-name="ce2" table:formula="of:=1000000/[.E130]" office:value-type="float" office:value="16488.7176773728" calcext:value-type="float">
            <text:p>16488.7177</text:p>
          </table:table-cell>
        </table:table-row>
        <table:table-row table:style-name="ro1">
          <table:table-cell office:value-type="float" office:value="28.05556" calcext:value-type="float">
            <text:p>28.05556</text:p>
          </table:table-cell>
          <table:table-cell office:value-type="float" office:value="110.5811" calcext:value-type="float">
            <text:p>110.5811</text:p>
          </table:table-cell>
          <table:table-cell table:style-name="ce2" table:formula="of:=1000000/[.B131]" office:value-type="float" office:value="9043.13666621149" calcext:value-type="float">
            <text:p>9043.1367</text:p>
          </table:table-cell>
          <table:table-cell office:value-type="float" office:value="35.55556" calcext:value-type="float">
            <text:p>35.55556</text:p>
          </table:table-cell>
          <table:table-cell office:value-type="float" office:value="60.95798" calcext:value-type="float">
            <text:p>60.95798</text:p>
          </table:table-cell>
          <table:table-cell table:style-name="ce2" table:formula="of:=1000000/[.E131]" office:value-type="float" office:value="16404.7430705545" calcext:value-type="float">
            <text:p>16404.7431</text:p>
          </table:table-cell>
        </table:table-row>
        <table:table-row table:style-name="ro1">
          <table:table-cell office:value-type="float" office:value="28.88889" calcext:value-type="float">
            <text:p>28.88889</text:p>
          </table:table-cell>
          <table:table-cell office:value-type="float" office:value="106.0159" calcext:value-type="float">
            <text:p>106.0159</text:p>
          </table:table-cell>
          <table:table-cell table:style-name="ce2" table:formula="of:=1000000/[.B132]" office:value-type="float" office:value="9432.54738204364" calcext:value-type="float">
            <text:p>9432.5474</text:p>
          </table:table-cell>
          <table:table-cell office:value-type="float" office:value="35.27778" calcext:value-type="float">
            <text:p>35.27778</text:p>
          </table:table-cell>
          <table:table-cell office:value-type="float" office:value="61.62689" calcext:value-type="float">
            <text:p>61.62689</text:p>
          </table:table-cell>
          <table:table-cell table:style-name="ce2" table:formula="of:=1000000/[.E132]" office:value-type="float" office:value="16226.6828652233" calcext:value-type="float">
            <text:p>16226.6829</text:p>
          </table:table-cell>
        </table:table-row>
        <table:table-row table:style-name="ro1">
          <table:table-cell office:value-type="float" office:value="29.72222" calcext:value-type="float">
            <text:p>29.72222</text:p>
          </table:table-cell>
          <table:table-cell office:value-type="float" office:value="103.0026" calcext:value-type="float">
            <text:p>103.0026</text:p>
          </table:table-cell>
          <table:table-cell table:style-name="ce2" table:formula="of:=1000000/[.B133]" office:value-type="float" office:value="9708.4927953275" calcext:value-type="float">
            <text:p>9708.4928</text:p>
          </table:table-cell>
          <table:table-cell office:value-type="float" office:value="35" calcext:value-type="float">
            <text:p>35</text:p>
          </table:table-cell>
          <table:table-cell office:value-type="float" office:value="62.2363" calcext:value-type="float">
            <text:p>62.2363</text:p>
          </table:table-cell>
          <table:table-cell table:style-name="ce2" table:formula="of:=1000000/[.E133]" office:value-type="float" office:value="16067.7932332096" calcext:value-type="float">
            <text:p>16067.7932</text:p>
          </table:table-cell>
        </table:table-row>
        <table:table-row table:style-name="ro1">
          <table:table-cell office:value-type="float" office:value="30.27778" calcext:value-type="float">
            <text:p>30.27778</text:p>
          </table:table-cell>
          <table:table-cell office:value-type="float" office:value="99.35079" calcext:value-type="float">
            <text:p>99.35079</text:p>
          </table:table-cell>
          <table:table-cell table:style-name="ce2" table:formula="of:=1000000/[.B134]" office:value-type="float" office:value="10065.3452277531" calcext:value-type="float">
            <text:p>10065.3452</text:p>
          </table:table-cell>
          <table:table-cell office:value-type="float" office:value="34.72222" calcext:value-type="float">
            <text:p>34.72222</text:p>
          </table:table-cell>
          <table:table-cell office:value-type="float" office:value="63.12419" calcext:value-type="float">
            <text:p>63.12419</text:p>
          </table:table-cell>
          <table:table-cell table:style-name="ce2" table:formula="of:=1000000/[.E134]" office:value-type="float" office:value="15841.787435213" calcext:value-type="float">
            <text:p>15841.7874</text:p>
          </table:table-cell>
        </table:table-row>
        <table:table-row table:style-name="ro1">
          <table:table-cell office:value-type="float" office:value="31.11111" calcext:value-type="float">
            <text:p>31.11111</text:p>
          </table:table-cell>
          <table:table-cell office:value-type="float" office:value="94.30368" calcext:value-type="float">
            <text:p>94.30368</text:p>
          </table:table-cell>
          <table:table-cell table:style-name="ce2" table:formula="of:=1000000/[.B135]" office:value-type="float" office:value="10604.0400544284" calcext:value-type="float">
            <text:p>10604.0401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64.15833" calcext:value-type="float">
            <text:p>64.15833</text:p>
          </table:table-cell>
          <table:table-cell table:style-name="ce2" table:formula="of:=1000000/[.E135]" office:value-type="float" office:value="15586.4406071667" calcext:value-type="float">
            <text:p>15586.4406</text:p>
          </table:table-cell>
        </table:table-row>
        <table:table-row table:style-name="ro1">
          <table:table-cell office:value-type="float" office:value="31.94444" calcext:value-type="float">
            <text:p>31.94444</text:p>
          </table:table-cell>
          <table:table-cell office:value-type="float" office:value="92.00719" calcext:value-type="float">
            <text:p>92.00719</text:p>
          </table:table-cell>
          <table:table-cell table:style-name="ce2" table:formula="of:=1000000/[.B136]" office:value-type="float" office:value="10868.7158036236" calcext:value-type="float">
            <text:p>10868.7158</text:p>
          </table:table-cell>
          <table:table-cell office:value-type="float" office:value="33.61111" calcext:value-type="float">
            <text:p>33.61111</text:p>
          </table:table-cell>
          <table:table-cell office:value-type="float" office:value="65.19702" calcext:value-type="float">
            <text:p>65.19702</text:p>
          </table:table-cell>
          <table:table-cell table:style-name="ce2" table:formula="of:=1000000/[.E136]" office:value-type="float" office:value="15338.1243498553" calcext:value-type="float">
            <text:p>15338.1243</text:p>
          </table:table-cell>
        </table:table-row>
        <table:table-row table:style-name="ro1">
          <table:table-cell office:value-type="float" office:value="32.77778" calcext:value-type="float">
            <text:p>32.77778</text:p>
          </table:table-cell>
          <table:table-cell office:value-type="float" office:value="89.07123" calcext:value-type="float">
            <text:p>89.07123</text:p>
          </table:table-cell>
          <table:table-cell table:style-name="ce2" table:formula="of:=1000000/[.B137]" office:value-type="float" office:value="11226.9696960511" calcext:value-type="float">
            <text:p>11226.9697</text:p>
          </table:table-cell>
          <table:table-cell office:value-type="float" office:value="32.77778" calcext:value-type="float">
            <text:p>32.77778</text:p>
          </table:table-cell>
          <table:table-cell office:value-type="float" office:value="66.75603" calcext:value-type="float">
            <text:p>66.75603</text:p>
          </table:table-cell>
          <table:table-cell table:style-name="ce2" table:formula="of:=1000000/[.E137]" office:value-type="float" office:value="14979.9201660135" calcext:value-type="float">
            <text:p>14979.9202</text:p>
          </table:table-cell>
        </table:table-row>
        <table:table-row table:style-name="ro1">
          <table:table-cell office:value-type="float" office:value="33.61111" calcext:value-type="float">
            <text:p>33.61111</text:p>
          </table:table-cell>
          <table:table-cell office:value-type="float" office:value="85.68184" calcext:value-type="float">
            <text:p>85.68184</text:p>
          </table:table-cell>
          <table:table-cell table:style-name="ce2" table:formula="of:=1000000/[.B138]" office:value-type="float" office:value="11671.0845612092" calcext:value-type="float">
            <text:p>11671.0846</text:p>
          </table:table-cell>
          <table:table-cell office:value-type="float" office:value="32.22222" calcext:value-type="float">
            <text:p>32.22222</text:p>
          </table:table-cell>
          <table:table-cell office:value-type="float" office:value="68.7075" calcext:value-type="float">
            <text:p>68.7075</text:p>
          </table:table-cell>
          <table:table-cell table:style-name="ce2" table:formula="of:=1000000/[.E138]" office:value-type="float" office:value="14554.4518429575" calcext:value-type="float">
            <text:p>14554.4518</text:p>
          </table:table-cell>
        </table:table-row>
        <table:table-row table:style-name="ro1">
          <table:table-cell office:value-type="float" office:value="34.44444" calcext:value-type="float">
            <text:p>34.44444</text:p>
          </table:table-cell>
          <table:table-cell office:value-type="float" office:value="83.21881" calcext:value-type="float">
            <text:p>83.21881</text:p>
          </table:table-cell>
          <table:table-cell table:style-name="ce2" table:formula="of:=1000000/[.B139]" office:value-type="float" office:value="12016.5140549354" calcext:value-type="float">
            <text:p>12016.5141</text:p>
          </table:table-cell>
          <table:table-cell office:value-type="float" office:value="31.38889" calcext:value-type="float">
            <text:p>31.38889</text:p>
          </table:table-cell>
          <table:table-cell office:value-type="float" office:value="70.63196" calcext:value-type="float">
            <text:p>70.63196</text:p>
          </table:table-cell>
          <table:table-cell table:style-name="ce2" table:formula="of:=1000000/[.E139]" office:value-type="float" office:value="14157.8967934629" calcext:value-type="float">
            <text:p>14157.8968</text:p>
          </table:table-cell>
        </table:table-row>
        <table:table-row table:style-name="ro1">
          <table:table-cell office:value-type="float" office:value="35.27778" calcext:value-type="float">
            <text:p>35.27778</text:p>
          </table:table-cell>
          <table:table-cell office:value-type="float" office:value="80.37193" calcext:value-type="float">
            <text:p>80.37193</text:p>
          </table:table-cell>
          <table:table-cell table:style-name="ce2" table:formula="of:=1000000/[.B140]" office:value-type="float" office:value="12442.1548667551" calcext:value-type="float">
            <text:p>12442.1549</text:p>
          </table:table-cell>
          <table:table-cell office:value-type="float" office:value="30.55556" calcext:value-type="float">
            <text:p>30.55556</text:p>
          </table:table-cell>
          <table:table-cell office:value-type="float" office:value="72.75494" calcext:value-type="float">
            <text:p>72.75494</text:p>
          </table:table-cell>
          <table:table-cell table:style-name="ce2" table:formula="of:=1000000/[.E140]" office:value-type="float" office:value="13744.771145437" calcext:value-type="float">
            <text:p>13744.7711</text:p>
          </table:table-cell>
        </table:table-row>
        <table:table-row table:style-name="ro1">
          <table:table-cell office:value-type="float" office:value="36.38889" calcext:value-type="float">
            <text:p>36.38889</text:p>
          </table:table-cell>
          <table:table-cell office:value-type="float" office:value="77.9069" calcext:value-type="float">
            <text:p>77.9069</text:p>
          </table:table-cell>
          <table:table-cell table:style-name="ce2" table:formula="of:=1000000/[.B141]" office:value-type="float" office:value="12835.8335397763" calcext:value-type="float">
            <text:p>12835.8335</text:p>
          </table:table-cell>
          <table:table-cell office:value-type="float" office:value="29.72222" calcext:value-type="float">
            <text:p>29.72222</text:p>
          </table:table-cell>
          <table:table-cell office:value-type="float" office:value="76.0306" calcext:value-type="float">
            <text:p>76.0306</text:p>
          </table:table-cell>
          <table:table-cell table:style-name="ce2" table:formula="of:=1000000/[.E141]" office:value-type="float" office:value="13152.5990851052" calcext:value-type="float">
            <text:p>13152.5991</text:p>
          </table:table-cell>
        </table:table-row>
        <table:table-row table:style-name="ro1">
          <table:table-cell office:value-type="float" office:value="37.22222" calcext:value-type="float">
            <text:p>37.22222</text:p>
          </table:table-cell>
          <table:table-cell office:value-type="float" office:value="75.44624" calcext:value-type="float">
            <text:p>75.44624</text:p>
          </table:table-cell>
          <table:table-cell table:style-name="ce2" table:formula="of:=1000000/[.B142]" office:value-type="float" office:value="13254.4709981571" calcext:value-type="float">
            <text:p>13254.4710</text:p>
          </table:table-cell>
          <table:table-cell office:value-type="float" office:value="28.88889" calcext:value-type="float">
            <text:p>28.88889</text:p>
          </table:table-cell>
          <table:table-cell office:value-type="float" office:value="78.48196" calcext:value-type="float">
            <text:p>78.48196</text:p>
          </table:table-cell>
          <table:table-cell table:style-name="ce2" table:formula="of:=1000000/[.E142]" office:value-type="float" office:value="12741.7816782354" calcext:value-type="float">
            <text:p>12741.7817</text:p>
          </table:table-cell>
        </table:table-row>
        <table:table-row table:style-name="ro1">
          <table:table-cell office:value-type="float" office:value="38.05556" calcext:value-type="float">
            <text:p>38.05556</text:p>
          </table:table-cell>
          <table:table-cell office:value-type="float" office:value="72.98761" calcext:value-type="float">
            <text:p>72.98761</text:p>
          </table:table-cell>
          <table:table-cell table:style-name="ce2" table:formula="of:=1000000/[.B143]" office:value-type="float" office:value="13700.9555457426" calcext:value-type="float">
            <text:p>13700.9555</text:p>
          </table:table-cell>
          <table:table-cell office:value-type="float" office:value="28.33333" calcext:value-type="float">
            <text:p>28.33333</text:p>
          </table:table-cell>
          <table:table-cell office:value-type="float" office:value="80.30601" calcext:value-type="float">
            <text:p>80.30601</text:p>
          </table:table-cell>
          <table:table-cell table:style-name="ce2" table:formula="of:=1000000/[.E143]" office:value-type="float" office:value="12452.3681353363" calcext:value-type="float">
            <text:p>12452.3681</text:p>
          </table:table-cell>
        </table:table-row>
        <table:table-row table:style-name="ro1">
          <table:table-cell office:value-type="float" office:value="39.16667" calcext:value-type="float">
            <text:p>39.16667</text:p>
          </table:table-cell>
          <table:table-cell office:value-type="float" office:value="70.68007" calcext:value-type="float">
            <text:p>70.68007</text:p>
          </table:table-cell>
          <table:table-cell table:style-name="ce2" table:formula="of:=1000000/[.B144]" office:value-type="float" office:value="14148.259898441" calcext:value-type="float">
            <text:p>14148.2599</text:p>
          </table:table-cell>
          <table:table-cell office:value-type="float" office:value="27.5" calcext:value-type="float">
            <text:p>27.5</text:p>
          </table:table-cell>
          <table:table-cell office:value-type="float" office:value="83.75068" calcext:value-type="float">
            <text:p>83.75068</text:p>
          </table:table-cell>
          <table:table-cell table:style-name="ce2" table:formula="of:=1000000/[.E144]" office:value-type="float" office:value="11940.2015601545" calcext:value-type="float">
            <text:p>11940.2016</text:p>
          </table:table-cell>
        </table:table-row>
        <table:table-row table:style-name="ro1">
          <table:table-cell office:value-type="float" office:value="40.27778" calcext:value-type="float">
            <text:p>40.27778</text:p>
          </table:table-cell>
          <table:table-cell office:value-type="float" office:value="68.9153" calcext:value-type="float">
            <text:p>68.9153</text:p>
          </table:table-cell>
          <table:table-cell table:style-name="ce2" table:formula="of:=1000000/[.B145]" office:value-type="float" office:value="14510.5658685372" calcext:value-type="float">
            <text:p>14510.5659</text:p>
          </table:table-cell>
          <table:table-cell office:value-type="float" office:value="26.66667" calcext:value-type="float">
            <text:p>26.66667</text:p>
          </table:table-cell>
          <table:table-cell office:value-type="float" office:value="86.64732" calcext:value-type="float">
            <text:p>86.64732</text:p>
          </table:table-cell>
          <table:table-cell table:style-name="ce2" table:formula="of:=1000000/[.E145]" office:value-type="float" office:value="11541.0378532192" calcext:value-type="float">
            <text:p>11541.0379</text:p>
          </table:table-cell>
        </table:table-row>
        <table:table-row table:style-name="ro1">
          <table:table-cell office:value-type="float" office:value="40.83333" calcext:value-type="float">
            <text:p>40.83333</text:p>
          </table:table-cell>
          <table:table-cell office:value-type="float" office:value="67.38818" calcext:value-type="float">
            <text:p>67.38818</text:p>
          </table:table-cell>
          <table:table-cell table:style-name="ce2" table:formula="of:=1000000/[.B146]" office:value-type="float" office:value="14839.3976510421" calcext:value-type="float">
            <text:p>14839.3977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90.1032" calcext:value-type="float">
            <text:p>90.1032</text:p>
          </table:table-cell>
          <table:table-cell table:style-name="ce2" table:formula="of:=1000000/[.E146]" office:value-type="float" office:value="11098.3849630202" calcext:value-type="float">
            <text:p>11098.3850</text:p>
          </table:table-cell>
        </table:table-row>
        <table:table-row table:style-name="ro1">
          <table:table-cell office:value-type="float" office:value="41.94444" calcext:value-type="float">
            <text:p>41.94444</text:p>
          </table:table-cell>
          <table:table-cell office:value-type="float" office:value="65.6716" calcext:value-type="float">
            <text:p>65.6716</text:p>
          </table:table-cell>
          <table:table-cell table:style-name="ce2" table:formula="of:=1000000/[.B147]" office:value-type="float" office:value="15227.2824173615" calcext:value-type="float">
            <text:p>15227.2824</text:p>
          </table:table-cell>
          <table:table-cell office:value-type="float" office:value="25.27778" calcext:value-type="float">
            <text:p>25.27778</text:p>
          </table:table-cell>
          <table:table-cell office:value-type="float" office:value="93.80812" calcext:value-type="float">
            <text:p>93.80812</text:p>
          </table:table-cell>
          <table:table-cell table:style-name="ce2" table:formula="of:=1000000/[.E147]" office:value-type="float" office:value="10660.0579992436" calcext:value-type="float">
            <text:p>10660.0580</text:p>
          </table:table-cell>
        </table:table-row>
        <table:table-row table:style-name="ro1">
          <table:table-cell office:value-type="float" office:value="42.77778" calcext:value-type="float">
            <text:p>42.77778</text:p>
          </table:table-cell>
          <table:table-cell office:value-type="float" office:value="63.96437" calcext:value-type="float">
            <text:p>63.96437</text:p>
          </table:table-cell>
          <table:table-cell table:style-name="ce2" table:formula="of:=1000000/[.B148]" office:value-type="float" office:value="15633.7035759127" calcext:value-type="float">
            <text:p>15633.7036</text:p>
          </table:table-cell>
          <table:table-cell office:value-type="float" office:value="24.44444" calcext:value-type="float">
            <text:p>24.44444</text:p>
          </table:table-cell>
          <table:table-cell office:value-type="float" office:value="97.26367" calcext:value-type="float">
            <text:p>97.26367</text:p>
          </table:table-cell>
          <table:table-cell table:style-name="ce2" table:formula="of:=1000000/[.E148]" office:value-type="float" office:value="10281.331148619" calcext:value-type="float">
            <text:p>10281.3311</text:p>
          </table:table-cell>
        </table:table-row>
        <table:table-row table:style-name="ro1">
          <table:table-cell office:value-type="float" office:value="43.88889" calcext:value-type="float">
            <text:p>43.88889</text:p>
          </table:table-cell>
          <table:table-cell office:value-type="float" office:value="62.36177" calcext:value-type="float">
            <text:p>62.36177</text:p>
          </table:table-cell>
          <table:table-cell table:style-name="ce2" table:formula="of:=1000000/[.B149]" office:value-type="float" office:value="16035.4653179344" calcext:value-type="float">
            <text:p>16035.4653</text:p>
          </table:table-cell>
          <table:table-cell office:value-type="float" office:value="23.88889" calcext:value-type="float">
            <text:p>23.88889</text:p>
          </table:table-cell>
          <table:table-cell office:value-type="float" office:value="101.1379" calcext:value-type="float">
            <text:p>101.1379</text:p>
          </table:table-cell>
          <table:table-cell table:style-name="ce2" table:formula="of:=1000000/[.E149]" office:value-type="float" office:value="9887.49024846274" calcext:value-type="float">
            <text:p>9887.4902</text:p>
          </table:table-cell>
        </table:table-row>
        <table:table-row table:style-name="ro1">
          <table:table-cell office:value-type="float" office:value="44.72222" calcext:value-type="float">
            <text:p>44.72222</text:p>
          </table:table-cell>
          <table:table-cell office:value-type="float" office:value="60.73428" calcext:value-type="float">
            <text:p>60.73428</text:p>
          </table:table-cell>
          <table:table-cell table:style-name="ce2" table:formula="of:=1000000/[.B150]" office:value-type="float" office:value="16465.1659655799" calcext:value-type="float">
            <text:p>16465.1660</text:p>
          </table:table-cell>
          <table:table-cell office:value-type="float" office:value="23.05556" calcext:value-type="float">
            <text:p>23.05556</text:p>
          </table:table-cell>
          <table:table-cell office:value-type="float" office:value="104.4705" calcext:value-type="float">
            <text:p>104.4705</text:p>
          </table:table-cell>
          <table:table-cell table:style-name="ce2" table:formula="of:=1000000/[.E150]" office:value-type="float" office:value="9572.08015659923" calcext:value-type="float">
            <text:p>9572.0802</text:p>
          </table:table-cell>
        </table:table-row>
        <table:table-row table:style-name="ro1">
          <table:table-cell office:value-type="float" office:value="45.83333" calcext:value-type="float">
            <text:p>45.83333</text:p>
          </table:table-cell>
          <table:table-cell office:value-type="float" office:value="59.3464" calcext:value-type="float">
            <text:p>59.3464</text:p>
          </table:table-cell>
          <table:table-cell table:style-name="ce2" table:formula="of:=1000000/[.B151]" office:value-type="float" office:value="16850.2217489182" calcext:value-type="float">
            <text:p>16850.2217</text:p>
          </table:table-cell>
          <table:table-cell office:value-type="float" office:value="22.5" calcext:value-type="float">
            <text:p>22.5</text:p>
          </table:table-cell>
          <table:table-cell office:value-type="float" office:value="108.3623" calcext:value-type="float">
            <text:p>108.3623</text:p>
          </table:table-cell>
          <table:table-cell table:style-name="ce2" table:formula="of:=1000000/[.E151]" office:value-type="float" office:value="9228.30172486187" calcext:value-type="float">
            <text:p>9228.3017</text:p>
          </table:table-cell>
        </table:table-row>
        <table:table-row table:style-name="ro1">
          <table:table-cell office:value-type="float" office:value="46.94444" calcext:value-type="float">
            <text:p>46.94444</text:p>
          </table:table-cell>
          <table:table-cell office:value-type="float" office:value="57.63653" calcext:value-type="float">
            <text:p>57.63653</text:p>
          </table:table-cell>
          <table:table-cell table:style-name="ce2" table:formula="of:=1000000/[.B152]" office:value-type="float" office:value="17350.1076487429" calcext:value-type="float">
            <text:p>17350.1076</text:p>
          </table:table-cell>
          <table:table-cell office:value-type="float" office:value="21.66667" calcext:value-type="float">
            <text:p>21.66667</text:p>
          </table:table-cell>
          <table:table-cell office:value-type="float" office:value="114.3912" calcext:value-type="float">
            <text:p>114.3912</text:p>
          </table:table-cell>
          <table:table-cell table:style-name="ce2" table:formula="of:=1000000/[.E152]" office:value-type="float" office:value="8741.9311975047" calcext:value-type="float">
            <text:p>8741.9312</text:p>
          </table:table-cell>
        </table:table-row>
        <table:table-row table:style-name="ro1">
          <table:table-cell office:value-type="float" office:value="47.77778" calcext:value-type="float">
            <text:p>47.77778</text:p>
          </table:table-cell>
          <table:table-cell office:value-type="float" office:value="56.48162" calcext:value-type="float">
            <text:p>56.48162</text:p>
          </table:table-cell>
          <table:table-cell table:style-name="ce2" table:formula="of:=1000000/[.B153]" office:value-type="float" office:value="17704.8746123075" calcext:value-type="float">
            <text:p>17704.8746</text:p>
          </table:table-cell>
          <table:table-cell office:value-type="float" office:value="21.38889" calcext:value-type="float">
            <text:p>21.38889</text:p>
          </table:table-cell>
          <table:table-cell office:value-type="float" office:value="118.1094" calcext:value-type="float">
            <text:p>118.1094</text:p>
          </table:table-cell>
          <table:table-cell table:style-name="ce2" table:formula="of:=1000000/[.E153]" office:value-type="float" office:value="8466.72661109107" calcext:value-type="float">
            <text:p>8466.7266</text:p>
          </table:table-cell>
        </table:table-row>
        <table:table-row table:style-name="ro1">
          <table:table-cell office:value-type="float" office:value="48.88889" calcext:value-type="float">
            <text:p>48.88889</text:p>
          </table:table-cell>
          <table:table-cell office:value-type="float" office:value="55.18277" calcext:value-type="float">
            <text:p>55.18277</text:p>
          </table:table-cell>
          <table:table-cell table:style-name="ce2" table:formula="of:=1000000/[.B154]" office:value-type="float" office:value="18121.5984627086" calcext:value-type="float">
            <text:p>18121.5985</text:p>
          </table:table-cell>
          <table:table-cell office:value-type="float" office:value="20.55556" calcext:value-type="float">
            <text:p>20.55556</text:p>
          </table:table-cell>
          <table:table-cell office:value-type="float" office:value="124.0494" calcext:value-type="float">
            <text:p>124.0494</text:p>
          </table:table-cell>
          <table:table-cell table:style-name="ce2" table:formula="of:=1000000/[.E154]" office:value-type="float" office:value="8061.30460929275" calcext:value-type="float">
            <text:p>8061.3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.13279" calcext:value-type="float">
            <text:p>54.13279</text:p>
          </table:table-cell>
          <table:table-cell table:style-name="ce2" table:formula="of:=1000000/[.B155]" office:value-type="float" office:value="18473.0918173625" calcext:value-type="float">
            <text:p>18473.0918</text:p>
          </table:table-cell>
          <table:table-cell office:value-type="float" office:value="20" calcext:value-type="float">
            <text:p>20</text:p>
          </table:table-cell>
          <table:table-cell office:value-type="float" office:value="130.3972" calcext:value-type="float">
            <text:p>130.3972</text:p>
          </table:table-cell>
          <table:table-cell table:style-name="ce2" table:formula="of:=1000000/[.E155]" office:value-type="float" office:value="7668.87632556527" calcext:value-type="float">
            <text:p>7668.8763</text:p>
          </table:table-cell>
        </table:table-row>
        <table:table-row table:style-name="ro1">
          <table:table-cell office:value-type="float" office:value="51.11111" calcext:value-type="float">
            <text:p>51.11111</text:p>
          </table:table-cell>
          <table:table-cell office:value-type="float" office:value="52.81333" calcext:value-type="float">
            <text:p>52.81333</text:p>
          </table:table-cell>
          <table:table-cell table:style-name="ce2" table:formula="of:=1000000/[.B156]" office:value-type="float" office:value="18934.6136666633" calcext:value-type="float">
            <text:p>18934.6137</text:p>
          </table:table-cell>
          <table:table-cell office:value-type="float" office:value="19.16667" calcext:value-type="float">
            <text:p>19.16667</text:p>
          </table:table-cell>
          <table:table-cell office:value-type="float" office:value="137.3782" calcext:value-type="float">
            <text:p>137.3782</text:p>
          </table:table-cell>
          <table:table-cell table:style-name="ce2" table:formula="of:=1000000/[.E156]" office:value-type="float" office:value="7279.17529855537" calcext:value-type="float">
            <text:p>7279.1753</text:p>
          </table:table-cell>
        </table:table-row>
        <table:table-row table:style-name="ro1">
          <table:table-cell office:value-type="float" office:value="52.22222" calcext:value-type="float">
            <text:p>52.22222</text:p>
          </table:table-cell>
          <table:table-cell office:value-type="float" office:value="51.72215" calcext:value-type="float">
            <text:p>51.72215</text:p>
          </table:table-cell>
          <table:table-cell table:style-name="ce2" table:formula="of:=1000000/[.B157]" office:value-type="float" office:value="19334.0764063365" calcext:value-type="float">
            <text:p>19334.0764</text:p>
          </table:table-cell>
          <table:table-cell office:value-type="float" office:value="18.61111" calcext:value-type="float">
            <text:p>18.61111</text:p>
          </table:table-cell>
          <table:table-cell office:value-type="float" office:value="145.4773" calcext:value-type="float">
            <text:p>145.4773</text:p>
          </table:table-cell>
          <table:table-cell table:style-name="ce2" table:formula="of:=1000000/[.E157]" office:value-type="float" office:value="6873.92466041094" calcext:value-type="float">
            <text:p>6873.9247</text:p>
          </table:table-cell>
        </table:table-row>
        <table:table-row table:style-name="ro1">
          <table:table-cell office:value-type="float" office:value="53.05556" calcext:value-type="float">
            <text:p>53.05556</text:p>
          </table:table-cell>
          <table:table-cell office:value-type="float" office:value="50.86163" calcext:value-type="float">
            <text:p>50.86163</text:p>
          </table:table-cell>
          <table:table-cell table:style-name="ce2" table:formula="of:=1000000/[.B158]" office:value-type="float" office:value="19661.1866351904" calcext:value-type="float">
            <text:p>19661.1866</text:p>
          </table:table-cell>
          <table:table-cell office:value-type="float" office:value="18.05556" calcext:value-type="float">
            <text:p>18.05556</text:p>
          </table:table-cell>
          <table:table-cell office:value-type="float" office:value="150.6707" calcext:value-type="float">
            <text:p>150.6707</text:p>
          </table:table-cell>
          <table:table-cell table:style-name="ce2" table:formula="of:=1000000/[.E158]" office:value-type="float" office:value="6636.99046994538" calcext:value-type="float">
            <text:p>6636.9905</text:p>
          </table:table-cell>
        </table:table-row>
        <table:table-row table:style-name="ro1">
          <table:table-cell office:value-type="float" office:value="54.16667" calcext:value-type="float">
            <text:p>54.16667</text:p>
          </table:table-cell>
          <table:table-cell office:value-type="float" office:value="49.8161" calcext:value-type="float">
            <text:p>49.8161</text:p>
          </table:table-cell>
          <table:table-cell table:style-name="ce2" table:formula="of:=1000000/[.B159]" office:value-type="float" office:value="20073.8315524499" calcext:value-type="float">
            <text:p>20073.8316</text:p>
          </table:table-cell>
          <table:table-cell office:value-type="float" office:value="17.5" calcext:value-type="float">
            <text:p>17.5</text:p>
          </table:table-cell>
          <table:table-cell office:value-type="float" office:value="160.3878" calcext:value-type="float">
            <text:p>160.3878</text:p>
          </table:table-cell>
          <table:table-cell table:style-name="ce2" table:formula="of:=1000000/[.E159]" office:value-type="float" office:value="6234.88818975009" calcext:value-type="float">
            <text:p>6234.8882</text:p>
          </table:table-cell>
        </table:table-row>
        <table:table-row table:style-name="ro1">
          <table:table-cell office:value-type="float" office:value="55.27778" calcext:value-type="float">
            <text:p>55.27778</text:p>
          </table:table-cell>
          <table:table-cell office:value-type="float" office:value="48.95108" calcext:value-type="float">
            <text:p>48.95108</text:p>
          </table:table-cell>
          <table:table-cell table:style-name="ce2" table:formula="of:=1000000/[.B160]" office:value-type="float" office:value="20428.5584710286" calcext:value-type="float">
            <text:p>20428.5585</text:p>
          </table:table-cell>
          <table:table-cell office:value-type="float" office:value="16.94444" calcext:value-type="float">
            <text:p>16.94444</text:p>
          </table:table-cell>
          <table:table-cell office:value-type="float" office:value="168.1168" calcext:value-type="float">
            <text:p>168.1168</text:p>
          </table:table-cell>
          <table:table-cell table:style-name="ce2" table:formula="of:=1000000/[.E160]" office:value-type="float" office:value="5948.2455055057" calcext:value-type="float">
            <text:p>5948.2455</text:p>
          </table:table-cell>
        </table:table-row>
        <table:table-row table:style-name="ro1">
          <table:table-cell office:value-type="float" office:value="56.38889" calcext:value-type="float">
            <text:p>56.38889</text:p>
          </table:table-cell>
          <table:table-cell office:value-type="float" office:value="47.94892" calcext:value-type="float">
            <text:p>47.94892</text:p>
          </table:table-cell>
          <table:table-cell table:style-name="ce2" table:formula="of:=1000000/[.B161]" office:value-type="float" office:value="20855.5270900784" calcext:value-type="float">
            <text:p>20855.5271</text:p>
          </table:table-cell>
          <table:table-cell office:value-type="float" office:value="16.11111" calcext:value-type="float">
            <text:p>16.11111</text:p>
          </table:table-cell>
          <table:table-cell office:value-type="float" office:value="177.9778" calcext:value-type="float">
            <text:p>177.9778</text:p>
          </table:table-cell>
          <table:table-cell table:style-name="ce2" table:formula="of:=1000000/[.E161]" office:value-type="float" office:value="5618.67828459504" calcext:value-type="float">
            <text:p>5618.6783</text:p>
          </table:table-cell>
        </table:table-row>
        <table:table-row table:style-name="ro1">
          <table:table-cell office:value-type="float" office:value="57.22222" calcext:value-type="float">
            <text:p>57.22222</text:p>
          </table:table-cell>
          <table:table-cell office:value-type="float" office:value="47.09045" calcext:value-type="float">
            <text:p>47.09045</text:p>
          </table:table-cell>
          <table:table-cell table:style-name="ce2" table:formula="of:=1000000/[.B162]" office:value-type="float" office:value="21235.728263374" calcext:value-type="float">
            <text:p>21235.7283</text:p>
          </table:table-cell>
          <table:table-cell office:value-type="float" office:value="15.55556" calcext:value-type="float">
            <text:p>15.55556</text:p>
          </table:table-cell>
          <table:table-cell office:value-type="float" office:value="188.0082" calcext:value-type="float">
            <text:p>188.0082</text:p>
          </table:table-cell>
          <table:table-cell table:style-name="ce2" table:formula="of:=1000000/[.E162]" office:value-type="float" office:value="5318.91694085684" calcext:value-type="float">
            <text:p>5318.9169</text:p>
          </table:table-cell>
        </table:table-row>
        <table:table-row table:style-name="ro1">
          <table:table-cell office:value-type="float" office:value="58.33333" calcext:value-type="float">
            <text:p>58.33333</text:p>
          </table:table-cell>
          <table:table-cell office:value-type="float" office:value="46.3875" calcext:value-type="float">
            <text:p>46.3875</text:p>
          </table:table-cell>
          <table:table-cell table:style-name="ce2" table:formula="of:=1000000/[.B163]" office:value-type="float" office:value="21557.5316626246" calcext:value-type="float">
            <text:p>21557.5317</text:p>
          </table:table-cell>
          <table:table-cell office:value-type="float" office:value="15" calcext:value-type="float">
            <text:p>15</text:p>
          </table:table-cell>
          <table:table-cell office:value-type="float" office:value="200.6666" calcext:value-type="float">
            <text:p>200.6666</text:p>
          </table:table-cell>
          <table:table-cell table:style-name="ce2" table:formula="of:=1000000/[.E163]" office:value-type="float" office:value="4983.39035993035" calcext:value-type="float">
            <text:p>4983.3904</text:p>
          </table:table-cell>
        </table:table-row>
        <table:table-row table:style-name="ro1">
          <table:table-cell office:value-type="float" office:value="59.44444" calcext:value-type="float">
            <text:p>59.44444</text:p>
          </table:table-cell>
          <table:table-cell office:value-type="float" office:value="45.65693" calcext:value-type="float">
            <text:p>45.65693</text:p>
          </table:table-cell>
          <table:table-cell table:style-name="ce2" table:formula="of:=1000000/[.B164]" office:value-type="float" office:value="21902.4800835273" calcext:value-type="float">
            <text:p>21902.4801</text:p>
          </table:table-cell>
          <table:table-cell office:value-type="float" office:value="14.44444" calcext:value-type="float">
            <text:p>14.44444</text:p>
          </table:table-cell>
          <table:table-cell office:value-type="float" office:value="210.5277" calcext:value-type="float">
            <text:p>210.5277</text:p>
          </table:table-cell>
          <table:table-cell table:style-name="ce2" table:formula="of:=1000000/[.E164]" office:value-type="float" office:value="4749.96876895534" calcext:value-type="float">
            <text:p>4749.9688</text:p>
          </table:table-cell>
        </table:table-row>
        <table:table-row table:style-name="ro1">
          <table:table-cell office:value-type="float" office:value="60.27778" calcext:value-type="float">
            <text:p>60.27778</text:p>
          </table:table-cell>
          <table:table-cell office:value-type="float" office:value="44.83527" calcext:value-type="float">
            <text:p>44.83527</text:p>
          </table:table-cell>
          <table:table-cell table:style-name="ce2" table:formula="of:=1000000/[.B165]" office:value-type="float" office:value="22303.8692529341" calcext:value-type="float">
            <text:p>22303.8693</text:p>
          </table:table-cell>
          <table:table-cell office:value-type="float" office:value="13.88889" calcext:value-type="float">
            <text:p>13.88889</text:p>
          </table:table-cell>
          <table:table-cell office:value-type="float" office:value="223.1819" calcext:value-type="float">
            <text:p>223.1819</text:p>
          </table:table-cell>
          <table:table-cell table:style-name="ce2" table:formula="of:=1000000/[.E165]" office:value-type="float" office:value="4480.65008856005" calcext:value-type="float">
            <text:p>4480.6501</text:p>
          </table:table-cell>
        </table:table-row>
        <table:table-row table:style-name="ro1">
          <table:table-cell office:value-type="float" office:value="61.38889" calcext:value-type="float">
            <text:p>61.38889</text:p>
          </table:table-cell>
          <table:table-cell office:value-type="float" office:value="44.01132" calcext:value-type="float">
            <text:p>44.01132</text:p>
          </table:table-cell>
          <table:table-cell table:style-name="ce2" table:formula="of:=1000000/[.B166]" office:value-type="float" office:value="22721.4271237491" calcext:value-type="float">
            <text:p>22721.4271</text:p>
          </table:table-cell>
          <table:table-cell office:value-type="float" office:value="13.33333" calcext:value-type="float">
            <text:p>13.33333</text:p>
          </table:table-cell>
          <table:table-cell office:value-type="float" office:value="237.4667" calcext:value-type="float">
            <text:p>237.4667</text:p>
          </table:table-cell>
          <table:table-cell table:style-name="ce2" table:formula="of:=1000000/[.E166]" office:value-type="float" office:value="4211.11675868659" calcext:value-type="float">
            <text:p>4211.1168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43.40407" calcext:value-type="float">
            <text:p>43.40407</text:p>
          </table:table-cell>
          <table:table-cell table:style-name="ce2" table:formula="of:=1000000/[.B167]" office:value-type="float" office:value="23039.3140551105" calcext:value-type="float">
            <text:p>23039.3141</text:p>
          </table:table-cell>
          <table:table-cell office:value-type="float" office:value="12.77778" calcext:value-type="float">
            <text:p>12.77778</text:p>
          </table:table-cell>
          <table:table-cell office:value-type="float" office:value="255.6375" calcext:value-type="float">
            <text:p>255.6375</text:p>
          </table:table-cell>
          <table:table-cell table:style-name="ce2" table:formula="of:=1000000/[.E167]" office:value-type="float" office:value="3911.78915456457" calcext:value-type="float">
            <text:p>3911.7892</text:p>
          </table:table-cell>
        </table:table-row>
        <table:table-row table:style-name="ro1">
          <table:table-cell office:value-type="float" office:value="63.33333" calcext:value-type="float">
            <text:p>63.33333</text:p>
          </table:table-cell>
          <table:table-cell office:value-type="float" office:value="42.88362" calcext:value-type="float">
            <text:p>42.88362</text:p>
          </table:table-cell>
          <table:table-cell table:style-name="ce2" table:formula="of:=1000000/[.B168]" office:value-type="float" office:value="23318.9269002943" calcext:value-type="float">
            <text:p>23318.9269</text:p>
          </table:table-cell>
          <table:table-cell office:value-type="float" office:value="12.22222" calcext:value-type="float">
            <text:p>12.22222</text:p>
          </table:table-cell>
          <table:table-cell office:value-type="float" office:value="275.6346" calcext:value-type="float">
            <text:p>275.6346</text:p>
          </table:table-cell>
          <table:table-cell table:style-name="ce2" table:formula="of:=1000000/[.E168]" office:value-type="float" office:value="3627.99155113328" calcext:value-type="float">
            <text:p>3627.9916</text:p>
          </table:table-cell>
        </table:table-row>
        <table:table-row table:style-name="ro1">
          <table:table-cell office:value-type="float" office:value="64.16667" calcext:value-type="float">
            <text:p>64.16667</text:p>
          </table:table-cell>
          <table:table-cell office:value-type="float" office:value="42.29235" calcext:value-type="float">
            <text:p>42.29235</text:p>
          </table:table-cell>
          <table:table-cell table:style-name="ce2" table:formula="of:=1000000/[.B169]" office:value-type="float" office:value="23644.938150753" calcext:value-type="float">
            <text:p>23644.9382</text:p>
          </table:table-cell>
          <table:table-cell office:value-type="float" office:value="11.66667" calcext:value-type="float">
            <text:p>11.66667</text:p>
          </table:table-cell>
          <table:table-cell office:value-type="float" office:value="290.1437" calcext:value-type="float">
            <text:p>290.1437</text:p>
          </table:table-cell>
          <table:table-cell table:style-name="ce2" table:formula="of:=1000000/[.E169]" office:value-type="float" office:value="3446.56802818741" calcext:value-type="float">
            <text:p>3446.5680</text:p>
          </table:table-cell>
        </table:table-row>
        <table:table-row table:style-name="ro1">
          <table:table-cell office:value-type="float" office:value="65.27778" calcext:value-type="float">
            <text:p>65.27778</text:p>
          </table:table-cell>
          <table:table-cell office:value-type="float" office:value="41.76053" calcext:value-type="float">
            <text:p>41.76053</text:p>
          </table:table-cell>
          <table:table-cell table:style-name="ce2" table:formula="of:=1000000/[.B170]" office:value-type="float" office:value="23946.0562401866" calcext:value-type="float">
            <text:p>23946.0562</text:p>
          </table:table-cell>
          <table:table-cell office:value-type="float" office:value="11.38889" calcext:value-type="float">
            <text:p>11.38889</text:p>
          </table:table-cell>
          <table:table-cell office:value-type="float" office:value="314.2867" calcext:value-type="float">
            <text:p>314.2867</text:p>
          </table:table-cell>
          <table:table-cell table:style-name="ce2" table:formula="of:=1000000/[.E170]" office:value-type="float" office:value="3181.80820251064" calcext:value-type="float">
            <text:p>3181.8082</text:p>
          </table:table-cell>
        </table:table-row>
        <table:table-row table:style-name="ro1">
          <table:table-cell office:value-type="float" office:value="66.38889" calcext:value-type="float">
            <text:p>66.38889</text:p>
          </table:table-cell>
          <table:table-cell office:value-type="float" office:value="41.26057" calcext:value-type="float">
            <text:p>41.26057</text:p>
          </table:table-cell>
          <table:table-cell table:style-name="ce2" table:formula="of:=1000000/[.B171]" office:value-type="float" office:value="24236.213896221" calcext:value-type="float">
            <text:p>24236.2139</text:p>
          </table:table-cell>
          <table:table-cell office:value-type="float" office:value="10.83333" calcext:value-type="float">
            <text:p>10.83333</text:p>
          </table:table-cell>
          <table:table-cell office:value-type="float" office:value="343.5326" calcext:value-type="float">
            <text:p>343.5326</text:p>
          </table:table-cell>
          <table:table-cell table:style-name="ce2" table:formula="of:=1000000/[.E171]" office:value-type="float" office:value="2910.93188826912" calcext:value-type="float">
            <text:p>2910.931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.75158" calcext:value-type="float">
            <text:p>40.75158</text:p>
          </table:table-cell>
          <table:table-cell table:style-name="ce2" table:formula="of:=1000000/[.B172]" office:value-type="float" office:value="24538.9258526909" calcext:value-type="float">
            <text:p>24538.9259</text:p>
          </table:table-cell>
          <table:table-cell office:value-type="float" office:value="10.27778" calcext:value-type="float">
            <text:p>10.27778</text:p>
          </table:table-cell>
          <table:table-cell office:value-type="float" office:value="374.7973" calcext:value-type="float">
            <text:p>374.7973</text:p>
          </table:table-cell>
          <table:table-cell table:style-name="ce2" table:formula="of:=1000000/[.E172]" office:value-type="float" office:value="2668.10886844702" calcext:value-type="float">
            <text:p>2668.1089</text:p>
          </table:table-cell>
        </table:table-row>
        <table:table-row table:style-name="ro1">
          <table:table-cell office:value-type="float" office:value="68.33333" calcext:value-type="float">
            <text:p>68.33333</text:p>
          </table:table-cell>
          <table:table-cell office:value-type="float" office:value="40.16036" calcext:value-type="float">
            <text:p>40.16036</text:p>
          </table:table-cell>
          <table:table-cell table:style-name="ce2" table:formula="of:=1000000/[.B173]" office:value-type="float" office:value="24900.1751976327" calcext:value-type="float">
            <text:p>24900.1752</text:p>
          </table:table-cell>
          <table:table-cell office:value-type="float" office:value="9.72222" calcext:value-type="float">
            <text:p>9.72222</text:p>
          </table:table-cell>
          <table:table-cell office:value-type="float" office:value="407.8785" calcext:value-type="float">
            <text:p>407.8785</text:p>
          </table:table-cell>
          <table:table-cell table:style-name="ce2" table:formula="of:=1000000/[.E173]" office:value-type="float" office:value="2451.71049712108" calcext:value-type="float">
            <text:p>2451.7105</text:p>
          </table:table-cell>
        </table:table-row>
        <table:table-row table:style-name="ro1">
          <table:table-cell office:value-type="float" office:value="69.16667" calcext:value-type="float">
            <text:p>69.16667</text:p>
          </table:table-cell>
          <table:table-cell office:value-type="float" office:value="39.7745" calcext:value-type="float">
            <text:p>39.7745</text:p>
          </table:table-cell>
          <table:table-cell table:style-name="ce2" table:formula="of:=1000000/[.B174]" office:value-type="float" office:value="25141.7365397428" calcext:value-type="float">
            <text:p>25141.7365</text:p>
          </table:table-cell>
          <table:table-cell office:value-type="float" office:value="9.16667" calcext:value-type="float">
            <text:p>9.16667</text:p>
          </table:table-cell>
          <table:table-cell office:value-type="float" office:value="437.9195" calcext:value-type="float">
            <text:p>437.9195</text:p>
          </table:table-cell>
          <table:table-cell table:style-name="ce2" table:formula="of:=1000000/[.E174]" office:value-type="float" office:value="2283.52471173355" calcext:value-type="float">
            <text:p>2283.5247</text:p>
          </table:table-cell>
        </table:table-row>
        <table:table-row table:style-name="ro1">
          <table:table-cell office:value-type="float" office:value="70.27778" calcext:value-type="float">
            <text:p>70.27778</text:p>
          </table:table-cell>
          <table:table-cell office:value-type="float" office:value="39.30431" calcext:value-type="float">
            <text:p>39.30431</text:p>
          </table:table-cell>
          <table:table-cell table:style-name="ce2" table:formula="of:=1000000/[.B175]" office:value-type="float" office:value="25442.5023617003" calcext:value-type="float">
            <text:p>25442.5024</text:p>
          </table:table-cell>
          <table:table-cell office:value-type="float" office:value="8.88889" calcext:value-type="float">
            <text:p>8.88889</text:p>
          </table:table-cell>
          <table:table-cell office:value-type="float" office:value="479.0464" calcext:value-type="float">
            <text:p>479.0464</text:p>
          </table:table-cell>
          <table:table-cell table:style-name="ce2" table:formula="of:=1000000/[.E175]" office:value-type="float" office:value="2087.48046118288" calcext:value-type="float">
            <text:p>2087.4805</text:p>
          </table:table-cell>
        </table:table-row>
        <table:table-row table:style-name="ro1">
          <table:table-cell office:value-type="float" office:value="71.11111" calcext:value-type="float">
            <text:p>71.11111</text:p>
          </table:table-cell>
          <table:table-cell office:value-type="float" office:value="38.8911" calcext:value-type="float">
            <text:p>38.8911</text:p>
          </table:table-cell>
          <table:table-cell table:style-name="ce2" table:formula="of:=1000000/[.B176]" office:value-type="float" office:value="25712.8237565921" calcext:value-type="float">
            <text:p>25712.8238</text:p>
          </table:table-cell>
          <table:table-cell office:value-type="float" office:value="8.33333" calcext:value-type="float">
            <text:p>8.33333</text:p>
          </table:table-cell>
          <table:table-cell office:value-type="float" office:value="511.6662" calcext:value-type="float">
            <text:p>511.6662</text:p>
          </table:table-cell>
          <table:table-cell table:style-name="ce2" table:formula="of:=1000000/[.E176]" office:value-type="float" office:value="1954.39917665072" calcext:value-type="float">
            <text:p>1954.3992</text:p>
          </table:table-cell>
        </table:table-row>
        <table:table-row table:style-name="ro1">
          <table:table-cell office:value-type="float" office:value="72.22222" calcext:value-type="float">
            <text:p>72.22222</text:p>
          </table:table-cell>
          <table:table-cell office:value-type="float" office:value="38.42995" calcext:value-type="float">
            <text:p>38.42995</text:p>
          </table:table-cell>
          <table:table-cell table:style-name="ce2" table:formula="of:=1000000/[.B177]" office:value-type="float" office:value="26021.3713522916" calcext:value-type="float">
            <text:p>26021.3714</text:p>
          </table:table-cell>
          <table:table-cell office:value-type="float" office:value="8.05556" calcext:value-type="float">
            <text:p>8.05556</text:p>
          </table:table-cell>
          <table:table-cell office:value-type="float" office:value="565.5112" calcext:value-type="float">
            <text:p>565.5112</text:p>
          </table:table-cell>
          <table:table-cell table:style-name="ce2" table:formula="of:=1000000/[.E177]" office:value-type="float" office:value="1768.31157366998" calcext:value-type="float">
            <text:p>1768.3116</text:p>
          </table:table-cell>
        </table:table-row>
        <table:table-row table:style-name="ro1">
          <table:table-cell office:value-type="float" office:value="73.33333" calcext:value-type="float">
            <text:p>73.33333</text:p>
          </table:table-cell>
          <table:table-cell office:value-type="float" office:value="38.058" calcext:value-type="float">
            <text:p>38.058</text:p>
          </table:table-cell>
          <table:table-cell table:style-name="ce2" table:formula="of:=1000000/[.B178]" office:value-type="float" office:value="26275.6844815807" calcext:value-type="float">
            <text:p>26275.6845</text:p>
          </table:table-cell>
          <table:table-cell office:value-type="float" office:value="7.5" calcext:value-type="float">
            <text:p>7.5</text:p>
          </table:table-cell>
          <table:table-cell office:value-type="float" office:value="612.4788" calcext:value-type="float">
            <text:p>612.4788</text:p>
          </table:table-cell>
          <table:table-cell table:style-name="ce2" table:formula="of:=1000000/[.E178]" office:value-type="float" office:value="1632.70957296808" calcext:value-type="float">
            <text:p>1632.7096</text:p>
          </table:table-cell>
        </table:table-row>
        <table:table-row table:style-name="ro1">
          <table:table-cell office:value-type="float" office:value="74.16667" calcext:value-type="float">
            <text:p>74.16667</text:p>
          </table:table-cell>
          <table:table-cell office:value-type="float" office:value="37.68816" calcext:value-type="float">
            <text:p>37.68816</text:p>
          </table:table-cell>
          <table:table-cell table:style-name="ce2" table:formula="of:=1000000/[.B179]" office:value-type="float" office:value="26533.5320164211" calcext:value-type="float">
            <text:p>26533.5320</text:p>
          </table:table-cell>
          <table:table-cell office:value-type="float" office:value="7.22222" calcext:value-type="float">
            <text:p>7.22222</text:p>
          </table:table-cell>
          <table:table-cell office:value-type="float" office:value="685.9748" calcext:value-type="float">
            <text:p>685.9748</text:p>
          </table:table-cell>
          <table:table-cell table:style-name="ce2" table:formula="of:=1000000/[.E179]" office:value-type="float" office:value="1457.77949860549" calcext:value-type="float">
            <text:p>1457.77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32297" calcext:value-type="float">
            <text:p>37.32297</text:p>
          </table:table-cell>
          <table:table-cell table:style-name="ce2" table:formula="of:=1000000/[.B180]" office:value-type="float" office:value="26793.1517775783" calcext:value-type="float">
            <text:p>26793.1518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759.0545" calcext:value-type="float">
            <text:p>759.0545</text:p>
          </table:table-cell>
          <table:table-cell table:style-name="ce2" table:formula="of:=1000000/[.E180]" office:value-type="float" office:value="1317.42845869434" calcext:value-type="float">
            <text:p>1317.4285</text:p>
          </table:table-cell>
        </table:table-row>
        <table:table-row table:style-name="ro1">
          <table:table-cell office:value-type="float" office:value="75.83333" calcext:value-type="float">
            <text:p>75.83333</text:p>
          </table:table-cell>
          <table:table-cell office:value-type="float" office:value="36.97131" calcext:value-type="float">
            <text:p>36.97131</text:p>
          </table:table-cell>
          <table:table-cell table:style-name="ce2" table:formula="of:=1000000/[.B181]" office:value-type="float" office:value="27048.0001925818" calcext:value-type="float">
            <text:p>27048.0002</text:p>
          </table:table-cell>
          <table:table-cell office:value-type="float" office:value="6.38889" calcext:value-type="float">
            <text:p>6.38889</text:p>
          </table:table-cell>
          <table:table-cell office:value-type="float" office:value="836.6581" calcext:value-type="float">
            <text:p>836.6581</text:p>
          </table:table-cell>
          <table:table-cell table:style-name="ce2" table:formula="of:=1000000/[.E181]" office:value-type="float" office:value="1195.23136153227" calcext:value-type="float">
            <text:p>1195.2314</text:p>
          </table:table-cell>
        </table:table-row>
        <table:table-row table:style-name="ro1">
          <table:table-cell office:value-type="float" office:value="76.38889" calcext:value-type="float">
            <text:p>76.38889</text:p>
          </table:table-cell>
          <table:table-cell office:value-type="float" office:value="36.70889" calcext:value-type="float">
            <text:p>36.70889</text:p>
          </table:table-cell>
          <table:table-cell table:style-name="ce2" table:formula="of:=1000000/[.B182]" office:value-type="float" office:value="27241.3576111945" calcext:value-type="float">
            <text:p>27241.3576</text:p>
          </table:table-cell>
          <table:table-cell office:value-type="float" office:value="5.83333" calcext:value-type="float">
            <text:p>5.83333</text:p>
          </table:table-cell>
          <table:table-cell office:value-type="float" office:value="947.1917" calcext:value-type="float">
            <text:p>947.1917</text:p>
          </table:table-cell>
          <table:table-cell table:style-name="ce2" table:formula="of:=1000000/[.E182]" office:value-type="float" office:value="1055.75249445281" calcext:value-type="float">
            <text:p>1055.7525</text:p>
          </table:table-cell>
        </table:table-row>
        <table:table-row table:style-name="ro1">
          <table:table-cell office:value-type="float" office:value="76.94444" calcext:value-type="float">
            <text:p>76.94444</text:p>
          </table:table-cell>
          <table:table-cell office:value-type="float" office:value="36.41899" calcext:value-type="float">
            <text:p>36.41899</text:p>
          </table:table-cell>
          <table:table-cell table:style-name="ce2" table:formula="of:=1000000/[.B183]" office:value-type="float" office:value="27458.2024377941" calcext:value-type="float">
            <text:p>27458.2024</text:p>
          </table:table-cell>
          <table:table-cell office:value-type="float" office:value="5.55556" calcext:value-type="float">
            <text:p>5.55556</text:p>
          </table:table-cell>
          <table:table-cell office:value-type="float" office:value="1044.935" calcext:value-type="float">
            <text:p>1044.935</text:p>
          </table:table-cell>
          <table:table-cell table:style-name="ce2" table:formula="of:=1000000/[.E183]" office:value-type="float" office:value="956.997325192476" calcext:value-type="float">
            <text:p>956.997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6.24778" calcext:value-type="float">
            <text:p>36.24778</text:p>
          </table:table-cell>
          <table:table-cell table:style-name="ce2" table:formula="of:=1000000/[.B184]" office:value-type="float" office:value="27587.8964173806" calcext:value-type="float">
            <text:p>27587.8964</text:p>
          </table:table-cell>
          <table:table-cell office:value-type="float" office:value="5.27778" calcext:value-type="float">
            <text:p>5.27778</text:p>
          </table:table-cell>
          <table:table-cell office:value-type="float" office:value="1182.749" calcext:value-type="float">
            <text:p>1182.749</text:p>
          </table:table-cell>
          <table:table-cell table:style-name="ce2" table:formula="of:=1000000/[.E184]" office:value-type="float" office:value="845.487926855149" calcext:value-type="float">
            <text:p>845.4879</text:p>
          </table:table-cell>
        </table:table-row>
        <table:table-row table:style-name="ro1">
          <table:table-cell office:value-type="float" office:value="77.77778" calcext:value-type="float">
            <text:p>77.77778</text:p>
          </table:table-cell>
          <table:table-cell office:value-type="float" office:value="36.02865" calcext:value-type="float">
            <text:p>36.02865</text:p>
          </table:table-cell>
          <table:table-cell table:style-name="ce2" table:formula="of:=1000000/[.B185]" office:value-type="float" office:value="27755.6888753811" calcext:value-type="float">
            <text:p>27755.6889</text:p>
          </table:table-cell>
          <table:table-cell office:value-type="float" office:value="5" calcext:value-type="float">
            <text:p>5</text:p>
          </table:table-cell>
          <table:table-cell office:value-type="float" office:value="1298.151" calcext:value-type="float">
            <text:p>1298.151</text:p>
          </table:table-cell>
          <table:table-cell table:style-name="ce2" table:formula="of:=1000000/[.E185]" office:value-type="float" office:value="770.326410409883" calcext:value-type="float">
            <text:p>770.3264</text:p>
          </table:table-cell>
        </table:table-row>
        <table:table-row table:style-name="ro1">
          <table:table-cell office:value-type="float" office:value="78.33333" calcext:value-type="float">
            <text:p>78.33333</text:p>
          </table:table-cell>
          <table:table-cell office:value-type="float" office:value="35.85973" calcext:value-type="float">
            <text:p>35.85973</text:p>
          </table:table-cell>
          <table:table-cell table:style-name="ce2" table:formula="of:=1000000/[.B186]" office:value-type="float" office:value="27886.4341700286" calcext:value-type="float">
            <text:p>27886.4342</text:p>
          </table:table-cell>
          <table:table-cell office:value-type="float" office:value="4.44444" calcext:value-type="float">
            <text:p>4.44444</text:p>
          </table:table-cell>
          <table:table-cell office:value-type="float" office:value="1441.199" calcext:value-type="float">
            <text:p>1441.199</text:p>
          </table:table-cell>
          <table:table-cell table:style-name="ce2" table:formula="of:=1000000/[.E186]" office:value-type="float" office:value="693.866704042953" calcext:value-type="float">
            <text:p>693.8667</text:p>
          </table:table-cell>
        </table:table-row>
        <table:table-row table:style-name="ro1">
          <table:table-cell office:value-type="float" office:value="78.61111" calcext:value-type="float">
            <text:p>78.61111</text:p>
          </table:table-cell>
          <table:table-cell office:value-type="float" office:value="35.63586" calcext:value-type="float">
            <text:p>35.63586</text:p>
          </table:table-cell>
          <table:table-cell table:style-name="ce2" table:formula="of:=1000000/[.B187]" office:value-type="float" office:value="28061.6210749509" calcext:value-type="float">
            <text:p>28061.621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591.588" calcext:value-type="float">
            <text:p>1591.588</text:p>
          </table:table-cell>
          <table:table-cell table:style-name="ce2" table:formula="of:=1000000/[.E187]" office:value-type="float" office:value="628.303304624061" calcext:value-type="float">
            <text:p>628.3033</text:p>
          </table:table-cell>
        </table:table-row>
        <table:table-row table:style-name="ro1">
          <table:table-cell office:value-type="float" office:value="78.88889" calcext:value-type="float">
            <text:p>78.88889</text:p>
          </table:table-cell>
          <table:table-cell office:value-type="float" office:value="35.48985" calcext:value-type="float">
            <text:p>35.48985</text:p>
          </table:table-cell>
          <table:table-cell table:style-name="ce2" table:formula="of:=1000000/[.B188]" office:value-type="float" office:value="28177.070345465" calcext:value-type="float">
            <text:p>28177.0703</text:p>
          </table:table-cell>
          <table:table-cell office:value-type="float" office:value="3.88889" calcext:value-type="float">
            <text:p>3.88889</text:p>
          </table:table-cell>
          <table:table-cell office:value-type="float" office:value="1762.403" calcext:value-type="float">
            <text:p>1762.403</text:p>
          </table:table-cell>
          <table:table-cell table:style-name="ce2" table:formula="of:=1000000/[.E188]" office:value-type="float" office:value="567.407114036914" calcext:value-type="float">
            <text:p>567.4071</text:p>
          </table:table-cell>
        </table:table-row>
        <table:table-row table:style-name="ro1">
          <table:table-cell office:value-type="float" office:value="79.16667" calcext:value-type="float">
            <text:p>79.16667</text:p>
          </table:table-cell>
          <table:table-cell office:value-type="float" office:value="35.38493" calcext:value-type="float">
            <text:p>35.38493</text:p>
          </table:table-cell>
          <table:table-cell table:style-name="ce2" table:formula="of:=1000000/[.B189]" office:value-type="float" office:value="28260.6182914591" calcext:value-type="float">
            <text:p>28260.6183</text:p>
          </table:table-cell>
          <table:table-cell office:value-type="float" office:value="3.61111" calcext:value-type="float">
            <text:p>3.61111</text:p>
          </table:table-cell>
          <table:table-cell office:value-type="float" office:value="2317.891" calcext:value-type="float">
            <text:p>2317.891</text:p>
          </table:table-cell>
          <table:table-cell table:style-name="ce2" table:formula="of:=1000000/[.E189]" office:value-type="float" office:value="431.426671918567" calcext:value-type="float">
            <text:p>431.4267</text:p>
          </table:table-cell>
        </table:table-row>
        <table:table-row table:style-name="ro1">
          <table:table-cell office:value-type="float" office:value="79.44444" calcext:value-type="float">
            <text:p>79.44444</text:p>
          </table:table-cell>
          <table:table-cell office:value-type="float" office:value="35.17264" calcext:value-type="float">
            <text:p>35.17264</text:p>
          </table:table-cell>
          <table:table-cell table:style-name="ce2" table:formula="of:=1000000/[.B190]" office:value-type="float" office:value="28431.1896974466" calcext:value-type="float">
            <text:p>28431.1897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2503.221" calcext:value-type="float">
            <text:p>2503.221</text:p>
          </table:table-cell>
          <table:table-cell table:style-name="ce2" table:formula="of:=1000000/[.E190]" office:value-type="float" office:value="399.48530313544" calcext:value-type="float">
            <text:p>399.48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.01285" calcext:value-type="float">
            <text:p>35.01285</text:p>
          </table:table-cell>
          <table:table-cell table:style-name="ce2" table:formula="of:=1000000/[.B191]" office:value-type="float" office:value="28560.9426253504" calcext:value-type="float">
            <text:p>28560.9426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2791.013" calcext:value-type="float">
            <text:p>2791.013</text:p>
          </table:table-cell>
          <table:table-cell table:style-name="ce2" table:formula="of:=1000000/[.E191]" office:value-type="float" office:value="358.292849227144" calcext:value-type="float">
            <text:p>358.2928</text:p>
          </table:table-cell>
        </table:table-row>
        <table:table-row table:style-name="ro1">
          <table:table-cell office:value-type="float" office:value="80.55556" calcext:value-type="float">
            <text:p>80.55556</text:p>
          </table:table-cell>
          <table:table-cell office:value-type="float" office:value="34.87593" calcext:value-type="float">
            <text:p>34.87593</text:p>
          </table:table-cell>
          <table:table-cell table:style-name="ce2" table:formula="of:=1000000/[.B192]" office:value-type="float" office:value="28673.0705102344" calcext:value-type="float">
            <text:p>28673.0705</text:p>
          </table:table-cell>
          <table:table-cell office:value-type="float" office:value="3.05556" calcext:value-type="float">
            <text:p>3.05556</text:p>
          </table:table-cell>
          <table:table-cell office:value-type="float" office:value="3163.73" calcext:value-type="float">
            <text:p>3163.73</text:p>
          </table:table-cell>
          <table:table-cell table:style-name="ce2" table:formula="of:=1000000/[.E192]" office:value-type="float" office:value="316.082598704694" calcext:value-type="float">
            <text:p>316.0826</text:p>
          </table:table-cell>
        </table:table-row>
        <table:table-row table:style-name="ro1">
          <table:table-cell office:value-type="float" office:value="81.38889" calcext:value-type="float">
            <text:p>81.38889</text:p>
          </table:table-cell>
          <table:table-cell office:value-type="float" office:value="34.67958" calcext:value-type="float">
            <text:p>34.67958</text:p>
          </table:table-cell>
          <table:table-cell table:style-name="ce2" table:formula="of:=1000000/[.B193]" office:value-type="float" office:value="28835.4126549399" calcext:value-type="float">
            <text:p>28835.4127</text:p>
          </table:table-cell>
          <table:table-cell office:value-type="float" office:value="2.77778" calcext:value-type="float">
            <text:p>2.77778</text:p>
          </table:table-cell>
          <table:table-cell office:value-type="float" office:value="3555.411" calcext:value-type="float">
            <text:p>3555.411</text:p>
          </table:table-cell>
          <table:table-cell table:style-name="ce2" table:formula="of:=1000000/[.E193]" office:value-type="float" office:value="281.261435035218" calcext:value-type="float">
            <text:p>281.2614</text:p>
          </table:table-cell>
        </table:table-row>
        <table:table-row table:style-name="ro1">
          <table:table-cell office:value-type="float" office:value="81.66667" calcext:value-type="float">
            <text:p>81.66667</text:p>
          </table:table-cell>
          <table:table-cell office:value-type="float" office:value="34.52439" calcext:value-type="float">
            <text:p>34.52439</text:p>
          </table:table-cell>
          <table:table-cell table:style-name="ce2" table:formula="of:=1000000/[.B194]" office:value-type="float" office:value="28965.0302293538" calcext:value-type="float">
            <text:p>28965.0302</text:p>
          </table:table-cell>
          <table:table-cell office:value-type="float" office:value="2.5" calcext:value-type="float">
            <text:p>2.5</text:p>
          </table:table-cell>
          <table:table-cell office:value-type="float" office:value="3942.896" calcext:value-type="float">
            <text:p>3942.896</text:p>
          </table:table-cell>
          <table:table-cell table:style-name="ce2" table:formula="of:=1000000/[.E194]" office:value-type="float" office:value="253.620688955529" calcext:value-type="float">
            <text:p>253.6207</text:p>
          </table:table-cell>
        </table:table-row>
        <table:table-row table:style-name="ro1">
          <table:table-cell office:value-type="float" office:value="82.77778" calcext:value-type="float">
            <text:p>82.77778</text:p>
          </table:table-cell>
          <table:table-cell office:value-type="float" office:value="34.29144" calcext:value-type="float">
            <text:p>34.29144</text:p>
          </table:table-cell>
          <table:table-cell table:style-name="ce2" table:formula="of:=1000000/[.B195]" office:value-type="float" office:value="29161.7966466267" calcext:value-type="float">
            <text:p>29161.7966</text:p>
          </table:table-cell>
          <table:table-cell office:value-type="float" office:value="2.5" calcext:value-type="float">
            <text:p>2.5</text:p>
          </table:table-cell>
          <table:table-cell office:value-type="float" office:value="4588.998" calcext:value-type="float">
            <text:p>4588.998</text:p>
          </table:table-cell>
          <table:table-cell table:style-name="ce2" table:formula="of:=1000000/[.E195]" office:value-type="float" office:value="217.912494187184" calcext:value-type="float">
            <text:p>217.9125</text:p>
          </table:table-cell>
        </table:table-row>
        <table:table-row table:style-name="ro1">
          <table:table-cell office:value-type="float" office:value="83.61111" calcext:value-type="float">
            <text:p>83.61111</text:p>
          </table:table-cell>
          <table:table-cell office:value-type="float" office:value="34.10894" calcext:value-type="float">
            <text:p>34.10894</text:p>
          </table:table-cell>
          <table:table-cell table:style-name="ce2" table:formula="of:=1000000/[.B196]" office:value-type="float" office:value="29317.826939213" calcext:value-type="float">
            <text:p>29317.8269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5352.834" calcext:value-type="float">
            <text:p>5352.834</text:p>
          </table:table-cell>
          <table:table-cell table:style-name="ce2" table:formula="of:=1000000/[.E196]" office:value-type="float" office:value="186.816927257599" calcext:value-type="float">
            <text:p>186.8169</text:p>
          </table:table-cell>
        </table:table-row>
        <table:table-row table:style-name="ro1">
          <table:table-cell office:value-type="float" office:value="84.44444" calcext:value-type="float">
            <text:p>84.44444</text:p>
          </table:table-cell>
          <table:table-cell office:value-type="float" office:value="33.89433" calcext:value-type="float">
            <text:p>33.89433</text:p>
          </table:table-cell>
          <table:table-cell table:style-name="ce2" table:formula="of:=1000000/[.B197]" office:value-type="float" office:value="29503.4597232044" calcext:value-type="float">
            <text:p>29503.4597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6339.367" calcext:value-type="float">
            <text:p>6339.367</text:p>
          </table:table-cell>
          <table:table-cell table:style-name="ce2" table:formula="of:=1000000/[.E197]" office:value-type="float" office:value="157.744456189396" calcext:value-type="float">
            <text:p>157.7445</text:p>
          </table:table-cell>
        </table:table-row>
        <table:table-row table:style-name="ro1">
          <table:table-cell office:value-type="float" office:value="85.27778" calcext:value-type="float">
            <text:p>85.27778</text:p>
          </table:table-cell>
          <table:table-cell office:value-type="float" office:value="33.67516" calcext:value-type="float">
            <text:p>33.67516</text:p>
          </table:table-cell>
          <table:table-cell table:style-name="ce2" table:formula="of:=1000000/[.B198]" office:value-type="float" office:value="29695.4788039611" calcext:value-type="float">
            <text:p>29695.4788</text:p>
          </table:table-cell>
          <table:table-cell office:value-type="float" office:value="1.94444" calcext:value-type="float">
            <text:p>1.94444</text:p>
          </table:table-cell>
          <table:table-cell office:value-type="float" office:value="7239.143" calcext:value-type="float">
            <text:p>7239.143</text:p>
          </table:table-cell>
          <table:table-cell table:style-name="ce2" table:formula="of:=1000000/[.E198]" office:value-type="float" office:value="138.137898367252" calcext:value-type="float">
            <text:p>138.1379</text:p>
          </table:table-cell>
        </table:table-row>
        <table:table-row table:style-name="ro1">
          <table:table-cell office:value-type="float" office:value="86.38889" calcext:value-type="float">
            <text:p>86.38889</text:p>
          </table:table-cell>
          <table:table-cell office:value-type="float" office:value="33.48116" calcext:value-type="float">
            <text:p>33.48116</text:p>
          </table:table-cell>
          <table:table-cell table:style-name="ce2" table:formula="of:=1000000/[.B199]" office:value-type="float" office:value="29867.5434184479" calcext:value-type="float">
            <text:p>29867.5434</text:p>
          </table:table-cell>
          <table:table-cell office:value-type="float" office:value="1.94444" calcext:value-type="float">
            <text:p>1.94444</text:p>
          </table:table-cell>
          <table:table-cell office:value-type="float" office:value="8150.342" calcext:value-type="float">
            <text:p>8150.342</text:p>
          </table:table-cell>
          <table:table-cell table:style-name="ce2" table:formula="of:=1000000/[.E199]" office:value-type="float" office:value="122.69423786143" calcext:value-type="float">
            <text:p>122.6942</text:p>
          </table:table-cell>
        </table:table-row>
        <table:table-row table:style-name="ro1">
          <table:table-cell office:value-type="float" office:value="87.22222" calcext:value-type="float">
            <text:p>87.22222</text:p>
          </table:table-cell>
          <table:table-cell office:value-type="float" office:value="33.24148" calcext:value-type="float">
            <text:p>33.24148</text:p>
          </table:table-cell>
          <table:table-cell table:style-name="ce2" table:formula="of:=1000000/[.B200]" office:value-type="float" office:value="30082.8964294009" calcext:value-type="float">
            <text:p>30082.8964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9164.652" calcext:value-type="float">
            <text:p>9164.652</text:p>
          </table:table-cell>
          <table:table-cell table:style-name="ce2" table:formula="of:=1000000/[.E200]" office:value-type="float" office:value="109.114890559947" calcext:value-type="float">
            <text:p>109.1149</text:p>
          </table:table-cell>
        </table:table-row>
        <table:table-row table:style-name="ro1">
          <table:table-cell office:value-type="float" office:value="88.33333" calcext:value-type="float">
            <text:p>88.33333</text:p>
          </table:table-cell>
          <table:table-cell office:value-type="float" office:value="33.05202" calcext:value-type="float">
            <text:p>33.05202</text:p>
          </table:table-cell>
          <table:table-cell table:style-name="ce2" table:formula="of:=1000000/[.B201]" office:value-type="float" office:value="30255.3368901507" calcext:value-type="float">
            <text:p>30255.3369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0109.96" calcext:value-type="float">
            <text:p>10109.96</text:p>
          </table:table-cell>
          <table:table-cell table:style-name="ce2" table:formula="of:=1000000/[.E201]" office:value-type="float" office:value="98.9123596928178" calcext:value-type="float">
            <text:p>98.9124</text:p>
          </table:table-cell>
        </table:table-row>
        <table:table-row table:style-name="ro1">
          <table:table-cell office:value-type="float" office:value="89.16667" calcext:value-type="float">
            <text:p>89.16667</text:p>
          </table:table-cell>
          <table:table-cell office:value-type="float" office:value="32.80548" calcext:value-type="float">
            <text:p>32.80548</text:p>
          </table:table-cell>
          <table:table-cell table:style-name="ce2" table:formula="of:=1000000/[.B202]" office:value-type="float" office:value="30482.7120346966" calcext:value-type="float">
            <text:p>30482.7120</text:p>
          </table:table-cell>
          <table:table-cell office:value-type="float" office:value="1.38889" calcext:value-type="float">
            <text:p>1.38889</text:p>
          </table:table-cell>
          <table:table-cell office:value-type="float" office:value="10757.59" calcext:value-type="float">
            <text:p>10757.59</text:p>
          </table:table-cell>
          <table:table-cell table:style-name="ce2" table:formula="of:=1000000/[.E202]" office:value-type="float" office:value="92.9576234082169" calcext:value-type="float">
            <text:p>92.95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.61374" calcext:value-type="float">
            <text:p>32.61374</text:p>
          </table:table-cell>
          <table:table-cell table:style-name="ce2" table:formula="of:=1000000/[.B203]" office:value-type="float" office:value="30661.9234715184" calcext:value-type="float">
            <text:p>30661.9235</text:p>
          </table:table-cell>
          <table:table-cell office:value-type="float" office:value="1.38889" calcext:value-type="float">
            <text:p>1.38889</text:p>
          </table:table-cell>
          <table:table-cell office:value-type="float" office:value="11925.38" calcext:value-type="float">
            <text:p>11925.38</text:p>
          </table:table-cell>
          <table:table-cell table:style-name="ce2" table:formula="of:=1000000/[.E203]" office:value-type="float" office:value="83.854770246315" calcext:value-type="float">
            <text:p>83.8548</text:p>
          </table:table-cell>
        </table:table-row>
        <table:table-row table:style-name="ro1">
          <table:table-cell office:value-type="float" office:value="91.11111" calcext:value-type="float">
            <text:p>91.11111</text:p>
          </table:table-cell>
          <table:table-cell office:value-type="float" office:value="32.365" calcext:value-type="float">
            <text:p>32.365</text:p>
          </table:table-cell>
          <table:table-cell table:style-name="ce2" table:formula="of:=1000000/[.B204]" office:value-type="float" office:value="30897.5745403986" calcext:value-type="float">
            <text:p>30897.5745</text:p>
          </table:table-cell>
          <table:table-cell office:value-type="float" office:value="1.38889" calcext:value-type="float">
            <text:p>1.38889</text:p>
          </table:table-cell>
          <table:table-cell office:value-type="float" office:value="12698.99" calcext:value-type="float">
            <text:p>12698.99</text:p>
          </table:table-cell>
          <table:table-cell table:style-name="ce2" table:formula="of:=1000000/[.E204]" office:value-type="float" office:value="78.7464199908812" calcext:value-type="float">
            <text:p>78.7464</text:p>
          </table:table-cell>
        </table:table-row>
        <table:table-row table:style-name="ro1">
          <table:table-cell office:value-type="float" office:value="92.22222" calcext:value-type="float">
            <text:p>92.22222</text:p>
          </table:table-cell>
          <table:table-cell office:value-type="float" office:value="32.1959" calcext:value-type="float">
            <text:p>32.1959</text:p>
          </table:table-cell>
          <table:table-cell table:style-name="ce2" table:formula="of:=1000000/[.B205]" office:value-type="float" office:value="31059.8554474327" calcext:value-type="float">
            <text:p>31059.8554</text:p>
          </table:table-cell>
          <table:table-cell office:value-type="float" office:value="1.38889" calcext:value-type="float">
            <text:p>1.38889</text:p>
          </table:table-cell>
          <table:table-cell office:value-type="float" office:value="12776.44" calcext:value-type="float">
            <text:p>12776.44</text:p>
          </table:table-cell>
          <table:table-cell table:style-name="ce2" table:formula="of:=1000000/[.E205]" office:value-type="float" office:value="78.2690639959175" calcext:value-type="float">
            <text:p>78.2691</text:p>
          </table:table-cell>
        </table:table-row>
        <table:table-row table:style-name="ro1">
          <table:table-cell office:value-type="float" office:value="93.05556" calcext:value-type="float">
            <text:p>93.05556</text:p>
          </table:table-cell>
          <table:table-cell office:value-type="float" office:value="32.03165" calcext:value-type="float">
            <text:p>32.03165</text:p>
          </table:table-cell>
          <table:table-cell table:style-name="ce2" table:formula="of:=1000000/[.B206]" office:value-type="float" office:value="31219.1223368137" calcext:value-type="float">
            <text:p>31219.1223</text:p>
          </table:table-cell>
          <table:table-cell office:value-type="float" office:value="1.38889" calcext:value-type="float">
            <text:p>1.38889</text:p>
          </table:table-cell>
          <table:table-cell office:value-type="float" office:value="13331.6" calcext:value-type="float">
            <text:p>13331.6</text:p>
          </table:table-cell>
          <table:table-cell table:style-name="ce2" table:formula="of:=1000000/[.E206]" office:value-type="float" office:value="75.0097512676648" calcext:value-type="float">
            <text:p>75.0098</text:p>
          </table:table-cell>
        </table:table-row>
        <table:table-row table:style-name="ro1">
          <table:table-cell office:value-type="float" office:value="94.16667" calcext:value-type="float">
            <text:p>94.16667</text:p>
          </table:table-cell>
          <table:table-cell office:value-type="float" office:value="31.81255" calcext:value-type="float">
            <text:p>31.81255</text:p>
          </table:table-cell>
          <table:table-cell table:style-name="ce2" table:formula="of:=1000000/[.B207]" office:value-type="float" office:value="31434.1352705143" calcext:value-type="float">
            <text:p>31434.1353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3526.98" calcext:value-type="float">
            <text:p>13526.98</text:p>
          </table:table-cell>
          <table:table-cell table:style-name="ce2" table:formula="of:=1000000/[.E207]" office:value-type="float" office:value="73.926330932699" calcext:value-type="float">
            <text:p>73.92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.65497" calcext:value-type="float">
            <text:p>31.65497</text:p>
          </table:table-cell>
          <table:table-cell table:style-name="ce2" table:formula="of:=1000000/[.B208]" office:value-type="float" office:value="31590.6159443525" calcext:value-type="float">
            <text:p>31590.6159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4032.82" calcext:value-type="float">
            <text:p>14032.82</text:p>
          </table:table-cell>
          <table:table-cell table:style-name="ce2" table:formula="of:=1000000/[.E208]" office:value-type="float" office:value="71.2615140791373" calcext:value-type="float">
            <text:p>71.2615</text:p>
          </table:table-cell>
        </table:table-row>
        <table:table-row table:style-name="ro1">
          <table:table-cell office:value-type="float" office:value="96.11111" calcext:value-type="float">
            <text:p>96.11111</text:p>
          </table:table-cell>
          <table:table-cell office:value-type="float" office:value="31.47239" calcext:value-type="float">
            <text:p>31.47239</text:p>
          </table:table-cell>
          <table:table-cell table:style-name="ce2" table:formula="of:=1000000/[.B209]" office:value-type="float" office:value="31773.881805608" calcext:value-type="float">
            <text:p>31773.8818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4938.13" calcext:value-type="float">
            <text:p>14938.13</text:p>
          </table:table-cell>
          <table:table-cell table:style-name="ce2" table:formula="of:=1000000/[.E209]" office:value-type="float" office:value="66.9427833336569" calcext:value-type="float">
            <text:p>66.9428</text:p>
          </table:table-cell>
        </table:table-row>
        <table:table-row table:style-name="ro1">
          <table:table-cell office:value-type="float" office:value="96.94444" calcext:value-type="float">
            <text:p>96.94444</text:p>
          </table:table-cell>
          <table:table-cell office:value-type="float" office:value="31.3012" calcext:value-type="float">
            <text:p>31.3012</text:p>
          </table:table-cell>
          <table:table-cell table:style-name="ce2" table:formula="of:=1000000/[.B210]" office:value-type="float" office:value="31947.6569588386" calcext:value-type="float">
            <text:p>31947.657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5610.02" calcext:value-type="float">
            <text:p>15610.02</text:p>
          </table:table-cell>
          <table:table-cell table:style-name="ce2" table:formula="of:=1000000/[.E210]" office:value-type="float" office:value="64.0614169616695" calcext:value-type="float">
            <text:p>64.0614</text:p>
          </table:table-cell>
        </table:table-row>
        <table:table-row table:style-name="ro1">
          <table:table-cell office:value-type="float" office:value="98.05556" calcext:value-type="float">
            <text:p>98.05556</text:p>
          </table:table-cell>
          <table:table-cell office:value-type="float" office:value="31.11398" calcext:value-type="float">
            <text:p>31.11398</text:p>
          </table:table-cell>
          <table:table-cell table:style-name="ce2" table:formula="of:=1000000/[.B211]" office:value-type="float" office:value="32139.8933855457" calcext:value-type="float">
            <text:p>32139.8934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5778.77" calcext:value-type="float">
            <text:p>15778.77</text:p>
          </table:table-cell>
          <table:table-cell table:style-name="ce2" table:formula="of:=1000000/[.E211]" office:value-type="float" office:value="63.3762961244761" calcext:value-type="float">
            <text:p>63.3763</text:p>
          </table:table-cell>
        </table:table-row>
        <table:table-row table:style-name="ro1">
          <table:table-cell office:value-type="float" office:value="99.16667" calcext:value-type="float">
            <text:p>99.16667</text:p>
          </table:table-cell>
          <table:table-cell office:value-type="float" office:value="30.90176" calcext:value-type="float">
            <text:p>30.90176</text:p>
          </table:table-cell>
          <table:table-cell table:style-name="ce2" table:formula="of:=1000000/[.B212]" office:value-type="float" office:value="32360.6163532433" calcext:value-type="float">
            <text:p>32360.6164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16076.32" calcext:value-type="float">
            <text:p>16076.32</text:p>
          </table:table-cell>
          <table:table-cell table:style-name="ce2" table:formula="of:=1000000/[.E212]" office:value-type="float" office:value="62.203290305244" calcext:value-type="float">
            <text:p>62.2033</text:p>
          </table:table-cell>
        </table:table-row>
        <table:table-row table:style-name="ro1">
          <table:table-cell office:value-type="float" office:value="100.27778" calcext:value-type="float">
            <text:p>100.27778</text:p>
          </table:table-cell>
          <table:table-cell office:value-type="float" office:value="30.7465" calcext:value-type="float">
            <text:p>30.7465</text:p>
          </table:table-cell>
          <table:table-cell table:style-name="ce2" table:formula="of:=1000000/[.B213]" office:value-type="float" office:value="32524.0271250386" calcext:value-type="float">
            <text:p>32524.0271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0321.93" calcext:value-type="float">
            <text:p>20321.93</text:p>
          </table:table-cell>
          <table:table-cell table:style-name="ce2" table:formula="of:=1000000/[.E213]" office:value-type="float" office:value="49.2079246410159" calcext:value-type="float">
            <text:p>49.2079</text:p>
          </table:table-cell>
        </table:table-row>
        <table:table-row table:style-name="ro1">
          <table:table-cell office:value-type="float" office:value="101.38889" calcext:value-type="float">
            <text:p>101.38889</text:p>
          </table:table-cell>
          <table:table-cell office:value-type="float" office:value="30.49084" calcext:value-type="float">
            <text:p>30.49084</text:p>
          </table:table-cell>
          <table:table-cell table:style-name="ce2" table:formula="of:=1000000/[.B214]" office:value-type="float" office:value="32796.7350194353" calcext:value-type="float">
            <text:p>32796.7350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0937.98" calcext:value-type="float">
            <text:p>20937.98</text:p>
          </table:table-cell>
          <table:table-cell table:style-name="ce2" table:formula="of:=1000000/[.E214]" office:value-type="float" office:value="47.7600991117577" calcext:value-type="float">
            <text:p>47.7601</text:p>
          </table:table-cell>
        </table:table-row>
        <table:table-row table:style-name="ro1">
          <table:table-cell office:value-type="float" office:value="102.22222" calcext:value-type="float">
            <text:p>102.22222</text:p>
          </table:table-cell>
          <table:table-cell office:value-type="float" office:value="30.36073" calcext:value-type="float">
            <text:p>30.36073</text:p>
          </table:table-cell>
          <table:table-cell table:style-name="ce2" table:formula="of:=1000000/[.B215]" office:value-type="float" office:value="32937.2844460591" calcext:value-type="float">
            <text:p>32937.2844</text:p>
          </table:table-cell>
          <table:table-cell office:value-type="float" office:value="1.11111" calcext:value-type="float">
            <text:p>1.11111</text:p>
          </table:table-cell>
          <table:table-cell office:value-type="float" office:value="21658.67" calcext:value-type="float">
            <text:p>21658.67</text:p>
          </table:table-cell>
          <table:table-cell table:style-name="ce2" table:formula="of:=1000000/[.E215]" office:value-type="float" office:value="46.1708867626683" calcext:value-type="float">
            <text:p>46.1709</text:p>
          </table:table-cell>
        </table:table-row>
        <table:table-row table:style-name="ro1">
          <table:table-cell office:value-type="float" office:value="103.33333" calcext:value-type="float">
            <text:p>103.33333</text:p>
          </table:table-cell>
          <table:table-cell office:value-type="float" office:value="30.16438" calcext:value-type="float">
            <text:p>30.16438</text:p>
          </table:table-cell>
          <table:table-cell table:style-name="ce2" table:formula="of:=1000000/[.B216]" office:value-type="float" office:value="33151.6842050127" calcext:value-type="float">
            <text:p>33151.6842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24542.4" calcext:value-type="float">
            <text:p>24542.4</text:p>
          </table:table-cell>
          <table:table-cell table:style-name="ce2" table:formula="of:=1000000/[.E216]" office:value-type="float" office:value="40.7458113305952" calcext:value-type="float">
            <text:p>40.7458</text:p>
          </table:table-cell>
        </table:table-row>
        <table:table-row table:style-name="ro1">
          <table:table-cell office:value-type="float" office:value="104.44444" calcext:value-type="float">
            <text:p>104.44444</text:p>
          </table:table-cell>
          <table:table-cell office:value-type="float" office:value="30.00235" calcext:value-type="float">
            <text:p>30.00235</text:p>
          </table:table-cell>
          <table:table-cell table:style-name="ce2" table:formula="of:=1000000/[.B217]" office:value-type="float" office:value="33330.7224267432" calcext:value-type="float">
            <text:p>33330.7224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27280.39" calcext:value-type="float">
            <text:p>27280.39</text:p>
          </table:table-cell>
          <table:table-cell table:style-name="ce2" table:formula="of:=1000000/[.E217]" office:value-type="float" office:value="36.6563674492923" calcext:value-type="float">
            <text:p>36.6564</text:p>
          </table:table-cell>
        </table:table-row>
        <table:table-row table:style-name="ro1">
          <table:table-cell office:value-type="float" office:value="105.55556" calcext:value-type="float">
            <text:p>105.55556</text:p>
          </table:table-cell>
          <table:table-cell office:value-type="float" office:value="29.81973" calcext:value-type="float">
            <text:p>29.81973</text:p>
          </table:table-cell>
          <table:table-cell table:style-name="ce2" table:formula="of:=1000000/[.B218]" office:value-type="float" office:value="33534.8442122045" calcext:value-type="float">
            <text:p>33534.8442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31097.36" calcext:value-type="float">
            <text:p>31097.36</text:p>
          </table:table-cell>
          <table:table-cell table:style-name="ce2" table:formula="of:=1000000/[.E218]" office:value-type="float" office:value="32.1570705680482" calcext:value-type="float">
            <text:p>32.1571</text:p>
          </table:table-cell>
        </table:table-row>
        <table:table-row table:style-name="ro1">
          <table:table-cell office:value-type="float" office:value="106.66667" calcext:value-type="float">
            <text:p>106.66667</text:p>
          </table:table-cell>
          <table:table-cell office:value-type="float" office:value="29.63027" calcext:value-type="float">
            <text:p>29.63027</text:p>
          </table:table-cell>
          <table:table-cell table:style-name="ce2" table:formula="of:=1000000/[.B219]" office:value-type="float" office:value="33749.2705938893" calcext:value-type="float">
            <text:p>33749.2706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32211.29" calcext:value-type="float">
            <text:p>32211.29</text:p>
          </table:table-cell>
          <table:table-cell table:style-name="ce2" table:formula="of:=1000000/[.E219]" office:value-type="float" office:value="31.0450155830456" calcext:value-type="float">
            <text:p>31.0450</text:p>
          </table:table-cell>
        </table:table-row>
        <table:table-row table:style-name="ro1">
          <table:table-cell office:value-type="float" office:value="107.77778" calcext:value-type="float">
            <text:p>107.77778</text:p>
          </table:table-cell>
          <table:table-cell office:value-type="float" office:value="29.45906" calcext:value-type="float">
            <text:p>29.45906</text:p>
          </table:table-cell>
          <table:table-cell table:style-name="ce2" table:formula="of:=1000000/[.B220]" office:value-type="float" office:value="33945.4144158028" calcext:value-type="float">
            <text:p>33945.4144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39542.14" calcext:value-type="float">
            <text:p>39542.14</text:p>
          </table:table-cell>
          <table:table-cell table:style-name="ce2" table:formula="of:=1000000/[.E220]" office:value-type="float" office:value="25.2894759868839" calcext:value-type="float">
            <text:p>25.2895</text:p>
          </table:table-cell>
        </table:table-row>
        <table:table-row table:style-name="ro1">
          <table:table-cell office:value-type="float" office:value="108.88889" calcext:value-type="float">
            <text:p>108.88889</text:p>
          </table:table-cell>
          <table:table-cell office:value-type="float" office:value="29.28091" calcext:value-type="float">
            <text:p>29.28091</text:p>
          </table:table-cell>
          <table:table-cell table:style-name="ce2" table:formula="of:=1000000/[.B221]" office:value-type="float" office:value="34151.944048187" calcext:value-type="float">
            <text:p>34151.9440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44730.01" calcext:value-type="float">
            <text:p>44730.01</text:p>
          </table:table-cell>
          <table:table-cell table:style-name="ce2" table:formula="of:=1000000/[.E221]" office:value-type="float" office:value="22.356355386462" calcext:value-type="float">
            <text:p>22.3564</text:p>
          </table:table-cell>
        </table:table-row>
        <table:table-row table:style-name="ro1">
          <table:table-cell office:value-type="float" office:value="110.27778" calcext:value-type="float">
            <text:p>110.27778</text:p>
          </table:table-cell>
          <table:table-cell office:value-type="float" office:value="29.12579" calcext:value-type="float">
            <text:p>29.12579</text:p>
          </table:table-cell>
          <table:table-cell table:style-name="ce2" table:formula="of:=1000000/[.B222]" office:value-type="float" office:value="34333.8326617063" calcext:value-type="float">
            <text:p>34333.8327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50463.75" calcext:value-type="float">
            <text:p>50463.75</text:p>
          </table:table-cell>
          <table:table-cell table:style-name="ce2" table:formula="of:=1000000/[.E222]" office:value-type="float" office:value="19.8162047013946" calcext:value-type="float">
            <text:p>19.8162</text:p>
          </table:table-cell>
        </table:table-row>
        <table:table-row table:style-name="ro1">
          <table:table-cell office:value-type="float" office:value="111.38889" calcext:value-type="float">
            <text:p>111.38889</text:p>
          </table:table-cell>
          <table:table-cell office:value-type="float" office:value="28.96147" calcext:value-type="float">
            <text:p>28.96147</text:p>
          </table:table-cell>
          <table:table-cell table:style-name="ce2" table:formula="of:=1000000/[.B223]" office:value-type="float" office:value="34528.6340783116" calcext:value-type="float">
            <text:p>34528.6341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52281.11" calcext:value-type="float">
            <text:p>52281.11</text:p>
          </table:table-cell>
          <table:table-cell table:style-name="ce2" table:formula="of:=1000000/[.E223]" office:value-type="float" office:value="19.1273674181746" calcext:value-type="float">
            <text:p>19.1274</text:p>
          </table:table-cell>
        </table:table-row>
        <table:table-row table:style-name="ro1">
          <table:table-cell office:value-type="float" office:value="112.22222" calcext:value-type="float">
            <text:p>112.22222</text:p>
          </table:table-cell>
          <table:table-cell office:value-type="float" office:value="28.84495" calcext:value-type="float">
            <text:p>28.84495</text:p>
          </table:table-cell>
          <table:table-cell table:style-name="ce2" table:formula="of:=1000000/[.B224]" office:value-type="float" office:value="34668.1134826027" calcext:value-type="float">
            <text:p>34668.1135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57239.93" calcext:value-type="float">
            <text:p>57239.93</text:p>
          </table:table-cell>
          <table:table-cell table:style-name="ce2" table:formula="of:=1000000/[.E224]" office:value-type="float" office:value="17.4703218539925" calcext:value-type="float">
            <text:p>17.4703</text:p>
          </table:table-cell>
        </table:table-row>
        <table:table-row table:style-name="ro1">
          <table:table-cell office:value-type="float" office:value="113.61111" calcext:value-type="float">
            <text:p>113.61111</text:p>
          </table:table-cell>
          <table:table-cell office:value-type="float" office:value="28.66012" calcext:value-type="float">
            <text:p>28.66012</text:p>
          </table:table-cell>
          <table:table-cell table:style-name="ce2" table:formula="of:=1000000/[.B225]" office:value-type="float" office:value="34891.6892183285" calcext:value-type="float">
            <text:p>34891.6892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64154.07" calcext:value-type="float">
            <text:p>64154.07</text:p>
          </table:table-cell>
          <table:table-cell table:style-name="ce2" table:formula="of:=1000000/[.E225]" office:value-type="float" office:value="15.5874755880648" calcext:value-type="float">
            <text:p>15.5875</text:p>
          </table:table-cell>
        </table:table-row>
        <table:table-row table:style-name="ro1">
          <table:table-cell office:value-type="float" office:value="114.72222" calcext:value-type="float">
            <text:p>114.72222</text:p>
          </table:table-cell>
          <table:table-cell office:value-type="float" office:value="28.49113" calcext:value-type="float">
            <text:p>28.49113</text:p>
          </table:table-cell>
          <table:table-cell table:style-name="ce2" table:formula="of:=1000000/[.B226]" office:value-type="float" office:value="35098.6429811664" calcext:value-type="float">
            <text:p>35098.6430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72443.54" calcext:value-type="float">
            <text:p>72443.54</text:p>
          </table:table-cell>
          <table:table-cell table:style-name="ce2" table:formula="of:=1000000/[.E226]" office:value-type="float" office:value="13.803853318046" calcext:value-type="float">
            <text:p>13.8039</text:p>
          </table:table-cell>
        </table:table-row>
        <table:table-row table:style-name="ro1">
          <table:table-cell office:value-type="float" office:value="116.11111" calcext:value-type="float">
            <text:p>116.11111</text:p>
          </table:table-cell>
          <table:table-cell office:value-type="float" office:value="28.3337" calcext:value-type="float">
            <text:p>28.3337</text:p>
          </table:table-cell>
          <table:table-cell table:style-name="ce2" table:formula="of:=1000000/[.B227]" office:value-type="float" office:value="35293.6609055647" calcext:value-type="float">
            <text:p>35293.6609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76365.75" calcext:value-type="float">
            <text:p>76365.75</text:p>
          </table:table-cell>
          <table:table-cell table:style-name="ce2" table:formula="of:=1000000/[.E227]" office:value-type="float" office:value="13.0948756477871" calcext:value-type="float">
            <text:p>13.0949</text:p>
          </table:table-cell>
        </table:table-row>
        <table:table-row table:style-name="ro1">
          <table:table-cell office:value-type="float" office:value="117.22222" calcext:value-type="float">
            <text:p>117.22222</text:p>
          </table:table-cell>
          <table:table-cell office:value-type="float" office:value="28.22406" calcext:value-type="float">
            <text:p>28.22406</text:p>
          </table:table-cell>
          <table:table-cell table:style-name="ce2" table:formula="of:=1000000/[.B228]" office:value-type="float" office:value="35430.7636817665" calcext:value-type="float">
            <text:p>35430.7637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81944.09" calcext:value-type="float">
            <text:p>81944.09</text:p>
          </table:table-cell>
          <table:table-cell table:style-name="ce2" table:formula="of:=1000000/[.E228]" office:value-type="float" office:value="12.2034426155687" calcext:value-type="float">
            <text:p>12.2034</text:p>
          </table:table-cell>
        </table:table-row>
        <table:table-row table:style-name="ro1">
          <table:table-cell office:value-type="float" office:value="118.61111" calcext:value-type="float">
            <text:p>118.61111</text:p>
          </table:table-cell>
          <table:table-cell office:value-type="float" office:value="28.0963" calcext:value-type="float">
            <text:p>28.0963</text:p>
          </table:table-cell>
          <table:table-cell table:style-name="ce2" table:formula="of:=1000000/[.B229]" office:value-type="float" office:value="35591.8750867552" calcext:value-type="float">
            <text:p>35591.8751</text:p>
          </table:table-cell>
          <table:table-cell office:value-type="float" office:value="0.55556" calcext:value-type="float">
            <text:p>0.55556</text:p>
          </table:table-cell>
          <table:table-cell office:value-type="float" office:value="89370.41" calcext:value-type="float">
            <text:p>89370.41</text:p>
          </table:table-cell>
          <table:table-cell table:style-name="ce2" table:formula="of:=1000000/[.E229]" office:value-type="float" office:value="11.1893858381091" calcext:value-type="float">
            <text:p>11.1894</text:p>
          </table:table-cell>
        </table:table-row>
        <table:table-row table:style-name="ro1">
          <table:table-cell office:value-type="float" office:value="119.72222" calcext:value-type="float">
            <text:p>119.72222</text:p>
          </table:table-cell>
          <table:table-cell office:value-type="float" office:value="27.93651" calcext:value-type="float">
            <text:p>27.93651</text:p>
          </table:table-cell>
          <table:table-cell table:style-name="ce2" table:formula="of:=1000000/[.B230]" office:value-type="float" office:value="35795.4519014723" calcext:value-type="float">
            <text:p>35795.4519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96999.16" calcext:value-type="float">
            <text:p>96999.16</text:p>
          </table:table-cell>
          <table:table-cell table:style-name="ce2" table:formula="of:=1000000/[.E230]" office:value-type="float" office:value="10.3093676275135" calcext:value-type="float">
            <text:p>10.3094</text:p>
          </table:table-cell>
        </table:table-row>
        <table:table-row table:style-name="ro1">
          <table:table-cell office:value-type="float" office:value="121.11111" calcext:value-type="float">
            <text:p>121.11111</text:p>
          </table:table-cell>
          <table:table-cell office:value-type="float" office:value="27.79723" calcext:value-type="float">
            <text:p>27.79723</text:p>
          </table:table-cell>
          <table:table-cell table:style-name="ce2" table:formula="of:=1000000/[.B231]" office:value-type="float" office:value="35974.8075617607" calcext:value-type="float">
            <text:p>35974.8076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1964.2" calcext:value-type="float">
            <text:p>101964.2</text:p>
          </table:table-cell>
          <table:table-cell table:style-name="ce2" table:formula="of:=1000000/[.E231]" office:value-type="float" office:value="9.80736376100631" calcext:value-type="float">
            <text:p>9.8074</text:p>
          </table:table-cell>
        </table:table-row>
        <table:table-row table:style-name="ro1">
          <table:table-cell office:value-type="float" office:value="122.22222" calcext:value-type="float">
            <text:p>122.22222</text:p>
          </table:table-cell>
          <table:table-cell office:value-type="float" office:value="27.68313" calcext:value-type="float">
            <text:p>27.68313</text:p>
          </table:table-cell>
          <table:table-cell table:style-name="ce2" table:formula="of:=1000000/[.B232]" office:value-type="float" office:value="36123.0829028365" calcext:value-type="float">
            <text:p>36123.0829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10392.2" calcext:value-type="float">
            <text:p>110392.2</text:p>
          </table:table-cell>
          <table:table-cell table:style-name="ce2" table:formula="of:=1000000/[.E232]" office:value-type="float" office:value="9.05861102505431" calcext:value-type="float">
            <text:p>9.0586</text:p>
          </table:table-cell>
        </table:table-row>
        <table:table-row table:style-name="ro1">
          <table:table-cell office:value-type="float" office:value="123.61111" calcext:value-type="float">
            <text:p>123.61111</text:p>
          </table:table-cell>
          <table:table-cell office:value-type="float" office:value="27.50054" calcext:value-type="float">
            <text:p>27.50054</text:p>
          </table:table-cell>
          <table:table-cell table:style-name="ce2" table:formula="of:=1000000/[.B233]" office:value-type="float" office:value="36362.9223280706" calcext:value-type="float">
            <text:p>36362.9223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8114.8" calcext:value-type="float">
            <text:p>108114.8</text:p>
          </table:table-cell>
          <table:table-cell table:style-name="ce2" table:formula="of:=1000000/[.E233]" office:value-type="float" office:value="9.2494274604402" calcext:value-type="float">
            <text:p>9.2494</text:p>
          </table:table-cell>
        </table:table-row>
        <table:table-row table:style-name="ro1">
          <table:table-cell office:value-type="float" office:value="124.72222" calcext:value-type="float">
            <text:p>124.72222</text:p>
          </table:table-cell>
          <table:table-cell office:value-type="float" office:value="27.40229" calcext:value-type="float">
            <text:p>27.40229</text:p>
          </table:table-cell>
          <table:table-cell table:style-name="ce2" table:formula="of:=1000000/[.B234]" office:value-type="float" office:value="36493.3003774502" calcext:value-type="float">
            <text:p>36493.3004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6571.5" calcext:value-type="float">
            <text:p>106571.5</text:p>
          </table:table-cell>
          <table:table-cell table:style-name="ce2" table:formula="of:=1000000/[.E234]" office:value-type="float" office:value="9.38337172696265" calcext:value-type="float">
            <text:p>9.3834</text:p>
          </table:table-cell>
        </table:table-row>
        <table:table-row table:style-name="ro1">
          <table:table-cell office:value-type="float" office:value="125.83333" calcext:value-type="float">
            <text:p>125.83333</text:p>
          </table:table-cell>
          <table:table-cell office:value-type="float" office:value="27.31793" calcext:value-type="float">
            <text:p>27.31793</text:p>
          </table:table-cell>
          <table:table-cell table:style-name="ce2" table:formula="of:=1000000/[.B235]" office:value-type="float" office:value="36605.9946708993" calcext:value-type="float">
            <text:p>36605.9947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97605.95" calcext:value-type="float">
            <text:p>97605.95</text:p>
          </table:table-cell>
          <table:table-cell table:style-name="ce2" table:formula="of:=1000000/[.E235]" office:value-type="float" office:value="10.2452770553435" calcext:value-type="float">
            <text:p>10.2453</text:p>
          </table:table-cell>
        </table:table-row>
        <table:table-row table:style-name="ro1">
          <table:table-cell office:value-type="float" office:value="127.22222" calcext:value-type="float">
            <text:p>127.22222</text:p>
          </table:table-cell>
          <table:table-cell office:value-type="float" office:value="27.17868" calcext:value-type="float">
            <text:p>27.17868</text:p>
          </table:table-cell>
          <table:table-cell table:style-name="ce2" table:formula="of:=1000000/[.B236]" office:value-type="float" office:value="36793.5455290691" calcext:value-type="float">
            <text:p>36793.5455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2995.3" calcext:value-type="float">
            <text:p>102995.3</text:p>
          </table:table-cell>
          <table:table-cell table:style-name="ce2" table:formula="of:=1000000/[.E236]" office:value-type="float" office:value="9.70918090437136" calcext:value-type="float">
            <text:p>9.7092</text:p>
          </table:table-cell>
        </table:table-row>
        <table:table-row table:style-name="ro1">
          <table:table-cell office:value-type="float" office:value="128.33333" calcext:value-type="float">
            <text:p>128.33333</text:p>
          </table:table-cell>
          <table:table-cell office:value-type="float" office:value="27.0577" calcext:value-type="float">
            <text:p>27.0577</text:p>
          </table:table-cell>
          <table:table-cell table:style-name="ce2" table:formula="of:=1000000/[.B237]" office:value-type="float" office:value="36958.056301903" calcext:value-type="float">
            <text:p>36958.0563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4789.2" calcext:value-type="float">
            <text:p>104789.2</text:p>
          </table:table-cell>
          <table:table-cell table:style-name="ce2" table:formula="of:=1000000/[.E237]" office:value-type="float" office:value="9.54296816847538" calcext:value-type="float">
            <text:p>9.5430</text:p>
          </table:table-cell>
        </table:table-row>
        <table:table-row table:style-name="ro1">
          <table:table-cell office:value-type="float" office:value="129.72222" calcext:value-type="float">
            <text:p>129.72222</text:p>
          </table:table-cell>
          <table:table-cell office:value-type="float" office:value="26.93441" calcext:value-type="float">
            <text:p>26.93441</text:p>
          </table:table-cell>
          <table:table-cell table:style-name="ce2" table:formula="of:=1000000/[.B238]" office:value-type="float" office:value="37127.2287011299" calcext:value-type="float">
            <text:p>37127.2287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7871.6" calcext:value-type="float">
            <text:p>107871.6</text:p>
          </table:table-cell>
          <table:table-cell table:style-name="ce2" table:formula="of:=1000000/[.E238]" office:value-type="float" office:value="9.27028059285298" calcext:value-type="float">
            <text:p>9.2703</text:p>
          </table:table-cell>
        </table:table-row>
        <table:table-row table:style-name="ro1">
          <table:table-cell office:value-type="float" office:value="131.11111" calcext:value-type="float">
            <text:p>131.11111</text:p>
          </table:table-cell>
          <table:table-cell office:value-type="float" office:value="26.80201" calcext:value-type="float">
            <text:p>26.80201</text:p>
          </table:table-cell>
          <table:table-cell table:style-name="ce2" table:formula="of:=1000000/[.B239]" office:value-type="float" office:value="37310.6345382305" calcext:value-type="float">
            <text:p>37310.6345</text:p>
          </table:table-cell>
          <table:table-cell office:value-type="float" office:value="0" calcext:value-type="float">
            <text:p>0</text:p>
          </table:table-cell>
          <table:table-cell office:value-type="float" office:value="105460.7" calcext:value-type="float">
            <text:p>105460.7</text:p>
          </table:table-cell>
          <table:table-cell table:style-name="ce2" table:formula="of:=1000000/[.E239]" office:value-type="float" office:value="9.48220521957469" calcext:value-type="float">
            <text:p>9.4822</text:p>
          </table:table-cell>
        </table:table-row>
        <table:table-row table:style-name="ro1">
          <table:table-cell office:value-type="float" office:value="132.22222" calcext:value-type="float">
            <text:p>132.22222</text:p>
          </table:table-cell>
          <table:table-cell office:value-type="float" office:value="26.70842" calcext:value-type="float">
            <text:p>26.70842</text:p>
          </table:table-cell>
          <table:table-cell table:style-name="ce2" table:formula="of:=1000000/[.B240]" office:value-type="float" office:value="37441.3761652692" calcext:value-type="float">
            <text:p>37441.3762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3250.9" calcext:value-type="float">
            <text:p>103250.9</text:p>
          </table:table-cell>
          <table:table-cell table:style-name="ce2" table:formula="of:=1000000/[.E240]" office:value-type="float" office:value="9.6851456016364" calcext:value-type="float">
            <text:p>9.6851</text:p>
          </table:table-cell>
        </table:table-row>
        <table:table-row table:style-name="ro1">
          <table:table-cell office:value-type="float" office:value="133.61111" calcext:value-type="float">
            <text:p>133.61111</text:p>
          </table:table-cell>
          <table:table-cell office:value-type="float" office:value="26.56461" calcext:value-type="float">
            <text:p>26.56461</text:p>
          </table:table-cell>
          <table:table-cell table:style-name="ce2" table:formula="of:=1000000/[.B241]" office:value-type="float" office:value="37644.0685558719" calcext:value-type="float">
            <text:p>37644.0686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07167.7" calcext:value-type="float">
            <text:p>107167.7</text:p>
          </table:table-cell>
          <table:table-cell table:style-name="ce2" table:formula="of:=1000000/[.E241]" office:value-type="float" office:value="9.3311697461082" calcext:value-type="float">
            <text:p>9.33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6.44591" calcext:value-type="float">
            <text:p>26.44591</text:p>
          </table:table-cell>
          <table:table-cell table:style-name="ce2" table:formula="of:=1000000/[.B242]" office:value-type="float" office:value="37813.0304459177" calcext:value-type="float">
            <text:p>37813.0304</text:p>
          </table:table-cell>
          <table:table-cell office:value-type="float" office:value="0.27778" calcext:value-type="float">
            <text:p>0.27778</text:p>
          </table:table-cell>
          <table:table-cell office:value-type="float" office:value="132501.4" calcext:value-type="float">
            <text:p>132501.4</text:p>
          </table:table-cell>
          <table:table-cell table:style-name="ce2" table:formula="of:=1000000/[.E242]" office:value-type="float" office:value="7.5470900684823" calcext:value-type="float">
            <text:p>7.5471</text:p>
          </table:table-cell>
        </table:table-row>
        <table:table-row table:style-name="ro1">
          <table:table-cell office:value-type="float" office:value="136.38889" calcext:value-type="float">
            <text:p>136.38889</text:p>
          </table:table-cell>
          <table:table-cell office:value-type="float" office:value="26.38656" calcext:value-type="float">
            <text:p>26.38656</text:p>
          </table:table-cell>
          <table:table-cell table:style-name="ce2" table:formula="of:=1000000/[.B243]" office:value-type="float" office:value="37898.0814475248" calcext:value-type="float">
            <text:p>37898.0814</text:p>
          </table:table-cell>
          <table:table-cell office:value-type="float" office:value="0" calcext:value-type="float">
            <text:p>0</text:p>
          </table:table-cell>
          <table:table-cell office:value-type="float" office:value="133172.8" calcext:value-type="float">
            <text:p>133172.8</text:p>
          </table:table-cell>
          <table:table-cell table:style-name="ce2" table:formula="of:=1000000/[.E243]" office:value-type="float" office:value="7.50904088522581" calcext:value-type="float">
            <text:p>7.5090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26.29979" calcext:value-type="float">
            <text:p>26.29979</text:p>
          </table:table-cell>
          <table:table-cell table:style-name="ce2" table:formula="of:=1000000/[.B244]" office:value-type="float" office:value="38023.1172948529" calcext:value-type="float">
            <text:p>38023.1173</text:p>
          </table:table-cell>
          <table:table-cell office:value-type="float" office:value="0" calcext:value-type="float">
            <text:p>0</text:p>
          </table:table-cell>
          <table:table-cell office:value-type="float" office:value="132349.3" calcext:value-type="float">
            <text:p>132349.3</text:p>
          </table:table-cell>
          <table:table-cell table:style-name="ce2" table:formula="of:=1000000/[.E244]" office:value-type="float" office:value="7.55576342300262" calcext:value-type="float">
            <text:p>7.5558</text:p>
          </table:table-cell>
        </table:table-row>
        <table:table-row table:style-name="ro1">
          <table:table-cell office:value-type="float" office:value="138.61111" calcext:value-type="float">
            <text:p>138.61111</text:p>
          </table:table-cell>
          <table:table-cell office:value-type="float" office:value="26.19713" calcext:value-type="float">
            <text:p>26.19713</text:p>
          </table:table-cell>
          <table:table-cell table:style-name="ce2" table:formula="of:=1000000/[.B245]" office:value-type="float" office:value="38172.1203811257" calcext:value-type="float">
            <text:p>38172.1204</text:p>
          </table:table-cell>
          <table:table-cell office:value-type="float" office:value="0" calcext:value-type="float">
            <text:p>0</text:p>
          </table:table-cell>
          <table:table-cell office:value-type="float" office:value="158902.3" calcext:value-type="float">
            <text:p>158902.3</text:p>
          </table:table-cell>
          <table:table-cell table:style-name="ce2" table:formula="of:=1000000/[.E245]" office:value-type="float" office:value="6.29317511452005" calcext:value-type="float">
            <text:p>6.2932</text:p>
          </table:table-cell>
        </table:table-row>
        <table:table-row table:style-name="ro1">
          <table:table-cell office:value-type="float" office:value="140.55556" calcext:value-type="float">
            <text:p>140.55556</text:p>
          </table:table-cell>
          <table:table-cell office:value-type="float" office:value="26.1309" calcext:value-type="float">
            <text:p>26.1309</text:p>
          </table:table-cell>
          <table:table-cell table:style-name="ce2" table:formula="of:=1000000/[.B246]" office:value-type="float" office:value="38268.8694227906" calcext:value-type="float">
            <text:p>38268.8694</text:p>
          </table:table-cell>
          <table:table-cell office:value-type="float" office:value="0" calcext:value-type="float">
            <text:p>0</text:p>
          </table:table-cell>
          <table:table-cell office:value-type="float" office:value="170972.5" calcext:value-type="float">
            <text:p>170972.5</text:p>
          </table:table-cell>
          <table:table-cell table:style-name="ce2" table:formula="of:=1000000/[.E246]" office:value-type="float" office:value="5.84889382795479" calcext:value-type="float">
            <text:p>5.8489</text:p>
          </table:table-cell>
        </table:table-row>
        <table:table-row table:style-name="ro1">
          <table:table-cell office:value-type="float" office:value="140.55556" calcext:value-type="float">
            <text:p>140.55556</text:p>
          </table:table-cell>
          <table:table-cell office:value-type="float" office:value="26.0259" calcext:value-type="float">
            <text:p>26.0259</text:p>
          </table:table-cell>
          <table:table-cell table:style-name="ce2" table:formula="of:=1000000/[.B247]" office:value-type="float" office:value="38423.2629803388" calcext:value-type="float">
            <text:p>38423.2630</text:p>
          </table:table-cell>
          <table:table-cell office:value-type="float" office:value="0" calcext:value-type="float">
            <text:p>0</text:p>
          </table:table-cell>
          <table:table-cell office:value-type="float" office:value="275043.8" calcext:value-type="float">
            <text:p>275043.8</text:p>
          </table:table-cell>
          <table:table-cell table:style-name="ce2" table:formula="of:=1000000/[.E247]" office:value-type="float" office:value="3.63578455504178" calcext:value-type="float">
            <text:p>3.6358</text:p>
          </table:table-cell>
        </table:table-row>
        <table:table-row table:style-name="ro1">
          <table:table-cell office:value-type="float" office:value="140.55556" calcext:value-type="float">
            <text:p>140.55556</text:p>
          </table:table-cell>
          <table:table-cell office:value-type="float" office:value="26.01902" calcext:value-type="float">
            <text:p>26.01902</text:p>
          </table:table-cell>
          <table:table-cell table:style-name="ce2" table:formula="of:=1000000/[.B248]" office:value-type="float" office:value="38433.4229344533" calcext:value-type="float">
            <text:p>38433.4229</text:p>
          </table:table-cell>
          <table:table-cell office:value-type="float" office:value="0" calcext:value-type="float">
            <text:p>0</text:p>
          </table:table-cell>
          <table:table-cell office:value-type="float" office:value="242631.6" calcext:value-type="float">
            <text:p>242631.6</text:p>
          </table:table-cell>
          <table:table-cell table:style-name="ce2" table:formula="of:=1000000/[.E248]" office:value-type="float" office:value="4.12147469661825" calcext:value-type="float">
            <text:p>4.1215</text:p>
          </table:table-cell>
        </table:table-row>
        <table:table-row table:style-name="ro1">
          <table:table-cell office:value-type="float" office:value="140.55556" calcext:value-type="float">
            <text:p>140.55556</text:p>
          </table:table-cell>
          <table:table-cell office:value-type="float" office:value="25.94369" calcext:value-type="float">
            <text:p>25.94369</text:p>
          </table:table-cell>
          <table:table-cell table:style-name="ce2" table:formula="of:=1000000/[.B249]" office:value-type="float" office:value="38545.0180756862" calcext:value-type="float">
            <text:p>38545.0181</text:p>
          </table:table-cell>
          <table:table-cell office:value-type="float" office:value="0" calcext:value-type="float">
            <text:p>0</text:p>
          </table:table-cell>
          <table:table-cell office:value-type="float" office:value="306539.3" calcext:value-type="float">
            <text:p>306539.3</text:p>
          </table:table-cell>
          <table:table-cell table:style-name="ce2" table:formula="of:=1000000/[.E249]" office:value-type="float" office:value="3.26222445213387" calcext:value-type="float">
            <text:p>3.2622</text:p>
          </table:table-cell>
        </table:table-row>
        <table:table-row table:style-name="ro1">
          <table:table-cell office:value-type="float" office:value="140.55556" calcext:value-type="float">
            <text:p>140.55556</text:p>
          </table:table-cell>
          <table:table-cell office:value-type="float" office:value="25.92318" calcext:value-type="float">
            <text:p>25.92318</text:p>
          </table:table-cell>
          <table:table-cell table:style-name="ce2" table:formula="of:=1000000/[.B250]" office:value-type="float" office:value="38575.5142694685" calcext:value-type="float">
            <text:p>38575.5143</text:p>
          </table:table-cell>
          <table:table-cell office:value-type="float" office:value="0" calcext:value-type="float">
            <text:p>0</text:p>
          </table:table-cell>
          <table:table-cell office:value-type="float" office:value="504569.4" calcext:value-type="float">
            <text:p>504569.4</text:p>
          </table:table-cell>
          <table:table-cell table:style-name="ce2" table:formula="of:=1000000/[.E250]" office:value-type="float" office:value="1.98188792265246" calcext:value-type="float">
            <text:p>1.9819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91401" calcext:value-type="float">
            <text:p>25.91401</text:p>
          </table:table-cell>
          <table:table-cell table:style-name="ce2" table:formula="of:=1000000/[.B251]" office:value-type="float" office:value="38589.1647027998" calcext:value-type="float">
            <text:p>38589.1647</text:p>
          </table:table-cell>
          <table:table-cell office:value-type="float" office:value="0" calcext:value-type="float">
            <text:p>0</text:p>
          </table:table-cell>
          <table:table-cell office:value-type="float" office:value="543110.6" calcext:value-type="float">
            <text:p>543110.6</text:p>
          </table:table-cell>
          <table:table-cell table:style-name="ce2" table:formula="of:=1000000/[.E251]" office:value-type="float" office:value="1.84124559528022" calcext:value-type="float">
            <text:p>1.8412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87752" calcext:value-type="float">
            <text:p>25.87752</text:p>
          </table:table-cell>
          <table:table-cell table:style-name="ce2" table:formula="of:=1000000/[.B252]" office:value-type="float" office:value="38643.5794465621" calcext:value-type="float">
            <text:p>38643.5794</text:p>
          </table:table-cell>
          <table:table-cell office:value-type="float" office:value="0" calcext:value-type="float">
            <text:p>0</text:p>
          </table:table-cell>
          <table:table-cell office:value-type="float" office:value="518795.1" calcext:value-type="float">
            <text:p>518795.1</text:p>
          </table:table-cell>
          <table:table-cell table:style-name="ce2" table:formula="of:=1000000/[.E252]" office:value-type="float" office:value="1.92754326322666" calcext:value-type="float">
            <text:p>1.9275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83178" calcext:value-type="float">
            <text:p>25.83178</text:p>
          </table:table-cell>
          <table:table-cell table:style-name="ce2" table:formula="of:=1000000/[.B253]" office:value-type="float" office:value="38712.0051347604" calcext:value-type="float">
            <text:p>38712.0051</text:p>
          </table:table-cell>
          <table:table-cell office:value-type="float" office:value="0" calcext:value-type="float">
            <text:p>0</text:p>
          </table:table-cell>
          <table:table-cell office:value-type="float" office:value="563280.2" calcext:value-type="float">
            <text:p>563280.2</text:p>
          </table:table-cell>
          <table:table-cell table:style-name="ce2" table:formula="of:=1000000/[.E253]" office:value-type="float" office:value="1.77531537589995" calcext:value-type="float">
            <text:p>1.7753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81354" calcext:value-type="float">
            <text:p>25.81354</text:p>
          </table:table-cell>
          <table:table-cell table:style-name="ce2" table:formula="of:=1000000/[.B254]" office:value-type="float" office:value="38739.3592664935" calcext:value-type="float">
            <text:p>38739.3593</text:p>
          </table:table-cell>
          <table:table-cell office:value-type="float" office:value="0" calcext:value-type="float">
            <text:p>0</text:p>
          </table:table-cell>
          <table:table-cell office:value-type="float" office:value="577225.3" calcext:value-type="float">
            <text:p>577225.3</text:p>
          </table:table-cell>
          <table:table-cell table:style-name="ce2" table:formula="of:=1000000/[.E254]" office:value-type="float" office:value="1.73242579630519" calcext:value-type="float">
            <text:p>1.7324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80441" calcext:value-type="float">
            <text:p>25.80441</text:p>
          </table:table-cell>
          <table:table-cell table:style-name="ce2" table:formula="of:=1000000/[.B255]" office:value-type="float" office:value="38753.0658519222" calcext:value-type="float">
            <text:p>38753.0659</text:p>
          </table:table-cell>
          <table:table-cell office:value-type="float" office:value="0" calcext:value-type="float">
            <text:p>0</text:p>
          </table:table-cell>
          <table:table-cell office:value-type="float" office:value="517104.2" calcext:value-type="float">
            <text:p>517104.2</text:p>
          </table:table-cell>
          <table:table-cell table:style-name="ce2" table:formula="of:=1000000/[.E255]" office:value-type="float" office:value="1.9338462151342" calcext:value-type="float">
            <text:p>1.9338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841" calcext:value-type="float">
            <text:p>25.841</text:p>
          </table:table-cell>
          <table:table-cell table:style-name="ce2" table:formula="of:=1000000/[.B256]" office:value-type="float" office:value="38698.1927943965" calcext:value-type="float">
            <text:p>38698.1928</text:p>
          </table:table-cell>
          <table:table-cell office:value-type="float" office:value="0" calcext:value-type="float">
            <text:p>0</text:p>
          </table:table-cell>
          <table:table-cell office:value-type="float" office:value="596054.4" calcext:value-type="float">
            <text:p>596054.4</text:p>
          </table:table-cell>
          <table:table-cell table:style-name="ce2" table:formula="of:=1000000/[.E256]" office:value-type="float" office:value="1.67769921671579" calcext:value-type="float">
            <text:p>1.6777</text:p>
          </table:table-cell>
        </table:table-row>
        <table:table-row table:style-name="ro1">
          <table:table-cell office:value-type="float" office:value="140.27778" calcext:value-type="float">
            <text:p>140.27778</text:p>
          </table:table-cell>
          <table:table-cell office:value-type="float" office:value="25.77939" calcext:value-type="float">
            <text:p>25.77939</text:p>
          </table:table-cell>
          <table:table-cell table:style-name="ce2" table:formula="of:=1000000/[.B257]" office:value-type="float" office:value="38790.677358929" calcext:value-type="float">
            <text:p>38790.6774</text:p>
          </table:table-cell>
          <table:table-cell office:value-type="float" office:value="0" calcext:value-type="float">
            <text:p>0</text:p>
          </table:table-cell>
          <table:table-cell office:value-type="float" office:value="657947.3" calcext:value-type="float">
            <text:p>657947.3</text:p>
          </table:table-cell>
          <table:table-cell table:style-name="ce2" table:formula="of:=1000000/[.E257]" office:value-type="float" office:value="1.51987856778195" calcext:value-type="float">
            <text:p>1.519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60491.4" calcext:value-type="float">
            <text:p>660491.4</text:p>
          </table:table-cell>
          <table:table-cell table:style-name="ce2" table:formula="of:=1000000/[.E258]" office:value-type="float" office:value="1.51402425527418" calcext:value-type="float">
            <text:p>1.514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71620.1" calcext:value-type="float">
            <text:p>671620.1</text:p>
          </table:table-cell>
          <table:table-cell table:style-name="ce2" table:formula="of:=1000000/[.E259]" office:value-type="float" office:value="1.48893697493568" calcext:value-type="float">
            <text:p>1.488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381.7" calcext:value-type="float">
            <text:p>600381.7</text:p>
          </table:table-cell>
          <table:table-cell table:style-name="ce2" table:formula="of:=1000000/[.E260]" office:value-type="float" office:value="1.66560706297344" calcext:value-type="float">
            <text:p>1.665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35516.2" calcext:value-type="float">
            <text:p>735516.2</text:p>
          </table:table-cell>
          <table:table-cell table:style-name="ce2" table:formula="of:=1000000/[.E261]" office:value-type="float" office:value="1.35958936050627" calcext:value-type="float">
            <text:p>1.359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33102.8" calcext:value-type="float">
            <text:p>633102.8</text:p>
          </table:table-cell>
          <table:table-cell table:style-name="ce2" table:formula="of:=1000000/[.E262]" office:value-type="float" office:value="1.57952231454355" calcext:value-type="float">
            <text:p>1.579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426.1" calcext:value-type="float">
            <text:p>600426.1</text:p>
          </table:table-cell>
          <table:table-cell table:style-name="ce2" table:formula="of:=1000000/[.E263]" office:value-type="float" office:value="1.6654838955202" calcext:value-type="float">
            <text:p>1.665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10703.9" calcext:value-type="float">
            <text:p>610703.9</text:p>
          </table:table-cell>
          <table:table-cell table:style-name="ce2" table:formula="of:=1000000/[.E264]" office:value-type="float" office:value="1.63745474689125" calcext:value-type="float">
            <text:p>1.6375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81414.6" calcext:value-type="float">
            <text:p>781414.6</text:p>
          </table:table-cell>
          <table:table-cell table:style-name="ce2" table:formula="of:=1000000/[.E265]" office:value-type="float" office:value="1.27973037616651" calcext:value-type="float">
            <text:p>1.2797</text:p>
          </table:table-cell>
        </table:table-row>
        <table:table-row table:style-name="ro1" table:number-rows-repeated="10483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fix" table:style-name="ta1">
        <table:shapes>
          <draw:frame draw:z-index="0" draw:style-name="gr1" draw:text-style-name="P1" svg:width="447.99pt" svg:height="255.09pt" svg:x="0pt" svg:y="0.77pt">
            <loext:p draw:notify-on-update-of-ranges="'GTac data (1)'.B1:'GTac data (1)'.B1 'GTac data (1)'.B2:'GTac data (1)'.B257 'GTac data (1)'.A2:'GTac data (1)'.A257 'GTac data (1)'.D1:'GTac data (1)'.D265 'GTac data (1)'.E1:'GTac data (1)'.E1 'GTac data (1)'.E1:'GTac data (1)'.E2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99pt" svg:height="255.09pt" svg:x="0pt" svg:y="257.5pt">
            <loext:p draw:notify-on-update-of-ranges="'GTac data (1)'.A2:'GTac data (1)'.A257 'GTac data (1)'.C1:'GTac data (1)'.C1 'GTac data (1)'.C2:'GTac data (1)'.C257 'GTac data (1)'.D1:'GTac data (1)'.D265 'GTac data (1)'.F1:'GTac data (1)'.F1 'GTac data (1)'.F1:'GTac data (1)'.F26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4" loext:min-decimal-places="4" number:min-integer-digits="1" number:min-exponent-digits="2" loext:exponent-interval="3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7-08T20:32:21.565774559</dc:date>
    <meta:editing-duration>PT13M3S</meta:editing-duration>
    <meta:editing-cycles>2</meta:editing-cycles>
    <meta:document-statistic meta:table-count="2" meta:cell-count="15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5cm" svg:height="9cm" xlink:href=".." xlink:type="simple" chart:class="chart:scatter" chart:style-name="ch1">
        <chart:legend chart:legend-position="end" svg:x="10.863cm" svg:y="3.952cm" style:legend-expansion="high" chart:style-name="ch2"/>
        <chart:plot-area chart:style-name="ch3" table:cell-range-address="'GTac data (1)'.A2:'GTac data (1)'.B257 'GTac data (1)'.B1:'GTac data (1)'.B1 'GTac data (1)'.E1:'GTac data (1)'.E265" chart:data-source-has-labels="row" svg:x="1.327cm" svg:y="0.18cm" svg:width="9.22cm" svg:height="7.659cm">
          <chartooo:coordinate-region svg:x="2.134cm" svg:y="0.379cm" svg:width="7.486cm" svg:height="6.813cm"/>
          <chart:axis chart:dimension="x" chart:name="primary-x" chart:style-name="ch4">
            <chart:title svg:x="4.808cm" svg:y="8.019cm" chart:style-name="ch5">
              <text:p>Pressure (kPa)</text:p>
            </chart:title>
          </chart:axis>
          <chart:axis chart:dimension="y" chart:name="primary-y" chart:style-name="ch4">
            <chart:title svg:x="0.451cm" svg:y="5.138cm" chart:style-name="ch6">
              <text:p>Resistance (Ω)</text:p>
            </chart:title>
            <chart:grid chart:style-name="ch7" chart:class="major"/>
          </chart:axis>
          <chart:series chart:style-name="ch8" chart:values-cell-range-address="'GTac data (1)'.B2:'GTac data (1)'.B257" chart:label-cell-address="'GTac data (1)'.B1:'GTac data (1)'.B1" chart:class="chart:scatter">
            <chart:domain table:cell-range-address="'GTac data (1)'.A2:'GTac data (1)'.A257"/>
            <chart:data-point chart:repeated="256"/>
          </chart:series>
          <chart:series chart:style-name="ch9" chart:values-cell-range-address="'GTac data (1)'.E1:'GTac data (1)'.E265" chart:label-cell-address="'GTac data (1)'.E1:'GTac data (1)'.E1" chart:class="chart:scatter">
            <chart:domain table:cell-range-address="'GTac data (1)'.D1:'GTac data (1)'.D265"/>
            <chart:data-point chart:repeated="2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sistance (Ω) Loading</text:p>
                <draw:g>
                  <svg:desc>'GTac data (1)'.B1:'GTac data (1)'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sistance (Ω) Unload</text:p>
                <draw:g>
                  <svg:desc>'GTac data (1)'.E1:'GTac data (1)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Tac data (1)'.A2:'GTac data (1)'.A257</svg:desc>
                </draw:g>
              </table:table-cell>
              <table:table-cell office:value-type="float" office:value="755629.8">
                <text:p>755629.8</text:p>
                <draw:g>
                  <svg:desc>'GTac data (1)'.B2:'GTac data (1)'.B257</svg:desc>
                </draw:g>
              </table:table-cell>
              <table:table-cell office:value-type="float" office:value="NaN">
                <text:p>NaN</text:p>
                <draw:g>
                  <svg:desc>'GTac data (1)'.D1:'GTac data (1)'.D265</svg:desc>
                </draw:g>
              </table:table-cell>
              <table:table-cell office:value-type="float" office:value="NaN">
                <text:p>NaN</text:p>
                <draw:g>
                  <svg:desc>'GTac data (1)'.E1:'GTac data (1)'.E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62460.9">
                <text:p>762460.9</text:p>
              </table:table-cell>
              <table:table-cell office:value-type="float" office:value="140">
                <text:p>140</text:p>
              </table:table-cell>
              <table:table-cell office:value-type="float" office:value="25.77708">
                <text:p>25.77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43564.6">
                <text:p>743564.6</text:p>
              </table:table-cell>
              <table:table-cell office:value-type="float" office:value="140">
                <text:p>140</text:p>
              </table:table-cell>
              <table:table-cell office:value-type="float" office:value="25.71999">
                <text:p>25.71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31584.1">
                <text:p>731584.1</text:p>
              </table:table-cell>
              <table:table-cell office:value-type="float" office:value="140">
                <text:p>140</text:p>
              </table:table-cell>
              <table:table-cell office:value-type="float" office:value="25.73131">
                <text:p>25.73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34666.9">
                <text:p>734666.9</text:p>
              </table:table-cell>
              <table:table-cell office:value-type="float" office:value="140">
                <text:p>140</text:p>
              </table:table-cell>
              <table:table-cell office:value-type="float" office:value="25.70632">
                <text:p>25.70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37596">
                <text:p>737596</text:p>
              </table:table-cell>
              <table:table-cell office:value-type="float" office:value="140">
                <text:p>140</text:p>
              </table:table-cell>
              <table:table-cell office:value-type="float" office:value="25.70173">
                <text:p>25.70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23872.6">
                <text:p>723872.6</text:p>
              </table:table-cell>
              <table:table-cell office:value-type="float" office:value="140">
                <text:p>140</text:p>
              </table:table-cell>
              <table:table-cell office:value-type="float" office:value="25.73143">
                <text:p>25.73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66373.3">
                <text:p>666373.3</text:p>
              </table:table-cell>
              <table:table-cell office:value-type="float" office:value="139.72222">
                <text:p>139.72222</text:p>
              </table:table-cell>
              <table:table-cell office:value-type="float" office:value="25.69031">
                <text:p>25.69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04408.7">
                <text:p>704408.7</text:p>
              </table:table-cell>
              <table:table-cell office:value-type="float" office:value="139.72222">
                <text:p>139.72222</text:p>
              </table:table-cell>
              <table:table-cell office:value-type="float" office:value="25.68809">
                <text:p>25.688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11424.9">
                <text:p>711424.9</text:p>
              </table:table-cell>
              <table:table-cell office:value-type="float" office:value="139.44444">
                <text:p>139.44444</text:p>
              </table:table-cell>
              <table:table-cell office:value-type="float" office:value="25.65607">
                <text:p>25.65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77647.6">
                <text:p>677647.6</text:p>
              </table:table-cell>
              <table:table-cell office:value-type="float" office:value="139.44444">
                <text:p>139.44444</text:p>
              </table:table-cell>
              <table:table-cell office:value-type="float" office:value="25.69034">
                <text:p>25.69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48971.2">
                <text:p>548971.2</text:p>
              </table:table-cell>
              <table:table-cell office:value-type="float" office:value="138.88889">
                <text:p>138.88889</text:p>
              </table:table-cell>
              <table:table-cell office:value-type="float" office:value="25.688">
                <text:p>25.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40369.5">
                <text:p>540369.5</text:p>
              </table:table-cell>
              <table:table-cell office:value-type="float" office:value="138.33333">
                <text:p>138.33333</text:p>
              </table:table-cell>
              <table:table-cell office:value-type="float" office:value="25.64006">
                <text:p>25.64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02362.9">
                <text:p>602362.9</text:p>
              </table:table-cell>
              <table:table-cell office:value-type="float" office:value="137.77778">
                <text:p>137.77778</text:p>
              </table:table-cell>
              <table:table-cell office:value-type="float" office:value="25.67665">
                <text:p>25.67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02543.4">
                <text:p>602543.4</text:p>
              </table:table-cell>
              <table:table-cell office:value-type="float" office:value="137.22222">
                <text:p>137.22222</text:p>
              </table:table-cell>
              <table:table-cell office:value-type="float" office:value="25.69488">
                <text:p>25.69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20970.8">
                <text:p>520970.8</text:p>
              </table:table-cell>
              <table:table-cell office:value-type="float" office:value="136.38889">
                <text:p>136.38889</text:p>
              </table:table-cell>
              <table:table-cell office:value-type="float" office:value="25.67208">
                <text:p>25.67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29582.9">
                <text:p>629582.9</text:p>
              </table:table-cell>
              <table:table-cell office:value-type="float" office:value="135.55556">
                <text:p>135.55556</text:p>
              </table:table-cell>
              <table:table-cell office:value-type="float" office:value="25.65613">
                <text:p>25.65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778">
                <text:p>0.27778</text:p>
              </table:table-cell>
              <table:table-cell office:value-type="float" office:value="280737.6">
                <text:p>280737.6</text:p>
              </table:table-cell>
              <table:table-cell office:value-type="float" office:value="135">
                <text:p>135</text:p>
              </table:table-cell>
              <table:table-cell office:value-type="float" office:value="25.6652">
                <text:p>25.6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778">
                <text:p>0.27778</text:p>
              </table:table-cell>
              <table:table-cell office:value-type="float" office:value="273080.2">
                <text:p>273080.2</text:p>
              </table:table-cell>
              <table:table-cell office:value-type="float" office:value="134.16667">
                <text:p>134.16667</text:p>
              </table:table-cell>
              <table:table-cell office:value-type="float" office:value="25.67665">
                <text:p>25.676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778">
                <text:p>0.27778</text:p>
              </table:table-cell>
              <table:table-cell office:value-type="float" office:value="310673.7">
                <text:p>310673.7</text:p>
              </table:table-cell>
              <table:table-cell office:value-type="float" office:value="133.61111">
                <text:p>133.61111</text:p>
              </table:table-cell>
              <table:table-cell office:value-type="float" office:value="25.69019">
                <text:p>25.69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778">
                <text:p>0.27778</text:p>
              </table:table-cell>
              <table:table-cell office:value-type="float" office:value="304526.4">
                <text:p>304526.4</text:p>
              </table:table-cell>
              <table:table-cell office:value-type="float" office:value="132.77778">
                <text:p>132.77778</text:p>
              </table:table-cell>
              <table:table-cell office:value-type="float" office:value="25.67896">
                <text:p>25.678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78">
                <text:p>0.27778</text:p>
              </table:table-cell>
              <table:table-cell office:value-type="float" office:value="268554.1">
                <text:p>268554.1</text:p>
              </table:table-cell>
              <table:table-cell office:value-type="float" office:value="131.94444">
                <text:p>131.94444</text:p>
              </table:table-cell>
              <table:table-cell office:value-type="float" office:value="25.75879">
                <text:p>25.75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78">
                <text:p>0.27778</text:p>
              </table:table-cell>
              <table:table-cell office:value-type="float" office:value="257343.5">
                <text:p>257343.5</text:p>
              </table:table-cell>
              <table:table-cell office:value-type="float" office:value="131.11111">
                <text:p>131.11111</text:p>
              </table:table-cell>
              <table:table-cell office:value-type="float" office:value="25.78396">
                <text:p>25.783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778">
                <text:p>0.27778</text:p>
              </table:table-cell>
              <table:table-cell office:value-type="float" office:value="244941.9">
                <text:p>244941.9</text:p>
              </table:table-cell>
              <table:table-cell office:value-type="float" office:value="130.27778">
                <text:p>130.27778</text:p>
              </table:table-cell>
              <table:table-cell office:value-type="float" office:value="25.74734">
                <text:p>25.74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78">
                <text:p>0.27778</text:p>
              </table:table-cell>
              <table:table-cell office:value-type="float" office:value="252558.7">
                <text:p>252558.7</text:p>
              </table:table-cell>
              <table:table-cell office:value-type="float" office:value="129.44444">
                <text:p>129.44444</text:p>
              </table:table-cell>
              <table:table-cell office:value-type="float" office:value="25.74969">
                <text:p>25.74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778">
                <text:p>0.27778</text:p>
              </table:table-cell>
              <table:table-cell office:value-type="float" office:value="241119.7">
                <text:p>241119.7</text:p>
              </table:table-cell>
              <table:table-cell office:value-type="float" office:value="128.33333">
                <text:p>128.33333</text:p>
              </table:table-cell>
              <table:table-cell office:value-type="float" office:value="25.80904">
                <text:p>25.80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78">
                <text:p>0.27778</text:p>
              </table:table-cell>
              <table:table-cell office:value-type="float" office:value="250702.8">
                <text:p>250702.8</text:p>
              </table:table-cell>
              <table:table-cell office:value-type="float" office:value="127.5">
                <text:p>127.5</text:p>
              </table:table-cell>
              <table:table-cell office:value-type="float" office:value="25.8638">
                <text:p>25.86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778">
                <text:p>0.27778</text:p>
              </table:table-cell>
              <table:table-cell office:value-type="float" office:value="284765.3">
                <text:p>284765.3</text:p>
              </table:table-cell>
              <table:table-cell office:value-type="float" office:value="126.38889">
                <text:p>126.38889</text:p>
              </table:table-cell>
              <table:table-cell office:value-type="float" office:value="25.82961">
                <text:p>25.82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778">
                <text:p>0.27778</text:p>
              </table:table-cell>
              <table:table-cell office:value-type="float" office:value="267132.8">
                <text:p>267132.8</text:p>
              </table:table-cell>
              <table:table-cell office:value-type="float" office:value="125.55556">
                <text:p>125.55556</text:p>
              </table:table-cell>
              <table:table-cell office:value-type="float" office:value="25.91858">
                <text:p>25.91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778">
                <text:p>0.27778</text:p>
              </table:table-cell>
              <table:table-cell office:value-type="float" office:value="311017">
                <text:p>311017</text:p>
              </table:table-cell>
              <table:table-cell office:value-type="float" office:value="124.72222">
                <text:p>124.72222</text:p>
              </table:table-cell>
              <table:table-cell office:value-type="float" office:value="25.93228">
                <text:p>25.93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778">
                <text:p>0.27778</text:p>
              </table:table-cell>
              <table:table-cell office:value-type="float" office:value="321863.4">
                <text:p>321863.4</text:p>
              </table:table-cell>
              <table:table-cell office:value-type="float" office:value="123.88889">
                <text:p>123.88889</text:p>
              </table:table-cell>
              <table:table-cell office:value-type="float" office:value="25.9642">
                <text:p>25.96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778">
                <text:p>0.27778</text:p>
              </table:table-cell>
              <table:table-cell office:value-type="float" office:value="277075.2">
                <text:p>277075.2</text:p>
              </table:table-cell>
              <table:table-cell office:value-type="float" office:value="122.77778">
                <text:p>122.77778</text:p>
              </table:table-cell>
              <table:table-cell office:value-type="float" office:value="25.98937">
                <text:p>25.98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778">
                <text:p>0.27778</text:p>
              </table:table-cell>
              <table:table-cell office:value-type="float" office:value="281503.5">
                <text:p>281503.5</text:p>
              </table:table-cell>
              <table:table-cell office:value-type="float" office:value="121.66667">
                <text:p>121.66667</text:p>
              </table:table-cell>
              <table:table-cell office:value-type="float" office:value="25.99394">
                <text:p>25.99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778">
                <text:p>0.27778</text:p>
              </table:table-cell>
              <table:table-cell office:value-type="float" office:value="315674.1">
                <text:p>315674.1</text:p>
              </table:table-cell>
              <table:table-cell office:value-type="float" office:value="120.83333">
                <text:p>120.83333</text:p>
              </table:table-cell>
              <table:table-cell office:value-type="float" office:value="26.05551">
                <text:p>26.05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778">
                <text:p>0.27778</text:p>
              </table:table-cell>
              <table:table-cell office:value-type="float" office:value="306334.3">
                <text:p>306334.3</text:p>
              </table:table-cell>
              <table:table-cell office:value-type="float" office:value="119.72222">
                <text:p>119.72222</text:p>
              </table:table-cell>
              <table:table-cell office:value-type="float" office:value="26.09666">
                <text:p>26.09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778">
                <text:p>0.27778</text:p>
              </table:table-cell>
              <table:table-cell office:value-type="float" office:value="307019.5">
                <text:p>307019.5</text:p>
              </table:table-cell>
              <table:table-cell office:value-type="float" office:value="118.88889">
                <text:p>118.88889</text:p>
              </table:table-cell>
              <table:table-cell office:value-type="float" office:value="26.16058">
                <text:p>26.16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778">
                <text:p>0.27778</text:p>
              </table:table-cell>
              <table:table-cell office:value-type="float" office:value="260500">
                <text:p>260500</text:p>
              </table:table-cell>
              <table:table-cell office:value-type="float" office:value="118.05556">
                <text:p>118.05556</text:p>
              </table:table-cell>
              <table:table-cell office:value-type="float" office:value="26.21314">
                <text:p>26.213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778">
                <text:p>0.27778</text:p>
              </table:table-cell>
              <table:table-cell office:value-type="float" office:value="237021">
                <text:p>237021</text:p>
              </table:table-cell>
              <table:table-cell office:value-type="float" office:value="116.94444">
                <text:p>116.94444</text:p>
              </table:table-cell>
              <table:table-cell office:value-type="float" office:value="26.27015">
                <text:p>26.27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778">
                <text:p>0.27778</text:p>
              </table:table-cell>
              <table:table-cell office:value-type="float" office:value="232603.1">
                <text:p>232603.1</text:p>
              </table:table-cell>
              <table:table-cell office:value-type="float" office:value="115.83333">
                <text:p>115.83333</text:p>
              </table:table-cell>
              <table:table-cell office:value-type="float" office:value="26.35686">
                <text:p>26.356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556">
                <text:p>0.55556</text:p>
              </table:table-cell>
              <table:table-cell office:value-type="float" office:value="234377.9">
                <text:p>234377.9</text:p>
              </table:table-cell>
              <table:table-cell office:value-type="float" office:value="115">
                <text:p>115</text:p>
              </table:table-cell>
              <table:table-cell office:value-type="float" office:value="26.41624">
                <text:p>26.41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556">
                <text:p>0.55556</text:p>
              </table:table-cell>
              <table:table-cell office:value-type="float" office:value="205809.1">
                <text:p>205809.1</text:p>
              </table:table-cell>
              <table:table-cell office:value-type="float" office:value="113.88889">
                <text:p>113.88889</text:p>
              </table:table-cell>
              <table:table-cell office:value-type="float" office:value="26.4253">
                <text:p>26.4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556">
                <text:p>0.55556</text:p>
              </table:table-cell>
              <table:table-cell office:value-type="float" office:value="178819.5">
                <text:p>178819.5</text:p>
              </table:table-cell>
              <table:table-cell office:value-type="float" office:value="113.33333">
                <text:p>113.33333</text:p>
              </table:table-cell>
              <table:table-cell office:value-type="float" office:value="26.48244">
                <text:p>26.48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556">
                <text:p>0.55556</text:p>
              </table:table-cell>
              <table:table-cell office:value-type="float" office:value="129509.5">
                <text:p>129509.5</text:p>
              </table:table-cell>
              <table:table-cell office:value-type="float" office:value="112.5">
                <text:p>112.5</text:p>
              </table:table-cell>
              <table:table-cell office:value-type="float" office:value="26.53953">
                <text:p>26.53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556">
                <text:p>0.55556</text:p>
              </table:table-cell>
              <table:table-cell office:value-type="float" office:value="120607.8">
                <text:p>120607.8</text:p>
              </table:table-cell>
              <table:table-cell office:value-type="float" office:value="111.66667">
                <text:p>111.66667</text:p>
              </table:table-cell>
              <table:table-cell office:value-type="float" office:value="26.592">
                <text:p>26.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56">
                <text:p>0.55556</text:p>
              </table:table-cell>
              <table:table-cell office:value-type="float" office:value="103850.4">
                <text:p>103850.4</text:p>
              </table:table-cell>
              <table:table-cell office:value-type="float" office:value="111.11111">
                <text:p>111.11111</text:p>
              </table:table-cell>
              <table:table-cell office:value-type="float" office:value="26.6376">
                <text:p>26.6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556">
                <text:p>0.55556</text:p>
              </table:table-cell>
              <table:table-cell office:value-type="float" office:value="94425.37">
                <text:p>94425.37</text:p>
              </table:table-cell>
              <table:table-cell office:value-type="float" office:value="110.55556">
                <text:p>110.55556</text:p>
              </table:table-cell>
              <table:table-cell office:value-type="float" office:value="26.68331">
                <text:p>26.68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556">
                <text:p>0.55556</text:p>
              </table:table-cell>
              <table:table-cell office:value-type="float" office:value="83944.42">
                <text:p>83944.42</text:p>
              </table:table-cell>
              <table:table-cell office:value-type="float" office:value="110.27778">
                <text:p>110.27778</text:p>
              </table:table-cell>
              <table:table-cell office:value-type="float" office:value="26.71755">
                <text:p>26.71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556">
                <text:p>0.55556</text:p>
              </table:table-cell>
              <table:table-cell office:value-type="float" office:value="79801.13">
                <text:p>79801.13</text:p>
              </table:table-cell>
              <table:table-cell office:value-type="float" office:value="109.72222">
                <text:p>109.72222</text:p>
              </table:table-cell>
              <table:table-cell office:value-type="float" office:value="26.72665">
                <text:p>26.726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556">
                <text:p>0.55556</text:p>
              </table:table-cell>
              <table:table-cell office:value-type="float" office:value="70012.52">
                <text:p>70012.52</text:p>
              </table:table-cell>
              <table:table-cell office:value-type="float" office:value="109.44444">
                <text:p>109.44444</text:p>
              </table:table-cell>
              <table:table-cell office:value-type="float" office:value="26.7723">
                <text:p>26.7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333">
                <text:p>0.83333</text:p>
              </table:table-cell>
              <table:table-cell office:value-type="float" office:value="73911.59">
                <text:p>73911.59</text:p>
              </table:table-cell>
              <table:table-cell office:value-type="float" office:value="109.16667">
                <text:p>109.16667</text:p>
              </table:table-cell>
              <table:table-cell office:value-type="float" office:value="26.80426">
                <text:p>26.804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333">
                <text:p>0.83333</text:p>
              </table:table-cell>
              <table:table-cell office:value-type="float" office:value="70408.85">
                <text:p>70408.85</text:p>
              </table:table-cell>
              <table:table-cell office:value-type="float" office:value="108.61111">
                <text:p>108.61111</text:p>
              </table:table-cell>
              <table:table-cell office:value-type="float" office:value="26.80883">
                <text:p>26.808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333">
                <text:p>0.83333</text:p>
              </table:table-cell>
              <table:table-cell office:value-type="float" office:value="65288.51">
                <text:p>65288.51</text:p>
              </table:table-cell>
              <table:table-cell office:value-type="float" office:value="108.33333">
                <text:p>108.33333</text:p>
              </table:table-cell>
              <table:table-cell office:value-type="float" office:value="26.86358">
                <text:p>26.863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333">
                <text:p>0.83333</text:p>
              </table:table-cell>
              <table:table-cell office:value-type="float" office:value="57388.69">
                <text:p>57388.69</text:p>
              </table:table-cell>
              <table:table-cell office:value-type="float" office:value="108.05556">
                <text:p>108.05556</text:p>
              </table:table-cell>
              <table:table-cell office:value-type="float" office:value="26.88875">
                <text:p>26.88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333">
                <text:p>0.83333</text:p>
              </table:table-cell>
              <table:table-cell office:value-type="float" office:value="50905.16">
                <text:p>50905.16</text:p>
              </table:table-cell>
              <table:table-cell office:value-type="float" office:value="107.5">
                <text:p>107.5</text:p>
              </table:table-cell>
              <table:table-cell office:value-type="float" office:value="26.90017">
                <text:p>26.90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333">
                <text:p>0.83333</text:p>
              </table:table-cell>
              <table:table-cell office:value-type="float" office:value="43605.19">
                <text:p>43605.19</text:p>
              </table:table-cell>
              <table:table-cell office:value-type="float" office:value="106.66667">
                <text:p>106.66667</text:p>
              </table:table-cell>
              <table:table-cell office:value-type="float" office:value="26.97546">
                <text:p>26.97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111">
                <text:p>1.11111</text:p>
              </table:table-cell>
              <table:table-cell office:value-type="float" office:value="41246.12">
                <text:p>41246.12</text:p>
              </table:table-cell>
              <table:table-cell office:value-type="float" office:value="106.11111">
                <text:p>106.11111</text:p>
              </table:table-cell>
              <table:table-cell office:value-type="float" office:value="27.02343">
                <text:p>27.02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1111">
                <text:p>1.11111</text:p>
              </table:table-cell>
              <table:table-cell office:value-type="float" office:value="33957.19">
                <text:p>33957.19</text:p>
              </table:table-cell>
              <table:table-cell office:value-type="float" office:value="105.55556">
                <text:p>105.55556</text:p>
              </table:table-cell>
              <table:table-cell office:value-type="float" office:value="27.10101">
                <text:p>27.10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1111">
                <text:p>1.11111</text:p>
              </table:table-cell>
              <table:table-cell office:value-type="float" office:value="30476.84">
                <text:p>30476.84</text:p>
              </table:table-cell>
              <table:table-cell office:value-type="float" office:value="104.44444">
                <text:p>104.44444</text:p>
              </table:table-cell>
              <table:table-cell office:value-type="float" office:value="27.19464">
                <text:p>27.19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111">
                <text:p>1.11111</text:p>
              </table:table-cell>
              <table:table-cell office:value-type="float" office:value="29889.75">
                <text:p>29889.75</text:p>
              </table:table-cell>
              <table:table-cell office:value-type="float" office:value="103.61111">
                <text:p>103.61111</text:p>
              </table:table-cell>
              <table:table-cell office:value-type="float" office:value="27.26993">
                <text:p>27.26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111">
                <text:p>1.11111</text:p>
              </table:table-cell>
              <table:table-cell office:value-type="float" office:value="25882.29">
                <text:p>25882.29</text:p>
              </table:table-cell>
              <table:table-cell office:value-type="float" office:value="102.77778">
                <text:p>102.77778</text:p>
              </table:table-cell>
              <table:table-cell office:value-type="float" office:value="27.36358">
                <text:p>27.36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889">
                <text:p>1.38889</text:p>
              </table:table-cell>
              <table:table-cell office:value-type="float" office:value="23492.96">
                <text:p>23492.96</text:p>
              </table:table-cell>
              <table:table-cell office:value-type="float" office:value="101.94444">
                <text:p>101.94444</text:p>
              </table:table-cell>
              <table:table-cell office:value-type="float" office:value="27.41374">
                <text:p>27.413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889">
                <text:p>1.38889</text:p>
              </table:table-cell>
              <table:table-cell office:value-type="float" office:value="19662.79">
                <text:p>19662.79</text:p>
              </table:table-cell>
              <table:table-cell office:value-type="float" office:value="100.83333">
                <text:p>100.83333</text:p>
              </table:table-cell>
              <table:table-cell office:value-type="float" office:value="27.58048">
                <text:p>27.58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8889">
                <text:p>1.38889</text:p>
              </table:table-cell>
              <table:table-cell office:value-type="float" office:value="19812.83">
                <text:p>19812.83</text:p>
              </table:table-cell>
              <table:table-cell office:value-type="float" office:value="100">
                <text:p>100</text:p>
              </table:table-cell>
              <table:table-cell office:value-type="float" office:value="27.62609">
                <text:p>27.62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6667">
                <text:p>1.66667</text:p>
              </table:table-cell>
              <table:table-cell office:value-type="float" office:value="15600.37">
                <text:p>15600.37</text:p>
              </table:table-cell>
              <table:table-cell office:value-type="float" office:value="99.16667">
                <text:p>99.16667</text:p>
              </table:table-cell>
              <table:table-cell office:value-type="float" office:value="27.77216">
                <text:p>27.77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6667">
                <text:p>1.66667</text:p>
              </table:table-cell>
              <table:table-cell office:value-type="float" office:value="14783.8">
                <text:p>14783.8</text:p>
              </table:table-cell>
              <table:table-cell office:value-type="float" office:value="98.33333">
                <text:p>98.33333</text:p>
              </table:table-cell>
              <table:table-cell office:value-type="float" office:value="27.85659">
                <text:p>27.85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444">
                <text:p>1.94444</text:p>
              </table:table-cell>
              <table:table-cell office:value-type="float" office:value="12260.01">
                <text:p>12260.01</text:p>
              </table:table-cell>
              <table:table-cell office:value-type="float" office:value="97.22222">
                <text:p>97.22222</text:p>
              </table:table-cell>
              <table:table-cell office:value-type="float" office:value="27.98901">
                <text:p>27.989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444">
                <text:p>1.94444</text:p>
              </table:table-cell>
              <table:table-cell office:value-type="float" office:value="12346.05">
                <text:p>12346.05</text:p>
              </table:table-cell>
              <table:table-cell office:value-type="float" office:value="96.38889">
                <text:p>96.38889</text:p>
              </table:table-cell>
              <table:table-cell office:value-type="float" office:value="28.05521">
                <text:p>28.05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2222">
                <text:p>2.22222</text:p>
              </table:table-cell>
              <table:table-cell office:value-type="float" office:value="10834.29">
                <text:p>10834.29</text:p>
              </table:table-cell>
              <table:table-cell office:value-type="float" office:value="95.55556">
                <text:p>95.55556</text:p>
              </table:table-cell>
              <table:table-cell office:value-type="float" office:value="28.2241">
                <text:p>28.2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2222">
                <text:p>2.22222</text:p>
              </table:table-cell>
              <table:table-cell office:value-type="float" office:value="10099.77">
                <text:p>10099.77</text:p>
              </table:table-cell>
              <table:table-cell office:value-type="float" office:value="94.72222">
                <text:p>94.72222</text:p>
              </table:table-cell>
              <table:table-cell office:value-type="float" office:value="28.31084">
                <text:p>28.3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">
                <text:p>2.5</text:p>
              </table:table-cell>
              <table:table-cell office:value-type="float" office:value="8378.45">
                <text:p>8378.45</text:p>
              </table:table-cell>
              <table:table-cell office:value-type="float" office:value="93.88889">
                <text:p>93.88889</text:p>
              </table:table-cell>
              <table:table-cell office:value-type="float" office:value="28.46381">
                <text:p>28.463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7778">
                <text:p>2.77778</text:p>
              </table:table-cell>
              <table:table-cell office:value-type="float" office:value="6479.413">
                <text:p>6479.413</text:p>
              </table:table-cell>
              <table:table-cell office:value-type="float" office:value="93.05556">
                <text:p>93.05556</text:p>
              </table:table-cell>
              <table:table-cell office:value-type="float" office:value="28.62128">
                <text:p>28.62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7778">
                <text:p>2.77778</text:p>
              </table:table-cell>
              <table:table-cell office:value-type="float" office:value="5895.653">
                <text:p>5895.653</text:p>
              </table:table-cell>
              <table:table-cell office:value-type="float" office:value="91.94444">
                <text:p>91.94444</text:p>
              </table:table-cell>
              <table:table-cell office:value-type="float" office:value="28.71263">
                <text:p>28.71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5556">
                <text:p>3.05556</text:p>
              </table:table-cell>
              <table:table-cell office:value-type="float" office:value="5011.534">
                <text:p>5011.534</text:p>
              </table:table-cell>
              <table:table-cell office:value-type="float" office:value="91.11111">
                <text:p>91.11111</text:p>
              </table:table-cell>
              <table:table-cell office:value-type="float" office:value="28.86778">
                <text:p>28.86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3333">
                <text:p>3.33333</text:p>
              </table:table-cell>
              <table:table-cell office:value-type="float" office:value="4220.702">
                <text:p>4220.702</text:p>
              </table:table-cell>
              <table:table-cell office:value-type="float" office:value="90">
                <text:p>90</text:p>
              </table:table-cell>
              <table:table-cell office:value-type="float" office:value="29.03905">
                <text:p>29.03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111">
                <text:p>3.61111</text:p>
              </table:table-cell>
              <table:table-cell office:value-type="float" office:value="3646.229">
                <text:p>3646.229</text:p>
              </table:table-cell>
              <table:table-cell office:value-type="float" office:value="89.16667">
                <text:p>89.16667</text:p>
              </table:table-cell>
              <table:table-cell office:value-type="float" office:value="29.18749">
                <text:p>29.1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8889">
                <text:p>3.88889</text:p>
              </table:table-cell>
              <table:table-cell office:value-type="float" office:value="3161.012">
                <text:p>3161.012</text:p>
              </table:table-cell>
              <table:table-cell office:value-type="float" office:value="88.33333">
                <text:p>88.33333</text:p>
              </table:table-cell>
              <table:table-cell office:value-type="float" office:value="29.32435">
                <text:p>29.32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6667">
                <text:p>4.16667</text:p>
              </table:table-cell>
              <table:table-cell office:value-type="float" office:value="2671.078">
                <text:p>2671.078</text:p>
              </table:table-cell>
              <table:table-cell office:value-type="float" office:value="87.22222">
                <text:p>87.22222</text:p>
              </table:table-cell>
              <table:table-cell office:value-type="float" office:value="29.49555">
                <text:p>29.49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4444">
                <text:p>4.44444</text:p>
              </table:table-cell>
              <table:table-cell office:value-type="float" office:value="2393.916">
                <text:p>2393.916</text:p>
              </table:table-cell>
              <table:table-cell office:value-type="float" office:value="86.38889">
                <text:p>86.38889</text:p>
              </table:table-cell>
              <table:table-cell office:value-type="float" office:value="29.6736">
                <text:p>29.6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2222">
                <text:p>4.72222</text:p>
              </table:table-cell>
              <table:table-cell office:value-type="float" office:value="2222.942">
                <text:p>2222.942</text:p>
              </table:table-cell>
              <table:table-cell office:value-type="float" office:value="85.27778">
                <text:p>85.27778</text:p>
              </table:table-cell>
              <table:table-cell office:value-type="float" office:value="29.84719">
                <text:p>29.847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7778">
                <text:p>5.27778</text:p>
              </table:table-cell>
              <table:table-cell office:value-type="float" office:value="1975.743">
                <text:p>1975.743</text:p>
              </table:table-cell>
              <table:table-cell office:value-type="float" office:value="84.44444">
                <text:p>84.44444</text:p>
              </table:table-cell>
              <table:table-cell office:value-type="float" office:value="29.99778">
                <text:p>29.99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5556">
                <text:p>5.55556</text:p>
              </table:table-cell>
              <table:table-cell office:value-type="float" office:value="1719.397">
                <text:p>1719.397</text:p>
              </table:table-cell>
              <table:table-cell office:value-type="float" office:value="83.61111">
                <text:p>83.61111</text:p>
              </table:table-cell>
              <table:table-cell office:value-type="float" office:value="30.20775">
                <text:p>30.20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3333">
                <text:p>5.83333</text:p>
              </table:table-cell>
              <table:table-cell office:value-type="float" office:value="1517.583">
                <text:p>1517.583</text:p>
              </table:table-cell>
              <table:table-cell office:value-type="float" office:value="82.5">
                <text:p>82.5</text:p>
              </table:table-cell>
              <table:table-cell office:value-type="float" office:value="30.37667">
                <text:p>30.37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8889">
                <text:p>6.38889</text:p>
              </table:table-cell>
              <table:table-cell office:value-type="float" office:value="1390.913">
                <text:p>1390.913</text:p>
              </table:table-cell>
              <table:table-cell office:value-type="float" office:value="81.38889">
                <text:p>81.38889</text:p>
              </table:table-cell>
              <table:table-cell office:value-type="float" office:value="30.60726">
                <text:p>30.60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6667">
                <text:p>6.66667</text:p>
              </table:table-cell>
              <table:table-cell office:value-type="float" office:value="1258.787">
                <text:p>1258.787</text:p>
              </table:table-cell>
              <table:table-cell office:value-type="float" office:value="80.55556">
                <text:p>80.55556</text:p>
              </table:table-cell>
              <table:table-cell office:value-type="float" office:value="30.84469">
                <text:p>30.84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2222">
                <text:p>7.22222</text:p>
              </table:table-cell>
              <table:table-cell office:value-type="float" office:value="1116.092">
                <text:p>1116.092</text:p>
              </table:table-cell>
              <table:table-cell office:value-type="float" office:value="79.44444">
                <text:p>79.44444</text:p>
              </table:table-cell>
              <table:table-cell office:value-type="float" office:value="31.10945">
                <text:p>31.10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5">
                <text:p>7.5</text:p>
              </table:table-cell>
              <table:table-cell office:value-type="float" office:value="1017.934">
                <text:p>1017.934</text:p>
              </table:table-cell>
              <table:table-cell office:value-type="float" office:value="78.33333">
                <text:p>78.33333</text:p>
              </table:table-cell>
              <table:table-cell office:value-type="float" office:value="31.31253">
                <text:p>31.31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7778">
                <text:p>7.77778</text:p>
              </table:table-cell>
              <table:table-cell office:value-type="float" office:value="915.9225">
                <text:p>915.9225</text:p>
              </table:table-cell>
              <table:table-cell office:value-type="float" office:value="77.5">
                <text:p>77.5</text:p>
              </table:table-cell>
              <table:table-cell office:value-type="float" office:value="31.58649">
                <text:p>31.58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33333">
                <text:p>8.33333</text:p>
              </table:table-cell>
              <table:table-cell office:value-type="float" office:value="798.3026">
                <text:p>798.3026</text:p>
              </table:table-cell>
              <table:table-cell office:value-type="float" office:value="76.38889">
                <text:p>76.38889</text:p>
              </table:table-cell>
              <table:table-cell office:value-type="float" office:value="31.81708">
                <text:p>31.817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1111">
                <text:p>8.61111</text:p>
              </table:table-cell>
              <table:table-cell office:value-type="float" office:value="762.3927">
                <text:p>762.3927</text:p>
              </table:table-cell>
              <table:table-cell office:value-type="float" office:value="75.27778">
                <text:p>75.27778</text:p>
              </table:table-cell>
              <table:table-cell office:value-type="float" office:value="32.11151">
                <text:p>32.11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16667">
                <text:p>9.16667</text:p>
              </table:table-cell>
              <table:table-cell office:value-type="float" office:value="697.2253">
                <text:p>697.2253</text:p>
              </table:table-cell>
              <table:table-cell office:value-type="float" office:value="74.16667">
                <text:p>74.16667</text:p>
              </table:table-cell>
              <table:table-cell office:value-type="float" office:value="32.48138">
                <text:p>32.4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2222">
                <text:p>9.72222</text:p>
              </table:table-cell>
              <table:table-cell office:value-type="float" office:value="639.089">
                <text:p>639.089</text:p>
              </table:table-cell>
              <table:table-cell office:value-type="float" office:value="72.77778">
                <text:p>72.77778</text:p>
              </table:table-cell>
              <table:table-cell office:value-type="float" office:value="32.76668">
                <text:p>32.76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589.0057">
                <text:p>589.0057</text:p>
              </table:table-cell>
              <table:table-cell office:value-type="float" office:value="71.66667">
                <text:p>71.66667</text:p>
              </table:table-cell>
              <table:table-cell office:value-type="float" office:value="33.09999">
                <text:p>33.0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55556">
                <text:p>10.55556</text:p>
              </table:table-cell>
              <table:table-cell office:value-type="float" office:value="549.2569">
                <text:p>549.2569</text:p>
              </table:table-cell>
              <table:table-cell office:value-type="float" office:value="70.55556">
                <text:p>70.55556</text:p>
              </table:table-cell>
              <table:table-cell office:value-type="float" office:value="33.48116">
                <text:p>33.48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1111">
                <text:p>11.11111</text:p>
              </table:table-cell>
              <table:table-cell office:value-type="float" office:value="506.7823">
                <text:p>506.7823</text:p>
              </table:table-cell>
              <table:table-cell office:value-type="float" office:value="69.72222">
                <text:p>69.72222</text:p>
              </table:table-cell>
              <table:table-cell office:value-type="float" office:value="33.73911">
                <text:p>33.739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38889">
                <text:p>11.38889</text:p>
              </table:table-cell>
              <table:table-cell office:value-type="float" office:value="468.1826">
                <text:p>468.1826</text:p>
              </table:table-cell>
              <table:table-cell office:value-type="float" office:value="68.61111">
                <text:p>68.61111</text:p>
              </table:table-cell>
              <table:table-cell office:value-type="float" office:value="34.14074">
                <text:p>34.140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94444">
                <text:p>11.94444</text:p>
              </table:table-cell>
              <table:table-cell office:value-type="float" office:value="431.0433">
                <text:p>431.0433</text:p>
              </table:table-cell>
              <table:table-cell office:value-type="float" office:value="67.5">
                <text:p>67.5</text:p>
              </table:table-cell>
              <table:table-cell office:value-type="float" office:value="34.54947">
                <text:p>34.5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5">
                <text:p>12.5</text:p>
              </table:table-cell>
              <table:table-cell office:value-type="float" office:value="407.9433">
                <text:p>407.9433</text:p>
              </table:table-cell>
              <table:table-cell office:value-type="float" office:value="66.11111">
                <text:p>66.11111</text:p>
              </table:table-cell>
              <table:table-cell office:value-type="float" office:value="34.974">
                <text:p>34.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77778">
                <text:p>12.77778</text:p>
              </table:table-cell>
              <table:table-cell office:value-type="float" office:value="375.2319">
                <text:p>375.2319</text:p>
              </table:table-cell>
              <table:table-cell office:value-type="float" office:value="65">
                <text:p>65</text:p>
              </table:table-cell>
              <table:table-cell office:value-type="float" office:value="35.43515">
                <text:p>35.43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33333">
                <text:p>13.33333</text:p>
              </table:table-cell>
              <table:table-cell office:value-type="float" office:value="355.6252">
                <text:p>355.6252</text:p>
              </table:table-cell>
              <table:table-cell office:value-type="float" office:value="63.88889">
                <text:p>63.88889</text:p>
              </table:table-cell>
              <table:table-cell office:value-type="float" office:value="35.97382">
                <text:p>35.97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1111">
                <text:p>13.61111</text:p>
              </table:table-cell>
              <table:table-cell office:value-type="float" office:value="338.7122">
                <text:p>338.7122</text:p>
              </table:table-cell>
              <table:table-cell office:value-type="float" office:value="62.77778">
                <text:p>62.77778</text:p>
              </table:table-cell>
              <table:table-cell office:value-type="float" office:value="36.55138">
                <text:p>36.55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8889">
                <text:p>13.88889</text:p>
              </table:table-cell>
              <table:table-cell office:value-type="float" office:value="324.1917">
                <text:p>324.1917</text:p>
              </table:table-cell>
              <table:table-cell office:value-type="float" office:value="61.66667">
                <text:p>61.66667</text:p>
              </table:table-cell>
              <table:table-cell office:value-type="float" office:value="36.87781">
                <text:p>36.877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44444">
                <text:p>14.44444</text:p>
              </table:table-cell>
              <table:table-cell office:value-type="float" office:value="312.8934">
                <text:p>312.8934</text:p>
              </table:table-cell>
              <table:table-cell office:value-type="float" office:value="60.55556">
                <text:p>60.55556</text:p>
              </table:table-cell>
              <table:table-cell office:value-type="float" office:value="37.40968">
                <text:p>37.409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44444">
                <text:p>14.44444</text:p>
              </table:table-cell>
              <table:table-cell office:value-type="float" office:value="299.563">
                <text:p>299.563</text:p>
              </table:table-cell>
              <table:table-cell office:value-type="float" office:value="59.16667">
                <text:p>59.16667</text:p>
              </table:table-cell>
              <table:table-cell office:value-type="float" office:value="38.08764">
                <text:p>38.08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72222">
                <text:p>14.72222</text:p>
              </table:table-cell>
              <table:table-cell office:value-type="float" office:value="291.3001">
                <text:p>291.3001</text:p>
              </table:table-cell>
              <table:table-cell office:value-type="float" office:value="58.05556">
                <text:p>58.05556</text:p>
              </table:table-cell>
              <table:table-cell office:value-type="float" office:value="38.74049">
                <text:p>38.740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282.8992">
                <text:p>282.8992</text:p>
              </table:table-cell>
              <table:table-cell office:value-type="float" office:value="56.94444">
                <text:p>56.94444</text:p>
              </table:table-cell>
              <table:table-cell office:value-type="float" office:value="39.2724">
                <text:p>39.2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275.2749">
                <text:p>275.2749</text:p>
              </table:table-cell>
              <table:table-cell office:value-type="float" office:value="55.83333">
                <text:p>55.83333</text:p>
              </table:table-cell>
              <table:table-cell office:value-type="float" office:value="39.89092">
                <text:p>39.890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27778">
                <text:p>15.27778</text:p>
              </table:table-cell>
              <table:table-cell office:value-type="float" office:value="269.1126">
                <text:p>269.1126</text:p>
              </table:table-cell>
              <table:table-cell office:value-type="float" office:value="54.72222">
                <text:p>54.72222</text:p>
              </table:table-cell>
              <table:table-cell office:value-type="float" office:value="40.54157">
                <text:p>40.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55556">
                <text:p>15.55556</text:p>
              </table:table-cell>
              <table:table-cell office:value-type="float" office:value="265.0726">
                <text:p>265.0726</text:p>
              </table:table-cell>
              <table:table-cell office:value-type="float" office:value="53.61111">
                <text:p>53.61111</text:p>
              </table:table-cell>
              <table:table-cell office:value-type="float" office:value="41.28612">
                <text:p>41.286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55556">
                <text:p>15.55556</text:p>
              </table:table-cell>
              <table:table-cell office:value-type="float" office:value="258.5193">
                <text:p>258.5193</text:p>
              </table:table-cell>
              <table:table-cell office:value-type="float" office:value="52.5">
                <text:p>52.5</text:p>
              </table:table-cell>
              <table:table-cell office:value-type="float" office:value="41.92256">
                <text:p>41.92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83333">
                <text:p>15.83333</text:p>
              </table:table-cell>
              <table:table-cell office:value-type="float" office:value="251.582">
                <text:p>251.582</text:p>
              </table:table-cell>
              <table:table-cell office:value-type="float" office:value="51.38889">
                <text:p>51.38889</text:p>
              </table:table-cell>
              <table:table-cell office:value-type="float" office:value="42.72145">
                <text:p>42.721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11111">
                <text:p>16.11111</text:p>
              </table:table-cell>
              <table:table-cell office:value-type="float" office:value="245.5795">
                <text:p>245.5795</text:p>
              </table:table-cell>
              <table:table-cell office:value-type="float" office:value="50.55556">
                <text:p>50.55556</text:p>
              </table:table-cell>
              <table:table-cell office:value-type="float" office:value="43.36293">
                <text:p>43.362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38889">
                <text:p>16.38889</text:p>
              </table:table-cell>
              <table:table-cell office:value-type="float" office:value="239.1187">
                <text:p>239.1187</text:p>
              </table:table-cell>
              <table:table-cell office:value-type="float" office:value="49.44444">
                <text:p>49.44444</text:p>
              </table:table-cell>
              <table:table-cell office:value-type="float" office:value="44.16177">
                <text:p>44.161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94444">
                <text:p>16.94444</text:p>
              </table:table-cell>
              <table:table-cell office:value-type="float" office:value="231.403">
                <text:p>231.403</text:p>
              </table:table-cell>
              <table:table-cell office:value-type="float" office:value="48.33333">
                <text:p>48.33333</text:p>
              </table:table-cell>
              <table:table-cell office:value-type="float" office:value="45.17539">
                <text:p>45.175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5">
                <text:p>17.5</text:p>
              </table:table-cell>
              <table:table-cell office:value-type="float" office:value="221.5416">
                <text:p>221.5416</text:p>
              </table:table-cell>
              <table:table-cell office:value-type="float" office:value="47.22222">
                <text:p>47.22222</text:p>
              </table:table-cell>
              <table:table-cell office:value-type="float" office:value="46.36929">
                <text:p>46.369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05556">
                <text:p>18.05556</text:p>
              </table:table-cell>
              <table:table-cell office:value-type="float" office:value="212.7305">
                <text:p>212.7305</text:p>
              </table:table-cell>
              <table:table-cell office:value-type="float" office:value="46.11111">
                <text:p>46.11111</text:p>
              </table:table-cell>
              <table:table-cell office:value-type="float" office:value="47.35987">
                <text:p>47.359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61111">
                <text:p>18.61111</text:p>
              </table:table-cell>
              <table:table-cell office:value-type="float" office:value="204.3527">
                <text:p>204.3527</text:p>
              </table:table-cell>
              <table:table-cell office:value-type="float" office:value="45">
                <text:p>45</text:p>
              </table:table-cell>
              <table:table-cell office:value-type="float" office:value="48.09267">
                <text:p>48.092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16667">
                <text:p>19.16667</text:p>
              </table:table-cell>
              <table:table-cell office:value-type="float" office:value="194.7204">
                <text:p>194.7204</text:p>
              </table:table-cell>
              <table:table-cell office:value-type="float" office:value="44.16667">
                <text:p>44.16667</text:p>
              </table:table-cell>
              <table:table-cell office:value-type="float" office:value="49.30935">
                <text:p>49.30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72222">
                <text:p>19.72222</text:p>
              </table:table-cell>
              <table:table-cell office:value-type="float" office:value="185.0182">
                <text:p>185.0182</text:p>
              </table:table-cell>
              <table:table-cell office:value-type="float" office:value="43.05556">
                <text:p>43.05556</text:p>
              </table:table-cell>
              <table:table-cell office:value-type="float" office:value="50.35938">
                <text:p>50.359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27778">
                <text:p>20.27778</text:p>
              </table:table-cell>
              <table:table-cell office:value-type="float" office:value="176.6869">
                <text:p>176.6869</text:p>
              </table:table-cell>
              <table:table-cell office:value-type="float" office:value="41.94444">
                <text:p>41.94444</text:p>
              </table:table-cell>
              <table:table-cell office:value-type="float" office:value="51.55773">
                <text:p>51.55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11111">
                <text:p>21.11111</text:p>
              </table:table-cell>
              <table:table-cell office:value-type="float" office:value="168.6294">
                <text:p>168.6294</text:p>
              </table:table-cell>
              <table:table-cell office:value-type="float" office:value="41.11111">
                <text:p>41.11111</text:p>
              </table:table-cell>
              <table:table-cell office:value-type="float" office:value="52.60314">
                <text:p>52.60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66667">
                <text:p>21.66667</text:p>
              </table:table-cell>
              <table:table-cell office:value-type="float" office:value="160.7312">
                <text:p>160.7312</text:p>
              </table:table-cell>
              <table:table-cell office:value-type="float" office:value="40">
                <text:p>40</text:p>
              </table:table-cell>
              <table:table-cell office:value-type="float" office:value="53.74689">
                <text:p>53.746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22222">
                <text:p>22.22222</text:p>
              </table:table-cell>
              <table:table-cell office:value-type="float" office:value="153.518">
                <text:p>153.518</text:p>
              </table:table-cell>
              <table:table-cell office:value-type="float" office:value="39.44444">
                <text:p>39.44444</text:p>
              </table:table-cell>
              <table:table-cell office:value-type="float" office:value="55.0046">
                <text:p>55.0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05556">
                <text:p>23.05556</text:p>
              </table:table-cell>
              <table:table-cell office:value-type="float" office:value="147.355">
                <text:p>147.355</text:p>
              </table:table-cell>
              <table:table-cell office:value-type="float" office:value="38.61111">
                <text:p>38.61111</text:p>
              </table:table-cell>
              <table:table-cell office:value-type="float" office:value="55.90417">
                <text:p>55.904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88889">
                <text:p>23.88889</text:p>
              </table:table-cell>
              <table:table-cell office:value-type="float" office:value="140.7131">
                <text:p>140.7131</text:p>
              </table:table-cell>
              <table:table-cell office:value-type="float" office:value="38.05556">
                <text:p>38.05556</text:p>
              </table:table-cell>
              <table:table-cell office:value-type="float" office:value="56.99113">
                <text:p>56.991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44444">
                <text:p>24.44444</text:p>
              </table:table-cell>
              <table:table-cell office:value-type="float" office:value="134.8916">
                <text:p>134.8916</text:p>
              </table:table-cell>
              <table:table-cell office:value-type="float" office:value="37.5">
                <text:p>37.5</text:p>
              </table:table-cell>
              <table:table-cell office:value-type="float" office:value="57.69823">
                <text:p>57.698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7778">
                <text:p>25.27778</text:p>
              </table:table-cell>
              <table:table-cell office:value-type="float" office:value="129.5959">
                <text:p>129.5959</text:p>
              </table:table-cell>
              <table:table-cell office:value-type="float" office:value="36.94444">
                <text:p>36.94444</text:p>
              </table:table-cell>
              <table:table-cell office:value-type="float" office:value="58.51986">
                <text:p>58.519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83333">
                <text:p>25.83333</text:p>
              </table:table-cell>
              <table:table-cell office:value-type="float" office:value="125.3957">
                <text:p>125.3957</text:p>
              </table:table-cell>
              <table:table-cell office:value-type="float" office:value="36.66667">
                <text:p>36.66667</text:p>
              </table:table-cell>
              <table:table-cell office:value-type="float" office:value="59.20709">
                <text:p>59.20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38889">
                <text:p>26.38889</text:p>
              </table:table-cell>
              <table:table-cell office:value-type="float" office:value="120.5566">
                <text:p>120.5566</text:p>
              </table:table-cell>
              <table:table-cell office:value-type="float" office:value="36.38889">
                <text:p>36.38889</text:p>
              </table:table-cell>
              <table:table-cell office:value-type="float" office:value="59.54029">
                <text:p>59.54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22222">
                <text:p>27.22222</text:p>
              </table:table-cell>
              <table:table-cell office:value-type="float" office:value="115.1694">
                <text:p>115.1694</text:p>
              </table:table-cell>
              <table:table-cell office:value-type="float" office:value="36.11111">
                <text:p>36.11111</text:p>
              </table:table-cell>
              <table:table-cell office:value-type="float" office:value="60.12702">
                <text:p>60.127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5556">
                <text:p>28.05556</text:p>
              </table:table-cell>
              <table:table-cell office:value-type="float" office:value="110.5811">
                <text:p>110.5811</text:p>
              </table:table-cell>
              <table:table-cell office:value-type="float" office:value="35.83333">
                <text:p>35.83333</text:p>
              </table:table-cell>
              <table:table-cell office:value-type="float" office:value="60.64753">
                <text:p>60.64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88889">
                <text:p>28.88889</text:p>
              </table:table-cell>
              <table:table-cell office:value-type="float" office:value="106.0159">
                <text:p>106.0159</text:p>
              </table:table-cell>
              <table:table-cell office:value-type="float" office:value="35.55556">
                <text:p>35.55556</text:p>
              </table:table-cell>
              <table:table-cell office:value-type="float" office:value="60.95798">
                <text:p>60.95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72222">
                <text:p>29.72222</text:p>
              </table:table-cell>
              <table:table-cell office:value-type="float" office:value="103.0026">
                <text:p>103.0026</text:p>
              </table:table-cell>
              <table:table-cell office:value-type="float" office:value="35.27778">
                <text:p>35.27778</text:p>
              </table:table-cell>
              <table:table-cell office:value-type="float" office:value="61.62689">
                <text:p>61.626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.27778">
                <text:p>30.27778</text:p>
              </table:table-cell>
              <table:table-cell office:value-type="float" office:value="99.35079">
                <text:p>99.35079</text:p>
              </table:table-cell>
              <table:table-cell office:value-type="float" office:value="35">
                <text:p>35</text:p>
              </table:table-cell>
              <table:table-cell office:value-type="float" office:value="62.2363">
                <text:p>62.23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11111">
                <text:p>31.11111</text:p>
              </table:table-cell>
              <table:table-cell office:value-type="float" office:value="94.30368">
                <text:p>94.30368</text:p>
              </table:table-cell>
              <table:table-cell office:value-type="float" office:value="34.72222">
                <text:p>34.72222</text:p>
              </table:table-cell>
              <table:table-cell office:value-type="float" office:value="63.12419">
                <text:p>63.124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94444">
                <text:p>31.94444</text:p>
              </table:table-cell>
              <table:table-cell office:value-type="float" office:value="92.00719">
                <text:p>92.00719</text:p>
              </table:table-cell>
              <table:table-cell office:value-type="float" office:value="34.16667">
                <text:p>34.16667</text:p>
              </table:table-cell>
              <table:table-cell office:value-type="float" office:value="64.15833">
                <text:p>64.158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.77778">
                <text:p>32.77778</text:p>
              </table:table-cell>
              <table:table-cell office:value-type="float" office:value="89.07123">
                <text:p>89.07123</text:p>
              </table:table-cell>
              <table:table-cell office:value-type="float" office:value="33.61111">
                <text:p>33.61111</text:p>
              </table:table-cell>
              <table:table-cell office:value-type="float" office:value="65.19702">
                <text:p>65.197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61111">
                <text:p>33.61111</text:p>
              </table:table-cell>
              <table:table-cell office:value-type="float" office:value="85.68184">
                <text:p>85.68184</text:p>
              </table:table-cell>
              <table:table-cell office:value-type="float" office:value="32.77778">
                <text:p>32.77778</text:p>
              </table:table-cell>
              <table:table-cell office:value-type="float" office:value="66.75603">
                <text:p>66.756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44444">
                <text:p>34.44444</text:p>
              </table:table-cell>
              <table:table-cell office:value-type="float" office:value="83.21881">
                <text:p>83.21881</text:p>
              </table:table-cell>
              <table:table-cell office:value-type="float" office:value="32.22222">
                <text:p>32.22222</text:p>
              </table:table-cell>
              <table:table-cell office:value-type="float" office:value="68.7075">
                <text:p>68.70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27778">
                <text:p>35.27778</text:p>
              </table:table-cell>
              <table:table-cell office:value-type="float" office:value="80.37193">
                <text:p>80.37193</text:p>
              </table:table-cell>
              <table:table-cell office:value-type="float" office:value="31.38889">
                <text:p>31.38889</text:p>
              </table:table-cell>
              <table:table-cell office:value-type="float" office:value="70.63196">
                <text:p>70.631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38889">
                <text:p>36.38889</text:p>
              </table:table-cell>
              <table:table-cell office:value-type="float" office:value="77.9069">
                <text:p>77.9069</text:p>
              </table:table-cell>
              <table:table-cell office:value-type="float" office:value="30.55556">
                <text:p>30.55556</text:p>
              </table:table-cell>
              <table:table-cell office:value-type="float" office:value="72.75494">
                <text:p>72.75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22222">
                <text:p>37.22222</text:p>
              </table:table-cell>
              <table:table-cell office:value-type="float" office:value="75.44624">
                <text:p>75.44624</text:p>
              </table:table-cell>
              <table:table-cell office:value-type="float" office:value="29.72222">
                <text:p>29.72222</text:p>
              </table:table-cell>
              <table:table-cell office:value-type="float" office:value="76.0306">
                <text:p>76.03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05556">
                <text:p>38.05556</text:p>
              </table:table-cell>
              <table:table-cell office:value-type="float" office:value="72.98761">
                <text:p>72.98761</text:p>
              </table:table-cell>
              <table:table-cell office:value-type="float" office:value="28.88889">
                <text:p>28.88889</text:p>
              </table:table-cell>
              <table:table-cell office:value-type="float" office:value="78.48196">
                <text:p>78.48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16667">
                <text:p>39.16667</text:p>
              </table:table-cell>
              <table:table-cell office:value-type="float" office:value="70.68007">
                <text:p>70.68007</text:p>
              </table:table-cell>
              <table:table-cell office:value-type="float" office:value="28.33333">
                <text:p>28.33333</text:p>
              </table:table-cell>
              <table:table-cell office:value-type="float" office:value="80.30601">
                <text:p>80.306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27778">
                <text:p>40.27778</text:p>
              </table:table-cell>
              <table:table-cell office:value-type="float" office:value="68.9153">
                <text:p>68.9153</text:p>
              </table:table-cell>
              <table:table-cell office:value-type="float" office:value="27.5">
                <text:p>27.5</text:p>
              </table:table-cell>
              <table:table-cell office:value-type="float" office:value="83.75068">
                <text:p>83.750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83333">
                <text:p>40.83333</text:p>
              </table:table-cell>
              <table:table-cell office:value-type="float" office:value="67.38818">
                <text:p>67.38818</text:p>
              </table:table-cell>
              <table:table-cell office:value-type="float" office:value="26.66667">
                <text:p>26.66667</text:p>
              </table:table-cell>
              <table:table-cell office:value-type="float" office:value="86.64732">
                <text:p>86.64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94444">
                <text:p>41.94444</text:p>
              </table:table-cell>
              <table:table-cell office:value-type="float" office:value="65.6716">
                <text:p>65.6716</text:p>
              </table:table-cell>
              <table:table-cell office:value-type="float" office:value="25.83333">
                <text:p>25.83333</text:p>
              </table:table-cell>
              <table:table-cell office:value-type="float" office:value="90.1032">
                <text:p>90.10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77778">
                <text:p>42.77778</text:p>
              </table:table-cell>
              <table:table-cell office:value-type="float" office:value="63.96437">
                <text:p>63.96437</text:p>
              </table:table-cell>
              <table:table-cell office:value-type="float" office:value="25.27778">
                <text:p>25.27778</text:p>
              </table:table-cell>
              <table:table-cell office:value-type="float" office:value="93.80812">
                <text:p>93.808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.88889">
                <text:p>43.88889</text:p>
              </table:table-cell>
              <table:table-cell office:value-type="float" office:value="62.36177">
                <text:p>62.36177</text:p>
              </table:table-cell>
              <table:table-cell office:value-type="float" office:value="24.44444">
                <text:p>24.44444</text:p>
              </table:table-cell>
              <table:table-cell office:value-type="float" office:value="97.26367">
                <text:p>97.263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.72222">
                <text:p>44.72222</text:p>
              </table:table-cell>
              <table:table-cell office:value-type="float" office:value="60.73428">
                <text:p>60.73428</text:p>
              </table:table-cell>
              <table:table-cell office:value-type="float" office:value="23.88889">
                <text:p>23.88889</text:p>
              </table:table-cell>
              <table:table-cell office:value-type="float" office:value="101.1379">
                <text:p>101.13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3333">
                <text:p>45.83333</text:p>
              </table:table-cell>
              <table:table-cell office:value-type="float" office:value="59.3464">
                <text:p>59.3464</text:p>
              </table:table-cell>
              <table:table-cell office:value-type="float" office:value="23.05556">
                <text:p>23.05556</text:p>
              </table:table-cell>
              <table:table-cell office:value-type="float" office:value="104.4705">
                <text:p>104.47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94444">
                <text:p>46.94444</text:p>
              </table:table-cell>
              <table:table-cell office:value-type="float" office:value="57.63653">
                <text:p>57.63653</text:p>
              </table:table-cell>
              <table:table-cell office:value-type="float" office:value="22.5">
                <text:p>22.5</text:p>
              </table:table-cell>
              <table:table-cell office:value-type="float" office:value="108.3623">
                <text:p>108.3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.77778">
                <text:p>47.77778</text:p>
              </table:table-cell>
              <table:table-cell office:value-type="float" office:value="56.48162">
                <text:p>56.48162</text:p>
              </table:table-cell>
              <table:table-cell office:value-type="float" office:value="21.66667">
                <text:p>21.66667</text:p>
              </table:table-cell>
              <table:table-cell office:value-type="float" office:value="114.3912">
                <text:p>114.3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88889">
                <text:p>48.88889</text:p>
              </table:table-cell>
              <table:table-cell office:value-type="float" office:value="55.18277">
                <text:p>55.18277</text:p>
              </table:table-cell>
              <table:table-cell office:value-type="float" office:value="21.38889">
                <text:p>21.38889</text:p>
              </table:table-cell>
              <table:table-cell office:value-type="float" office:value="118.1094">
                <text:p>118.1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  <table:table-cell office:value-type="float" office:value="54.13279">
                <text:p>54.13279</text:p>
              </table:table-cell>
              <table:table-cell office:value-type="float" office:value="20.55556">
                <text:p>20.55556</text:p>
              </table:table-cell>
              <table:table-cell office:value-type="float" office:value="124.0494">
                <text:p>124.04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11111">
                <text:p>51.11111</text:p>
              </table:table-cell>
              <table:table-cell office:value-type="float" office:value="52.81333">
                <text:p>52.81333</text:p>
              </table:table-cell>
              <table:table-cell office:value-type="float" office:value="20">
                <text:p>20</text:p>
              </table:table-cell>
              <table:table-cell office:value-type="float" office:value="130.3972">
                <text:p>130.39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22222">
                <text:p>52.22222</text:p>
              </table:table-cell>
              <table:table-cell office:value-type="float" office:value="51.72215">
                <text:p>51.72215</text:p>
              </table:table-cell>
              <table:table-cell office:value-type="float" office:value="19.16667">
                <text:p>19.16667</text:p>
              </table:table-cell>
              <table:table-cell office:value-type="float" office:value="137.3782">
                <text:p>137.37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.05556">
                <text:p>53.05556</text:p>
              </table:table-cell>
              <table:table-cell office:value-type="float" office:value="50.86163">
                <text:p>50.86163</text:p>
              </table:table-cell>
              <table:table-cell office:value-type="float" office:value="18.61111">
                <text:p>18.61111</text:p>
              </table:table-cell>
              <table:table-cell office:value-type="float" office:value="145.4773">
                <text:p>145.4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.16667">
                <text:p>54.16667</text:p>
              </table:table-cell>
              <table:table-cell office:value-type="float" office:value="49.8161">
                <text:p>49.8161</text:p>
              </table:table-cell>
              <table:table-cell office:value-type="float" office:value="18.05556">
                <text:p>18.05556</text:p>
              </table:table-cell>
              <table:table-cell office:value-type="float" office:value="150.6707">
                <text:p>150.67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27778">
                <text:p>55.27778</text:p>
              </table:table-cell>
              <table:table-cell office:value-type="float" office:value="48.95108">
                <text:p>48.95108</text:p>
              </table:table-cell>
              <table:table-cell office:value-type="float" office:value="17.5">
                <text:p>17.5</text:p>
              </table:table-cell>
              <table:table-cell office:value-type="float" office:value="160.3878">
                <text:p>160.38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38889">
                <text:p>56.38889</text:p>
              </table:table-cell>
              <table:table-cell office:value-type="float" office:value="47.94892">
                <text:p>47.94892</text:p>
              </table:table-cell>
              <table:table-cell office:value-type="float" office:value="16.94444">
                <text:p>16.94444</text:p>
              </table:table-cell>
              <table:table-cell office:value-type="float" office:value="168.1168">
                <text:p>168.1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.22222">
                <text:p>57.22222</text:p>
              </table:table-cell>
              <table:table-cell office:value-type="float" office:value="47.09045">
                <text:p>47.09045</text:p>
              </table:table-cell>
              <table:table-cell office:value-type="float" office:value="16.11111">
                <text:p>16.11111</text:p>
              </table:table-cell>
              <table:table-cell office:value-type="float" office:value="177.9778">
                <text:p>177.9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33333">
                <text:p>58.33333</text:p>
              </table:table-cell>
              <table:table-cell office:value-type="float" office:value="46.3875">
                <text:p>46.3875</text:p>
              </table:table-cell>
              <table:table-cell office:value-type="float" office:value="15.55556">
                <text:p>15.55556</text:p>
              </table:table-cell>
              <table:table-cell office:value-type="float" office:value="188.0082">
                <text:p>188.00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.44444">
                <text:p>59.44444</text:p>
              </table:table-cell>
              <table:table-cell office:value-type="float" office:value="45.65693">
                <text:p>45.65693</text:p>
              </table:table-cell>
              <table:table-cell office:value-type="float" office:value="15">
                <text:p>15</text:p>
              </table:table-cell>
              <table:table-cell office:value-type="float" office:value="200.6666">
                <text:p>200.6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27778">
                <text:p>60.27778</text:p>
              </table:table-cell>
              <table:table-cell office:value-type="float" office:value="44.83527">
                <text:p>44.83527</text:p>
              </table:table-cell>
              <table:table-cell office:value-type="float" office:value="14.44444">
                <text:p>14.44444</text:p>
              </table:table-cell>
              <table:table-cell office:value-type="float" office:value="210.5277">
                <text:p>210.52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38889">
                <text:p>61.38889</text:p>
              </table:table-cell>
              <table:table-cell office:value-type="float" office:value="44.01132">
                <text:p>44.01132</text:p>
              </table:table-cell>
              <table:table-cell office:value-type="float" office:value="13.88889">
                <text:p>13.88889</text:p>
              </table:table-cell>
              <table:table-cell office:value-type="float" office:value="223.1819">
                <text:p>223.18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5">
                <text:p>62.5</text:p>
              </table:table-cell>
              <table:table-cell office:value-type="float" office:value="43.40407">
                <text:p>43.40407</text:p>
              </table:table-cell>
              <table:table-cell office:value-type="float" office:value="13.33333">
                <text:p>13.33333</text:p>
              </table:table-cell>
              <table:table-cell office:value-type="float" office:value="237.4667">
                <text:p>237.4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33333">
                <text:p>63.33333</text:p>
              </table:table-cell>
              <table:table-cell office:value-type="float" office:value="42.88362">
                <text:p>42.88362</text:p>
              </table:table-cell>
              <table:table-cell office:value-type="float" office:value="12.77778">
                <text:p>12.77778</text:p>
              </table:table-cell>
              <table:table-cell office:value-type="float" office:value="255.6375">
                <text:p>255.6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.16667">
                <text:p>64.16667</text:p>
              </table:table-cell>
              <table:table-cell office:value-type="float" office:value="42.29235">
                <text:p>42.29235</text:p>
              </table:table-cell>
              <table:table-cell office:value-type="float" office:value="12.22222">
                <text:p>12.22222</text:p>
              </table:table-cell>
              <table:table-cell office:value-type="float" office:value="275.6346">
                <text:p>275.63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.27778">
                <text:p>65.27778</text:p>
              </table:table-cell>
              <table:table-cell office:value-type="float" office:value="41.76053">
                <text:p>41.76053</text:p>
              </table:table-cell>
              <table:table-cell office:value-type="float" office:value="11.66667">
                <text:p>11.66667</text:p>
              </table:table-cell>
              <table:table-cell office:value-type="float" office:value="290.1437">
                <text:p>290.1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38889">
                <text:p>66.38889</text:p>
              </table:table-cell>
              <table:table-cell office:value-type="float" office:value="41.26057">
                <text:p>41.26057</text:p>
              </table:table-cell>
              <table:table-cell office:value-type="float" office:value="11.38889">
                <text:p>11.38889</text:p>
              </table:table-cell>
              <table:table-cell office:value-type="float" office:value="314.2867">
                <text:p>314.28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.5">
                <text:p>67.5</text:p>
              </table:table-cell>
              <table:table-cell office:value-type="float" office:value="40.75158">
                <text:p>40.75158</text:p>
              </table:table-cell>
              <table:table-cell office:value-type="float" office:value="10.83333">
                <text:p>10.83333</text:p>
              </table:table-cell>
              <table:table-cell office:value-type="float" office:value="343.5326">
                <text:p>343.53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.33333">
                <text:p>68.33333</text:p>
              </table:table-cell>
              <table:table-cell office:value-type="float" office:value="40.16036">
                <text:p>40.16036</text:p>
              </table:table-cell>
              <table:table-cell office:value-type="float" office:value="10.27778">
                <text:p>10.27778</text:p>
              </table:table-cell>
              <table:table-cell office:value-type="float" office:value="374.7973">
                <text:p>374.7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.16667">
                <text:p>69.16667</text:p>
              </table:table-cell>
              <table:table-cell office:value-type="float" office:value="39.7745">
                <text:p>39.7745</text:p>
              </table:table-cell>
              <table:table-cell office:value-type="float" office:value="9.72222">
                <text:p>9.72222</text:p>
              </table:table-cell>
              <table:table-cell office:value-type="float" office:value="407.8785">
                <text:p>407.87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.27778">
                <text:p>70.27778</text:p>
              </table:table-cell>
              <table:table-cell office:value-type="float" office:value="39.30431">
                <text:p>39.30431</text:p>
              </table:table-cell>
              <table:table-cell office:value-type="float" office:value="9.16667">
                <text:p>9.16667</text:p>
              </table:table-cell>
              <table:table-cell office:value-type="float" office:value="437.9195">
                <text:p>437.9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11111">
                <text:p>71.11111</text:p>
              </table:table-cell>
              <table:table-cell office:value-type="float" office:value="38.8911">
                <text:p>38.8911</text:p>
              </table:table-cell>
              <table:table-cell office:value-type="float" office:value="8.88889">
                <text:p>8.88889</text:p>
              </table:table-cell>
              <table:table-cell office:value-type="float" office:value="479.0464">
                <text:p>479.04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.22222">
                <text:p>72.22222</text:p>
              </table:table-cell>
              <table:table-cell office:value-type="float" office:value="38.42995">
                <text:p>38.42995</text:p>
              </table:table-cell>
              <table:table-cell office:value-type="float" office:value="8.33333">
                <text:p>8.33333</text:p>
              </table:table-cell>
              <table:table-cell office:value-type="float" office:value="511.6662">
                <text:p>511.66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.33333">
                <text:p>73.33333</text:p>
              </table:table-cell>
              <table:table-cell office:value-type="float" office:value="38.058">
                <text:p>38.058</text:p>
              </table:table-cell>
              <table:table-cell office:value-type="float" office:value="8.05556">
                <text:p>8.05556</text:p>
              </table:table-cell>
              <table:table-cell office:value-type="float" office:value="565.5112">
                <text:p>565.51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16667">
                <text:p>74.16667</text:p>
              </table:table-cell>
              <table:table-cell office:value-type="float" office:value="37.68816">
                <text:p>37.68816</text:p>
              </table:table-cell>
              <table:table-cell office:value-type="float" office:value="7.5">
                <text:p>7.5</text:p>
              </table:table-cell>
              <table:table-cell office:value-type="float" office:value="612.4788">
                <text:p>612.47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37.32297">
                <text:p>37.32297</text:p>
              </table:table-cell>
              <table:table-cell office:value-type="float" office:value="7.22222">
                <text:p>7.22222</text:p>
              </table:table-cell>
              <table:table-cell office:value-type="float" office:value="685.9748">
                <text:p>685.97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.83333">
                <text:p>75.83333</text:p>
              </table:table-cell>
              <table:table-cell office:value-type="float" office:value="36.97131">
                <text:p>36.97131</text:p>
              </table:table-cell>
              <table:table-cell office:value-type="float" office:value="6.66667">
                <text:p>6.66667</text:p>
              </table:table-cell>
              <table:table-cell office:value-type="float" office:value="759.0545">
                <text:p>759.05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38889">
                <text:p>76.38889</text:p>
              </table:table-cell>
              <table:table-cell office:value-type="float" office:value="36.70889">
                <text:p>36.70889</text:p>
              </table:table-cell>
              <table:table-cell office:value-type="float" office:value="6.38889">
                <text:p>6.38889</text:p>
              </table:table-cell>
              <table:table-cell office:value-type="float" office:value="836.6581">
                <text:p>836.65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94444">
                <text:p>76.94444</text:p>
              </table:table-cell>
              <table:table-cell office:value-type="float" office:value="36.41899">
                <text:p>36.41899</text:p>
              </table:table-cell>
              <table:table-cell office:value-type="float" office:value="5.83333">
                <text:p>5.83333</text:p>
              </table:table-cell>
              <table:table-cell office:value-type="float" office:value="947.1917">
                <text:p>947.19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5">
                <text:p>77.5</text:p>
              </table:table-cell>
              <table:table-cell office:value-type="float" office:value="36.24778">
                <text:p>36.24778</text:p>
              </table:table-cell>
              <table:table-cell office:value-type="float" office:value="5.55556">
                <text:p>5.55556</text:p>
              </table:table-cell>
              <table:table-cell office:value-type="float" office:value="1044.935">
                <text:p>1044.9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77778">
                <text:p>77.77778</text:p>
              </table:table-cell>
              <table:table-cell office:value-type="float" office:value="36.02865">
                <text:p>36.02865</text:p>
              </table:table-cell>
              <table:table-cell office:value-type="float" office:value="5.27778">
                <text:p>5.27778</text:p>
              </table:table-cell>
              <table:table-cell office:value-type="float" office:value="1182.749">
                <text:p>1182.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.33333">
                <text:p>78.33333</text:p>
              </table:table-cell>
              <table:table-cell office:value-type="float" office:value="35.85973">
                <text:p>35.85973</text:p>
              </table:table-cell>
              <table:table-cell office:value-type="float" office:value="5">
                <text:p>5</text:p>
              </table:table-cell>
              <table:table-cell office:value-type="float" office:value="1298.151">
                <text:p>1298.1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61111">
                <text:p>78.61111</text:p>
              </table:table-cell>
              <table:table-cell office:value-type="float" office:value="35.63586">
                <text:p>35.63586</text:p>
              </table:table-cell>
              <table:table-cell office:value-type="float" office:value="4.44444">
                <text:p>4.44444</text:p>
              </table:table-cell>
              <table:table-cell office:value-type="float" office:value="1441.199">
                <text:p>1441.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88889">
                <text:p>78.88889</text:p>
              </table:table-cell>
              <table:table-cell office:value-type="float" office:value="35.48985">
                <text:p>35.48985</text:p>
              </table:table-cell>
              <table:table-cell office:value-type="float" office:value="4.16667">
                <text:p>4.16667</text:p>
              </table:table-cell>
              <table:table-cell office:value-type="float" office:value="1591.588">
                <text:p>1591.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16667">
                <text:p>79.16667</text:p>
              </table:table-cell>
              <table:table-cell office:value-type="float" office:value="35.38493">
                <text:p>35.38493</text:p>
              </table:table-cell>
              <table:table-cell office:value-type="float" office:value="3.88889">
                <text:p>3.88889</text:p>
              </table:table-cell>
              <table:table-cell office:value-type="float" office:value="1762.403">
                <text:p>1762.4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44444">
                <text:p>79.44444</text:p>
              </table:table-cell>
              <table:table-cell office:value-type="float" office:value="35.17264">
                <text:p>35.17264</text:p>
              </table:table-cell>
              <table:table-cell office:value-type="float" office:value="3.61111">
                <text:p>3.61111</text:p>
              </table:table-cell>
              <table:table-cell office:value-type="float" office:value="2317.891">
                <text:p>2317.8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35.01285">
                <text:p>35.01285</text:p>
              </table:table-cell>
              <table:table-cell office:value-type="float" office:value="3.33333">
                <text:p>3.33333</text:p>
              </table:table-cell>
              <table:table-cell office:value-type="float" office:value="2503.221">
                <text:p>2503.2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55556">
                <text:p>80.55556</text:p>
              </table:table-cell>
              <table:table-cell office:value-type="float" office:value="34.87593">
                <text:p>34.87593</text:p>
              </table:table-cell>
              <table:table-cell office:value-type="float" office:value="3.33333">
                <text:p>3.33333</text:p>
              </table:table-cell>
              <table:table-cell office:value-type="float" office:value="2791.013">
                <text:p>2791.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38889">
                <text:p>81.38889</text:p>
              </table:table-cell>
              <table:table-cell office:value-type="float" office:value="34.67958">
                <text:p>34.67958</text:p>
              </table:table-cell>
              <table:table-cell office:value-type="float" office:value="3.05556">
                <text:p>3.05556</text:p>
              </table:table-cell>
              <table:table-cell office:value-type="float" office:value="3163.73">
                <text:p>3163.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.66667">
                <text:p>81.66667</text:p>
              </table:table-cell>
              <table:table-cell office:value-type="float" office:value="34.52439">
                <text:p>34.52439</text:p>
              </table:table-cell>
              <table:table-cell office:value-type="float" office:value="2.77778">
                <text:p>2.77778</text:p>
              </table:table-cell>
              <table:table-cell office:value-type="float" office:value="3555.411">
                <text:p>3555.4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.77778">
                <text:p>82.77778</text:p>
              </table:table-cell>
              <table:table-cell office:value-type="float" office:value="34.29144">
                <text:p>34.29144</text:p>
              </table:table-cell>
              <table:table-cell office:value-type="float" office:value="2.5">
                <text:p>2.5</text:p>
              </table:table-cell>
              <table:table-cell office:value-type="float" office:value="3942.896">
                <text:p>3942.8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61111">
                <text:p>83.61111</text:p>
              </table:table-cell>
              <table:table-cell office:value-type="float" office:value="34.10894">
                <text:p>34.10894</text:p>
              </table:table-cell>
              <table:table-cell office:value-type="float" office:value="2.5">
                <text:p>2.5</text:p>
              </table:table-cell>
              <table:table-cell office:value-type="float" office:value="4588.998">
                <text:p>4588.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44444">
                <text:p>84.44444</text:p>
              </table:table-cell>
              <table:table-cell office:value-type="float" office:value="33.89433">
                <text:p>33.89433</text:p>
              </table:table-cell>
              <table:table-cell office:value-type="float" office:value="2.22222">
                <text:p>2.22222</text:p>
              </table:table-cell>
              <table:table-cell office:value-type="float" office:value="5352.834">
                <text:p>5352.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7778">
                <text:p>85.27778</text:p>
              </table:table-cell>
              <table:table-cell office:value-type="float" office:value="33.67516">
                <text:p>33.67516</text:p>
              </table:table-cell>
              <table:table-cell office:value-type="float" office:value="2.22222">
                <text:p>2.22222</text:p>
              </table:table-cell>
              <table:table-cell office:value-type="float" office:value="6339.367">
                <text:p>6339.3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38889">
                <text:p>86.38889</text:p>
              </table:table-cell>
              <table:table-cell office:value-type="float" office:value="33.48116">
                <text:p>33.48116</text:p>
              </table:table-cell>
              <table:table-cell office:value-type="float" office:value="1.94444">
                <text:p>1.94444</text:p>
              </table:table-cell>
              <table:table-cell office:value-type="float" office:value="7239.143">
                <text:p>7239.1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.22222">
                <text:p>87.22222</text:p>
              </table:table-cell>
              <table:table-cell office:value-type="float" office:value="33.24148">
                <text:p>33.24148</text:p>
              </table:table-cell>
              <table:table-cell office:value-type="float" office:value="1.94444">
                <text:p>1.94444</text:p>
              </table:table-cell>
              <table:table-cell office:value-type="float" office:value="8150.342">
                <text:p>8150.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33333">
                <text:p>88.33333</text:p>
              </table:table-cell>
              <table:table-cell office:value-type="float" office:value="33.05202">
                <text:p>33.05202</text:p>
              </table:table-cell>
              <table:table-cell office:value-type="float" office:value="1.66667">
                <text:p>1.66667</text:p>
              </table:table-cell>
              <table:table-cell office:value-type="float" office:value="9164.652">
                <text:p>9164.6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16667">
                <text:p>89.16667</text:p>
              </table:table-cell>
              <table:table-cell office:value-type="float" office:value="32.80548">
                <text:p>32.80548</text:p>
              </table:table-cell>
              <table:table-cell office:value-type="float" office:value="1.66667">
                <text:p>1.66667</text:p>
              </table:table-cell>
              <table:table-cell office:value-type="float" office:value="10109.96">
                <text:p>10109.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">
                <text:p>90</text:p>
              </table:table-cell>
              <table:table-cell office:value-type="float" office:value="32.61374">
                <text:p>32.61374</text:p>
              </table:table-cell>
              <table:table-cell office:value-type="float" office:value="1.38889">
                <text:p>1.38889</text:p>
              </table:table-cell>
              <table:table-cell office:value-type="float" office:value="10757.59">
                <text:p>10757.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1.11111">
                <text:p>91.11111</text:p>
              </table:table-cell>
              <table:table-cell office:value-type="float" office:value="32.365">
                <text:p>32.365</text:p>
              </table:table-cell>
              <table:table-cell office:value-type="float" office:value="1.38889">
                <text:p>1.38889</text:p>
              </table:table-cell>
              <table:table-cell office:value-type="float" office:value="11925.38">
                <text:p>11925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.22222">
                <text:p>92.22222</text:p>
              </table:table-cell>
              <table:table-cell office:value-type="float" office:value="32.1959">
                <text:p>32.1959</text:p>
              </table:table-cell>
              <table:table-cell office:value-type="float" office:value="1.38889">
                <text:p>1.38889</text:p>
              </table:table-cell>
              <table:table-cell office:value-type="float" office:value="12698.99">
                <text:p>12698.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3.05556">
                <text:p>93.05556</text:p>
              </table:table-cell>
              <table:table-cell office:value-type="float" office:value="32.03165">
                <text:p>32.03165</text:p>
              </table:table-cell>
              <table:table-cell office:value-type="float" office:value="1.38889">
                <text:p>1.38889</text:p>
              </table:table-cell>
              <table:table-cell office:value-type="float" office:value="12776.44">
                <text:p>12776.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.16667">
                <text:p>94.16667</text:p>
              </table:table-cell>
              <table:table-cell office:value-type="float" office:value="31.81255">
                <text:p>31.81255</text:p>
              </table:table-cell>
              <table:table-cell office:value-type="float" office:value="1.38889">
                <text:p>1.38889</text:p>
              </table:table-cell>
              <table:table-cell office:value-type="float" office:value="13331.6">
                <text:p>13331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31.65497">
                <text:p>31.65497</text:p>
              </table:table-cell>
              <table:table-cell office:value-type="float" office:value="1.11111">
                <text:p>1.11111</text:p>
              </table:table-cell>
              <table:table-cell office:value-type="float" office:value="13526.98">
                <text:p>13526.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.11111">
                <text:p>96.11111</text:p>
              </table:table-cell>
              <table:table-cell office:value-type="float" office:value="31.47239">
                <text:p>31.47239</text:p>
              </table:table-cell>
              <table:table-cell office:value-type="float" office:value="1.11111">
                <text:p>1.11111</text:p>
              </table:table-cell>
              <table:table-cell office:value-type="float" office:value="14032.82">
                <text:p>14032.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6.94444">
                <text:p>96.94444</text:p>
              </table:table-cell>
              <table:table-cell office:value-type="float" office:value="31.3012">
                <text:p>31.3012</text:p>
              </table:table-cell>
              <table:table-cell office:value-type="float" office:value="1.11111">
                <text:p>1.11111</text:p>
              </table:table-cell>
              <table:table-cell office:value-type="float" office:value="14938.13">
                <text:p>14938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.05556">
                <text:p>98.05556</text:p>
              </table:table-cell>
              <table:table-cell office:value-type="float" office:value="31.11398">
                <text:p>31.11398</text:p>
              </table:table-cell>
              <table:table-cell office:value-type="float" office:value="1.11111">
                <text:p>1.11111</text:p>
              </table:table-cell>
              <table:table-cell office:value-type="float" office:value="15610.02">
                <text:p>15610.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16667">
                <text:p>99.16667</text:p>
              </table:table-cell>
              <table:table-cell office:value-type="float" office:value="30.90176">
                <text:p>30.90176</text:p>
              </table:table-cell>
              <table:table-cell office:value-type="float" office:value="1.11111">
                <text:p>1.11111</text:p>
              </table:table-cell>
              <table:table-cell office:value-type="float" office:value="15778.77">
                <text:p>15778.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.27778">
                <text:p>100.27778</text:p>
              </table:table-cell>
              <table:table-cell office:value-type="float" office:value="30.7465">
                <text:p>30.7465</text:p>
              </table:table-cell>
              <table:table-cell office:value-type="float" office:value="1.11111">
                <text:p>1.11111</text:p>
              </table:table-cell>
              <table:table-cell office:value-type="float" office:value="16076.32">
                <text:p>16076.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.38889">
                <text:p>101.38889</text:p>
              </table:table-cell>
              <table:table-cell office:value-type="float" office:value="30.49084">
                <text:p>30.49084</text:p>
              </table:table-cell>
              <table:table-cell office:value-type="float" office:value="1.11111">
                <text:p>1.11111</text:p>
              </table:table-cell>
              <table:table-cell office:value-type="float" office:value="20321.93">
                <text:p>20321.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.22222">
                <text:p>102.22222</text:p>
              </table:table-cell>
              <table:table-cell office:value-type="float" office:value="30.36073">
                <text:p>30.36073</text:p>
              </table:table-cell>
              <table:table-cell office:value-type="float" office:value="1.11111">
                <text:p>1.11111</text:p>
              </table:table-cell>
              <table:table-cell office:value-type="float" office:value="20937.98">
                <text:p>20937.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3.33333">
                <text:p>103.33333</text:p>
              </table:table-cell>
              <table:table-cell office:value-type="float" office:value="30.16438">
                <text:p>30.16438</text:p>
              </table:table-cell>
              <table:table-cell office:value-type="float" office:value="1.11111">
                <text:p>1.11111</text:p>
              </table:table-cell>
              <table:table-cell office:value-type="float" office:value="21658.67">
                <text:p>21658.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44444">
                <text:p>104.44444</text:p>
              </table:table-cell>
              <table:table-cell office:value-type="float" office:value="30.00235">
                <text:p>30.00235</text:p>
              </table:table-cell>
              <table:table-cell office:value-type="float" office:value="0.83333">
                <text:p>0.83333</text:p>
              </table:table-cell>
              <table:table-cell office:value-type="float" office:value="24542.4">
                <text:p>2454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.55556">
                <text:p>105.55556</text:p>
              </table:table-cell>
              <table:table-cell office:value-type="float" office:value="29.81973">
                <text:p>29.81973</text:p>
              </table:table-cell>
              <table:table-cell office:value-type="float" office:value="0.83333">
                <text:p>0.83333</text:p>
              </table:table-cell>
              <table:table-cell office:value-type="float" office:value="27280.39">
                <text:p>27280.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66667">
                <text:p>106.66667</text:p>
              </table:table-cell>
              <table:table-cell office:value-type="float" office:value="29.63027">
                <text:p>29.63027</text:p>
              </table:table-cell>
              <table:table-cell office:value-type="float" office:value="0.83333">
                <text:p>0.83333</text:p>
              </table:table-cell>
              <table:table-cell office:value-type="float" office:value="31097.36">
                <text:p>31097.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.77778">
                <text:p>107.77778</text:p>
              </table:table-cell>
              <table:table-cell office:value-type="float" office:value="29.45906">
                <text:p>29.45906</text:p>
              </table:table-cell>
              <table:table-cell office:value-type="float" office:value="0.83333">
                <text:p>0.83333</text:p>
              </table:table-cell>
              <table:table-cell office:value-type="float" office:value="32211.29">
                <text:p>32211.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.88889">
                <text:p>108.88889</text:p>
              </table:table-cell>
              <table:table-cell office:value-type="float" office:value="29.28091">
                <text:p>29.28091</text:p>
              </table:table-cell>
              <table:table-cell office:value-type="float" office:value="0.83333">
                <text:p>0.83333</text:p>
              </table:table-cell>
              <table:table-cell office:value-type="float" office:value="39542.14">
                <text:p>39542.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27778">
                <text:p>110.27778</text:p>
              </table:table-cell>
              <table:table-cell office:value-type="float" office:value="29.12579">
                <text:p>29.12579</text:p>
              </table:table-cell>
              <table:table-cell office:value-type="float" office:value="0.83333">
                <text:p>0.83333</text:p>
              </table:table-cell>
              <table:table-cell office:value-type="float" office:value="44730.01">
                <text:p>44730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.38889">
                <text:p>111.38889</text:p>
              </table:table-cell>
              <table:table-cell office:value-type="float" office:value="28.96147">
                <text:p>28.96147</text:p>
              </table:table-cell>
              <table:table-cell office:value-type="float" office:value="0.55556">
                <text:p>0.55556</text:p>
              </table:table-cell>
              <table:table-cell office:value-type="float" office:value="50463.75">
                <text:p>50463.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22222">
                <text:p>112.22222</text:p>
              </table:table-cell>
              <table:table-cell office:value-type="float" office:value="28.84495">
                <text:p>28.84495</text:p>
              </table:table-cell>
              <table:table-cell office:value-type="float" office:value="0.55556">
                <text:p>0.55556</text:p>
              </table:table-cell>
              <table:table-cell office:value-type="float" office:value="52281.11">
                <text:p>52281.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.61111">
                <text:p>113.61111</text:p>
              </table:table-cell>
              <table:table-cell office:value-type="float" office:value="28.66012">
                <text:p>28.66012</text:p>
              </table:table-cell>
              <table:table-cell office:value-type="float" office:value="0.55556">
                <text:p>0.55556</text:p>
              </table:table-cell>
              <table:table-cell office:value-type="float" office:value="57239.93">
                <text:p>57239.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.72222">
                <text:p>114.72222</text:p>
              </table:table-cell>
              <table:table-cell office:value-type="float" office:value="28.49113">
                <text:p>28.49113</text:p>
              </table:table-cell>
              <table:table-cell office:value-type="float" office:value="0.55556">
                <text:p>0.55556</text:p>
              </table:table-cell>
              <table:table-cell office:value-type="float" office:value="64154.07">
                <text:p>64154.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6.11111">
                <text:p>116.11111</text:p>
              </table:table-cell>
              <table:table-cell office:value-type="float" office:value="28.3337">
                <text:p>28.3337</text:p>
              </table:table-cell>
              <table:table-cell office:value-type="float" office:value="0.55556">
                <text:p>0.55556</text:p>
              </table:table-cell>
              <table:table-cell office:value-type="float" office:value="72443.54">
                <text:p>72443.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22222">
                <text:p>117.22222</text:p>
              </table:table-cell>
              <table:table-cell office:value-type="float" office:value="28.22406">
                <text:p>28.22406</text:p>
              </table:table-cell>
              <table:table-cell office:value-type="float" office:value="0.55556">
                <text:p>0.55556</text:p>
              </table:table-cell>
              <table:table-cell office:value-type="float" office:value="76365.75">
                <text:p>76365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8.61111">
                <text:p>118.61111</text:p>
              </table:table-cell>
              <table:table-cell office:value-type="float" office:value="28.0963">
                <text:p>28.0963</text:p>
              </table:table-cell>
              <table:table-cell office:value-type="float" office:value="0.55556">
                <text:p>0.55556</text:p>
              </table:table-cell>
              <table:table-cell office:value-type="float" office:value="81944.09">
                <text:p>81944.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.72222">
                <text:p>119.72222</text:p>
              </table:table-cell>
              <table:table-cell office:value-type="float" office:value="27.93651">
                <text:p>27.93651</text:p>
              </table:table-cell>
              <table:table-cell office:value-type="float" office:value="0.55556">
                <text:p>0.55556</text:p>
              </table:table-cell>
              <table:table-cell office:value-type="float" office:value="89370.41">
                <text:p>89370.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.11111">
                <text:p>121.11111</text:p>
              </table:table-cell>
              <table:table-cell office:value-type="float" office:value="27.79723">
                <text:p>27.79723</text:p>
              </table:table-cell>
              <table:table-cell office:value-type="float" office:value="0.27778">
                <text:p>0.27778</text:p>
              </table:table-cell>
              <table:table-cell office:value-type="float" office:value="96999.16">
                <text:p>96999.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22222">
                <text:p>122.22222</text:p>
              </table:table-cell>
              <table:table-cell office:value-type="float" office:value="27.68313">
                <text:p>27.68313</text:p>
              </table:table-cell>
              <table:table-cell office:value-type="float" office:value="0.27778">
                <text:p>0.27778</text:p>
              </table:table-cell>
              <table:table-cell office:value-type="float" office:value="101964.2">
                <text:p>101964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.61111">
                <text:p>123.61111</text:p>
              </table:table-cell>
              <table:table-cell office:value-type="float" office:value="27.50054">
                <text:p>27.50054</text:p>
              </table:table-cell>
              <table:table-cell office:value-type="float" office:value="0.27778">
                <text:p>0.27778</text:p>
              </table:table-cell>
              <table:table-cell office:value-type="float" office:value="110392.2">
                <text:p>110392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4.72222">
                <text:p>124.72222</text:p>
              </table:table-cell>
              <table:table-cell office:value-type="float" office:value="27.40229">
                <text:p>27.40229</text:p>
              </table:table-cell>
              <table:table-cell office:value-type="float" office:value="0.27778">
                <text:p>0.27778</text:p>
              </table:table-cell>
              <table:table-cell office:value-type="float" office:value="108114.8">
                <text:p>108114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.83333">
                <text:p>125.83333</text:p>
              </table:table-cell>
              <table:table-cell office:value-type="float" office:value="27.31793">
                <text:p>27.31793</text:p>
              </table:table-cell>
              <table:table-cell office:value-type="float" office:value="0.27778">
                <text:p>0.27778</text:p>
              </table:table-cell>
              <table:table-cell office:value-type="float" office:value="106571.5">
                <text:p>106571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.22222">
                <text:p>127.22222</text:p>
              </table:table-cell>
              <table:table-cell office:value-type="float" office:value="27.17868">
                <text:p>27.17868</text:p>
              </table:table-cell>
              <table:table-cell office:value-type="float" office:value="0.27778">
                <text:p>0.27778</text:p>
              </table:table-cell>
              <table:table-cell office:value-type="float" office:value="97605.95">
                <text:p>97605.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.33333">
                <text:p>128.33333</text:p>
              </table:table-cell>
              <table:table-cell office:value-type="float" office:value="27.0577">
                <text:p>27.0577</text:p>
              </table:table-cell>
              <table:table-cell office:value-type="float" office:value="0.27778">
                <text:p>0.27778</text:p>
              </table:table-cell>
              <table:table-cell office:value-type="float" office:value="102995.3">
                <text:p>102995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9.72222">
                <text:p>129.72222</text:p>
              </table:table-cell>
              <table:table-cell office:value-type="float" office:value="26.93441">
                <text:p>26.93441</text:p>
              </table:table-cell>
              <table:table-cell office:value-type="float" office:value="0.27778">
                <text:p>0.27778</text:p>
              </table:table-cell>
              <table:table-cell office:value-type="float" office:value="104789.2">
                <text:p>104789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1.11111">
                <text:p>131.11111</text:p>
              </table:table-cell>
              <table:table-cell office:value-type="float" office:value="26.80201">
                <text:p>26.80201</text:p>
              </table:table-cell>
              <table:table-cell office:value-type="float" office:value="0.27778">
                <text:p>0.27778</text:p>
              </table:table-cell>
              <table:table-cell office:value-type="float" office:value="107871.6">
                <text:p>107871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.22222">
                <text:p>132.22222</text:p>
              </table:table-cell>
              <table:table-cell office:value-type="float" office:value="26.70842">
                <text:p>26.70842</text:p>
              </table:table-cell>
              <table:table-cell office:value-type="float" office:value="0">
                <text:p>0</text:p>
              </table:table-cell>
              <table:table-cell office:value-type="float" office:value="105460.7">
                <text:p>105460.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3.61111">
                <text:p>133.61111</text:p>
              </table:table-cell>
              <table:table-cell office:value-type="float" office:value="26.56461">
                <text:p>26.56461</text:p>
              </table:table-cell>
              <table:table-cell office:value-type="float" office:value="0.27778">
                <text:p>0.27778</text:p>
              </table:table-cell>
              <table:table-cell office:value-type="float" office:value="103250.9">
                <text:p>103250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5">
                <text:p>135</text:p>
              </table:table-cell>
              <table:table-cell office:value-type="float" office:value="26.44591">
                <text:p>26.44591</text:p>
              </table:table-cell>
              <table:table-cell office:value-type="float" office:value="0.27778">
                <text:p>0.27778</text:p>
              </table:table-cell>
              <table:table-cell office:value-type="float" office:value="107167.7">
                <text:p>107167.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.38889">
                <text:p>136.38889</text:p>
              </table:table-cell>
              <table:table-cell office:value-type="float" office:value="26.38656">
                <text:p>26.38656</text:p>
              </table:table-cell>
              <table:table-cell office:value-type="float" office:value="0.27778">
                <text:p>0.27778</text:p>
              </table:table-cell>
              <table:table-cell office:value-type="float" office:value="132501.4">
                <text:p>132501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7.5">
                <text:p>137.5</text:p>
              </table:table-cell>
              <table:table-cell office:value-type="float" office:value="26.29979">
                <text:p>26.29979</text:p>
              </table:table-cell>
              <table:table-cell office:value-type="float" office:value="0">
                <text:p>0</text:p>
              </table:table-cell>
              <table:table-cell office:value-type="float" office:value="133172.8">
                <text:p>133172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.61111">
                <text:p>138.61111</text:p>
              </table:table-cell>
              <table:table-cell office:value-type="float" office:value="26.19713">
                <text:p>26.19713</text:p>
              </table:table-cell>
              <table:table-cell office:value-type="float" office:value="0">
                <text:p>0</text:p>
              </table:table-cell>
              <table:table-cell office:value-type="float" office:value="132349.3">
                <text:p>132349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.55556">
                <text:p>140.55556</text:p>
              </table:table-cell>
              <table:table-cell office:value-type="float" office:value="26.1309">
                <text:p>26.1309</text:p>
              </table:table-cell>
              <table:table-cell office:value-type="float" office:value="0">
                <text:p>0</text:p>
              </table:table-cell>
              <table:table-cell office:value-type="float" office:value="158902.3">
                <text:p>158902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.55556">
                <text:p>140.55556</text:p>
              </table:table-cell>
              <table:table-cell office:value-type="float" office:value="26.0259">
                <text:p>26.0259</text:p>
              </table:table-cell>
              <table:table-cell office:value-type="float" office:value="0">
                <text:p>0</text:p>
              </table:table-cell>
              <table:table-cell office:value-type="float" office:value="170972.5">
                <text:p>170972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.55556">
                <text:p>140.55556</text:p>
              </table:table-cell>
              <table:table-cell office:value-type="float" office:value="26.01902">
                <text:p>26.01902</text:p>
              </table:table-cell>
              <table:table-cell office:value-type="float" office:value="0">
                <text:p>0</text:p>
              </table:table-cell>
              <table:table-cell office:value-type="float" office:value="275043.8">
                <text:p>275043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.55556">
                <text:p>140.55556</text:p>
              </table:table-cell>
              <table:table-cell office:value-type="float" office:value="25.94369">
                <text:p>25.94369</text:p>
              </table:table-cell>
              <table:table-cell office:value-type="float" office:value="0">
                <text:p>0</text:p>
              </table:table-cell>
              <table:table-cell office:value-type="float" office:value="242631.6">
                <text:p>242631.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0.55556">
                <text:p>140.55556</text:p>
              </table:table-cell>
              <table:table-cell office:value-type="float" office:value="25.92318">
                <text:p>25.92318</text:p>
              </table:table-cell>
              <table:table-cell office:value-type="float" office:value="0">
                <text:p>0</text:p>
              </table:table-cell>
              <table:table-cell office:value-type="float" office:value="306539.3">
                <text:p>306539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91401">
                <text:p>25.91401</text:p>
              </table:table-cell>
              <table:table-cell office:value-type="float" office:value="0">
                <text:p>0</text:p>
              </table:table-cell>
              <table:table-cell office:value-type="float" office:value="504569.4">
                <text:p>504569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87752">
                <text:p>25.87752</text:p>
              </table:table-cell>
              <table:table-cell office:value-type="float" office:value="0">
                <text:p>0</text:p>
              </table:table-cell>
              <table:table-cell office:value-type="float" office:value="543110.6">
                <text:p>543110.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83178">
                <text:p>25.83178</text:p>
              </table:table-cell>
              <table:table-cell office:value-type="float" office:value="0">
                <text:p>0</text:p>
              </table:table-cell>
              <table:table-cell office:value-type="float" office:value="518795.1">
                <text:p>518795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81354">
                <text:p>25.81354</text:p>
              </table:table-cell>
              <table:table-cell office:value-type="float" office:value="0">
                <text:p>0</text:p>
              </table:table-cell>
              <table:table-cell office:value-type="float" office:value="563280.2">
                <text:p>56328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80441">
                <text:p>25.80441</text:p>
              </table:table-cell>
              <table:table-cell office:value-type="float" office:value="0">
                <text:p>0</text:p>
              </table:table-cell>
              <table:table-cell office:value-type="float" office:value="577225.3">
                <text:p>577225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841">
                <text:p>25.841</text:p>
              </table:table-cell>
              <table:table-cell office:value-type="float" office:value="0">
                <text:p>0</text:p>
              </table:table-cell>
              <table:table-cell office:value-type="float" office:value="517104.2">
                <text:p>517104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.27778">
                <text:p>140.27778</text:p>
              </table:table-cell>
              <table:table-cell office:value-type="float" office:value="25.77939">
                <text:p>25.77939</text:p>
              </table:table-cell>
              <table:table-cell office:value-type="float" office:value="0">
                <text:p>0</text:p>
              </table:table-cell>
              <table:table-cell office:value-type="float" office:value="596054.4">
                <text:p>596054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57947.3">
                <text:p>657947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60491.4">
                <text:p>660491.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71620.1">
                <text:p>67162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0381.7">
                <text:p>600381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35516.2">
                <text:p>735516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33102.8">
                <text:p>633102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00426.1">
                <text:p>600426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10703.9">
                <text:p>610703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81414.6">
                <text:p>78141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5cm" svg:height="9cm" xlink:href=".." xlink:type="simple" chart:class="chart:scatter" chart:style-name="ch1">
        <chart:legend chart:legend-position="end" svg:x="10.386cm" svg:y="3.952cm" style:legend-expansion="high" chart:style-name="ch2"/>
        <chart:plot-area chart:style-name="ch3" table:cell-range-address="'GTac data (1)'.A2:'GTac data (1)'.A257 'GTac data (1)'.C1:'GTac data (1)'.C257 'GTac data (1)'.F1:'GTac data (1)'.F265" chart:data-source-has-labels="row" svg:x="1.327cm" svg:y="0.18cm" svg:width="8.743cm" svg:height="7.659cm">
          <chartooo:coordinate-region svg:x="2.504cm" svg:y="0.379cm" svg:width="7.286cm" svg:height="6.813cm"/>
          <chart:axis chart:dimension="x" chart:name="primary-x" chart:style-name="ch4">
            <chart:title svg:x="4.569cm" svg:y="8.019cm" chart:style-name="ch5">
              <text:p>Pressure (kPa)</text:p>
            </chart:title>
          </chart:axis>
          <chart:axis chart:dimension="y" chart:name="primary-y" chart:style-name="ch6">
            <chart:title svg:x="0.451cm" svg:y="5.389cm" chart:style-name="ch7">
              <text:p>Conductance (μ℧)</text:p>
            </chart:title>
            <chart:grid chart:style-name="ch8" chart:class="major"/>
          </chart:axis>
          <chart:series chart:style-name="ch9" chart:values-cell-range-address="'GTac data (1)'.C2:'GTac data (1)'.C257" chart:label-cell-address="'GTac data (1)'.C1:'GTac data (1)'.C1" chart:class="chart:scatter">
            <chart:domain table:cell-range-address="'GTac data (1)'.A2:'GTac data (1)'.A257"/>
            <chart:data-point chart:repeated="256"/>
          </chart:series>
          <chart:series chart:style-name="ch10" chart:values-cell-range-address="'GTac data (1)'.F1:'GTac data (1)'.F265" chart:label-cell-address="'GTac data (1)'.F1:'GTac data (1)'.F1" chart:class="chart:scatter">
            <chart:domain table:cell-range-address="'GTac data (1)'.D1:'GTac data (1)'.D265"/>
            <chart:data-point chart:repeated="2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ductance (μ℧) Loading</text:p>
                <draw:g>
                  <svg:desc>'GTac data (1)'.C1:'GTac data (1)'.C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nductance (μ℧) Unload</text:p>
                <draw:g>
                  <svg:desc>'GTac data (1)'.F1:'GTac data (1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Tac data (1)'.A2:'GTac data (1)'.A257</svg:desc>
                </draw:g>
              </table:table-cell>
              <table:table-cell office:value-type="float" office:value="1.32339936831501">
                <text:p>1.32339936831501</text:p>
                <draw:g>
                  <svg:desc>'GTac data (1)'.C2:'GTac data (1)'.C257</svg:desc>
                </draw:g>
              </table:table-cell>
              <table:table-cell office:value-type="float" office:value="NaN">
                <text:p>NaN</text:p>
                <draw:g>
                  <svg:desc>'GTac data (1)'.D1:'GTac data (1)'.D265</svg:desc>
                </draw:g>
              </table:table-cell>
              <table:table-cell office:value-type="float" office:value="NaN">
                <text:p>NaN</text:p>
                <draw:g>
                  <svg:desc>'GTac data (1)'.F1:'GTac data (1)'.F2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31154266402382">
                <text:p>1.31154266402382</text:p>
              </table:table-cell>
              <table:table-cell office:value-type="float" office:value="140">
                <text:p>140</text:p>
              </table:table-cell>
              <table:table-cell office:value-type="float" office:value="38794.153565881">
                <text:p>38794.153565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34487306146635">
                <text:p>1.34487306146635</text:p>
              </table:table-cell>
              <table:table-cell office:value-type="float" office:value="140">
                <text:p>140</text:p>
              </table:table-cell>
              <table:table-cell office:value-type="float" office:value="38880.2639503359">
                <text:p>38880.2639503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36689684753947">
                <text:p>1.36689684753947</text:p>
              </table:table-cell>
              <table:table-cell office:value-type="float" office:value="140">
                <text:p>140</text:p>
              </table:table-cell>
              <table:table-cell office:value-type="float" office:value="38863.1593183557">
                <text:p>38863.1593183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36116109219022">
                <text:p>1.36116109219022</text:p>
              </table:table-cell>
              <table:table-cell office:value-type="float" office:value="140">
                <text:p>140</text:p>
              </table:table-cell>
              <table:table-cell office:value-type="float" office:value="38900.9395354917">
                <text:p>38900.9395354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35575572535643">
                <text:p>1.35575572535643</text:p>
              </table:table-cell>
              <table:table-cell office:value-type="float" office:value="140">
                <text:p>140</text:p>
              </table:table-cell>
              <table:table-cell office:value-type="float" office:value="38907.8867453669">
                <text:p>38907.8867453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38145856052571">
                <text:p>1.38145856052571</text:p>
              </table:table-cell>
              <table:table-cell office:value-type="float" office:value="140">
                <text:p>140</text:p>
              </table:table-cell>
              <table:table-cell office:value-type="float" office:value="38862.9780777827">
                <text:p>38862.9780777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50066036559388">
                <text:p>1.50066036559388</text:p>
              </table:table-cell>
              <table:table-cell office:value-type="float" office:value="139.72222">
                <text:p>139.72222</text:p>
              </table:table-cell>
              <table:table-cell office:value-type="float" office:value="38925.18229636">
                <text:p>38925.18229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41963039354852">
                <text:p>1.41963039354852</text:p>
              </table:table-cell>
              <table:table-cell office:value-type="float" office:value="139.72222">
                <text:p>139.72222</text:p>
              </table:table-cell>
              <table:table-cell office:value-type="float" office:value="38928.5462640469">
                <text:p>38928.5462640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40562974391253">
                <text:p>1.40562974391253</text:p>
              </table:table-cell>
              <table:table-cell office:value-type="float" office:value="139.44444">
                <text:p>139.44444</text:p>
              </table:table-cell>
              <table:table-cell office:value-type="float" office:value="38977.1309479589">
                <text:p>38977.1309479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47569326593941">
                <text:p>1.47569326593941</text:p>
              </table:table-cell>
              <table:table-cell office:value-type="float" office:value="139.44444">
                <text:p>139.44444</text:p>
              </table:table-cell>
              <table:table-cell office:value-type="float" office:value="38925.1368413186">
                <text:p>38925.1368413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82158918354916">
                <text:p>1.82158918354916</text:p>
              </table:table-cell>
              <table:table-cell office:value-type="float" office:value="138.88889">
                <text:p>138.88889</text:p>
              </table:table-cell>
              <table:table-cell office:value-type="float" office:value="38928.682653379">
                <text:p>38928.682653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85058557153947">
                <text:p>1.85058557153947</text:p>
              </table:table-cell>
              <table:table-cell office:value-type="float" office:value="138.33333">
                <text:p>138.33333</text:p>
              </table:table-cell>
              <table:table-cell office:value-type="float" office:value="39001.4687953148">
                <text:p>39001.4687953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66012880275329">
                <text:p>1.66012880275329</text:p>
              </table:table-cell>
              <table:table-cell office:value-type="float" office:value="137.77778">
                <text:p>137.77778</text:p>
              </table:table-cell>
              <table:table-cell office:value-type="float" office:value="38945.8905269963">
                <text:p>38945.89052699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6596314887857">
                <text:p>1.6596314887857</text:p>
              </table:table-cell>
              <table:table-cell office:value-type="float" office:value="137.22222">
                <text:p>137.22222</text:p>
              </table:table-cell>
              <table:table-cell office:value-type="float" office:value="38918.2592018332">
                <text:p>38918.2592018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91949337659615">
                <text:p>1.91949337659615</text:p>
              </table:table-cell>
              <table:table-cell office:value-type="float" office:value="136.38889">
                <text:p>136.38889</text:p>
              </table:table-cell>
              <table:table-cell office:value-type="float" office:value="38952.8234564554">
                <text:p>38952.8234564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58835317795321">
                <text:p>1.58835317795321</text:p>
              </table:table-cell>
              <table:table-cell office:value-type="float" office:value="135.55556">
                <text:p>135.55556</text:p>
              </table:table-cell>
              <table:table-cell office:value-type="float" office:value="38977.0397951679">
                <text:p>38977.0397951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778">
                <text:p>0.27778</text:p>
              </table:table-cell>
              <table:table-cell office:value-type="float" office:value="3.5620451268373">
                <text:p>3.5620451268373</text:p>
              </table:table-cell>
              <table:table-cell office:value-type="float" office:value="135">
                <text:p>135</text:p>
              </table:table-cell>
              <table:table-cell office:value-type="float" office:value="38963.2654333494">
                <text:p>38963.2654333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778">
                <text:p>0.27778</text:p>
              </table:table-cell>
              <table:table-cell office:value-type="float" office:value="3.66192788785126">
                <text:p>3.66192788785126</text:p>
              </table:table-cell>
              <table:table-cell office:value-type="float" office:value="134.16667">
                <text:p>134.16667</text:p>
              </table:table-cell>
              <table:table-cell office:value-type="float" office:value="38945.8905269963">
                <text:p>38945.89052699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778">
                <text:p>0.27778</text:p>
              </table:table-cell>
              <table:table-cell office:value-type="float" office:value="3.21881124794278">
                <text:p>3.21881124794278</text:p>
              </table:table-cell>
              <table:table-cell office:value-type="float" office:value="133.61111">
                <text:p>133.61111</text:p>
              </table:table-cell>
              <table:table-cell office:value-type="float" office:value="38925.3641175873">
                <text:p>38925.3641175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778">
                <text:p>0.27778</text:p>
              </table:table-cell>
              <table:table-cell office:value-type="float" office:value="3.28378754682681">
                <text:p>3.28378754682681</text:p>
              </table:table-cell>
              <table:table-cell office:value-type="float" office:value="132.77778">
                <text:p>132.77778</text:p>
              </table:table-cell>
              <table:table-cell office:value-type="float" office:value="38942.387074866">
                <text:p>38942.387074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78">
                <text:p>0.27778</text:p>
              </table:table-cell>
              <table:table-cell office:value-type="float" office:value="3.7236445096165">
                <text:p>3.7236445096165</text:p>
              </table:table-cell>
              <table:table-cell office:value-type="float" office:value="131.94444">
                <text:p>131.94444</text:p>
              </table:table-cell>
              <table:table-cell office:value-type="float" office:value="38821.6993111866">
                <text:p>38821.6993111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78">
                <text:p>0.27778</text:p>
              </table:table-cell>
              <table:table-cell office:value-type="float" office:value="3.88585684114812">
                <text:p>3.88585684114812</text:p>
              </table:table-cell>
              <table:table-cell office:value-type="float" office:value="131.11111">
                <text:p>131.11111</text:p>
              </table:table-cell>
              <table:table-cell office:value-type="float" office:value="38783.8020226528">
                <text:p>38783.8020226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778">
                <text:p>0.27778</text:p>
              </table:table-cell>
              <table:table-cell office:value-type="float" office:value="4.08260081268252">
                <text:p>4.08260081268252</text:p>
              </table:table-cell>
              <table:table-cell office:value-type="float" office:value="130.27778">
                <text:p>130.27778</text:p>
              </table:table-cell>
              <table:table-cell office:value-type="float" office:value="38838.963558954">
                <text:p>38838.9635589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78">
                <text:p>0.27778</text:p>
              </table:table-cell>
              <table:table-cell office:value-type="float" office:value="3.95947555954319">
                <text:p>3.95947555954319</text:p>
              </table:table-cell>
              <table:table-cell office:value-type="float" office:value="129.44444">
                <text:p>129.44444</text:p>
              </table:table-cell>
              <table:table-cell office:value-type="float" office:value="38835.4189895102">
                <text:p>38835.4189895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778">
                <text:p>0.27778</text:p>
              </table:table-cell>
              <table:table-cell office:value-type="float" office:value="4.14731770153994">
                <text:p>4.14731770153994</text:p>
              </table:table-cell>
              <table:table-cell office:value-type="float" office:value="128.33333">
                <text:p>128.33333</text:p>
              </table:table-cell>
              <table:table-cell office:value-type="float" office:value="38746.1137647894">
                <text:p>38746.1137647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778">
                <text:p>0.27778</text:p>
              </table:table-cell>
              <table:table-cell office:value-type="float" office:value="3.98878672276496">
                <text:p>3.98878672276496</text:p>
              </table:table-cell>
              <table:table-cell office:value-type="float" office:value="127.5">
                <text:p>127.5</text:p>
              </table:table-cell>
              <table:table-cell office:value-type="float" office:value="38664.0787509956">
                <text:p>38664.0787509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778">
                <text:p>0.27778</text:p>
              </table:table-cell>
              <table:table-cell office:value-type="float" office:value="3.51166381578093">
                <text:p>3.51166381578093</text:p>
              </table:table-cell>
              <table:table-cell office:value-type="float" office:value="126.38889">
                <text:p>126.38889</text:p>
              </table:table-cell>
              <table:table-cell office:value-type="float" office:value="38715.2574119392">
                <text:p>38715.25741193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778">
                <text:p>0.27778</text:p>
              </table:table-cell>
              <table:table-cell office:value-type="float" office:value="3.74345643814612">
                <text:p>3.74345643814612</text:p>
              </table:table-cell>
              <table:table-cell office:value-type="float" office:value="125.55556">
                <text:p>125.55556</text:p>
              </table:table-cell>
              <table:table-cell office:value-type="float" office:value="38582.3606077185">
                <text:p>38582.3606077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778">
                <text:p>0.27778</text:p>
              </table:table-cell>
              <table:table-cell office:value-type="float" office:value="3.21525832993052">
                <text:p>3.21525832993052</text:p>
              </table:table-cell>
              <table:table-cell office:value-type="float" office:value="124.72222">
                <text:p>124.72222</text:p>
              </table:table-cell>
              <table:table-cell office:value-type="float" office:value="38561.9775816087">
                <text:p>38561.9775816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778">
                <text:p>0.27778</text:p>
              </table:table-cell>
              <table:table-cell office:value-type="float" office:value="3.10690808585257">
                <text:p>3.10690808585257</text:p>
              </table:table-cell>
              <table:table-cell office:value-type="float" office:value="123.88889">
                <text:p>123.88889</text:p>
              </table:table-cell>
              <table:table-cell office:value-type="float" office:value="38514.5700618544">
                <text:p>38514.57006185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778">
                <text:p>0.27778</text:p>
              </table:table-cell>
              <table:table-cell office:value-type="float" office:value="3.60912849652369">
                <text:p>3.60912849652369</text:p>
              </table:table-cell>
              <table:table-cell office:value-type="float" office:value="122.77778">
                <text:p>122.77778</text:p>
              </table:table-cell>
              <table:table-cell office:value-type="float" office:value="38477.2697452843">
                <text:p>38477.2697452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778">
                <text:p>0.27778</text:p>
              </table:table-cell>
              <table:table-cell office:value-type="float" office:value="3.55235370075328">
                <text:p>3.55235370075328</text:p>
              </table:table-cell>
              <table:table-cell office:value-type="float" office:value="121.66667">
                <text:p>121.66667</text:p>
              </table:table-cell>
              <table:table-cell office:value-type="float" office:value="38470.5050484844">
                <text:p>38470.50504848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778">
                <text:p>0.27778</text:p>
              </table:table-cell>
              <table:table-cell office:value-type="float" office:value="3.16782403117646">
                <text:p>3.16782403117646</text:p>
              </table:table-cell>
              <table:table-cell office:value-type="float" office:value="120.83333">
                <text:p>120.83333</text:p>
              </table:table-cell>
              <table:table-cell office:value-type="float" office:value="38379.5980197663">
                <text:p>38379.5980197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778">
                <text:p>0.27778</text:p>
              </table:table-cell>
              <table:table-cell office:value-type="float" office:value="3.26440754430699">
                <text:p>3.26440754430699</text:p>
              </table:table-cell>
              <table:table-cell office:value-type="float" office:value="119.72222">
                <text:p>119.72222</text:p>
              </table:table-cell>
              <table:table-cell office:value-type="float" office:value="38319.0799129084">
                <text:p>38319.0799129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778">
                <text:p>0.27778</text:p>
              </table:table-cell>
              <table:table-cell office:value-type="float" office:value="3.25712210462202">
                <text:p>3.25712210462202</text:p>
              </table:table-cell>
              <table:table-cell office:value-type="float" office:value="118.88889">
                <text:p>118.88889</text:p>
              </table:table-cell>
              <table:table-cell office:value-type="float" office:value="38225.4521879867">
                <text:p>38225.45218798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778">
                <text:p>0.27778</text:p>
              </table:table-cell>
              <table:table-cell office:value-type="float" office:value="3.83877159309021">
                <text:p>3.83877159309021</text:p>
              </table:table-cell>
              <table:table-cell office:value-type="float" office:value="118.05556">
                <text:p>118.05556</text:p>
              </table:table-cell>
              <table:table-cell office:value-type="float" office:value="38148.8062857025">
                <text:p>38148.8062857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778">
                <text:p>0.27778</text:p>
              </table:table-cell>
              <table:table-cell office:value-type="float" office:value="4.21903544411677">
                <text:p>4.21903544411677</text:p>
              </table:table-cell>
              <table:table-cell office:value-type="float" office:value="116.94444">
                <text:p>116.94444</text:p>
              </table:table-cell>
              <table:table-cell office:value-type="float" office:value="38066.017894835">
                <text:p>38066.017894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778">
                <text:p>0.27778</text:p>
              </table:table-cell>
              <table:table-cell office:value-type="float" office:value="4.29916884168784">
                <text:p>4.29916884168784</text:p>
              </table:table-cell>
              <table:table-cell office:value-type="float" office:value="115.83333">
                <text:p>115.83333</text:p>
              </table:table-cell>
              <table:table-cell office:value-type="float" office:value="37940.7865732109">
                <text:p>37940.7865732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556">
                <text:p>0.55556</text:p>
              </table:table-cell>
              <table:table-cell office:value-type="float" office:value="4.26661387443099">
                <text:p>4.26661387443099</text:p>
              </table:table-cell>
              <table:table-cell office:value-type="float" office:value="115">
                <text:p>115</text:p>
              </table:table-cell>
              <table:table-cell office:value-type="float" office:value="37855.5010099848">
                <text:p>37855.5010099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556">
                <text:p>0.55556</text:p>
              </table:table-cell>
              <table:table-cell office:value-type="float" office:value="4.85887164367368">
                <text:p>4.85887164367368</text:p>
              </table:table-cell>
              <table:table-cell office:value-type="float" office:value="113.88889">
                <text:p>113.88889</text:p>
              </table:table-cell>
              <table:table-cell office:value-type="float" office:value="37842.5221284148">
                <text:p>37842.5221284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5556">
                <text:p>0.55556</text:p>
              </table:table-cell>
              <table:table-cell office:value-type="float" office:value="5.5922312723165">
                <text:p>5.5922312723165</text:p>
              </table:table-cell>
              <table:table-cell office:value-type="float" office:value="113.33333">
                <text:p>113.33333</text:p>
              </table:table-cell>
              <table:table-cell office:value-type="float" office:value="37760.8709771456">
                <text:p>37760.8709771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5556">
                <text:p>0.55556</text:p>
              </table:table-cell>
              <table:table-cell office:value-type="float" office:value="7.72144128423011">
                <text:p>7.72144128423011</text:p>
              </table:table-cell>
              <table:table-cell office:value-type="float" office:value="112.5">
                <text:p>112.5</text:p>
              </table:table-cell>
              <table:table-cell office:value-type="float" office:value="37679.6424051217">
                <text:p>37679.64240512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556">
                <text:p>0.55556</text:p>
              </table:table-cell>
              <table:table-cell office:value-type="float" office:value="8.29133770784311">
                <text:p>8.29133770784311</text:p>
              </table:table-cell>
              <table:table-cell office:value-type="float" office:value="111.66667">
                <text:p>111.66667</text:p>
              </table:table-cell>
              <table:table-cell office:value-type="float" office:value="37605.2948255114">
                <text:p>37605.2948255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56">
                <text:p>0.55556</text:p>
              </table:table-cell>
              <table:table-cell office:value-type="float" office:value="9.62923590087279">
                <text:p>9.62923590087279</text:p>
              </table:table-cell>
              <table:table-cell office:value-type="float" office:value="111.11111">
                <text:p>111.11111</text:p>
              </table:table-cell>
              <table:table-cell office:value-type="float" office:value="37540.9196023666">
                <text:p>37540.9196023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556">
                <text:p>0.55556</text:p>
              </table:table-cell>
              <table:table-cell office:value-type="float" office:value="10.5903741759233">
                <text:p>10.5903741759233</text:p>
              </table:table-cell>
              <table:table-cell office:value-type="float" office:value="110.55556">
                <text:p>110.55556</text:p>
              </table:table-cell>
              <table:table-cell office:value-type="float" office:value="37476.6099108394">
                <text:p>37476.60991083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556">
                <text:p>0.55556</text:p>
              </table:table-cell>
              <table:table-cell office:value-type="float" office:value="11.9126441042776">
                <text:p>11.9126441042776</text:p>
              </table:table-cell>
              <table:table-cell office:value-type="float" office:value="110.27778">
                <text:p>110.27778</text:p>
              </table:table-cell>
              <table:table-cell office:value-type="float" office:value="37428.5815877579">
                <text:p>37428.5815877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556">
                <text:p>0.55556</text:p>
              </table:table-cell>
              <table:table-cell office:value-type="float" office:value="12.5311508746806">
                <text:p>12.5311508746806</text:p>
              </table:table-cell>
              <table:table-cell office:value-type="float" office:value="109.72222">
                <text:p>109.72222</text:p>
              </table:table-cell>
              <table:table-cell office:value-type="float" office:value="37415.8377499612">
                <text:p>37415.8377499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556">
                <text:p>0.55556</text:p>
              </table:table-cell>
              <table:table-cell office:value-type="float" office:value="14.28315964059">
                <text:p>14.28315964059</text:p>
              </table:table-cell>
              <table:table-cell office:value-type="float" office:value="109.44444">
                <text:p>109.44444</text:p>
              </table:table-cell>
              <table:table-cell office:value-type="float" office:value="37352.039234582">
                <text:p>37352.039234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333">
                <text:p>0.83333</text:p>
              </table:table-cell>
              <table:table-cell office:value-type="float" office:value="13.5296778218409">
                <text:p>13.5296778218409</text:p>
              </table:table-cell>
              <table:table-cell office:value-type="float" office:value="109.16667">
                <text:p>109.16667</text:p>
              </table:table-cell>
              <table:table-cell office:value-type="float" office:value="37307.5026133906">
                <text:p>37307.5026133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333">
                <text:p>0.83333</text:p>
              </table:table-cell>
              <table:table-cell office:value-type="float" office:value="14.2027600223551">
                <text:p>14.2027600223551</text:p>
              </table:table-cell>
              <table:table-cell office:value-type="float" office:value="108.61111">
                <text:p>108.61111</text:p>
              </table:table-cell>
              <table:table-cell office:value-type="float" office:value="37301.142944321">
                <text:p>37301.142944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333">
                <text:p>0.83333</text:p>
              </table:table-cell>
              <table:table-cell office:value-type="float" office:value="15.3166307517203">
                <text:p>15.3166307517203</text:p>
              </table:table-cell>
              <table:table-cell office:value-type="float" office:value="108.33333">
                <text:p>108.33333</text:p>
              </table:table-cell>
              <table:table-cell office:value-type="float" office:value="37225.1204046519">
                <text:p>37225.1204046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3333">
                <text:p>0.83333</text:p>
              </table:table-cell>
              <table:table-cell office:value-type="float" office:value="17.4250361874439">
                <text:p>17.4250361874439</text:p>
              </table:table-cell>
              <table:table-cell office:value-type="float" office:value="108.05556">
                <text:p>108.05556</text:p>
              </table:table-cell>
              <table:table-cell office:value-type="float" office:value="37190.2747431547">
                <text:p>37190.27474315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333">
                <text:p>0.83333</text:p>
              </table:table-cell>
              <table:table-cell office:value-type="float" office:value="19.6443739691615">
                <text:p>19.6443739691615</text:p>
              </table:table-cell>
              <table:table-cell office:value-type="float" office:value="107.5">
                <text:p>107.5</text:p>
              </table:table-cell>
              <table:table-cell office:value-type="float" office:value="37174.4862578935">
                <text:p>37174.4862578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333">
                <text:p>0.83333</text:p>
              </table:table-cell>
              <table:table-cell office:value-type="float" office:value="22.9330499419908">
                <text:p>22.9330499419908</text:p>
              </table:table-cell>
              <table:table-cell office:value-type="float" office:value="106.66667">
                <text:p>106.66667</text:p>
              </table:table-cell>
              <table:table-cell office:value-type="float" office:value="37070.7302118296">
                <text:p>37070.7302118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111">
                <text:p>1.11111</text:p>
              </table:table-cell>
              <table:table-cell office:value-type="float" office:value="24.2447047140434">
                <text:p>24.2447047140434</text:p>
              </table:table-cell>
              <table:table-cell office:value-type="float" office:value="106.11111">
                <text:p>106.11111</text:p>
              </table:table-cell>
              <table:table-cell office:value-type="float" office:value="37004.9249854663">
                <text:p>37004.9249854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1111">
                <text:p>1.11111</text:p>
              </table:table-cell>
              <table:table-cell office:value-type="float" office:value="29.4488442653824">
                <text:p>29.4488442653824</text:p>
              </table:table-cell>
              <table:table-cell office:value-type="float" office:value="105.55556">
                <text:p>105.55556</text:p>
              </table:table-cell>
              <table:table-cell office:value-type="float" office:value="36898.993801338">
                <text:p>36898.993801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1111">
                <text:p>1.11111</text:p>
              </table:table-cell>
              <table:table-cell office:value-type="float" office:value="32.8118006984976">
                <text:p>32.8118006984976</text:p>
              </table:table-cell>
              <table:table-cell office:value-type="float" office:value="104.44444">
                <text:p>104.44444</text:p>
              </table:table-cell>
              <table:table-cell office:value-type="float" office:value="36771.9521199766">
                <text:p>36771.95211997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1111">
                <text:p>1.11111</text:p>
              </table:table-cell>
              <table:table-cell office:value-type="float" office:value="33.4562851813749">
                <text:p>33.4562851813749</text:p>
              </table:table-cell>
              <table:table-cell office:value-type="float" office:value="103.61111">
                <text:p>103.61111</text:p>
              </table:table-cell>
              <table:table-cell office:value-type="float" office:value="36670.4278302145">
                <text:p>36670.42783021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111">
                <text:p>1.11111</text:p>
              </table:table-cell>
              <table:table-cell office:value-type="float" office:value="38.6364575932037">
                <text:p>38.6364575932037</text:p>
              </table:table-cell>
              <table:table-cell office:value-type="float" office:value="102.77778">
                <text:p>102.77778</text:p>
              </table:table-cell>
              <table:table-cell office:value-type="float" office:value="36544.9257736013">
                <text:p>36544.9257736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889">
                <text:p>1.38889</text:p>
              </table:table-cell>
              <table:table-cell office:value-type="float" office:value="42.5659431591421">
                <text:p>42.5659431591421</text:p>
              </table:table-cell>
              <table:table-cell office:value-type="float" office:value="101.94444">
                <text:p>101.94444</text:p>
              </table:table-cell>
              <table:table-cell office:value-type="float" office:value="36478.0580832823">
                <text:p>36478.05808328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8889">
                <text:p>1.38889</text:p>
              </table:table-cell>
              <table:table-cell office:value-type="float" office:value="50.8574825851265">
                <text:p>50.8574825851265</text:p>
              </table:table-cell>
              <table:table-cell office:value-type="float" office:value="100.83333">
                <text:p>100.83333</text:p>
              </table:table-cell>
              <table:table-cell office:value-type="float" office:value="36257.5270626182">
                <text:p>36257.52706261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8889">
                <text:p>1.38889</text:p>
              </table:table-cell>
              <table:table-cell office:value-type="float" office:value="50.4723454448456">
                <text:p>50.4723454448456</text:p>
              </table:table-cell>
              <table:table-cell office:value-type="float" office:value="100">
                <text:p>100</text:p>
              </table:table-cell>
              <table:table-cell office:value-type="float" office:value="36197.6667707953">
                <text:p>36197.6667707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66667">
                <text:p>1.66667</text:p>
              </table:table-cell>
              <table:table-cell office:value-type="float" office:value="64.1010437572955">
                <text:p>64.1010437572955</text:p>
              </table:table-cell>
              <table:table-cell office:value-type="float" office:value="99.16667">
                <text:p>99.16667</text:p>
              </table:table-cell>
              <table:table-cell office:value-type="float" office:value="36007.2821127345">
                <text:p>36007.2821127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6667">
                <text:p>1.66667</text:p>
              </table:table-cell>
              <table:table-cell office:value-type="float" office:value="67.641607705732">
                <text:p>67.641607705732</text:p>
              </table:table-cell>
              <table:table-cell office:value-type="float" office:value="98.33333">
                <text:p>98.33333</text:p>
              </table:table-cell>
              <table:table-cell office:value-type="float" office:value="35898.1483376106">
                <text:p>35898.1483376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444">
                <text:p>1.94444</text:p>
              </table:table-cell>
              <table:table-cell office:value-type="float" office:value="81.5660019853165">
                <text:p>81.5660019853165</text:p>
              </table:table-cell>
              <table:table-cell office:value-type="float" office:value="97.22222">
                <text:p>97.22222</text:p>
              </table:table-cell>
              <table:table-cell office:value-type="float" office:value="35728.3090755979">
                <text:p>35728.3090755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4444">
                <text:p>1.94444</text:p>
              </table:table-cell>
              <table:table-cell office:value-type="float" office:value="80.997566023141">
                <text:p>80.997566023141</text:p>
              </table:table-cell>
              <table:table-cell office:value-type="float" office:value="96.38889">
                <text:p>96.38889</text:p>
              </table:table-cell>
              <table:table-cell office:value-type="float" office:value="35644.0033776258">
                <text:p>35644.0033776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2222">
                <text:p>2.22222</text:p>
              </table:table-cell>
              <table:table-cell office:value-type="float" office:value="92.2995415481771">
                <text:p>92.2995415481771</text:p>
              </table:table-cell>
              <table:table-cell office:value-type="float" office:value="95.55556">
                <text:p>95.55556</text:p>
              </table:table-cell>
              <table:table-cell office:value-type="float" office:value="35430.7134682771">
                <text:p>35430.7134682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2222">
                <text:p>2.22222</text:p>
              </table:table-cell>
              <table:table-cell office:value-type="float" office:value="99.012155722358">
                <text:p>99.012155722358</text:p>
              </table:table-cell>
              <table:table-cell office:value-type="float" office:value="94.72222">
                <text:p>94.72222</text:p>
              </table:table-cell>
              <table:table-cell office:value-type="float" office:value="35322.1592859837">
                <text:p>35322.1592859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">
                <text:p>2.5</text:p>
              </table:table-cell>
              <table:table-cell office:value-type="float" office:value="119.353818427036">
                <text:p>119.353818427036</text:p>
              </table:table-cell>
              <table:table-cell office:value-type="float" office:value="93.88889">
                <text:p>93.88889</text:p>
              </table:table-cell>
              <table:table-cell office:value-type="float" office:value="35132.3311952968">
                <text:p>35132.3311952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7778">
                <text:p>2.77778</text:p>
              </table:table-cell>
              <table:table-cell office:value-type="float" office:value="154.334968306543">
                <text:p>154.334968306543</text:p>
              </table:table-cell>
              <table:table-cell office:value-type="float" office:value="93.05556">
                <text:p>93.05556</text:p>
              </table:table-cell>
              <table:table-cell office:value-type="float" office:value="34939.0383658592">
                <text:p>34939.03836585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7778">
                <text:p>2.77778</text:p>
              </table:table-cell>
              <table:table-cell office:value-type="float" office:value="169.616495407718">
                <text:p>169.616495407718</text:p>
              </table:table-cell>
              <table:table-cell office:value-type="float" office:value="91.94444">
                <text:p>91.94444</text:p>
              </table:table-cell>
              <table:table-cell office:value-type="float" office:value="34827.8788811753">
                <text:p>34827.8788811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5556">
                <text:p>3.05556</text:p>
              </table:table-cell>
              <table:table-cell office:value-type="float" office:value="199.539701815851">
                <text:p>199.539701815851</text:p>
              </table:table-cell>
              <table:table-cell office:value-type="float" office:value="91.11111">
                <text:p>91.11111</text:p>
              </table:table-cell>
              <table:table-cell office:value-type="float" office:value="34640.6963057083">
                <text:p>34640.6963057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3333">
                <text:p>3.33333</text:p>
              </table:table-cell>
              <table:table-cell office:value-type="float" office:value="236.927411601198">
                <text:p>236.927411601198</text:p>
              </table:table-cell>
              <table:table-cell office:value-type="float" office:value="90">
                <text:p>90</text:p>
              </table:table-cell>
              <table:table-cell office:value-type="float" office:value="34436.3882427283">
                <text:p>34436.3882427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1111">
                <text:p>3.61111</text:p>
              </table:table-cell>
              <table:table-cell office:value-type="float" office:value="274.255950462793">
                <text:p>274.255950462793</text:p>
              </table:table-cell>
              <table:table-cell office:value-type="float" office:value="89.16667">
                <text:p>89.16667</text:p>
              </table:table-cell>
              <table:table-cell office:value-type="float" office:value="34261.2537083524">
                <text:p>34261.2537083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8889">
                <text:p>3.88889</text:p>
              </table:table-cell>
              <table:table-cell office:value-type="float" office:value="316.354382710347">
                <text:p>316.354382710347</text:p>
              </table:table-cell>
              <table:table-cell office:value-type="float" office:value="88.33333">
                <text:p>88.33333</text:p>
              </table:table-cell>
              <table:table-cell office:value-type="float" office:value="34101.3526301521">
                <text:p>34101.35263015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6667">
                <text:p>4.16667</text:p>
              </table:table-cell>
              <table:table-cell office:value-type="float" office:value="374.380680758855">
                <text:p>374.380680758855</text:p>
              </table:table-cell>
              <table:table-cell office:value-type="float" office:value="87.22222">
                <text:p>87.22222</text:p>
              </table:table-cell>
              <table:table-cell office:value-type="float" office:value="33903.4193293565">
                <text:p>33903.4193293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44444">
                <text:p>4.44444</text:p>
              </table:table-cell>
              <table:table-cell office:value-type="float" office:value="417.725601065367">
                <text:p>417.725601065367</text:p>
              </table:table-cell>
              <table:table-cell office:value-type="float" office:value="86.38889">
                <text:p>86.38889</text:p>
              </table:table-cell>
              <table:table-cell office:value-type="float" office:value="33699.9892160035">
                <text:p>33699.9892160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2222">
                <text:p>4.72222</text:p>
              </table:table-cell>
              <table:table-cell office:value-type="float" office:value="449.854292194758">
                <text:p>449.854292194758</text:p>
              </table:table-cell>
              <table:table-cell office:value-type="float" office:value="85.27778">
                <text:p>85.27778</text:p>
              </table:table-cell>
              <table:table-cell office:value-type="float" office:value="33503.9914980271">
                <text:p>33503.99149802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7778">
                <text:p>5.27778</text:p>
              </table:table-cell>
              <table:table-cell office:value-type="float" office:value="506.13870326252">
                <text:p>506.13870326252</text:p>
              </table:table-cell>
              <table:table-cell office:value-type="float" office:value="84.44444">
                <text:p>84.44444</text:p>
              </table:table-cell>
              <table:table-cell office:value-type="float" office:value="33335.8001825468">
                <text:p>33335.80018254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5556">
                <text:p>5.55556</text:p>
              </table:table-cell>
              <table:table-cell office:value-type="float" office:value="581.599246712656">
                <text:p>581.599246712656</text:p>
              </table:table-cell>
              <table:table-cell office:value-type="float" office:value="83.61111">
                <text:p>83.61111</text:p>
              </table:table-cell>
              <table:table-cell office:value-type="float" office:value="33104.0875272074">
                <text:p>33104.0875272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83333">
                <text:p>5.83333</text:p>
              </table:table-cell>
              <table:table-cell office:value-type="float" office:value="658.942542187149">
                <text:p>658.942542187149</text:p>
              </table:table-cell>
              <table:table-cell office:value-type="float" office:value="82.5">
                <text:p>82.5</text:p>
              </table:table-cell>
              <table:table-cell office:value-type="float" office:value="32920.000776912">
                <text:p>32920.0007769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38889">
                <text:p>6.38889</text:p>
              </table:table-cell>
              <table:table-cell office:value-type="float" office:value="718.952227781321">
                <text:p>718.952227781321</text:p>
              </table:table-cell>
              <table:table-cell office:value-type="float" office:value="81.38889">
                <text:p>81.38889</text:p>
              </table:table-cell>
              <table:table-cell office:value-type="float" office:value="32671.9869730254">
                <text:p>32671.98697302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6667">
                <text:p>6.66667</text:p>
              </table:table-cell>
              <table:table-cell office:value-type="float" office:value="794.415576265087">
                <text:p>794.415576265087</text:p>
              </table:table-cell>
              <table:table-cell office:value-type="float" office:value="80.55556">
                <text:p>80.55556</text:p>
              </table:table-cell>
              <table:table-cell office:value-type="float" office:value="32420.4911769254">
                <text:p>32420.4911769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2222">
                <text:p>7.22222</text:p>
              </table:table-cell>
              <table:table-cell office:value-type="float" office:value="895.9834852324">
                <text:p>895.9834852324</text:p>
              </table:table-cell>
              <table:table-cell office:value-type="float" office:value="79.44444">
                <text:p>79.44444</text:p>
              </table:table-cell>
              <table:table-cell office:value-type="float" office:value="32144.5734334744">
                <text:p>32144.5734334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5">
                <text:p>7.5</text:p>
              </table:table-cell>
              <table:table-cell office:value-type="float" office:value="982.381961895369">
                <text:p>982.381961895369</text:p>
              </table:table-cell>
              <table:table-cell office:value-type="float" office:value="78.33333">
                <text:p>78.33333</text:p>
              </table:table-cell>
              <table:table-cell office:value-type="float" office:value="31936.0971470526">
                <text:p>31936.09714705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7778">
                <text:p>7.77778</text:p>
              </table:table-cell>
              <table:table-cell office:value-type="float" office:value="1091.79543029023">
                <text:p>1091.79543029023</text:p>
              </table:table-cell>
              <table:table-cell office:value-type="float" office:value="77.5">
                <text:p>77.5</text:p>
              </table:table-cell>
              <table:table-cell office:value-type="float" office:value="31659.1048894638">
                <text:p>31659.1048894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33333">
                <text:p>8.33333</text:p>
              </table:table-cell>
              <table:table-cell office:value-type="float" office:value="1252.65782674389">
                <text:p>1252.65782674389</text:p>
              </table:table-cell>
              <table:table-cell office:value-type="float" office:value="76.38889">
                <text:p>76.38889</text:p>
              </table:table-cell>
              <table:table-cell office:value-type="float" office:value="31429.6597927905">
                <text:p>31429.65979279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1111">
                <text:p>8.61111</text:p>
              </table:table-cell>
              <table:table-cell office:value-type="float" office:value="1311.65998834984">
                <text:p>1311.65998834984</text:p>
              </table:table-cell>
              <table:table-cell office:value-type="float" office:value="75.27778">
                <text:p>75.27778</text:p>
              </table:table-cell>
              <table:table-cell office:value-type="float" office:value="31141.4816680997">
                <text:p>31141.4816680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16667">
                <text:p>9.16667</text:p>
              </table:table-cell>
              <table:table-cell office:value-type="float" office:value="1434.25661690705">
                <text:p>1434.25661690705</text:p>
              </table:table-cell>
              <table:table-cell office:value-type="float" office:value="74.16667">
                <text:p>74.16667</text:p>
              </table:table-cell>
              <table:table-cell office:value-type="float" office:value="30786.8692771058">
                <text:p>30786.8692771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72222">
                <text:p>9.72222</text:p>
              </table:table-cell>
              <table:table-cell office:value-type="float" office:value="1564.727291504">
                <text:p>1564.727291504</text:p>
              </table:table-cell>
              <table:table-cell office:value-type="float" office:value="72.77778">
                <text:p>72.77778</text:p>
              </table:table-cell>
              <table:table-cell office:value-type="float" office:value="30518.8075203225">
                <text:p>30518.8075203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697.77643917538">
                <text:p>1697.77643917538</text:p>
              </table:table-cell>
              <table:table-cell office:value-type="float" office:value="71.66667">
                <text:p>71.66667</text:p>
              </table:table-cell>
              <table:table-cell office:value-type="float" office:value="30211.489489876">
                <text:p>30211.489489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.55556">
                <text:p>10.55556</text:p>
              </table:table-cell>
              <table:table-cell office:value-type="float" office:value="1820.64167059167">
                <text:p>1820.64167059167</text:p>
              </table:table-cell>
              <table:table-cell office:value-type="float" office:value="70.55556">
                <text:p>70.55556</text:p>
              </table:table-cell>
              <table:table-cell office:value-type="float" office:value="29867.5434184479">
                <text:p>29867.5434184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1111">
                <text:p>11.11111</text:p>
              </table:table-cell>
              <table:table-cell office:value-type="float" office:value="1973.23387182228">
                <text:p>1973.23387182228</text:p>
              </table:table-cell>
              <table:table-cell office:value-type="float" office:value="69.72222">
                <text:p>69.72222</text:p>
              </table:table-cell>
              <table:table-cell office:value-type="float" office:value="29639.1932093052">
                <text:p>29639.1932093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38889">
                <text:p>11.38889</text:p>
              </table:table-cell>
              <table:table-cell office:value-type="float" office:value="2135.91876332012">
                <text:p>2135.91876332012</text:p>
              </table:table-cell>
              <table:table-cell office:value-type="float" office:value="68.61111">
                <text:p>68.61111</text:p>
              </table:table-cell>
              <table:table-cell office:value-type="float" office:value="29290.5191861688">
                <text:p>29290.5191861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94444">
                <text:p>11.94444</text:p>
              </table:table-cell>
              <table:table-cell office:value-type="float" office:value="2319.95254305078">
                <text:p>2319.95254305078</text:p>
              </table:table-cell>
              <table:table-cell office:value-type="float" office:value="67.5">
                <text:p>67.5</text:p>
              </table:table-cell>
              <table:table-cell office:value-type="float" office:value="28944.0040614226">
                <text:p>28944.00406142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5">
                <text:p>12.5</text:p>
              </table:table-cell>
              <table:table-cell office:value-type="float" office:value="2451.32105368565">
                <text:p>2451.32105368565</text:p>
              </table:table-cell>
              <table:table-cell office:value-type="float" office:value="66.11111">
                <text:p>66.11111</text:p>
              </table:table-cell>
              <table:table-cell office:value-type="float" office:value="28592.6688397095">
                <text:p>28592.66883970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77778">
                <text:p>12.77778</text:p>
              </table:table-cell>
              <table:table-cell office:value-type="float" office:value="2665.01861915258">
                <text:p>2665.01861915258</text:p>
              </table:table-cell>
              <table:table-cell office:value-type="float" office:value="65">
                <text:p>65</text:p>
              </table:table-cell>
              <table:table-cell office:value-type="float" office:value="28220.566302104">
                <text:p>28220.566302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33333">
                <text:p>13.33333</text:p>
              </table:table-cell>
              <table:table-cell office:value-type="float" office:value="2811.9492094486">
                <text:p>2811.9492094486</text:p>
              </table:table-cell>
              <table:table-cell office:value-type="float" office:value="63.88889">
                <text:p>63.88889</text:p>
              </table:table-cell>
              <table:table-cell office:value-type="float" office:value="27797.9930960904">
                <text:p>27797.99309609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1111">
                <text:p>13.61111</text:p>
              </table:table-cell>
              <table:table-cell office:value-type="float" office:value="2952.35896433609">
                <text:p>2952.35896433609</text:p>
              </table:table-cell>
              <table:table-cell office:value-type="float" office:value="62.77778">
                <text:p>62.77778</text:p>
              </table:table-cell>
              <table:table-cell office:value-type="float" office:value="27358.7481512326">
                <text:p>27358.7481512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88889">
                <text:p>13.88889</text:p>
              </table:table-cell>
              <table:table-cell office:value-type="float" office:value="3084.59470122153">
                <text:p>3084.59470122153</text:p>
              </table:table-cell>
              <table:table-cell office:value-type="float" office:value="61.66667">
                <text:p>61.66667</text:p>
              </table:table-cell>
              <table:table-cell office:value-type="float" office:value="27116.5776926558">
                <text:p>27116.57769265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44444">
                <text:p>14.44444</text:p>
              </table:table-cell>
              <table:table-cell office:value-type="float" office:value="3195.97664891621">
                <text:p>3195.97664891621</text:p>
              </table:table-cell>
              <table:table-cell office:value-type="float" office:value="60.55556">
                <text:p>60.55556</text:p>
              </table:table-cell>
              <table:table-cell office:value-type="float" office:value="26731.0492899164">
                <text:p>26731.0492899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44444">
                <text:p>14.44444</text:p>
              </table:table-cell>
              <table:table-cell office:value-type="float" office:value="3338.19597213274">
                <text:p>3338.19597213274</text:p>
              </table:table-cell>
              <table:table-cell office:value-type="float" office:value="59.16667">
                <text:p>59.16667</text:p>
              </table:table-cell>
              <table:table-cell office:value-type="float" office:value="26255.2366069413">
                <text:p>26255.2366069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72222">
                <text:p>14.72222</text:p>
              </table:table-cell>
              <table:table-cell office:value-type="float" office:value="3432.88587954484">
                <text:p>3432.88587954484</text:p>
              </table:table-cell>
              <table:table-cell office:value-type="float" office:value="58.05556">
                <text:p>58.05556</text:p>
              </table:table-cell>
              <table:table-cell office:value-type="float" office:value="25812.7865703299">
                <text:p>25812.7865703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3534.82795285388">
                <text:p>3534.82795285388</text:p>
              </table:table-cell>
              <table:table-cell office:value-type="float" office:value="56.94444">
                <text:p>56.94444</text:p>
              </table:table-cell>
              <table:table-cell office:value-type="float" office:value="25463.1751560893">
                <text:p>25463.1751560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">
                <text:p>15</text:p>
              </table:table-cell>
              <table:table-cell office:value-type="float" office:value="3632.73222513204">
                <text:p>3632.73222513204</text:p>
              </table:table-cell>
              <table:table-cell office:value-type="float" office:value="55.83333">
                <text:p>55.83333</text:p>
              </table:table-cell>
              <table:table-cell office:value-type="float" office:value="25068.3614215967">
                <text:p>25068.36142159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27778">
                <text:p>15.27778</text:p>
              </table:table-cell>
              <table:table-cell office:value-type="float" office:value="3715.9166832025">
                <text:p>3715.9166832025</text:p>
              </table:table-cell>
              <table:table-cell office:value-type="float" office:value="54.72222">
                <text:p>54.72222</text:p>
              </table:table-cell>
              <table:table-cell office:value-type="float" office:value="24666.040313683">
                <text:p>24666.0403136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55556">
                <text:p>15.55556</text:p>
              </table:table-cell>
              <table:table-cell office:value-type="float" office:value="3772.55136894571">
                <text:p>3772.55136894571</text:p>
              </table:table-cell>
              <table:table-cell office:value-type="float" office:value="53.61111">
                <text:p>53.61111</text:p>
              </table:table-cell>
              <table:table-cell office:value-type="float" office:value="24221.2152655663">
                <text:p>24221.2152655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.55556">
                <text:p>15.55556</text:p>
              </table:table-cell>
              <table:table-cell office:value-type="float" office:value="3868.18314918847">
                <text:p>3868.18314918847</text:p>
              </table:table-cell>
              <table:table-cell office:value-type="float" office:value="52.5">
                <text:p>52.5</text:p>
              </table:table-cell>
              <table:table-cell office:value-type="float" office:value="23853.5051294577">
                <text:p>23853.50512945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.83333">
                <text:p>15.83333</text:p>
              </table:table-cell>
              <table:table-cell office:value-type="float" office:value="3974.84716712642">
                <text:p>3974.84716712642</text:p>
              </table:table-cell>
              <table:table-cell office:value-type="float" office:value="51.38889">
                <text:p>51.38889</text:p>
              </table:table-cell>
              <table:table-cell office:value-type="float" office:value="23407.4452060967">
                <text:p>23407.4452060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11111">
                <text:p>16.11111</text:p>
              </table:table-cell>
              <table:table-cell office:value-type="float" office:value="4072.00112387231">
                <text:p>4072.00112387231</text:p>
              </table:table-cell>
              <table:table-cell office:value-type="float" office:value="50.55556">
                <text:p>50.55556</text:p>
              </table:table-cell>
              <table:table-cell office:value-type="float" office:value="23061.1722962447">
                <text:p>23061.1722962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38889">
                <text:p>16.38889</text:p>
              </table:table-cell>
              <table:table-cell office:value-type="float" office:value="4182.02340511219">
                <text:p>4182.02340511219</text:p>
              </table:table-cell>
              <table:table-cell office:value-type="float" office:value="49.44444">
                <text:p>49.44444</text:p>
              </table:table-cell>
              <table:table-cell office:value-type="float" office:value="22644.0199294548">
                <text:p>22644.0199294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94444">
                <text:p>16.94444</text:p>
              </table:table-cell>
              <table:table-cell office:value-type="float" office:value="4321.4651495443">
                <text:p>4321.4651495443</text:p>
              </table:table-cell>
              <table:table-cell office:value-type="float" office:value="48.33333">
                <text:p>48.33333</text:p>
              </table:table-cell>
              <table:table-cell office:value-type="float" office:value="22135.9461423576">
                <text:p>22135.94614235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5">
                <text:p>17.5</text:p>
              </table:table-cell>
              <table:table-cell office:value-type="float" office:value="4513.82494303553">
                <text:p>4513.82494303553</text:p>
              </table:table-cell>
              <table:table-cell office:value-type="float" office:value="47.22222">
                <text:p>47.22222</text:p>
              </table:table-cell>
              <table:table-cell office:value-type="float" office:value="21565.997667853">
                <text:p>21565.9976678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05556">
                <text:p>18.05556</text:p>
              </table:table-cell>
              <table:table-cell office:value-type="float" office:value="4700.7833855512">
                <text:p>4700.7833855512</text:p>
              </table:table-cell>
              <table:table-cell office:value-type="float" office:value="46.11111">
                <text:p>46.11111</text:p>
              </table:table-cell>
              <table:table-cell office:value-type="float" office:value="21114.9228239013">
                <text:p>21114.92282390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.61111">
                <text:p>18.61111</text:p>
              </table:table-cell>
              <table:table-cell office:value-type="float" office:value="4893.50030608845">
                <text:p>4893.50030608845</text:p>
              </table:table-cell>
              <table:table-cell office:value-type="float" office:value="45">
                <text:p>45</text:p>
              </table:table-cell>
              <table:table-cell office:value-type="float" office:value="20793.1894818899">
                <text:p>20793.1894818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16667">
                <text:p>19.16667</text:p>
              </table:table-cell>
              <table:table-cell office:value-type="float" office:value="5135.56874369609">
                <text:p>5135.56874369609</text:p>
              </table:table-cell>
              <table:table-cell office:value-type="float" office:value="44.16667">
                <text:p>44.16667</text:p>
              </table:table-cell>
              <table:table-cell office:value-type="float" office:value="20280.129427786">
                <text:p>20280.1294277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72222">
                <text:p>19.72222</text:p>
              </table:table-cell>
              <table:table-cell office:value-type="float" office:value="5404.87368269716">
                <text:p>5404.87368269716</text:p>
              </table:table-cell>
              <table:table-cell office:value-type="float" office:value="43.05556">
                <text:p>43.05556</text:p>
              </table:table-cell>
              <table:table-cell office:value-type="float" office:value="19857.2738584153">
                <text:p>19857.273858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27778">
                <text:p>20.27778</text:p>
              </table:table-cell>
              <table:table-cell office:value-type="float" office:value="5659.72915932081">
                <text:p>5659.72915932081</text:p>
              </table:table-cell>
              <table:table-cell office:value-type="float" office:value="41.94444">
                <text:p>41.94444</text:p>
              </table:table-cell>
              <table:table-cell office:value-type="float" office:value="19395.7336756292">
                <text:p>19395.73367562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11111">
                <text:p>21.11111</text:p>
              </table:table-cell>
              <table:table-cell office:value-type="float" office:value="5930.16401647637">
                <text:p>5930.16401647637</text:p>
              </table:table-cell>
              <table:table-cell office:value-type="float" office:value="41.11111">
                <text:p>41.11111</text:p>
              </table:table-cell>
              <table:table-cell office:value-type="float" office:value="19010.2720103781">
                <text:p>19010.27201037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.66667">
                <text:p>21.66667</text:p>
              </table:table-cell>
              <table:table-cell office:value-type="float" office:value="6221.56743681376">
                <text:p>6221.56743681376</text:p>
              </table:table-cell>
              <table:table-cell office:value-type="float" office:value="40">
                <text:p>40</text:p>
              </table:table-cell>
              <table:table-cell office:value-type="float" office:value="18605.7276988492">
                <text:p>18605.72769884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22222">
                <text:p>22.22222</text:p>
              </table:table-cell>
              <table:table-cell office:value-type="float" office:value="6513.8941361925">
                <text:p>6513.8941361925</text:p>
              </table:table-cell>
              <table:table-cell office:value-type="float" office:value="39.44444">
                <text:p>39.44444</text:p>
              </table:table-cell>
              <table:table-cell office:value-type="float" office:value="18180.2976478331">
                <text:p>18180.2976478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05556">
                <text:p>23.05556</text:p>
              </table:table-cell>
              <table:table-cell office:value-type="float" office:value="6786.33232669404">
                <text:p>6786.33232669404</text:p>
              </table:table-cell>
              <table:table-cell office:value-type="float" office:value="38.61111">
                <text:p>38.61111</text:p>
              </table:table-cell>
              <table:table-cell office:value-type="float" office:value="17887.7532749346">
                <text:p>17887.75327493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88889">
                <text:p>23.88889</text:p>
              </table:table-cell>
              <table:table-cell office:value-type="float" office:value="7106.658868293">
                <text:p>7106.658868293</text:p>
              </table:table-cell>
              <table:table-cell office:value-type="float" office:value="38.05556">
                <text:p>38.05556</text:p>
              </table:table-cell>
              <table:table-cell office:value-type="float" office:value="17546.5901448173">
                <text:p>17546.59014481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44444">
                <text:p>24.44444</text:p>
              </table:table-cell>
              <table:table-cell office:value-type="float" office:value="7413.36006096747">
                <text:p>7413.36006096747</text:p>
              </table:table-cell>
              <table:table-cell office:value-type="float" office:value="37.5">
                <text:p>37.5</text:p>
              </table:table-cell>
              <table:table-cell office:value-type="float" office:value="17331.5541915237">
                <text:p>17331.5541915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7778">
                <text:p>25.27778</text:p>
              </table:table-cell>
              <table:table-cell office:value-type="float" office:value="7716.29349385282">
                <text:p>7716.29349385282</text:p>
              </table:table-cell>
              <table:table-cell office:value-type="float" office:value="36.94444">
                <text:p>36.94444</text:p>
              </table:table-cell>
              <table:table-cell office:value-type="float" office:value="17088.215863811">
                <text:p>17088.215863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83333">
                <text:p>25.83333</text:p>
              </table:table-cell>
              <table:table-cell office:value-type="float" office:value="7974.7551152073">
                <text:p>7974.7551152073</text:p>
              </table:table-cell>
              <table:table-cell office:value-type="float" office:value="36.66667">
                <text:p>36.66667</text:p>
              </table:table-cell>
              <table:table-cell office:value-type="float" office:value="16889.8691018255">
                <text:p>16889.8691018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38889">
                <text:p>26.38889</text:p>
              </table:table-cell>
              <table:table-cell office:value-type="float" office:value="8294.85901228137">
                <text:p>8294.85901228137</text:p>
              </table:table-cell>
              <table:table-cell office:value-type="float" office:value="36.38889">
                <text:p>36.38889</text:p>
              </table:table-cell>
              <table:table-cell office:value-type="float" office:value="16795.3498378997">
                <text:p>16795.3498378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7.22222">
                <text:p>27.22222</text:p>
              </table:table-cell>
              <table:table-cell office:value-type="float" office:value="8682.86194075857">
                <text:p>8682.86194075857</text:p>
              </table:table-cell>
              <table:table-cell office:value-type="float" office:value="36.11111">
                <text:p>36.11111</text:p>
              </table:table-cell>
              <table:table-cell office:value-type="float" office:value="16631.4578703551">
                <text:p>16631.45787035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05556">
                <text:p>28.05556</text:p>
              </table:table-cell>
              <table:table-cell office:value-type="float" office:value="9043.13666621149">
                <text:p>9043.13666621149</text:p>
              </table:table-cell>
              <table:table-cell office:value-type="float" office:value="35.83333">
                <text:p>35.83333</text:p>
              </table:table-cell>
              <table:table-cell office:value-type="float" office:value="16488.7176773728">
                <text:p>16488.71767737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.88889">
                <text:p>28.88889</text:p>
              </table:table-cell>
              <table:table-cell office:value-type="float" office:value="9432.54738204364">
                <text:p>9432.54738204364</text:p>
              </table:table-cell>
              <table:table-cell office:value-type="float" office:value="35.55556">
                <text:p>35.55556</text:p>
              </table:table-cell>
              <table:table-cell office:value-type="float" office:value="16404.7430705545">
                <text:p>16404.74307055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72222">
                <text:p>29.72222</text:p>
              </table:table-cell>
              <table:table-cell office:value-type="float" office:value="9708.4927953275">
                <text:p>9708.4927953275</text:p>
              </table:table-cell>
              <table:table-cell office:value-type="float" office:value="35.27778">
                <text:p>35.27778</text:p>
              </table:table-cell>
              <table:table-cell office:value-type="float" office:value="16226.6828652233">
                <text:p>16226.68286522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.27778">
                <text:p>30.27778</text:p>
              </table:table-cell>
              <table:table-cell office:value-type="float" office:value="10065.3452277531">
                <text:p>10065.3452277531</text:p>
              </table:table-cell>
              <table:table-cell office:value-type="float" office:value="35">
                <text:p>35</text:p>
              </table:table-cell>
              <table:table-cell office:value-type="float" office:value="16067.7932332096">
                <text:p>16067.79323320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11111">
                <text:p>31.11111</text:p>
              </table:table-cell>
              <table:table-cell office:value-type="float" office:value="10604.0400544284">
                <text:p>10604.0400544284</text:p>
              </table:table-cell>
              <table:table-cell office:value-type="float" office:value="34.72222">
                <text:p>34.72222</text:p>
              </table:table-cell>
              <table:table-cell office:value-type="float" office:value="15841.787435213">
                <text:p>15841.787435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94444">
                <text:p>31.94444</text:p>
              </table:table-cell>
              <table:table-cell office:value-type="float" office:value="10868.7158036236">
                <text:p>10868.7158036236</text:p>
              </table:table-cell>
              <table:table-cell office:value-type="float" office:value="34.16667">
                <text:p>34.16667</text:p>
              </table:table-cell>
              <table:table-cell office:value-type="float" office:value="15586.4406071667">
                <text:p>15586.4406071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.77778">
                <text:p>32.77778</text:p>
              </table:table-cell>
              <table:table-cell office:value-type="float" office:value="11226.9696960511">
                <text:p>11226.9696960511</text:p>
              </table:table-cell>
              <table:table-cell office:value-type="float" office:value="33.61111">
                <text:p>33.61111</text:p>
              </table:table-cell>
              <table:table-cell office:value-type="float" office:value="15338.1243498553">
                <text:p>15338.1243498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61111">
                <text:p>33.61111</text:p>
              </table:table-cell>
              <table:table-cell office:value-type="float" office:value="11671.0845612092">
                <text:p>11671.0845612092</text:p>
              </table:table-cell>
              <table:table-cell office:value-type="float" office:value="32.77778">
                <text:p>32.77778</text:p>
              </table:table-cell>
              <table:table-cell office:value-type="float" office:value="14979.9201660135">
                <text:p>14979.92016601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44444">
                <text:p>34.44444</text:p>
              </table:table-cell>
              <table:table-cell office:value-type="float" office:value="12016.5140549354">
                <text:p>12016.5140549354</text:p>
              </table:table-cell>
              <table:table-cell office:value-type="float" office:value="32.22222">
                <text:p>32.22222</text:p>
              </table:table-cell>
              <table:table-cell office:value-type="float" office:value="14554.4518429575">
                <text:p>14554.4518429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.27778">
                <text:p>35.27778</text:p>
              </table:table-cell>
              <table:table-cell office:value-type="float" office:value="12442.1548667551">
                <text:p>12442.1548667551</text:p>
              </table:table-cell>
              <table:table-cell office:value-type="float" office:value="31.38889">
                <text:p>31.38889</text:p>
              </table:table-cell>
              <table:table-cell office:value-type="float" office:value="14157.8967934629">
                <text:p>14157.89679346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.38889">
                <text:p>36.38889</text:p>
              </table:table-cell>
              <table:table-cell office:value-type="float" office:value="12835.8335397763">
                <text:p>12835.8335397763</text:p>
              </table:table-cell>
              <table:table-cell office:value-type="float" office:value="30.55556">
                <text:p>30.55556</text:p>
              </table:table-cell>
              <table:table-cell office:value-type="float" office:value="13744.771145437">
                <text:p>13744.7711454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22222">
                <text:p>37.22222</text:p>
              </table:table-cell>
              <table:table-cell office:value-type="float" office:value="13254.4709981571">
                <text:p>13254.4709981571</text:p>
              </table:table-cell>
              <table:table-cell office:value-type="float" office:value="29.72222">
                <text:p>29.72222</text:p>
              </table:table-cell>
              <table:table-cell office:value-type="float" office:value="13152.5990851052">
                <text:p>13152.59908510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05556">
                <text:p>38.05556</text:p>
              </table:table-cell>
              <table:table-cell office:value-type="float" office:value="13700.9555457426">
                <text:p>13700.9555457426</text:p>
              </table:table-cell>
              <table:table-cell office:value-type="float" office:value="28.88889">
                <text:p>28.88889</text:p>
              </table:table-cell>
              <table:table-cell office:value-type="float" office:value="12741.7816782354">
                <text:p>12741.78167823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.16667">
                <text:p>39.16667</text:p>
              </table:table-cell>
              <table:table-cell office:value-type="float" office:value="14148.259898441">
                <text:p>14148.259898441</text:p>
              </table:table-cell>
              <table:table-cell office:value-type="float" office:value="28.33333">
                <text:p>28.33333</text:p>
              </table:table-cell>
              <table:table-cell office:value-type="float" office:value="12452.3681353363">
                <text:p>12452.36813533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.27778">
                <text:p>40.27778</text:p>
              </table:table-cell>
              <table:table-cell office:value-type="float" office:value="14510.5658685372">
                <text:p>14510.5658685372</text:p>
              </table:table-cell>
              <table:table-cell office:value-type="float" office:value="27.5">
                <text:p>27.5</text:p>
              </table:table-cell>
              <table:table-cell office:value-type="float" office:value="11940.2015601545">
                <text:p>11940.20156015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.83333">
                <text:p>40.83333</text:p>
              </table:table-cell>
              <table:table-cell office:value-type="float" office:value="14839.3976510421">
                <text:p>14839.3976510421</text:p>
              </table:table-cell>
              <table:table-cell office:value-type="float" office:value="26.66667">
                <text:p>26.66667</text:p>
              </table:table-cell>
              <table:table-cell office:value-type="float" office:value="11541.0378532192">
                <text:p>11541.03785321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.94444">
                <text:p>41.94444</text:p>
              </table:table-cell>
              <table:table-cell office:value-type="float" office:value="15227.2824173615">
                <text:p>15227.2824173615</text:p>
              </table:table-cell>
              <table:table-cell office:value-type="float" office:value="25.83333">
                <text:p>25.83333</text:p>
              </table:table-cell>
              <table:table-cell office:value-type="float" office:value="11098.3849630202">
                <text:p>11098.38496302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.77778">
                <text:p>42.77778</text:p>
              </table:table-cell>
              <table:table-cell office:value-type="float" office:value="15633.7035759127">
                <text:p>15633.7035759127</text:p>
              </table:table-cell>
              <table:table-cell office:value-type="float" office:value="25.27778">
                <text:p>25.27778</text:p>
              </table:table-cell>
              <table:table-cell office:value-type="float" office:value="10660.0579992436">
                <text:p>10660.0579992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3.88889">
                <text:p>43.88889</text:p>
              </table:table-cell>
              <table:table-cell office:value-type="float" office:value="16035.4653179344">
                <text:p>16035.4653179344</text:p>
              </table:table-cell>
              <table:table-cell office:value-type="float" office:value="24.44444">
                <text:p>24.44444</text:p>
              </table:table-cell>
              <table:table-cell office:value-type="float" office:value="10281.331148619">
                <text:p>10281.3311486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4.72222">
                <text:p>44.72222</text:p>
              </table:table-cell>
              <table:table-cell office:value-type="float" office:value="16465.1659655799">
                <text:p>16465.1659655799</text:p>
              </table:table-cell>
              <table:table-cell office:value-type="float" office:value="23.88889">
                <text:p>23.88889</text:p>
              </table:table-cell>
              <table:table-cell office:value-type="float" office:value="9887.49024846274">
                <text:p>9887.490248462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3333">
                <text:p>45.83333</text:p>
              </table:table-cell>
              <table:table-cell office:value-type="float" office:value="16850.2217489182">
                <text:p>16850.2217489182</text:p>
              </table:table-cell>
              <table:table-cell office:value-type="float" office:value="23.05556">
                <text:p>23.05556</text:p>
              </table:table-cell>
              <table:table-cell office:value-type="float" office:value="9572.08015659923">
                <text:p>9572.080156599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94444">
                <text:p>46.94444</text:p>
              </table:table-cell>
              <table:table-cell office:value-type="float" office:value="17350.1076487429">
                <text:p>17350.1076487429</text:p>
              </table:table-cell>
              <table:table-cell office:value-type="float" office:value="22.5">
                <text:p>22.5</text:p>
              </table:table-cell>
              <table:table-cell office:value-type="float" office:value="9228.30172486187">
                <text:p>9228.301724861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.77778">
                <text:p>47.77778</text:p>
              </table:table-cell>
              <table:table-cell office:value-type="float" office:value="17704.8746123075">
                <text:p>17704.8746123075</text:p>
              </table:table-cell>
              <table:table-cell office:value-type="float" office:value="21.66667">
                <text:p>21.66667</text:p>
              </table:table-cell>
              <table:table-cell office:value-type="float" office:value="8741.9311975047">
                <text:p>8741.93119750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.88889">
                <text:p>48.88889</text:p>
              </table:table-cell>
              <table:table-cell office:value-type="float" office:value="18121.5984627086">
                <text:p>18121.5984627086</text:p>
              </table:table-cell>
              <table:table-cell office:value-type="float" office:value="21.38889">
                <text:p>21.38889</text:p>
              </table:table-cell>
              <table:table-cell office:value-type="float" office:value="8466.72661109107">
                <text:p>8466.72661109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0">
                <text:p>50</text:p>
              </table:table-cell>
              <table:table-cell office:value-type="float" office:value="18473.0918173625">
                <text:p>18473.0918173625</text:p>
              </table:table-cell>
              <table:table-cell office:value-type="float" office:value="20.55556">
                <text:p>20.55556</text:p>
              </table:table-cell>
              <table:table-cell office:value-type="float" office:value="8061.30460929275">
                <text:p>8061.304609292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11111">
                <text:p>51.11111</text:p>
              </table:table-cell>
              <table:table-cell office:value-type="float" office:value="18934.6136666633">
                <text:p>18934.6136666633</text:p>
              </table:table-cell>
              <table:table-cell office:value-type="float" office:value="20">
                <text:p>20</text:p>
              </table:table-cell>
              <table:table-cell office:value-type="float" office:value="7668.87632556527">
                <text:p>7668.876325565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22222">
                <text:p>52.22222</text:p>
              </table:table-cell>
              <table:table-cell office:value-type="float" office:value="19334.0764063365">
                <text:p>19334.0764063365</text:p>
              </table:table-cell>
              <table:table-cell office:value-type="float" office:value="19.16667">
                <text:p>19.16667</text:p>
              </table:table-cell>
              <table:table-cell office:value-type="float" office:value="7279.17529855537">
                <text:p>7279.175298555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.05556">
                <text:p>53.05556</text:p>
              </table:table-cell>
              <table:table-cell office:value-type="float" office:value="19661.1866351904">
                <text:p>19661.1866351904</text:p>
              </table:table-cell>
              <table:table-cell office:value-type="float" office:value="18.61111">
                <text:p>18.61111</text:p>
              </table:table-cell>
              <table:table-cell office:value-type="float" office:value="6873.92466041094">
                <text:p>6873.92466041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4.16667">
                <text:p>54.16667</text:p>
              </table:table-cell>
              <table:table-cell office:value-type="float" office:value="20073.8315524499">
                <text:p>20073.8315524499</text:p>
              </table:table-cell>
              <table:table-cell office:value-type="float" office:value="18.05556">
                <text:p>18.05556</text:p>
              </table:table-cell>
              <table:table-cell office:value-type="float" office:value="6636.99046994538">
                <text:p>6636.99046994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.27778">
                <text:p>55.27778</text:p>
              </table:table-cell>
              <table:table-cell office:value-type="float" office:value="20428.5584710286">
                <text:p>20428.5584710286</text:p>
              </table:table-cell>
              <table:table-cell office:value-type="float" office:value="17.5">
                <text:p>17.5</text:p>
              </table:table-cell>
              <table:table-cell office:value-type="float" office:value="6234.88818975009">
                <text:p>6234.888189750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.38889">
                <text:p>56.38889</text:p>
              </table:table-cell>
              <table:table-cell office:value-type="float" office:value="20855.5270900784">
                <text:p>20855.5270900784</text:p>
              </table:table-cell>
              <table:table-cell office:value-type="float" office:value="16.94444">
                <text:p>16.94444</text:p>
              </table:table-cell>
              <table:table-cell office:value-type="float" office:value="5948.2455055057">
                <text:p>5948.24550550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7.22222">
                <text:p>57.22222</text:p>
              </table:table-cell>
              <table:table-cell office:value-type="float" office:value="21235.728263374">
                <text:p>21235.728263374</text:p>
              </table:table-cell>
              <table:table-cell office:value-type="float" office:value="16.11111">
                <text:p>16.11111</text:p>
              </table:table-cell>
              <table:table-cell office:value-type="float" office:value="5618.67828459504">
                <text:p>5618.678284595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8.33333">
                <text:p>58.33333</text:p>
              </table:table-cell>
              <table:table-cell office:value-type="float" office:value="21557.5316626246">
                <text:p>21557.5316626246</text:p>
              </table:table-cell>
              <table:table-cell office:value-type="float" office:value="15.55556">
                <text:p>15.55556</text:p>
              </table:table-cell>
              <table:table-cell office:value-type="float" office:value="5318.91694085684">
                <text:p>5318.91694085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.44444">
                <text:p>59.44444</text:p>
              </table:table-cell>
              <table:table-cell office:value-type="float" office:value="21902.4800835273">
                <text:p>21902.4800835273</text:p>
              </table:table-cell>
              <table:table-cell office:value-type="float" office:value="15">
                <text:p>15</text:p>
              </table:table-cell>
              <table:table-cell office:value-type="float" office:value="4983.39035993035">
                <text:p>4983.39035993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0.27778">
                <text:p>60.27778</text:p>
              </table:table-cell>
              <table:table-cell office:value-type="float" office:value="22303.8692529341">
                <text:p>22303.8692529341</text:p>
              </table:table-cell>
              <table:table-cell office:value-type="float" office:value="14.44444">
                <text:p>14.44444</text:p>
              </table:table-cell>
              <table:table-cell office:value-type="float" office:value="4749.96876895534">
                <text:p>4749.96876895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.38889">
                <text:p>61.38889</text:p>
              </table:table-cell>
              <table:table-cell office:value-type="float" office:value="22721.4271237491">
                <text:p>22721.4271237491</text:p>
              </table:table-cell>
              <table:table-cell office:value-type="float" office:value="13.88889">
                <text:p>13.88889</text:p>
              </table:table-cell>
              <table:table-cell office:value-type="float" office:value="4480.65008856005">
                <text:p>4480.650088560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5">
                <text:p>62.5</text:p>
              </table:table-cell>
              <table:table-cell office:value-type="float" office:value="23039.3140551105">
                <text:p>23039.3140551105</text:p>
              </table:table-cell>
              <table:table-cell office:value-type="float" office:value="13.33333">
                <text:p>13.33333</text:p>
              </table:table-cell>
              <table:table-cell office:value-type="float" office:value="4211.11675868659">
                <text:p>4211.11675868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.33333">
                <text:p>63.33333</text:p>
              </table:table-cell>
              <table:table-cell office:value-type="float" office:value="23318.9269002943">
                <text:p>23318.9269002943</text:p>
              </table:table-cell>
              <table:table-cell office:value-type="float" office:value="12.77778">
                <text:p>12.77778</text:p>
              </table:table-cell>
              <table:table-cell office:value-type="float" office:value="3911.78915456457">
                <text:p>3911.78915456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4.16667">
                <text:p>64.16667</text:p>
              </table:table-cell>
              <table:table-cell office:value-type="float" office:value="23644.938150753">
                <text:p>23644.938150753</text:p>
              </table:table-cell>
              <table:table-cell office:value-type="float" office:value="12.22222">
                <text:p>12.22222</text:p>
              </table:table-cell>
              <table:table-cell office:value-type="float" office:value="3627.99155113328">
                <text:p>3627.991551133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.27778">
                <text:p>65.27778</text:p>
              </table:table-cell>
              <table:table-cell office:value-type="float" office:value="23946.0562401866">
                <text:p>23946.0562401866</text:p>
              </table:table-cell>
              <table:table-cell office:value-type="float" office:value="11.66667">
                <text:p>11.66667</text:p>
              </table:table-cell>
              <table:table-cell office:value-type="float" office:value="3446.56802818741">
                <text:p>3446.568028187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.38889">
                <text:p>66.38889</text:p>
              </table:table-cell>
              <table:table-cell office:value-type="float" office:value="24236.213896221">
                <text:p>24236.213896221</text:p>
              </table:table-cell>
              <table:table-cell office:value-type="float" office:value="11.38889">
                <text:p>11.38889</text:p>
              </table:table-cell>
              <table:table-cell office:value-type="float" office:value="3181.80820251064">
                <text:p>3181.808202510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7.5">
                <text:p>67.5</text:p>
              </table:table-cell>
              <table:table-cell office:value-type="float" office:value="24538.9258526909">
                <text:p>24538.9258526909</text:p>
              </table:table-cell>
              <table:table-cell office:value-type="float" office:value="10.83333">
                <text:p>10.83333</text:p>
              </table:table-cell>
              <table:table-cell office:value-type="float" office:value="2910.93188826912">
                <text:p>2910.93188826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.33333">
                <text:p>68.33333</text:p>
              </table:table-cell>
              <table:table-cell office:value-type="float" office:value="24900.1751976327">
                <text:p>24900.1751976327</text:p>
              </table:table-cell>
              <table:table-cell office:value-type="float" office:value="10.27778">
                <text:p>10.27778</text:p>
              </table:table-cell>
              <table:table-cell office:value-type="float" office:value="2668.10886844702">
                <text:p>2668.10886844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.16667">
                <text:p>69.16667</text:p>
              </table:table-cell>
              <table:table-cell office:value-type="float" office:value="25141.7365397428">
                <text:p>25141.7365397428</text:p>
              </table:table-cell>
              <table:table-cell office:value-type="float" office:value="9.72222">
                <text:p>9.72222</text:p>
              </table:table-cell>
              <table:table-cell office:value-type="float" office:value="2451.71049712108">
                <text:p>2451.71049712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0.27778">
                <text:p>70.27778</text:p>
              </table:table-cell>
              <table:table-cell office:value-type="float" office:value="25442.5023617003">
                <text:p>25442.5023617003</text:p>
              </table:table-cell>
              <table:table-cell office:value-type="float" office:value="9.16667">
                <text:p>9.16667</text:p>
              </table:table-cell>
              <table:table-cell office:value-type="float" office:value="2283.52471173355">
                <text:p>2283.52471173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.11111">
                <text:p>71.11111</text:p>
              </table:table-cell>
              <table:table-cell office:value-type="float" office:value="25712.8237565921">
                <text:p>25712.8237565921</text:p>
              </table:table-cell>
              <table:table-cell office:value-type="float" office:value="8.88889">
                <text:p>8.88889</text:p>
              </table:table-cell>
              <table:table-cell office:value-type="float" office:value="2087.48046118288">
                <text:p>2087.48046118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.22222">
                <text:p>72.22222</text:p>
              </table:table-cell>
              <table:table-cell office:value-type="float" office:value="26021.3713522916">
                <text:p>26021.3713522916</text:p>
              </table:table-cell>
              <table:table-cell office:value-type="float" office:value="8.33333">
                <text:p>8.33333</text:p>
              </table:table-cell>
              <table:table-cell office:value-type="float" office:value="1954.39917665072">
                <text:p>1954.399176650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.33333">
                <text:p>73.33333</text:p>
              </table:table-cell>
              <table:table-cell office:value-type="float" office:value="26275.6844815807">
                <text:p>26275.6844815807</text:p>
              </table:table-cell>
              <table:table-cell office:value-type="float" office:value="8.05556">
                <text:p>8.05556</text:p>
              </table:table-cell>
              <table:table-cell office:value-type="float" office:value="1768.31157366998">
                <text:p>1768.31157366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.16667">
                <text:p>74.16667</text:p>
              </table:table-cell>
              <table:table-cell office:value-type="float" office:value="26533.5320164211">
                <text:p>26533.5320164211</text:p>
              </table:table-cell>
              <table:table-cell office:value-type="float" office:value="7.5">
                <text:p>7.5</text:p>
              </table:table-cell>
              <table:table-cell office:value-type="float" office:value="1632.70957296808">
                <text:p>1632.709572968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26793.1517775783">
                <text:p>26793.1517775783</text:p>
              </table:table-cell>
              <table:table-cell office:value-type="float" office:value="7.22222">
                <text:p>7.22222</text:p>
              </table:table-cell>
              <table:table-cell office:value-type="float" office:value="1457.77949860549">
                <text:p>1457.779498605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.83333">
                <text:p>75.83333</text:p>
              </table:table-cell>
              <table:table-cell office:value-type="float" office:value="27048.0001925818">
                <text:p>27048.0001925818</text:p>
              </table:table-cell>
              <table:table-cell office:value-type="float" office:value="6.66667">
                <text:p>6.66667</text:p>
              </table:table-cell>
              <table:table-cell office:value-type="float" office:value="1317.42845869434">
                <text:p>1317.428458694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38889">
                <text:p>76.38889</text:p>
              </table:table-cell>
              <table:table-cell office:value-type="float" office:value="27241.3576111945">
                <text:p>27241.3576111945</text:p>
              </table:table-cell>
              <table:table-cell office:value-type="float" office:value="6.38889">
                <text:p>6.38889</text:p>
              </table:table-cell>
              <table:table-cell office:value-type="float" office:value="1195.23136153227">
                <text:p>1195.231361532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94444">
                <text:p>76.94444</text:p>
              </table:table-cell>
              <table:table-cell office:value-type="float" office:value="27458.2024377941">
                <text:p>27458.2024377941</text:p>
              </table:table-cell>
              <table:table-cell office:value-type="float" office:value="5.83333">
                <text:p>5.83333</text:p>
              </table:table-cell>
              <table:table-cell office:value-type="float" office:value="1055.75249445281">
                <text:p>1055.75249445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5">
                <text:p>77.5</text:p>
              </table:table-cell>
              <table:table-cell office:value-type="float" office:value="27587.8964173806">
                <text:p>27587.8964173806</text:p>
              </table:table-cell>
              <table:table-cell office:value-type="float" office:value="5.55556">
                <text:p>5.55556</text:p>
              </table:table-cell>
              <table:table-cell office:value-type="float" office:value="956.997325192476">
                <text:p>956.9973251924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77778">
                <text:p>77.77778</text:p>
              </table:table-cell>
              <table:table-cell office:value-type="float" office:value="27755.6888753811">
                <text:p>27755.6888753811</text:p>
              </table:table-cell>
              <table:table-cell office:value-type="float" office:value="5.27778">
                <text:p>5.27778</text:p>
              </table:table-cell>
              <table:table-cell office:value-type="float" office:value="845.487926855149">
                <text:p>845.4879268551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.33333">
                <text:p>78.33333</text:p>
              </table:table-cell>
              <table:table-cell office:value-type="float" office:value="27886.4341700286">
                <text:p>27886.4341700286</text:p>
              </table:table-cell>
              <table:table-cell office:value-type="float" office:value="5">
                <text:p>5</text:p>
              </table:table-cell>
              <table:table-cell office:value-type="float" office:value="770.326410409883">
                <text:p>770.3264104098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.61111">
                <text:p>78.61111</text:p>
              </table:table-cell>
              <table:table-cell office:value-type="float" office:value="28061.6210749509">
                <text:p>28061.6210749509</text:p>
              </table:table-cell>
              <table:table-cell office:value-type="float" office:value="4.44444">
                <text:p>4.44444</text:p>
              </table:table-cell>
              <table:table-cell office:value-type="float" office:value="693.866704042953">
                <text:p>693.8667040429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.88889">
                <text:p>78.88889</text:p>
              </table:table-cell>
              <table:table-cell office:value-type="float" office:value="28177.070345465">
                <text:p>28177.070345465</text:p>
              </table:table-cell>
              <table:table-cell office:value-type="float" office:value="4.16667">
                <text:p>4.16667</text:p>
              </table:table-cell>
              <table:table-cell office:value-type="float" office:value="628.303304624061">
                <text:p>628.3033046240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16667">
                <text:p>79.16667</text:p>
              </table:table-cell>
              <table:table-cell office:value-type="float" office:value="28260.6182914591">
                <text:p>28260.6182914591</text:p>
              </table:table-cell>
              <table:table-cell office:value-type="float" office:value="3.88889">
                <text:p>3.88889</text:p>
              </table:table-cell>
              <table:table-cell office:value-type="float" office:value="567.407114036914">
                <text:p>567.4071140369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9.44444">
                <text:p>79.44444</text:p>
              </table:table-cell>
              <table:table-cell office:value-type="float" office:value="28431.1896974466">
                <text:p>28431.1896974466</text:p>
              </table:table-cell>
              <table:table-cell office:value-type="float" office:value="3.61111">
                <text:p>3.61111</text:p>
              </table:table-cell>
              <table:table-cell office:value-type="float" office:value="431.426671918567">
                <text:p>431.426671918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28560.9426253504">
                <text:p>28560.9426253504</text:p>
              </table:table-cell>
              <table:table-cell office:value-type="float" office:value="3.33333">
                <text:p>3.33333</text:p>
              </table:table-cell>
              <table:table-cell office:value-type="float" office:value="399.48530313544">
                <text:p>399.485303135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.55556">
                <text:p>80.55556</text:p>
              </table:table-cell>
              <table:table-cell office:value-type="float" office:value="28673.0705102344">
                <text:p>28673.0705102344</text:p>
              </table:table-cell>
              <table:table-cell office:value-type="float" office:value="3.33333">
                <text:p>3.33333</text:p>
              </table:table-cell>
              <table:table-cell office:value-type="float" office:value="358.292849227144">
                <text:p>358.2928492271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.38889">
                <text:p>81.38889</text:p>
              </table:table-cell>
              <table:table-cell office:value-type="float" office:value="28835.4126549399">
                <text:p>28835.4126549399</text:p>
              </table:table-cell>
              <table:table-cell office:value-type="float" office:value="3.05556">
                <text:p>3.05556</text:p>
              </table:table-cell>
              <table:table-cell office:value-type="float" office:value="316.082598704694">
                <text:p>316.0825987046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1.66667">
                <text:p>81.66667</text:p>
              </table:table-cell>
              <table:table-cell office:value-type="float" office:value="28965.0302293538">
                <text:p>28965.0302293538</text:p>
              </table:table-cell>
              <table:table-cell office:value-type="float" office:value="2.77778">
                <text:p>2.77778</text:p>
              </table:table-cell>
              <table:table-cell office:value-type="float" office:value="281.261435035218">
                <text:p>281.261435035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2.77778">
                <text:p>82.77778</text:p>
              </table:table-cell>
              <table:table-cell office:value-type="float" office:value="29161.7966466267">
                <text:p>29161.7966466267</text:p>
              </table:table-cell>
              <table:table-cell office:value-type="float" office:value="2.5">
                <text:p>2.5</text:p>
              </table:table-cell>
              <table:table-cell office:value-type="float" office:value="253.620688955529">
                <text:p>253.6206889555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3.61111">
                <text:p>83.61111</text:p>
              </table:table-cell>
              <table:table-cell office:value-type="float" office:value="29317.826939213">
                <text:p>29317.826939213</text:p>
              </table:table-cell>
              <table:table-cell office:value-type="float" office:value="2.5">
                <text:p>2.5</text:p>
              </table:table-cell>
              <table:table-cell office:value-type="float" office:value="217.912494187184">
                <text:p>217.912494187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.44444">
                <text:p>84.44444</text:p>
              </table:table-cell>
              <table:table-cell office:value-type="float" office:value="29503.4597232044">
                <text:p>29503.4597232044</text:p>
              </table:table-cell>
              <table:table-cell office:value-type="float" office:value="2.22222">
                <text:p>2.22222</text:p>
              </table:table-cell>
              <table:table-cell office:value-type="float" office:value="186.816927257599">
                <text:p>186.816927257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.27778">
                <text:p>85.27778</text:p>
              </table:table-cell>
              <table:table-cell office:value-type="float" office:value="29695.4788039611">
                <text:p>29695.4788039611</text:p>
              </table:table-cell>
              <table:table-cell office:value-type="float" office:value="2.22222">
                <text:p>2.22222</text:p>
              </table:table-cell>
              <table:table-cell office:value-type="float" office:value="157.744456189396">
                <text:p>157.744456189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38889">
                <text:p>86.38889</text:p>
              </table:table-cell>
              <table:table-cell office:value-type="float" office:value="29867.5434184479">
                <text:p>29867.5434184479</text:p>
              </table:table-cell>
              <table:table-cell office:value-type="float" office:value="1.94444">
                <text:p>1.94444</text:p>
              </table:table-cell>
              <table:table-cell office:value-type="float" office:value="138.137898367252">
                <text:p>138.1378983672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7.22222">
                <text:p>87.22222</text:p>
              </table:table-cell>
              <table:table-cell office:value-type="float" office:value="30082.8964294009">
                <text:p>30082.8964294009</text:p>
              </table:table-cell>
              <table:table-cell office:value-type="float" office:value="1.94444">
                <text:p>1.94444</text:p>
              </table:table-cell>
              <table:table-cell office:value-type="float" office:value="122.69423786143">
                <text:p>122.694237861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.33333">
                <text:p>88.33333</text:p>
              </table:table-cell>
              <table:table-cell office:value-type="float" office:value="30255.3368901507">
                <text:p>30255.3368901507</text:p>
              </table:table-cell>
              <table:table-cell office:value-type="float" office:value="1.66667">
                <text:p>1.66667</text:p>
              </table:table-cell>
              <table:table-cell office:value-type="float" office:value="109.114890559947">
                <text:p>109.114890559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.16667">
                <text:p>89.16667</text:p>
              </table:table-cell>
              <table:table-cell office:value-type="float" office:value="30482.7120346966">
                <text:p>30482.7120346966</text:p>
              </table:table-cell>
              <table:table-cell office:value-type="float" office:value="1.66667">
                <text:p>1.66667</text:p>
              </table:table-cell>
              <table:table-cell office:value-type="float" office:value="98.9123596928178">
                <text:p>98.9123596928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">
                <text:p>90</text:p>
              </table:table-cell>
              <table:table-cell office:value-type="float" office:value="30661.9234715184">
                <text:p>30661.9234715184</text:p>
              </table:table-cell>
              <table:table-cell office:value-type="float" office:value="1.38889">
                <text:p>1.38889</text:p>
              </table:table-cell>
              <table:table-cell office:value-type="float" office:value="92.9576234082169">
                <text:p>92.95762340821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1.11111">
                <text:p>91.11111</text:p>
              </table:table-cell>
              <table:table-cell office:value-type="float" office:value="30897.5745403986">
                <text:p>30897.5745403986</text:p>
              </table:table-cell>
              <table:table-cell office:value-type="float" office:value="1.38889">
                <text:p>1.38889</text:p>
              </table:table-cell>
              <table:table-cell office:value-type="float" office:value="83.854770246315">
                <text:p>83.8547702463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2.22222">
                <text:p>92.22222</text:p>
              </table:table-cell>
              <table:table-cell office:value-type="float" office:value="31059.8554474327">
                <text:p>31059.8554474327</text:p>
              </table:table-cell>
              <table:table-cell office:value-type="float" office:value="1.38889">
                <text:p>1.38889</text:p>
              </table:table-cell>
              <table:table-cell office:value-type="float" office:value="78.7464199908812">
                <text:p>78.74641999088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3.05556">
                <text:p>93.05556</text:p>
              </table:table-cell>
              <table:table-cell office:value-type="float" office:value="31219.1223368137">
                <text:p>31219.1223368137</text:p>
              </table:table-cell>
              <table:table-cell office:value-type="float" office:value="1.38889">
                <text:p>1.38889</text:p>
              </table:table-cell>
              <table:table-cell office:value-type="float" office:value="78.2690639959175">
                <text:p>78.2690639959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.16667">
                <text:p>94.16667</text:p>
              </table:table-cell>
              <table:table-cell office:value-type="float" office:value="31434.1352705143">
                <text:p>31434.1352705143</text:p>
              </table:table-cell>
              <table:table-cell office:value-type="float" office:value="1.38889">
                <text:p>1.38889</text:p>
              </table:table-cell>
              <table:table-cell office:value-type="float" office:value="75.0097512676648">
                <text:p>75.0097512676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31590.6159443525">
                <text:p>31590.6159443525</text:p>
              </table:table-cell>
              <table:table-cell office:value-type="float" office:value="1.11111">
                <text:p>1.11111</text:p>
              </table:table-cell>
              <table:table-cell office:value-type="float" office:value="73.926330932699">
                <text:p>73.9263309326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6.11111">
                <text:p>96.11111</text:p>
              </table:table-cell>
              <table:table-cell office:value-type="float" office:value="31773.881805608">
                <text:p>31773.881805608</text:p>
              </table:table-cell>
              <table:table-cell office:value-type="float" office:value="1.11111">
                <text:p>1.11111</text:p>
              </table:table-cell>
              <table:table-cell office:value-type="float" office:value="71.2615140791373">
                <text:p>71.2615140791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6.94444">
                <text:p>96.94444</text:p>
              </table:table-cell>
              <table:table-cell office:value-type="float" office:value="31947.6569588386">
                <text:p>31947.6569588386</text:p>
              </table:table-cell>
              <table:table-cell office:value-type="float" office:value="1.11111">
                <text:p>1.11111</text:p>
              </table:table-cell>
              <table:table-cell office:value-type="float" office:value="66.9427833336569">
                <text:p>66.94278333365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.05556">
                <text:p>98.05556</text:p>
              </table:table-cell>
              <table:table-cell office:value-type="float" office:value="32139.8933855457">
                <text:p>32139.8933855457</text:p>
              </table:table-cell>
              <table:table-cell office:value-type="float" office:value="1.11111">
                <text:p>1.11111</text:p>
              </table:table-cell>
              <table:table-cell office:value-type="float" office:value="64.0614169616695">
                <text:p>64.06141696166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16667">
                <text:p>99.16667</text:p>
              </table:table-cell>
              <table:table-cell office:value-type="float" office:value="32360.6163532433">
                <text:p>32360.6163532433</text:p>
              </table:table-cell>
              <table:table-cell office:value-type="float" office:value="1.11111">
                <text:p>1.11111</text:p>
              </table:table-cell>
              <table:table-cell office:value-type="float" office:value="63.3762961244761">
                <text:p>63.3762961244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.27778">
                <text:p>100.27778</text:p>
              </table:table-cell>
              <table:table-cell office:value-type="float" office:value="32524.0271250386">
                <text:p>32524.0271250386</text:p>
              </table:table-cell>
              <table:table-cell office:value-type="float" office:value="1.11111">
                <text:p>1.11111</text:p>
              </table:table-cell>
              <table:table-cell office:value-type="float" office:value="62.203290305244">
                <text:p>62.2032903052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1.38889">
                <text:p>101.38889</text:p>
              </table:table-cell>
              <table:table-cell office:value-type="float" office:value="32796.7350194353">
                <text:p>32796.7350194353</text:p>
              </table:table-cell>
              <table:table-cell office:value-type="float" office:value="1.11111">
                <text:p>1.11111</text:p>
              </table:table-cell>
              <table:table-cell office:value-type="float" office:value="49.2079246410159">
                <text:p>49.20792464101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.22222">
                <text:p>102.22222</text:p>
              </table:table-cell>
              <table:table-cell office:value-type="float" office:value="32937.2844460591">
                <text:p>32937.2844460591</text:p>
              </table:table-cell>
              <table:table-cell office:value-type="float" office:value="1.11111">
                <text:p>1.11111</text:p>
              </table:table-cell>
              <table:table-cell office:value-type="float" office:value="47.7600991117577">
                <text:p>47.76009911175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3.33333">
                <text:p>103.33333</text:p>
              </table:table-cell>
              <table:table-cell office:value-type="float" office:value="33151.6842050127">
                <text:p>33151.6842050127</text:p>
              </table:table-cell>
              <table:table-cell office:value-type="float" office:value="1.11111">
                <text:p>1.11111</text:p>
              </table:table-cell>
              <table:table-cell office:value-type="float" office:value="46.1708867626683">
                <text:p>46.17088676266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4.44444">
                <text:p>104.44444</text:p>
              </table:table-cell>
              <table:table-cell office:value-type="float" office:value="33330.7224267432">
                <text:p>33330.7224267432</text:p>
              </table:table-cell>
              <table:table-cell office:value-type="float" office:value="0.83333">
                <text:p>0.83333</text:p>
              </table:table-cell>
              <table:table-cell office:value-type="float" office:value="40.7458113305952">
                <text:p>40.74581133059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5.55556">
                <text:p>105.55556</text:p>
              </table:table-cell>
              <table:table-cell office:value-type="float" office:value="33534.8442122045">
                <text:p>33534.8442122045</text:p>
              </table:table-cell>
              <table:table-cell office:value-type="float" office:value="0.83333">
                <text:p>0.83333</text:p>
              </table:table-cell>
              <table:table-cell office:value-type="float" office:value="36.6563674492923">
                <text:p>36.65636744929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.66667">
                <text:p>106.66667</text:p>
              </table:table-cell>
              <table:table-cell office:value-type="float" office:value="33749.2705938893">
                <text:p>33749.2705938893</text:p>
              </table:table-cell>
              <table:table-cell office:value-type="float" office:value="0.83333">
                <text:p>0.83333</text:p>
              </table:table-cell>
              <table:table-cell office:value-type="float" office:value="32.1570705680482">
                <text:p>32.157070568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.77778">
                <text:p>107.77778</text:p>
              </table:table-cell>
              <table:table-cell office:value-type="float" office:value="33945.4144158028">
                <text:p>33945.4144158028</text:p>
              </table:table-cell>
              <table:table-cell office:value-type="float" office:value="0.83333">
                <text:p>0.83333</text:p>
              </table:table-cell>
              <table:table-cell office:value-type="float" office:value="31.0450155830456">
                <text:p>31.04501558304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.88889">
                <text:p>108.88889</text:p>
              </table:table-cell>
              <table:table-cell office:value-type="float" office:value="34151.944048187">
                <text:p>34151.944048187</text:p>
              </table:table-cell>
              <table:table-cell office:value-type="float" office:value="0.83333">
                <text:p>0.83333</text:p>
              </table:table-cell>
              <table:table-cell office:value-type="float" office:value="25.2894759868839">
                <text:p>25.28947598688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27778">
                <text:p>110.27778</text:p>
              </table:table-cell>
              <table:table-cell office:value-type="float" office:value="34333.8326617063">
                <text:p>34333.8326617063</text:p>
              </table:table-cell>
              <table:table-cell office:value-type="float" office:value="0.83333">
                <text:p>0.83333</text:p>
              </table:table-cell>
              <table:table-cell office:value-type="float" office:value="22.356355386462">
                <text:p>22.3563553864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.38889">
                <text:p>111.38889</text:p>
              </table:table-cell>
              <table:table-cell office:value-type="float" office:value="34528.6340783116">
                <text:p>34528.6340783116</text:p>
              </table:table-cell>
              <table:table-cell office:value-type="float" office:value="0.55556">
                <text:p>0.55556</text:p>
              </table:table-cell>
              <table:table-cell office:value-type="float" office:value="19.8162047013946">
                <text:p>19.81620470139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.22222">
                <text:p>112.22222</text:p>
              </table:table-cell>
              <table:table-cell office:value-type="float" office:value="34668.1134826027">
                <text:p>34668.1134826027</text:p>
              </table:table-cell>
              <table:table-cell office:value-type="float" office:value="0.55556">
                <text:p>0.55556</text:p>
              </table:table-cell>
              <table:table-cell office:value-type="float" office:value="19.1273674181746">
                <text:p>19.1273674181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3.61111">
                <text:p>113.61111</text:p>
              </table:table-cell>
              <table:table-cell office:value-type="float" office:value="34891.6892183285">
                <text:p>34891.6892183285</text:p>
              </table:table-cell>
              <table:table-cell office:value-type="float" office:value="0.55556">
                <text:p>0.55556</text:p>
              </table:table-cell>
              <table:table-cell office:value-type="float" office:value="17.4703218539925">
                <text:p>17.47032185399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.72222">
                <text:p>114.72222</text:p>
              </table:table-cell>
              <table:table-cell office:value-type="float" office:value="35098.6429811664">
                <text:p>35098.6429811664</text:p>
              </table:table-cell>
              <table:table-cell office:value-type="float" office:value="0.55556">
                <text:p>0.55556</text:p>
              </table:table-cell>
              <table:table-cell office:value-type="float" office:value="15.5874755880648">
                <text:p>15.58747558806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6.11111">
                <text:p>116.11111</text:p>
              </table:table-cell>
              <table:table-cell office:value-type="float" office:value="35293.6609055647">
                <text:p>35293.6609055647</text:p>
              </table:table-cell>
              <table:table-cell office:value-type="float" office:value="0.55556">
                <text:p>0.55556</text:p>
              </table:table-cell>
              <table:table-cell office:value-type="float" office:value="13.803853318046">
                <text:p>13.803853318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7.22222">
                <text:p>117.22222</text:p>
              </table:table-cell>
              <table:table-cell office:value-type="float" office:value="35430.7636817665">
                <text:p>35430.7636817665</text:p>
              </table:table-cell>
              <table:table-cell office:value-type="float" office:value="0.55556">
                <text:p>0.55556</text:p>
              </table:table-cell>
              <table:table-cell office:value-type="float" office:value="13.0948756477871">
                <text:p>13.09487564778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8.61111">
                <text:p>118.61111</text:p>
              </table:table-cell>
              <table:table-cell office:value-type="float" office:value="35591.8750867552">
                <text:p>35591.8750867552</text:p>
              </table:table-cell>
              <table:table-cell office:value-type="float" office:value="0.55556">
                <text:p>0.55556</text:p>
              </table:table-cell>
              <table:table-cell office:value-type="float" office:value="12.2034426155687">
                <text:p>12.20344261556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9.72222">
                <text:p>119.72222</text:p>
              </table:table-cell>
              <table:table-cell office:value-type="float" office:value="35795.4519014723">
                <text:p>35795.4519014723</text:p>
              </table:table-cell>
              <table:table-cell office:value-type="float" office:value="0.55556">
                <text:p>0.55556</text:p>
              </table:table-cell>
              <table:table-cell office:value-type="float" office:value="11.1893858381091">
                <text:p>11.18938583810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1.11111">
                <text:p>121.11111</text:p>
              </table:table-cell>
              <table:table-cell office:value-type="float" office:value="35974.8075617607">
                <text:p>35974.8075617607</text:p>
              </table:table-cell>
              <table:table-cell office:value-type="float" office:value="0.27778">
                <text:p>0.27778</text:p>
              </table:table-cell>
              <table:table-cell office:value-type="float" office:value="10.3093676275135">
                <text:p>10.3093676275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2.22222">
                <text:p>122.22222</text:p>
              </table:table-cell>
              <table:table-cell office:value-type="float" office:value="36123.0829028365">
                <text:p>36123.0829028365</text:p>
              </table:table-cell>
              <table:table-cell office:value-type="float" office:value="0.27778">
                <text:p>0.27778</text:p>
              </table:table-cell>
              <table:table-cell office:value-type="float" office:value="9.80736376100631">
                <text:p>9.807363761006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3.61111">
                <text:p>123.61111</text:p>
              </table:table-cell>
              <table:table-cell office:value-type="float" office:value="36362.9223280706">
                <text:p>36362.9223280706</text:p>
              </table:table-cell>
              <table:table-cell office:value-type="float" office:value="0.27778">
                <text:p>0.27778</text:p>
              </table:table-cell>
              <table:table-cell office:value-type="float" office:value="9.05861102505431">
                <text:p>9.058611025054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4.72222">
                <text:p>124.72222</text:p>
              </table:table-cell>
              <table:table-cell office:value-type="float" office:value="36493.3003774502">
                <text:p>36493.3003774502</text:p>
              </table:table-cell>
              <table:table-cell office:value-type="float" office:value="0.27778">
                <text:p>0.27778</text:p>
              </table:table-cell>
              <table:table-cell office:value-type="float" office:value="9.2494274604402">
                <text:p>9.24942746044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.83333">
                <text:p>125.83333</text:p>
              </table:table-cell>
              <table:table-cell office:value-type="float" office:value="36605.9946708993">
                <text:p>36605.9946708993</text:p>
              </table:table-cell>
              <table:table-cell office:value-type="float" office:value="0.27778">
                <text:p>0.27778</text:p>
              </table:table-cell>
              <table:table-cell office:value-type="float" office:value="9.38337172696265">
                <text:p>9.383371726962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7.22222">
                <text:p>127.22222</text:p>
              </table:table-cell>
              <table:table-cell office:value-type="float" office:value="36793.5455290691">
                <text:p>36793.5455290691</text:p>
              </table:table-cell>
              <table:table-cell office:value-type="float" office:value="0.27778">
                <text:p>0.27778</text:p>
              </table:table-cell>
              <table:table-cell office:value-type="float" office:value="10.2452770553435">
                <text:p>10.24527705534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8.33333">
                <text:p>128.33333</text:p>
              </table:table-cell>
              <table:table-cell office:value-type="float" office:value="36958.056301903">
                <text:p>36958.056301903</text:p>
              </table:table-cell>
              <table:table-cell office:value-type="float" office:value="0.27778">
                <text:p>0.27778</text:p>
              </table:table-cell>
              <table:table-cell office:value-type="float" office:value="9.70918090437136">
                <text:p>9.70918090437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9.72222">
                <text:p>129.72222</text:p>
              </table:table-cell>
              <table:table-cell office:value-type="float" office:value="37127.2287011299">
                <text:p>37127.2287011299</text:p>
              </table:table-cell>
              <table:table-cell office:value-type="float" office:value="0.27778">
                <text:p>0.27778</text:p>
              </table:table-cell>
              <table:table-cell office:value-type="float" office:value="9.54296816847538">
                <text:p>9.542968168475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1.11111">
                <text:p>131.11111</text:p>
              </table:table-cell>
              <table:table-cell office:value-type="float" office:value="37310.6345382305">
                <text:p>37310.6345382305</text:p>
              </table:table-cell>
              <table:table-cell office:value-type="float" office:value="0.27778">
                <text:p>0.27778</text:p>
              </table:table-cell>
              <table:table-cell office:value-type="float" office:value="9.27028059285298">
                <text:p>9.270280592852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.22222">
                <text:p>132.22222</text:p>
              </table:table-cell>
              <table:table-cell office:value-type="float" office:value="37441.3761652692">
                <text:p>37441.3761652692</text:p>
              </table:table-cell>
              <table:table-cell office:value-type="float" office:value="0">
                <text:p>0</text:p>
              </table:table-cell>
              <table:table-cell office:value-type="float" office:value="9.48220521957469">
                <text:p>9.482205219574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3.61111">
                <text:p>133.61111</text:p>
              </table:table-cell>
              <table:table-cell office:value-type="float" office:value="37644.0685558719">
                <text:p>37644.0685558719</text:p>
              </table:table-cell>
              <table:table-cell office:value-type="float" office:value="0.27778">
                <text:p>0.27778</text:p>
              </table:table-cell>
              <table:table-cell office:value-type="float" office:value="9.6851456016364">
                <text:p>9.68514560163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5">
                <text:p>135</text:p>
              </table:table-cell>
              <table:table-cell office:value-type="float" office:value="37813.0304459177">
                <text:p>37813.0304459177</text:p>
              </table:table-cell>
              <table:table-cell office:value-type="float" office:value="0.27778">
                <text:p>0.27778</text:p>
              </table:table-cell>
              <table:table-cell office:value-type="float" office:value="9.3311697461082">
                <text:p>9.33116974610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.38889">
                <text:p>136.38889</text:p>
              </table:table-cell>
              <table:table-cell office:value-type="float" office:value="37898.0814475248">
                <text:p>37898.0814475248</text:p>
              </table:table-cell>
              <table:table-cell office:value-type="float" office:value="0.27778">
                <text:p>0.27778</text:p>
              </table:table-cell>
              <table:table-cell office:value-type="float" office:value="7.5470900684823">
                <text:p>7.54709006848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7.5">
                <text:p>137.5</text:p>
              </table:table-cell>
              <table:table-cell office:value-type="float" office:value="38023.1172948529">
                <text:p>38023.1172948529</text:p>
              </table:table-cell>
              <table:table-cell office:value-type="float" office:value="0">
                <text:p>0</text:p>
              </table:table-cell>
              <table:table-cell office:value-type="float" office:value="7.50904088522581">
                <text:p>7.509040885225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8.61111">
                <text:p>138.61111</text:p>
              </table:table-cell>
              <table:table-cell office:value-type="float" office:value="38172.1203811257">
                <text:p>38172.1203811257</text:p>
              </table:table-cell>
              <table:table-cell office:value-type="float" office:value="0">
                <text:p>0</text:p>
              </table:table-cell>
              <table:table-cell office:value-type="float" office:value="7.55576342300262">
                <text:p>7.555763423002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0.55556">
                <text:p>140.55556</text:p>
              </table:table-cell>
              <table:table-cell office:value-type="float" office:value="38268.8694227906">
                <text:p>38268.8694227906</text:p>
              </table:table-cell>
              <table:table-cell office:value-type="float" office:value="0">
                <text:p>0</text:p>
              </table:table-cell>
              <table:table-cell office:value-type="float" office:value="6.29317511452005">
                <text:p>6.293175114520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.55556">
                <text:p>140.55556</text:p>
              </table:table-cell>
              <table:table-cell office:value-type="float" office:value="38423.2629803388">
                <text:p>38423.2629803388</text:p>
              </table:table-cell>
              <table:table-cell office:value-type="float" office:value="0">
                <text:p>0</text:p>
              </table:table-cell>
              <table:table-cell office:value-type="float" office:value="5.84889382795479">
                <text:p>5.848893827954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.55556">
                <text:p>140.55556</text:p>
              </table:table-cell>
              <table:table-cell office:value-type="float" office:value="38433.4229344533">
                <text:p>38433.4229344533</text:p>
              </table:table-cell>
              <table:table-cell office:value-type="float" office:value="0">
                <text:p>0</text:p>
              </table:table-cell>
              <table:table-cell office:value-type="float" office:value="3.63578455504178">
                <text:p>3.635784555041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0.55556">
                <text:p>140.55556</text:p>
              </table:table-cell>
              <table:table-cell office:value-type="float" office:value="38545.0180756862">
                <text:p>38545.0180756862</text:p>
              </table:table-cell>
              <table:table-cell office:value-type="float" office:value="0">
                <text:p>0</text:p>
              </table:table-cell>
              <table:table-cell office:value-type="float" office:value="4.12147469661825">
                <text:p>4.121474696618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0.55556">
                <text:p>140.55556</text:p>
              </table:table-cell>
              <table:table-cell office:value-type="float" office:value="38575.5142694685">
                <text:p>38575.5142694685</text:p>
              </table:table-cell>
              <table:table-cell office:value-type="float" office:value="0">
                <text:p>0</text:p>
              </table:table-cell>
              <table:table-cell office:value-type="float" office:value="3.26222445213387">
                <text:p>3.262224452133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.27778">
                <text:p>140.27778</text:p>
              </table:table-cell>
              <table:table-cell office:value-type="float" office:value="38589.1647027998">
                <text:p>38589.1647027998</text:p>
              </table:table-cell>
              <table:table-cell office:value-type="float" office:value="0">
                <text:p>0</text:p>
              </table:table-cell>
              <table:table-cell office:value-type="float" office:value="1.98188792265246">
                <text:p>1.981887922652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.27778">
                <text:p>140.27778</text:p>
              </table:table-cell>
              <table:table-cell office:value-type="float" office:value="38643.5794465621">
                <text:p>38643.5794465621</text:p>
              </table:table-cell>
              <table:table-cell office:value-type="float" office:value="0">
                <text:p>0</text:p>
              </table:table-cell>
              <table:table-cell office:value-type="float" office:value="1.84124559528022">
                <text:p>1.841245595280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.27778">
                <text:p>140.27778</text:p>
              </table:table-cell>
              <table:table-cell office:value-type="float" office:value="38712.0051347604">
                <text:p>38712.0051347604</text:p>
              </table:table-cell>
              <table:table-cell office:value-type="float" office:value="0">
                <text:p>0</text:p>
              </table:table-cell>
              <table:table-cell office:value-type="float" office:value="1.92754326322666">
                <text:p>1.927543263226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.27778">
                <text:p>140.27778</text:p>
              </table:table-cell>
              <table:table-cell office:value-type="float" office:value="38739.3592664935">
                <text:p>38739.3592664935</text:p>
              </table:table-cell>
              <table:table-cell office:value-type="float" office:value="0">
                <text:p>0</text:p>
              </table:table-cell>
              <table:table-cell office:value-type="float" office:value="1.77531537589995">
                <text:p>1.775315375899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0.27778">
                <text:p>140.27778</text:p>
              </table:table-cell>
              <table:table-cell office:value-type="float" office:value="38753.0658519222">
                <text:p>38753.0658519222</text:p>
              </table:table-cell>
              <table:table-cell office:value-type="float" office:value="0">
                <text:p>0</text:p>
              </table:table-cell>
              <table:table-cell office:value-type="float" office:value="1.73242579630519">
                <text:p>1.732425796305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0.27778">
                <text:p>140.27778</text:p>
              </table:table-cell>
              <table:table-cell office:value-type="float" office:value="38698.1927943965">
                <text:p>38698.1927943965</text:p>
              </table:table-cell>
              <table:table-cell office:value-type="float" office:value="0">
                <text:p>0</text:p>
              </table:table-cell>
              <table:table-cell office:value-type="float" office:value="1.9338462151342">
                <text:p>1.9338462151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0.27778">
                <text:p>140.27778</text:p>
              </table:table-cell>
              <table:table-cell office:value-type="float" office:value="38790.677358929">
                <text:p>38790.677358929</text:p>
              </table:table-cell>
              <table:table-cell office:value-type="float" office:value="0">
                <text:p>0</text:p>
              </table:table-cell>
              <table:table-cell office:value-type="float" office:value="1.67769921671579">
                <text:p>1.6776992167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1987856778195">
                <text:p>1.51987856778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1402425527418">
                <text:p>1.51402425527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48893697493568">
                <text:p>1.4889369749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6560706297344">
                <text:p>1.66560706297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35958936050627">
                <text:p>1.35958936050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57952231454355">
                <text:p>1.57952231454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654838955202">
                <text:p>1.6654838955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63745474689125">
                <text:p>1.63745474689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27973037616651">
                <text:p>1.27973037616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